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"/>
    <style:style style:name="ce2" style:family="table-cell" style:parent-style-name="Default" style:data-style-name="N2"/>
    <style:style style:name="ce3" style:family="table-cell" style:parent-style-name="Default" style:data-style-name="N37"/>
    <style:style style:name="ce4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gc" table:style-name="ta1">
        <office:forms form:automatic-focus="false" form:apply-design-mode="false"/>
        <table:shapes>
          <draw:frame draw:z-index="0" draw:style-name="gr1" svg:width="6.298in" svg:height="3.5398in" svg:x="1.1059in" svg:y="0.7776in">
            <draw:object draw:notify-on-update-of-ranges="gc.F2:gc.F93 gc.G1:gc.G1 gc.G2:gc.G93 gc.H1:gc.H1 gc.H2:gc.H9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>
            <text:p>monthly</text:p>
          </table:table-cell>
          <table:table-cell table:style-name="ce1" office:value-type="string">
            <text:p>LAA</text:p>
          </table:table-cell>
          <table:table-cell office:value-type="string">
            <text:p>SPX</text:p>
          </table:table-cell>
          <table:table-cell office:value-type="string">
            <text:p>LAA &gt; SPX</text:p>
          </table:table-cell>
          <table:table-cell/>
          <table:table-cell office:value-type="string">
            <text:p>Equity LAA</text:p>
          </table:table-cell>
          <table:table-cell office:value-type="string">
            <text:p>Equity SPX</text:p>
          </table:table-cell>
          <table:table-cell office:value-type="string">
            <text:p>max LAA</text:p>
          </table:table-cell>
          <table:table-cell office:value-type="string">
            <text:p>drawdown LAA</text:p>
          </table:table-cell>
          <table:table-cell office:value-type="string">
            <text:p>max SPX</text:p>
          </table:table-cell>
          <table:table-cell office:value-type="string">
            <text:p>drawdown SPX</text:p>
          </table:table-cell>
        </table:table-row>
        <table:table-row table:style-name="ro2">
          <table:table-cell office:value-type="float" office:value="2006.1">
            <text:p>2006.1</text:p>
          </table:table-cell>
          <table:table-cell office:value-type="float" office:value="1.01484876260312">
            <text:p>1.0148487626</text:p>
          </table:table-cell>
          <table:table-cell table:style-name="ce1" table:formula="of:=[.B2]-1" office:value-type="percentage" office:value="0.01484876260312">
            <text:p>1.48%</text:p>
          </table:table-cell>
          <table:table-cell table:style-name="ce1" office:value-type="percentage" office:value="0.025466838635253">
            <text:p>2.55%</text:p>
          </table:table-cell>
          <table:table-cell table:formula="of:=IF([.C2]&gt;[.D2];1;0)" office:value-type="float" office:value="0">
            <text:p>0</text:p>
          </table:table-cell>
          <table:table-cell table:style-name="ce3" office:value-type="date" office:date-value="2006-01-01">
            <text:p>01/01/06</text:p>
          </table:table-cell>
          <table:table-cell table:formula="of:=[.B2]" office:value-type="float" office:value="1.01484876260312">
            <text:p>1.0148487626</text:p>
          </table:table-cell>
          <table:table-cell table:formula="of:=(1+[.D2]/100)" office:value-type="float" office:value="1.00025466838635">
            <text:p>1.0002546684</text:p>
          </table:table-cell>
          <table:table-cell table:formula="of:=MAX([.$G$2:.G2])" office:value-type="float" office:value="1.01484876260312">
            <text:p>1.0148487626</text:p>
          </table:table-cell>
          <table:table-cell table:style-name="ce1" table:formula="of:=[.G2]/[.I2]-1" office:value-type="percentage" office:value="0">
            <text:p>0.00%</text:p>
          </table:table-cell>
          <table:table-cell table:formula="of:=MAX([.$H$2:.H2])" office:value-type="float" office:value="1.00025466838635">
            <text:p>1.0002546684</text:p>
          </table:table-cell>
          <table:table-cell table:style-name="ce1" table:formula="of:=[.H2]/[.K2]-1" office:value-type="percentage" office:value="0">
            <text:p>0.00%</text:p>
          </table:table-cell>
        </table:table-row>
        <table:table-row table:style-name="ro2">
          <table:table-cell office:value-type="float" office:value="2006.2">
            <text:p>2006.2</text:p>
          </table:table-cell>
          <table:table-cell office:value-type="float" office:value="1.01751824817518">
            <text:p>1.0175182482</text:p>
          </table:table-cell>
          <table:table-cell table:style-name="ce1" table:formula="of:=[.B3]-1" office:value-type="percentage" office:value="0.0175182481751801">
            <text:p>1.75%</text:p>
          </table:table-cell>
          <table:table-cell table:style-name="ce1" office:value-type="percentage" office:value="0.000453096681457543">
            <text:p>0.05%</text:p>
          </table:table-cell>
          <table:table-cell table:formula="of:=IF([.C3]&gt;[.D3];1;0)" office:value-type="float" office:value="1">
            <text:p>1</text:p>
          </table:table-cell>
          <table:table-cell table:style-name="ce3" office:value-type="date" office:date-value="2006-02-01">
            <text:p>02/01/06</text:p>
          </table:table-cell>
          <table:table-cell table:formula="of:=[.G2]*(1+[.C3])" office:value-type="float" office:value="1.03262713508668">
            <text:p>1.0326271351</text:p>
          </table:table-cell>
          <table:table-cell table:formula="of:=[.H2]*(1+[.D3])" office:value-type="float" office:value="1.00070788045721">
            <text:p>1.0007078805</text:p>
          </table:table-cell>
          <table:table-cell table:formula="of:=MAX([.$G$2:.G3])" office:value-type="float" office:value="1.03262713508668">
            <text:p>1.0326271351</text:p>
          </table:table-cell>
          <table:table-cell table:style-name="ce1" table:formula="of:=[.G3]/[.I3]-1" office:value-type="percentage" office:value="0">
            <text:p>0.00%</text:p>
          </table:table-cell>
          <table:table-cell table:formula="of:=MAX([.$H$2:.H3])" office:value-type="float" office:value="1.00070788045721">
            <text:p>1.0007078805</text:p>
          </table:table-cell>
          <table:table-cell table:style-name="ce1" table:formula="of:=[.H3]/[.K3]-1" office:value-type="percentage" office:value="0">
            <text:p>0.00%</text:p>
          </table:table-cell>
        </table:table-row>
        <table:table-row table:style-name="ro2">
          <table:table-cell office:value-type="float" office:value="2006.3">
            <text:p>2006.3</text:p>
          </table:table-cell>
          <table:table-cell office:value-type="float" office:value="1.01185983827493">
            <text:p>1.0118598383</text:p>
          </table:table-cell>
          <table:table-cell table:style-name="ce1" table:formula="of:=[.B4]-1" office:value-type="percentage" office:value="0.01185983827493">
            <text:p>1.19%</text:p>
          </table:table-cell>
          <table:table-cell table:style-name="ce1" office:value-type="percentage" office:value="0.0110958412068776">
            <text:p>1.11%</text:p>
          </table:table-cell>
          <table:table-cell table:formula="of:=IF([.C4]&gt;[.D4];1;0)" office:value-type="float" office:value="1">
            <text:p>1</text:p>
          </table:table-cell>
          <table:table-cell table:style-name="ce3" office:value-type="date" office:date-value="2006-03-01">
            <text:p>03/01/06</text:p>
          </table:table-cell>
          <table:table-cell table:formula="of:=[.G3]*(1+[.C4])" office:value-type="float" office:value="1.04487392590711">
            <text:p>1.0448739259</text:p>
          </table:table-cell>
          <table:table-cell table:formula="of:=[.H3]*(1+[.D4])" office:value-type="float" office:value="1.01181157619324">
            <text:p>1.0118115762</text:p>
          </table:table-cell>
          <table:table-cell table:formula="of:=MAX([.$G$2:.G4])" office:value-type="float" office:value="1.04487392590711">
            <text:p>1.0448739259</text:p>
          </table:table-cell>
          <table:table-cell table:style-name="ce1" table:formula="of:=[.G4]/[.I4]-1" office:value-type="percentage" office:value="0">
            <text:p>0.00%</text:p>
          </table:table-cell>
          <table:table-cell table:formula="of:=MAX([.$H$2:.H4])" office:value-type="float" office:value="1.01181157619324">
            <text:p>1.0118115762</text:p>
          </table:table-cell>
          <table:table-cell table:style-name="ce1" table:formula="of:=[.H4]/[.K4]-1" office:value-type="percentage" office:value="0">
            <text:p>0.00%</text:p>
          </table:table-cell>
        </table:table-row>
        <table:table-row table:style-name="ro2">
          <table:table-cell office:value-type="float" office:value="2006.4">
            <text:p>2006.4</text:p>
          </table:table-cell>
          <table:table-cell office:value-type="float" office:value="1.00300353356891">
            <text:p>1.0030035336</text:p>
          </table:table-cell>
          <table:table-cell table:style-name="ce1" table:formula="of:=[.B5]-1" office:value-type="percentage" office:value="0.00300353356891003">
            <text:p>0.30%</text:p>
          </table:table-cell>
          <table:table-cell table:style-name="ce1" office:value-type="percentage" office:value="0.0121556604137867">
            <text:p>1.22%</text:p>
          </table:table-cell>
          <table:table-cell table:formula="of:=IF([.C5]&gt;[.D5];1;0)" office:value-type="float" office:value="0">
            <text:p>0</text:p>
          </table:table-cell>
          <table:table-cell table:style-name="ce3" office:value-type="date" office:date-value="2006-04-01">
            <text:p>04/01/06</text:p>
          </table:table-cell>
          <table:table-cell table:formula="of:=[.G4]*(1+[.C5])" office:value-type="float" office:value="1.04801223981885">
            <text:p>1.0480122398</text:p>
          </table:table-cell>
          <table:table-cell table:formula="of:=[.H4]*(1+[.D5])" office:value-type="float" office:value="1.02411081411618">
            <text:p>1.0241108141</text:p>
          </table:table-cell>
          <table:table-cell table:formula="of:=MAX([.$G$2:.G5])" office:value-type="float" office:value="1.04801223981885">
            <text:p>1.0480122398</text:p>
          </table:table-cell>
          <table:table-cell table:style-name="ce1" table:formula="of:=[.G5]/[.I5]-1" office:value-type="percentage" office:value="0">
            <text:p>0.00%</text:p>
          </table:table-cell>
          <table:table-cell table:formula="of:=MAX([.$H$2:.H5])" office:value-type="float" office:value="1.02411081411618">
            <text:p>1.0241108141</text:p>
          </table:table-cell>
          <table:table-cell table:style-name="ce1" table:formula="of:=[.H5]/[.K5]-1" office:value-type="percentage" office:value="0">
            <text:p>0.00%</text:p>
          </table:table-cell>
        </table:table-row>
        <table:table-row table:style-name="ro2">
          <table:table-cell office:value-type="float" office:value="2006.5">
            <text:p>2006.5</text:p>
          </table:table-cell>
          <table:table-cell office:value-type="float" office:value="0.955391640323147">
            <text:p>0.9553916403</text:p>
          </table:table-cell>
          <table:table-cell table:style-name="ce1" table:formula="of:=[.B6]-1" office:value-type="percentage" office:value="-0.044608359676853">
            <text:p>-4.46%</text:p>
          </table:table-cell>
          <table:table-cell table:style-name="ce1" office:value-type="percentage" office:value="-0.0309169012902388">
            <text:p>-3.09%</text:p>
          </table:table-cell>
          <table:table-cell table:formula="of:=IF([.C6]&gt;[.D6];1;0)" office:value-type="float" office:value="0">
            <text:p>0</text:p>
          </table:table-cell>
          <table:table-cell table:style-name="ce3" office:value-type="date" office:date-value="2006-05-01">
            <text:p>05/01/06</text:p>
          </table:table-cell>
          <table:table-cell table:formula="of:=[.G5]*(1+[.C6])" office:value-type="float" office:value="1.00126213287927">
            <text:p>1.0012621329</text:p>
          </table:table-cell>
          <table:table-cell table:formula="of:=[.H5]*(1+[.D6])" office:value-type="float" office:value="0.992448481165882">
            <text:p>0.9924484812</text:p>
          </table:table-cell>
          <table:table-cell table:formula="of:=MAX([.$G$2:.G6])" office:value-type="float" office:value="1.04801223981885">
            <text:p>1.0480122398</text:p>
          </table:table-cell>
          <table:table-cell table:style-name="ce1" table:formula="of:=[.G6]/[.I6]-1" office:value-type="percentage" office:value="-0.044608359676853">
            <text:p>-4.46%</text:p>
          </table:table-cell>
          <table:table-cell table:formula="of:=MAX([.$H$2:.H6])" office:value-type="float" office:value="1.02411081411618">
            <text:p>1.0241108141</text:p>
          </table:table-cell>
          <table:table-cell table:style-name="ce1" table:formula="of:=[.H6]/[.K6]-1" office:value-type="percentage" office:value="-0.0309169012902388">
            <text:p>-3.09%</text:p>
          </table:table-cell>
        </table:table-row>
        <table:table-row table:style-name="ro2">
          <table:table-cell office:value-type="float" office:value="2006.6">
            <text:p>2006.6</text:p>
          </table:table-cell>
          <table:table-cell office:value-type="float" office:value="0.987287376902417">
            <text:p>0.9872873769</text:p>
          </table:table-cell>
          <table:table-cell table:style-name="ce1" table:formula="of:=[.B7]-1" office:value-type="percentage" office:value="-0.0127126230975829">
            <text:p>-1.27%</text:p>
          </table:table-cell>
          <table:table-cell table:style-name="ce1" office:value-type="percentage" office:value="0.0000866080356511922">
            <text:p>0.01%</text:p>
          </table:table-cell>
          <table:table-cell table:formula="of:=IF([.C7]&gt;[.D7];1;0)" office:value-type="float" office:value="0">
            <text:p>0</text:p>
          </table:table-cell>
          <table:table-cell table:style-name="ce3" office:value-type="date" office:date-value="2006-06-01">
            <text:p>06/01/06</text:p>
          </table:table-cell>
          <table:table-cell table:formula="of:=[.G6]*(1+[.C7])" office:value-type="float" office:value="0.988533464762089">
            <text:p>0.9885334648</text:p>
          </table:table-cell>
          <table:table-cell table:formula="of:=[.H6]*(1+[.D7])" office:value-type="float" office:value="0.992534435179321">
            <text:p>0.9925344352</text:p>
          </table:table-cell>
          <table:table-cell table:formula="of:=MAX([.$G$2:.G7])" office:value-type="float" office:value="1.04801223981885">
            <text:p>1.0480122398</text:p>
          </table:table-cell>
          <table:table-cell table:style-name="ce1" table:formula="of:=[.G7]/[.I7]-1" office:value-type="percentage" office:value="-0.0567538935108626">
            <text:p>-5.68%</text:p>
          </table:table-cell>
          <table:table-cell table:formula="of:=MAX([.$H$2:.H7])" office:value-type="float" office:value="1.02411081411618">
            <text:p>1.0241108141</text:p>
          </table:table-cell>
          <table:table-cell table:style-name="ce1" table:formula="of:=[.H7]/[.K7]-1" office:value-type="percentage" office:value="-0.0308329709066768">
            <text:p>-3.08%</text:p>
          </table:table-cell>
        </table:table-row>
        <table:table-row table:style-name="ro2">
          <table:table-cell office:value-type="float" office:value="2006.7">
            <text:p>2006.7</text:p>
          </table:table-cell>
          <table:table-cell office:value-type="float" office:value="1.02041462736572">
            <text:p>1.0204146274</text:p>
          </table:table-cell>
          <table:table-cell table:style-name="ce1" table:formula="of:=[.B8]-1" office:value-type="percentage" office:value="0.02041462736572">
            <text:p>2.04%</text:p>
          </table:table-cell>
          <table:table-cell table:style-name="ce1" office:value-type="percentage" office:value="0.0050858132577547">
            <text:p>0.51%</text:p>
          </table:table-cell>
          <table:table-cell table:formula="of:=IF([.C8]&gt;[.D8];1;0)" office:value-type="float" office:value="1">
            <text:p>1</text:p>
          </table:table-cell>
          <table:table-cell table:style-name="ce3" office:value-type="date" office:date-value="2006-07-01">
            <text:p>07/01/06</text:p>
          </table:table-cell>
          <table:table-cell table:formula="of:=[.G7]*(1+[.C8])" office:value-type="float" office:value="1.00871400708375">
            <text:p>1.0087140071</text:p>
          </table:table-cell>
          <table:table-cell table:formula="of:=[.H7]*(1+[.D8])" office:value-type="float" office:value="0.997582279968534">
            <text:p>0.99758228</text:p>
          </table:table-cell>
          <table:table-cell table:formula="of:=MAX([.$G$2:.G8])" office:value-type="float" office:value="1.04801223981885">
            <text:p>1.0480122398</text:p>
          </table:table-cell>
          <table:table-cell table:style-name="ce1" table:formula="of:=[.G8]/[.I8]-1" office:value-type="percentage" office:value="-0.0374978757327207">
            <text:p>-3.75%</text:p>
          </table:table-cell>
          <table:table-cell table:formula="of:=MAX([.$H$2:.H8])" office:value-type="float" office:value="1.02411081411618">
            <text:p>1.0241108141</text:p>
          </table:table-cell>
          <table:table-cell table:style-name="ce1" table:formula="of:=[.H8]/[.K8]-1" office:value-type="percentage" office:value="-0.0259039683811352">
            <text:p>-2.59%</text:p>
          </table:table-cell>
        </table:table-row>
        <table:table-row table:style-name="ro2">
          <table:table-cell office:value-type="float" office:value="2006.8">
            <text:p>2006.8</text:p>
          </table:table-cell>
          <table:table-cell office:value-type="float" office:value="0.980747873454414">
            <text:p>0.9807478735</text:p>
          </table:table-cell>
          <table:table-cell table:style-name="ce1" table:formula="of:=[.B9]-1" office:value-type="percentage" office:value="-0.0192521265455859">
            <text:p>-1.93%</text:p>
          </table:table-cell>
          <table:table-cell table:style-name="ce1" office:value-type="percentage" office:value="0.0212742625287858">
            <text:p>2.13%</text:p>
          </table:table-cell>
          <table:table-cell table:formula="of:=IF([.C9]&gt;[.D9];1;0)" office:value-type="float" office:value="0">
            <text:p>0</text:p>
          </table:table-cell>
          <table:table-cell table:style-name="ce3" office:value-type="date" office:date-value="2006-08-01">
            <text:p>08/01/06</text:p>
          </table:table-cell>
          <table:table-cell table:formula="of:=[.G8]*(1+[.C9])" office:value-type="float" office:value="0.98929411737107">
            <text:p>0.9892941174</text:p>
          </table:table-cell>
          <table:table-cell table:formula="of:=[.H8]*(1+[.D9])" office:value-type="float" office:value="1.01880510728665">
            <text:p>1.0188051073</text:p>
          </table:table-cell>
          <table:table-cell table:formula="of:=MAX([.$G$2:.G9])" office:value-type="float" office:value="1.04801223981885">
            <text:p>1.0480122398</text:p>
          </table:table-cell>
          <table:table-cell table:style-name="ce1" table:formula="of:=[.G9]/[.I9]-1" office:value-type="percentage" office:value="-0.0560280884295097">
            <text:p>-5.60%</text:p>
          </table:table-cell>
          <table:table-cell table:formula="of:=MAX([.$H$2:.H9])" office:value-type="float" office:value="1.02411081411618">
            <text:p>1.0241108141</text:p>
          </table:table-cell>
          <table:table-cell table:style-name="ce1" table:formula="of:=[.H9]/[.K9]-1" office:value-type="percentage" office:value="-0.00518079367622704">
            <text:p>-0.52%</text:p>
          </table:table-cell>
        </table:table-row>
        <table:table-row table:style-name="ro2">
          <table:table-cell office:value-type="float" office:value="2006.9">
            <text:p>2006.9</text:p>
          </table:table-cell>
          <table:table-cell office:value-type="float" office:value="1.01779422128259">
            <text:p>1.0177942213</text:p>
          </table:table-cell>
          <table:table-cell table:style-name="ce1" table:formula="of:=[.B10]-1" office:value-type="percentage" office:value="0.0177942212825899">
            <text:p>1.78%</text:p>
          </table:table-cell>
          <table:table-cell table:style-name="ce1" office:value-type="percentage" office:value="0.0245662744857418">
            <text:p>2.46%</text:p>
          </table:table-cell>
          <table:table-cell table:formula="of:=IF([.C10]&gt;[.D10];1;0)" office:value-type="float" office:value="0">
            <text:p>0</text:p>
          </table:table-cell>
          <table:table-cell table:style-name="ce3" office:value-type="date" office:date-value="2006-09-01">
            <text:p>09/01/06</text:p>
          </table:table-cell>
          <table:table-cell table:formula="of:=[.G9]*(1+[.C10])" office:value-type="float" office:value="1.00689783580914">
            <text:p>1.0068978358</text:p>
          </table:table-cell>
          <table:table-cell table:formula="of:=[.H9]*(1+[.D10])" office:value-type="float" office:value="1.04383335319973">
            <text:p>1.0438333532</text:p>
          </table:table-cell>
          <table:table-cell table:formula="of:=MAX([.$G$2:.G10])" office:value-type="float" office:value="1.04801223981885">
            <text:p>1.0480122398</text:p>
          </table:table-cell>
          <table:table-cell table:style-name="ce1" table:formula="of:=[.G10]/[.I10]-1" office:value-type="percentage" office:value="-0.0392308433504751">
            <text:p>-3.92%</text:p>
          </table:table-cell>
          <table:table-cell table:formula="of:=MAX([.$H$2:.H10])" office:value-type="float" office:value="1.04383335319973">
            <text:p>1.0438333532</text:p>
          </table:table-cell>
          <table:table-cell table:style-name="ce1" table:formula="of:=[.H10]/[.K10]-1" office:value-type="percentage" office:value="0">
            <text:p>0.00%</text:p>
          </table:table-cell>
        </table:table-row>
        <table:table-row table:style-name="ro2">
          <table:table-cell office:value-type="float" office:value="2006.1">
            <text:p>2006.1</text:p>
          </table:table-cell>
          <table:table-cell office:value-type="float" office:value="1.03789986091794">
            <text:p>1.0378998609</text:p>
          </table:table-cell>
          <table:table-cell table:style-name="ce1" table:formula="of:=[.B11]-1" office:value-type="percentage" office:value="0.03789986091794">
            <text:p>3.79%</text:p>
          </table:table-cell>
          <table:table-cell table:style-name="ce1" office:value-type="percentage" office:value="0.0315080285960252">
            <text:p>3.15%</text:p>
          </table:table-cell>
          <table:table-cell table:formula="of:=IF([.C11]&gt;[.D11];1;0)" office:value-type="float" office:value="1">
            <text:p>1</text:p>
          </table:table-cell>
          <table:table-cell table:style-name="ce3" office:value-type="date" office:date-value="2006-10-01">
            <text:p>10/01/06</text:p>
          </table:table-cell>
          <table:table-cell table:formula="of:=[.G10]*(1+[.C11])" office:value-type="float" office:value="1.04505912374488">
            <text:p>1.0450591237</text:p>
          </table:table-cell>
          <table:table-cell table:formula="of:=[.H10]*(1+[.D11])" office:value-type="float" office:value="1.07672248434183">
            <text:p>1.0767224843</text:p>
          </table:table-cell>
          <table:table-cell table:formula="of:=MAX([.$G$2:.G11])" office:value-type="float" office:value="1.04801223981885">
            <text:p>1.0480122398</text:p>
          </table:table-cell>
          <table:table-cell table:style-name="ce1" table:formula="of:=[.G11]/[.I11]-1" office:value-type="percentage" office:value="-0.00281782593921165">
            <text:p>-0.28%</text:p>
          </table:table-cell>
          <table:table-cell table:formula="of:=MAX([.$H$2:.H11])" office:value-type="float" office:value="1.07672248434183">
            <text:p>1.0767224843</text:p>
          </table:table-cell>
          <table:table-cell table:style-name="ce1" table:formula="of:=[.H11]/[.K11]-1" office:value-type="percentage" office:value="0">
            <text:p>0.00%</text:p>
          </table:table-cell>
        </table:table-row>
        <table:table-row table:style-name="ro2">
          <table:table-cell office:value-type="float" office:value="2006.11">
            <text:p>2006.11</text:p>
          </table:table-cell>
          <table:table-cell office:value-type="float" office:value="1.03062087633226">
            <text:p>1.0306208763</text:p>
          </table:table-cell>
          <table:table-cell table:style-name="ce1" table:formula="of:=[.B12]-1" office:value-type="percentage" office:value="0.03062087633226">
            <text:p>3.06%</text:p>
          </table:table-cell>
          <table:table-cell table:style-name="ce1" office:value-type="percentage" office:value="0.0164666095766144">
            <text:p>1.65%</text:p>
          </table:table-cell>
          <table:table-cell table:formula="of:=IF([.C12]&gt;[.D12];1;0)" office:value-type="float" office:value="1">
            <text:p>1</text:p>
          </table:table-cell>
          <table:table-cell table:style-name="ce3" office:value-type="date" office:date-value="2006-11-01">
            <text:p>11/01/06</text:p>
          </table:table-cell>
          <table:table-cell table:formula="of:=[.G11]*(1+[.C12])" office:value-type="float" office:value="1.07705974993297">
            <text:p>1.0770597499</text:p>
          </table:table-cell>
          <table:table-cell table:formula="of:=[.H11]*(1+[.D12])" office:value-type="float" office:value="1.09445245311385">
            <text:p>1.0944524531</text:p>
          </table:table-cell>
          <table:table-cell table:formula="of:=MAX([.$G$2:.G12])" office:value-type="float" office:value="1.07705974993297">
            <text:p>1.0770597499</text:p>
          </table:table-cell>
          <table:table-cell table:style-name="ce1" table:formula="of:=[.G12]/[.I12]-1" office:value-type="percentage" office:value="0">
            <text:p>0.00%</text:p>
          </table:table-cell>
          <table:table-cell table:formula="of:=MAX([.$H$2:.H12])" office:value-type="float" office:value="1.09445245311385">
            <text:p>1.0944524531</text:p>
          </table:table-cell>
          <table:table-cell table:style-name="ce1" table:formula="of:=[.H12]/[.K12]-1" office:value-type="percentage" office:value="0">
            <text:p>0.00%</text:p>
          </table:table-cell>
        </table:table-row>
        <table:table-row table:style-name="ro2">
          <table:table-cell office:value-type="float" office:value="2006.12">
            <text:p>2006.12</text:p>
          </table:table-cell>
          <table:table-cell office:value-type="float" office:value="1.00895182291667">
            <text:p>1.0089518229</text:p>
          </table:table-cell>
          <table:table-cell table:style-name="ce1" table:formula="of:=[.B13]-1" office:value-type="percentage" office:value="0.00895182291667007">
            <text:p>0.90%</text:p>
          </table:table-cell>
          <table:table-cell table:style-name="ce1" office:value-type="percentage" office:value="0.012615751483261">
            <text:p>1.26%</text:p>
          </table:table-cell>
          <table:table-cell table:formula="of:=IF([.C13]&gt;[.D13];1;0)" office:value-type="float" office:value="0">
            <text:p>0</text:p>
          </table:table-cell>
          <table:table-cell table:style-name="ce3" office:value-type="date" office:date-value="2006-12-01">
            <text:p>12/01/06</text:p>
          </table:table-cell>
          <table:table-cell table:formula="of:=[.G12]*(1+[.C13])" office:value-type="float" office:value="1.08670139808504">
            <text:p>1.0867013981</text:p>
          </table:table-cell>
          <table:table-cell table:formula="of:=[.H12]*(1+[.D13])" office:value-type="float" office:value="1.10825979327258">
            <text:p>1.1082597933</text:p>
          </table:table-cell>
          <table:table-cell table:formula="of:=MAX([.$G$2:.G13])" office:value-type="float" office:value="1.08670139808504">
            <text:p>1.0867013981</text:p>
          </table:table-cell>
          <table:table-cell table:style-name="ce1" table:formula="of:=[.G13]/[.I13]-1" office:value-type="percentage" office:value="0">
            <text:p>0.00%</text:p>
          </table:table-cell>
          <table:table-cell table:formula="of:=MAX([.$H$2:.H13])" office:value-type="float" office:value="1.10825979327258">
            <text:p>1.1082597933</text:p>
          </table:table-cell>
          <table:table-cell table:style-name="ce1" table:formula="of:=[.H13]/[.K13]-1" office:value-type="percentage" office:value="0">
            <text:p>0.00%</text:p>
          </table:table-cell>
        </table:table-row>
        <table:table-row table:style-name="ro2">
          <table:table-cell office:value-type="float" office:value="2007.1">
            <text:p>2007.1</text:p>
          </table:table-cell>
          <table:table-cell office:value-type="float" office:value="1.01117408906883">
            <text:p>1.0111740891</text:p>
          </table:table-cell>
          <table:table-cell table:style-name="ce1" table:formula="of:=[.B14]-1" office:value-type="percentage" office:value="0.0111740890688301">
            <text:p>1.12%</text:p>
          </table:table-cell>
          <table:table-cell table:style-name="ce1" office:value-type="percentage" office:value="0.0140590848198547">
            <text:p>1.41%</text:p>
          </table:table-cell>
          <table:table-cell table:formula="of:=IF([.C14]&gt;[.D14];1;0)" office:value-type="float" office:value="0">
            <text:p>0</text:p>
          </table:table-cell>
          <table:table-cell table:style-name="ce3" office:value-type="date" office:date-value="2007-01-01">
            <text:p>01/01/07</text:p>
          </table:table-cell>
          <table:table-cell table:formula="of:=[.G13]*(1+[.C14])" office:value-type="float" office:value="1.09884429629847">
            <text:p>1.0988442963</text:p>
          </table:table-cell>
          <table:table-cell table:formula="of:=[.H13]*(1+[.D14])" office:value-type="float" office:value="1.12384091170863">
            <text:p>1.1238409117</text:p>
          </table:table-cell>
          <table:table-cell table:formula="of:=MAX([.$G$2:.G14])" office:value-type="float" office:value="1.09884429629847">
            <text:p>1.0988442963</text:p>
          </table:table-cell>
          <table:table-cell table:style-name="ce1" table:formula="of:=[.G14]/[.I14]-1" office:value-type="percentage" office:value="0">
            <text:p>0.00%</text:p>
          </table:table-cell>
          <table:table-cell table:formula="of:=MAX([.$H$2:.H14])" office:value-type="float" office:value="1.12384091170863">
            <text:p>1.1238409117</text:p>
          </table:table-cell>
          <table:table-cell table:style-name="ce1" table:formula="of:=[.H14]/[.K14]-1" office:value-type="percentage" office:value="0">
            <text:p>0.00%</text:p>
          </table:table-cell>
        </table:table-row>
        <table:table-row table:style-name="ro2">
          <table:table-cell office:value-type="float" office:value="2007.2">
            <text:p>2007.2</text:p>
          </table:table-cell>
          <table:table-cell office:value-type="float" office:value="0.96936680877941">
            <text:p>0.9693668088</text:p>
          </table:table-cell>
          <table:table-cell table:style-name="ce1" table:formula="of:=[.B15]-1" office:value-type="percentage" office:value="-0.03063319122059">
            <text:p>-3.06%</text:p>
          </table:table-cell>
          <table:table-cell table:style-name="ce1" office:value-type="percentage" office:value="-0.0218461452886862">
            <text:p>-2.18%</text:p>
          </table:table-cell>
          <table:table-cell table:formula="of:=IF([.C15]&gt;[.D15];1;0)" office:value-type="float" office:value="0">
            <text:p>0</text:p>
          </table:table-cell>
          <table:table-cell table:style-name="ce3" office:value-type="date" office:date-value="2007-02-01">
            <text:p>02/01/07</text:p>
          </table:table-cell>
          <table:table-cell table:formula="of:=[.G14]*(1+[.C15])" office:value-type="float" office:value="1.0651831888483">
            <text:p>1.0651831888</text:p>
          </table:table-cell>
          <table:table-cell table:formula="of:=[.H14]*(1+[.D15])" office:value-type="float" office:value="1.09928931987008">
            <text:p>1.0992893199</text:p>
          </table:table-cell>
          <table:table-cell table:formula="of:=MAX([.$G$2:.G15])" office:value-type="float" office:value="1.09884429629847">
            <text:p>1.0988442963</text:p>
          </table:table-cell>
          <table:table-cell table:style-name="ce1" table:formula="of:=[.G15]/[.I15]-1" office:value-type="percentage" office:value="-0.03063319122059">
            <text:p>-3.06%</text:p>
          </table:table-cell>
          <table:table-cell table:formula="of:=MAX([.$H$2:.H15])" office:value-type="float" office:value="1.12384091170863">
            <text:p>1.1238409117</text:p>
          </table:table-cell>
          <table:table-cell table:style-name="ce1" table:formula="of:=[.H15]/[.K15]-1" office:value-type="percentage" office:value="-0.0218461452886862">
            <text:p>-2.18%</text:p>
          </table:table-cell>
        </table:table-row>
        <table:table-row table:style-name="ro2">
          <table:table-cell office:value-type="float" office:value="2007.3">
            <text:p>2007.3</text:p>
          </table:table-cell>
          <table:table-cell office:value-type="float" office:value="1.02926668858928">
            <text:p>1.0292666886</text:p>
          </table:table-cell>
          <table:table-cell table:style-name="ce1" table:formula="of:=[.B16]-1" office:value-type="percentage" office:value="0.0292666885892801">
            <text:p>2.93%</text:p>
          </table:table-cell>
          <table:table-cell table:style-name="ce1" office:value-type="percentage" office:value="0.0099799547916577">
            <text:p>1.00%</text:p>
          </table:table-cell>
          <table:table-cell table:formula="of:=IF([.C16]&gt;[.D16];1;0)" office:value-type="float" office:value="1">
            <text:p>1</text:p>
          </table:table-cell>
          <table:table-cell table:style-name="ce3" office:value-type="date" office:date-value="2007-03-01">
            <text:p>03/01/07</text:p>
          </table:table-cell>
          <table:table-cell table:formula="of:=[.G15]*(1+[.C16])" office:value-type="float" office:value="1.09635757352686">
            <text:p>1.0963575735</text:p>
          </table:table-cell>
          <table:table-cell table:formula="of:=[.H15]*(1+[.D16])" office:value-type="float" office:value="1.11026017758533">
            <text:p>1.1102601776</text:p>
          </table:table-cell>
          <table:table-cell table:formula="of:=MAX([.$G$2:.G16])" office:value-type="float" office:value="1.09884429629847">
            <text:p>1.0988442963</text:p>
          </table:table-cell>
          <table:table-cell table:style-name="ce1" table:formula="of:=[.G16]/[.I16]-1" office:value-type="percentage" office:value="-0.00226303469925881">
            <text:p>-0.23%</text:p>
          </table:table-cell>
          <table:table-cell table:formula="of:=MAX([.$H$2:.H16])" office:value-type="float" office:value="1.12384091170863">
            <text:p>1.1238409117</text:p>
          </table:table-cell>
          <table:table-cell table:style-name="ce1" table:formula="of:=[.H16]/[.K16]-1" office:value-type="percentage" office:value="-0.0120842140393816">
            <text:p>-1.21%</text:p>
          </table:table-cell>
        </table:table-row>
        <table:table-row table:style-name="ro2">
          <table:table-cell office:value-type="float" office:value="2007.4">
            <text:p>2007.4</text:p>
          </table:table-cell>
          <table:table-cell office:value-type="float" office:value="1.03744667404013">
            <text:p>1.037446674</text:p>
          </table:table-cell>
          <table:table-cell table:style-name="ce1" table:formula="of:=[.B17]-1" office:value-type="percentage" office:value="0.03744667404013">
            <text:p>3.74%</text:p>
          </table:table-cell>
          <table:table-cell table:style-name="ce1" office:value-type="percentage" office:value="0.0432906831074138">
            <text:p>4.33%</text:p>
          </table:table-cell>
          <table:table-cell table:formula="of:=IF([.C17]&gt;[.D17];1;0)" office:value-type="float" office:value="0">
            <text:p>0</text:p>
          </table:table-cell>
          <table:table-cell table:style-name="ce3" office:value-type="date" office:date-value="2007-04-01">
            <text:p>04/01/07</text:p>
          </table:table-cell>
          <table:table-cell table:formula="of:=[.G16]*(1+[.C17])" office:value-type="float" office:value="1.13741251821415">
            <text:p>1.1374125182</text:p>
          </table:table-cell>
          <table:table-cell table:formula="of:=[.H16]*(1+[.D17])" office:value-type="float" office:value="1.15832409909996">
            <text:p>1.1583240991</text:p>
          </table:table-cell>
          <table:table-cell table:formula="of:=MAX([.$G$2:.G17])" office:value-type="float" office:value="1.13741251821415">
            <text:p>1.1374125182</text:p>
          </table:table-cell>
          <table:table-cell table:style-name="ce1" table:formula="of:=[.G17]/[.I17]-1" office:value-type="percentage" office:value="0">
            <text:p>0.00%</text:p>
          </table:table-cell>
          <table:table-cell table:formula="of:=MAX([.$H$2:.H17])" office:value-type="float" office:value="1.15832409909996">
            <text:p>1.1583240991</text:p>
          </table:table-cell>
          <table:table-cell table:style-name="ce1" table:formula="of:=[.H17]/[.K17]-1" office:value-type="percentage" office:value="0">
            <text:p>0.00%</text:p>
          </table:table-cell>
        </table:table-row>
        <table:table-row table:style-name="ro2">
          <table:table-cell office:value-type="float" office:value="2007.5">
            <text:p>2007.5</text:p>
          </table:table-cell>
          <table:table-cell office:value-type="float" office:value="1.02571906863491">
            <text:p>1.0257190686</text:p>
          </table:table-cell>
          <table:table-cell table:style-name="ce1" table:formula="of:=[.B18]-1" office:value-type="percentage" office:value="0.02571906863491">
            <text:p>2.57%</text:p>
          </table:table-cell>
          <table:table-cell table:style-name="ce1" office:value-type="percentage" office:value="0.032549228600147">
            <text:p>3.25%</text:p>
          </table:table-cell>
          <table:table-cell table:formula="of:=IF([.C18]&gt;[.D18];1;0)" office:value-type="float" office:value="0">
            <text:p>0</text:p>
          </table:table-cell>
          <table:table-cell table:style-name="ce3" office:value-type="date" office:date-value="2007-05-01">
            <text:p>05/01/07</text:p>
          </table:table-cell>
          <table:table-cell table:formula="of:=[.G17]*(1+[.C18])" office:value-type="float" office:value="1.1666657088363">
            <text:p>1.1666657088</text:p>
          </table:table-cell>
          <table:table-cell table:formula="of:=[.H17]*(1+[.D18])" office:value-type="float" office:value="1.19602665499462">
            <text:p>1.196026655</text:p>
          </table:table-cell>
          <table:table-cell table:formula="of:=MAX([.$G$2:.G18])" office:value-type="float" office:value="1.1666657088363">
            <text:p>1.1666657088</text:p>
          </table:table-cell>
          <table:table-cell table:style-name="ce1" table:formula="of:=[.G18]/[.I18]-1" office:value-type="percentage" office:value="0">
            <text:p>0.00%</text:p>
          </table:table-cell>
          <table:table-cell table:formula="of:=MAX([.$H$2:.H18])" office:value-type="float" office:value="1.19602665499462">
            <text:p>1.196026655</text:p>
          </table:table-cell>
          <table:table-cell table:style-name="ce1" table:formula="of:=[.H18]/[.K18]-1" office:value-type="percentage" office:value="0">
            <text:p>0.00%</text:p>
          </table:table-cell>
        </table:table-row>
        <table:table-row table:style-name="ro2">
          <table:table-cell office:value-type="float" office:value="2007.6">
            <text:p>2007.6</text:p>
          </table:table-cell>
          <table:table-cell office:value-type="float" office:value="0.979083812048902">
            <text:p>0.979083812</text:p>
          </table:table-cell>
          <table:table-cell table:style-name="ce1" table:formula="of:=[.B19]-1" office:value-type="percentage" office:value="-0.020916187951098">
            <text:p>-2.09%</text:p>
          </table:table-cell>
          <table:table-cell table:style-name="ce1" office:value-type="percentage" office:value="-0.0178163097306974">
            <text:p>-1.78%</text:p>
          </table:table-cell>
          <table:table-cell table:formula="of:=IF([.C19]&gt;[.D19];1;0)" office:value-type="float" office:value="0">
            <text:p>0</text:p>
          </table:table-cell>
          <table:table-cell table:style-name="ce3" office:value-type="date" office:date-value="2007-06-01">
            <text:p>06/01/07</text:p>
          </table:table-cell>
          <table:table-cell table:formula="of:=[.G18]*(1+[.C19])" office:value-type="float" office:value="1.14226350959418">
            <text:p>1.1422635096</text:p>
          </table:table-cell>
          <table:table-cell table:formula="of:=[.H18]*(1+[.D19])" office:value-type="float" office:value="1.17471787366307">
            <text:p>1.1747178737</text:p>
          </table:table-cell>
          <table:table-cell table:formula="of:=MAX([.$G$2:.G19])" office:value-type="float" office:value="1.1666657088363">
            <text:p>1.1666657088</text:p>
          </table:table-cell>
          <table:table-cell table:style-name="ce1" table:formula="of:=[.G19]/[.I19]-1" office:value-type="percentage" office:value="-0.020916187951098">
            <text:p>-2.09%</text:p>
          </table:table-cell>
          <table:table-cell table:formula="of:=MAX([.$H$2:.H19])" office:value-type="float" office:value="1.19602665499462">
            <text:p>1.196026655</text:p>
          </table:table-cell>
          <table:table-cell table:style-name="ce1" table:formula="of:=[.H19]/[.K19]-1" office:value-type="percentage" office:value="-0.0178163097306975">
            <text:p>-1.78%</text:p>
          </table:table-cell>
        </table:table-row>
        <table:table-row table:style-name="ro2">
          <table:table-cell office:value-type="float" office:value="2007.7">
            <text:p>2007.7</text:p>
          </table:table-cell>
          <table:table-cell office:value-type="float" office:value="0.962743060709514">
            <text:p>0.9627430607</text:p>
          </table:table-cell>
          <table:table-cell table:style-name="ce1" table:formula="of:=[.B20]-1" office:value-type="percentage" office:value="-0.0372569392904859">
            <text:p>-3.73%</text:p>
          </table:table-cell>
          <table:table-cell table:style-name="ce1" office:value-type="percentage" office:value="-0.0319819070742009">
            <text:p>-3.20%</text:p>
          </table:table-cell>
          <table:table-cell table:formula="of:=IF([.C20]&gt;[.D20];1;0)" office:value-type="float" office:value="0">
            <text:p>0</text:p>
          </table:table-cell>
          <table:table-cell table:style-name="ce3" office:value-type="date" office:date-value="2007-07-01">
            <text:p>07/01/07</text:p>
          </table:table-cell>
          <table:table-cell table:formula="of:=[.G19]*(1+[.C20])" office:value-type="float" office:value="1.09970626736349">
            <text:p>1.0997062674</text:p>
          </table:table-cell>
          <table:table-cell table:formula="of:=[.H19]*(1+[.D20])" office:value-type="float" office:value="1.13714815578918">
            <text:p>1.1371481558</text:p>
          </table:table-cell>
          <table:table-cell table:formula="of:=MAX([.$G$2:.G20])" office:value-type="float" office:value="1.1666657088363">
            <text:p>1.1666657088</text:p>
          </table:table-cell>
          <table:table-cell table:style-name="ce1" table:formula="of:=[.G20]/[.I20]-1" office:value-type="percentage" office:value="-0.0573938540969013">
            <text:p>-5.74%</text:p>
          </table:table-cell>
          <table:table-cell table:formula="of:=MAX([.$H$2:.H20])" office:value-type="float" office:value="1.19602665499462">
            <text:p>1.196026655</text:p>
          </table:table-cell>
          <table:table-cell table:style-name="ce1" table:formula="of:=[.H20]/[.K20]-1" office:value-type="percentage" office:value="-0.049228417242686">
            <text:p>-4.92%</text:p>
          </table:table-cell>
        </table:table-row>
        <table:table-row table:style-name="ro2">
          <table:table-cell office:value-type="float" office:value="2007.8">
            <text:p>2007.8</text:p>
          </table:table-cell>
          <table:table-cell office:value-type="float" office:value="0.990446841294299">
            <text:p>0.9904468413</text:p>
          </table:table-cell>
          <table:table-cell table:style-name="ce1" table:formula="of:=[.B21]-1" office:value-type="percentage" office:value="-0.00955315870570095">
            <text:p>-0.96%</text:p>
          </table:table-cell>
          <table:table-cell table:style-name="ce1" office:value-type="percentage" office:value="0.012863592323074">
            <text:p>1.29%</text:p>
          </table:table-cell>
          <table:table-cell table:formula="of:=IF([.C21]&gt;[.D21];1;0)" office:value-type="float" office:value="0">
            <text:p>0</text:p>
          </table:table-cell>
          <table:table-cell table:style-name="ce3" office:value-type="date" office:date-value="2007-08-01">
            <text:p>08/01/07</text:p>
          </table:table-cell>
          <table:table-cell table:formula="of:=[.G20]*(1+[.C21])" office:value-type="float" office:value="1.08920059886172">
            <text:p>1.0892005989</text:p>
          </table:table-cell>
          <table:table-cell table:formula="of:=[.H20]*(1+[.D21])" office:value-type="float" office:value="1.15177596607618">
            <text:p>1.1517759661</text:p>
          </table:table-cell>
          <table:table-cell table:formula="of:=MAX([.$G$2:.G21])" office:value-type="float" office:value="1.1666657088363">
            <text:p>1.1666657088</text:p>
          </table:table-cell>
          <table:table-cell table:style-name="ce1" table:formula="of:=[.G21]/[.I21]-1" office:value-type="percentage" office:value="-0.0663987202056827">
            <text:p>-6.64%</text:p>
          </table:table-cell>
          <table:table-cell table:formula="of:=MAX([.$H$2:.H21])" office:value-type="float" office:value="1.19602665499462">
            <text:p>1.196026655</text:p>
          </table:table-cell>
          <table:table-cell table:style-name="ce1" table:formula="of:=[.H21]/[.K21]-1" office:value-type="percentage" office:value="-0.0369980792097321">
            <text:p>-3.70%</text:p>
          </table:table-cell>
        </table:table-row>
        <table:table-row table:style-name="ro2">
          <table:table-cell office:value-type="float" office:value="2007.9">
            <text:p>2007.9</text:p>
          </table:table-cell>
          <table:table-cell office:value-type="float" office:value="1.03933015824243">
            <text:p>1.0393301582</text:p>
          </table:table-cell>
          <table:table-cell table:style-name="ce1" table:formula="of:=[.B22]-1" office:value-type="percentage" office:value="0.0393301582424299">
            <text:p>3.93%</text:p>
          </table:table-cell>
          <table:table-cell table:style-name="ce1" office:value-type="percentage" office:value="0.0357940013161555">
            <text:p>3.58%</text:p>
          </table:table-cell>
          <table:table-cell table:formula="of:=IF([.C22]&gt;[.D22];1;0)" office:value-type="float" office:value="1">
            <text:p>1</text:p>
          </table:table-cell>
          <table:table-cell table:style-name="ce3" office:value-type="date" office:date-value="2007-09-01">
            <text:p>09/01/07</text:p>
          </table:table-cell>
          <table:table-cell table:formula="of:=[.G21]*(1+[.C22])" office:value-type="float" office:value="1.1320390307727">
            <text:p>1.1320390308</text:p>
          </table:table-cell>
          <table:table-cell table:formula="of:=[.H21]*(1+[.D22])" office:value-type="float" office:value="1.19300263652183">
            <text:p>1.1930026365</text:p>
          </table:table-cell>
          <table:table-cell table:formula="of:=MAX([.$G$2:.G22])" office:value-type="float" office:value="1.1666657088363">
            <text:p>1.1666657088</text:p>
          </table:table-cell>
          <table:table-cell table:style-name="ce1" table:formula="of:=[.G22]/[.I22]-1" office:value-type="percentage" office:value="-0.0296800341360373">
            <text:p>-2.97%</text:p>
          </table:table-cell>
          <table:table-cell table:formula="of:=MAX([.$H$2:.H22])" office:value-type="float" office:value="1.19602665499462">
            <text:p>1.196026655</text:p>
          </table:table-cell>
          <table:table-cell table:style-name="ce1" table:formula="of:=[.H22]/[.K22]-1" office:value-type="percentage" office:value="-0.00252838718950488">
            <text:p>-0.25%</text:p>
          </table:table-cell>
        </table:table-row>
        <table:table-row table:style-name="ro2">
          <table:table-cell office:value-type="float" office:value="2007.1">
            <text:p>2007.1</text:p>
          </table:table-cell>
          <table:table-cell office:value-type="float" office:value="0.993692239988265">
            <text:p>0.99369224</text:p>
          </table:table-cell>
          <table:table-cell table:style-name="ce1" table:formula="of:=[.B23]-1" office:value-type="percentage" office:value="-0.00630776001173494">
            <text:p>-0.63%</text:p>
          </table:table-cell>
          <table:table-cell table:style-name="ce1" office:value-type="percentage" office:value="0.0148223350253809">
            <text:p>1.48%</text:p>
          </table:table-cell>
          <table:table-cell table:formula="of:=IF([.C23]&gt;[.D23];1;0)" office:value-type="float" office:value="0">
            <text:p>0</text:p>
          </table:table-cell>
          <table:table-cell table:style-name="ce3" office:value-type="date" office:date-value="2007-10-01">
            <text:p>10/01/07</text:p>
          </table:table-cell>
          <table:table-cell table:formula="of:=[.G22]*(1+[.C23])" office:value-type="float" office:value="1.12489840024267">
            <text:p>1.1248984002</text:p>
          </table:table-cell>
          <table:table-cell table:formula="of:=[.H22]*(1+[.D23])" office:value-type="float" office:value="1.21068572128652">
            <text:p>1.2106857213</text:p>
          </table:table-cell>
          <table:table-cell table:formula="of:=MAX([.$G$2:.G23])" office:value-type="float" office:value="1.1666657088363">
            <text:p>1.1666657088</text:p>
          </table:table-cell>
          <table:table-cell table:style-name="ce1" table:formula="of:=[.G23]/[.I23]-1" office:value-type="percentage" office:value="-0.0358005796153019">
            <text:p>-3.58%</text:p>
          </table:table-cell>
          <table:table-cell table:formula="of:=MAX([.$H$2:.H23])" office:value-type="float" office:value="1.21068572128652">
            <text:p>1.2106857213</text:p>
          </table:table-cell>
          <table:table-cell table:style-name="ce1" table:formula="of:=[.H23]/[.K23]-1" office:value-type="percentage" office:value="0">
            <text:p>0.00%</text:p>
          </table:table-cell>
        </table:table-row>
        <table:table-row table:style-name="ro2">
          <table:table-cell office:value-type="float" office:value="2007.11">
            <text:p>2007.11</text:p>
          </table:table-cell>
          <table:table-cell office:value-type="float" office:value="0.9729325557051">
            <text:p>0.9729325557</text:p>
          </table:table-cell>
          <table:table-cell table:style-name="ce1" table:formula="of:=[.B24]-1" office:value-type="percentage" office:value="-0.0270674442948999">
            <text:p>-2.71%</text:p>
          </table:table-cell>
          <table:table-cell table:style-name="ce1" office:value-type="percentage" office:value="-0.0440434238211414">
            <text:p>-4.40%</text:p>
          </table:table-cell>
          <table:table-cell table:formula="of:=IF([.C24]&gt;[.D24];1;0)" office:value-type="float" office:value="1">
            <text:p>1</text:p>
          </table:table-cell>
          <table:table-cell table:style-name="ce3" office:value-type="date" office:date-value="2007-11-01">
            <text:p>11/01/07</text:p>
          </table:table-cell>
          <table:table-cell table:formula="of:=[.G23]*(1+[.C24])" office:value-type="float" office:value="1.09445027545668">
            <text:p>1.0944502755</text:p>
          </table:table-cell>
          <table:table-cell table:formula="of:=[.H23]*(1+[.D24])" office:value-type="float" office:value="1.15736297694969">
            <text:p>1.1573629769</text:p>
          </table:table-cell>
          <table:table-cell table:formula="of:=MAX([.$G$2:.G24])" office:value-type="float" office:value="1.1666657088363">
            <text:p>1.1666657088</text:p>
          </table:table-cell>
          <table:table-cell table:style-name="ce1" table:formula="of:=[.G24]/[.I24]-1" office:value-type="percentage" office:value="-0.0618989937157396">
            <text:p>-6.19%</text:p>
          </table:table-cell>
          <table:table-cell table:formula="of:=MAX([.$H$2:.H24])" office:value-type="float" office:value="1.21068572128652">
            <text:p>1.2106857213</text:p>
          </table:table-cell>
          <table:table-cell table:style-name="ce1" table:formula="of:=[.H24]/[.K24]-1" office:value-type="percentage" office:value="-0.0440434238211412">
            <text:p>-4.40%</text:p>
          </table:table-cell>
        </table:table-row>
        <table:table-row table:style-name="ro2">
          <table:table-cell office:value-type="float" office:value="2007.12">
            <text:p>2007.12</text:p>
          </table:table-cell>
          <table:table-cell office:value-type="float" office:value="1.02633968060572">
            <text:p>1.0263396806</text:p>
          </table:table-cell>
          <table:table-cell table:style-name="ce1" table:formula="of:=[.B25]-1" office:value-type="percentage" office:value="0.0263396806057199">
            <text:p>2.63%</text:p>
          </table:table-cell>
          <table:table-cell table:style-name="ce1" office:value-type="percentage" office:value="-0.00862848886668388">
            <text:p>-0.86%</text:p>
          </table:table-cell>
          <table:table-cell table:formula="of:=IF([.C25]&gt;[.D25];1;0)" office:value-type="float" office:value="1">
            <text:p>1</text:p>
          </table:table-cell>
          <table:table-cell table:style-name="ce3" office:value-type="date" office:date-value="2007-12-01">
            <text:p>12/01/07</text:p>
          </table:table-cell>
          <table:table-cell table:formula="of:=[.G24]*(1+[.C25])" office:value-type="float" office:value="1.12327774615105">
            <text:p>1.1232777462</text:p>
          </table:table-cell>
          <table:table-cell table:formula="of:=[.H24]*(1+[.D25])" office:value-type="float" office:value="1.14737668338837">
            <text:p>1.1473766834</text:p>
          </table:table-cell>
          <table:table-cell table:formula="of:=MAX([.$G$2:.G25])" office:value-type="float" office:value="1.1666657088363">
            <text:p>1.1666657088</text:p>
          </table:table-cell>
          <table:table-cell table:style-name="ce1" table:formula="of:=[.G25]/[.I25]-1" office:value-type="percentage" office:value="-0.0371897128343078">
            <text:p>-3.72%</text:p>
          </table:table-cell>
          <table:table-cell table:formula="of:=MAX([.$H$2:.H25])" office:value-type="float" office:value="1.21068572128652">
            <text:p>1.2106857213</text:p>
          </table:table-cell>
          <table:table-cell table:style-name="ce1" table:formula="of:=[.H25]/[.K25]-1" office:value-type="percentage" office:value="-0.0522918844957339">
            <text:p>-5.23%</text:p>
          </table:table-cell>
        </table:table-row>
        <table:table-row table:style-name="ro2">
          <table:table-cell office:value-type="float" office:value="2008.1">
            <text:p>2008.1</text:p>
          </table:table-cell>
          <table:table-cell office:value-type="float" office:value="1.02119539604023">
            <text:p>1.021195396</text:p>
          </table:table-cell>
          <table:table-cell table:style-name="ce1" table:formula="of:=[.B26]-1" office:value-type="percentage" office:value="0.02119539604023">
            <text:p>2.12%</text:p>
          </table:table-cell>
          <table:table-cell table:style-name="ce1" office:value-type="percentage" office:value="-0.0611634748971641">
            <text:p>-6.12%</text:p>
          </table:table-cell>
          <table:table-cell table:formula="of:=IF([.C26]&gt;[.D26];1;0)" office:value-type="float" office:value="1">
            <text:p>1</text:p>
          </table:table-cell>
          <table:table-cell table:style-name="ce3" office:value-type="date" office:date-value="2008-01-01">
            <text:p>01/01/08</text:p>
          </table:table-cell>
          <table:table-cell table:formula="of:=[.G25]*(1+[.C26])" office:value-type="float" office:value="1.1470860628439">
            <text:p>1.1470860628</text:p>
          </table:table-cell>
          <table:table-cell table:formula="of:=[.H25]*(1+[.D26])" office:value-type="float" office:value="1.07719913841635">
            <text:p>1.0771991384</text:p>
          </table:table-cell>
          <table:table-cell table:formula="of:=MAX([.$G$2:.G26])" office:value-type="float" office:value="1.1666657088363">
            <text:p>1.1666657088</text:p>
          </table:table-cell>
          <table:table-cell table:style-name="ce1" table:formula="of:=[.G26]/[.I26]-1" office:value-type="percentage" office:value="-0.0167825674862233">
            <text:p>-1.68%</text:p>
          </table:table-cell>
          <table:table-cell table:formula="of:=MAX([.$H$2:.H26])" office:value-type="float" office:value="1.21068572128652">
            <text:p>1.2106857213</text:p>
          </table:table-cell>
          <table:table-cell table:style-name="ce1" table:formula="of:=[.H26]/[.K26]-1" office:value-type="percentage" office:value="-0.110257006028218">
            <text:p>-11.03%</text:p>
          </table:table-cell>
        </table:table-row>
        <table:table-row table:style-name="ro2">
          <table:table-cell office:value-type="float" office:value="2008.2">
            <text:p>2008.2</text:p>
          </table:table-cell>
          <table:table-cell office:value-type="float" office:value="1.06477101859644">
            <text:p>1.0647710186</text:p>
          </table:table-cell>
          <table:table-cell table:style-name="ce1" table:formula="of:=[.B27]-1" office:value-type="percentage" office:value="0.0647710185964401">
            <text:p>6.48%</text:p>
          </table:table-cell>
          <table:table-cell table:style-name="ce1" office:value-type="percentage" office:value="-0.0347611620906023">
            <text:p>-3.48%</text:p>
          </table:table-cell>
          <table:table-cell table:formula="of:=IF([.C27]&gt;[.D27];1;0)" office:value-type="float" office:value="1">
            <text:p>1</text:p>
          </table:table-cell>
          <table:table-cell table:style-name="ce3" office:value-type="date" office:date-value="2008-02-01">
            <text:p>02/01/08</text:p>
          </table:table-cell>
          <table:table-cell table:formula="of:=[.G26]*(1+[.C27])" office:value-type="float" office:value="1.22138399555207">
            <text:p>1.2213839956</text:p>
          </table:table-cell>
          <table:table-cell table:formula="of:=[.H26]*(1+[.D27])" office:value-type="float" office:value="1.03975444456201">
            <text:p>1.0397544446</text:p>
          </table:table-cell>
          <table:table-cell table:formula="of:=MAX([.$G$2:.G27])" office:value-type="float" office:value="1.22138399555207">
            <text:p>1.2213839956</text:p>
          </table:table-cell>
          <table:table-cell table:style-name="ce1" table:formula="of:=[.G27]/[.I27]-1" office:value-type="percentage" office:value="0">
            <text:p>0.00%</text:p>
          </table:table-cell>
          <table:table-cell table:formula="of:=MAX([.$H$2:.H27])" office:value-type="float" office:value="1.21068572128652">
            <text:p>1.2106857213</text:p>
          </table:table-cell>
          <table:table-cell table:style-name="ce1" table:formula="of:=[.H27]/[.K27]-1" office:value-type="percentage" office:value="-0.141185506460649">
            <text:p>-14.12%</text:p>
          </table:table-cell>
        </table:table-row>
        <table:table-row table:style-name="ro2">
          <table:table-cell office:value-type="float" office:value="2008.3">
            <text:p>2008.3</text:p>
          </table:table-cell>
          <table:table-cell office:value-type="float" office:value="0.997786140231079">
            <text:p>0.9977861402</text:p>
          </table:table-cell>
          <table:table-cell table:style-name="ce1" table:formula="of:=[.B28]-1" office:value-type="percentage" office:value="-0.00221385976892097">
            <text:p>-0.22%</text:p>
          </table:table-cell>
          <table:table-cell table:style-name="ce1" office:value-type="percentage" office:value="-0.00595958305464339">
            <text:p>-0.60%</text:p>
          </table:table-cell>
          <table:table-cell table:formula="of:=IF([.C28]&gt;[.D28];1;0)" office:value-type="float" office:value="1">
            <text:p>1</text:p>
          </table:table-cell>
          <table:table-cell table:style-name="ce3" office:value-type="date" office:date-value="2008-03-01">
            <text:p>03/01/08</text:p>
          </table:table-cell>
          <table:table-cell table:formula="of:=[.G27]*(1+[.C28])" office:value-type="float" office:value="1.21868002266192">
            <text:p>1.2186800227</text:p>
          </table:table-cell>
          <table:table-cell table:formula="of:=[.H27]*(1+[.D28])" office:value-type="float" office:value="1.0335579415932">
            <text:p>1.0335579416</text:p>
          </table:table-cell>
          <table:table-cell table:formula="of:=MAX([.$G$2:.G28])" office:value-type="float" office:value="1.22138399555207">
            <text:p>1.2213839956</text:p>
          </table:table-cell>
          <table:table-cell table:style-name="ce1" table:formula="of:=[.G28]/[.I28]-1" office:value-type="percentage" office:value="-0.00221385976892108">
            <text:p>-0.22%</text:p>
          </table:table-cell>
          <table:table-cell table:formula="of:=MAX([.$H$2:.H28])" office:value-type="float" office:value="1.21068572128652">
            <text:p>1.2106857213</text:p>
          </table:table-cell>
          <table:table-cell table:style-name="ce1" table:formula="of:=[.H28]/[.K28]-1" office:value-type="percentage" office:value="-0.146303682763428">
            <text:p>-14.63%</text:p>
          </table:table-cell>
        </table:table-row>
        <table:table-row table:style-name="ro2">
          <table:table-cell office:value-type="float" office:value="2008.4">
            <text:p>2008.4</text:p>
          </table:table-cell>
          <table:table-cell office:value-type="float" office:value="0.99518262174987">
            <text:p>0.9951826217</text:p>
          </table:table-cell>
          <table:table-cell table:style-name="ce1" table:formula="of:=[.B29]-1" office:value-type="percentage" office:value="-0.00481737825012996">
            <text:p>-0.48%</text:p>
          </table:table-cell>
          <table:table-cell table:style-name="ce1" office:value-type="percentage" office:value="0.0475466848113706">
            <text:p>4.75%</text:p>
          </table:table-cell>
          <table:table-cell table:formula="of:=IF([.C29]&gt;[.D29];1;0)" office:value-type="float" office:value="0">
            <text:p>0</text:p>
          </table:table-cell>
          <table:table-cell table:style-name="ce3" office:value-type="date" office:date-value="2008-04-01">
            <text:p>04/01/08</text:p>
          </table:table-cell>
          <table:table-cell table:formula="of:=[.G28]*(1+[.C29])" office:value-type="float" office:value="1.21280918002688">
            <text:p>1.21280918</text:p>
          </table:table-cell>
          <table:table-cell table:formula="of:=[.H28]*(1+[.D29])" office:value-type="float" office:value="1.08270019527643">
            <text:p>1.0827001953</text:p>
          </table:table-cell>
          <table:table-cell table:formula="of:=MAX([.$G$2:.G29])" office:value-type="float" office:value="1.22138399555207">
            <text:p>1.2213839956</text:p>
          </table:table-cell>
          <table:table-cell table:style-name="ce1" table:formula="of:=[.G29]/[.I29]-1" office:value-type="percentage" office:value="-0.00702057301915127">
            <text:p>-0.70%</text:p>
          </table:table-cell>
          <table:table-cell table:formula="of:=MAX([.$H$2:.H29])" office:value-type="float" office:value="1.21068572128652">
            <text:p>1.2106857213</text:p>
          </table:table-cell>
          <table:table-cell table:style-name="ce1" table:formula="of:=[.H29]/[.K29]-1" office:value-type="percentage" office:value="-0.105713253043153">
            <text:p>-10.57%</text:p>
          </table:table-cell>
        </table:table-row>
        <table:table-row table:style-name="ro2">
          <table:table-cell office:value-type="float" office:value="2008.5">
            <text:p>2008.5</text:p>
          </table:table-cell>
          <table:table-cell office:value-type="float" office:value="1.00938099511487">
            <text:p>1.0093809951</text:p>
          </table:table-cell>
          <table:table-cell table:style-name="ce1" table:formula="of:=[.B30]-1" office:value-type="percentage" office:value="0.00938099511487001">
            <text:p>0.94%</text:p>
          </table:table-cell>
          <table:table-cell table:style-name="ce1" office:value-type="percentage" office:value="0.0106741532487966">
            <text:p>1.07%</text:p>
          </table:table-cell>
          <table:table-cell table:formula="of:=IF([.C30]&gt;[.D30];1;0)" office:value-type="float" office:value="0">
            <text:p>0</text:p>
          </table:table-cell>
          <table:table-cell table:style-name="ce3" office:value-type="date" office:date-value="2008-05-01">
            <text:p>05/01/08</text:p>
          </table:table-cell>
          <table:table-cell table:formula="of:=[.G29]*(1+[.C30])" office:value-type="float" office:value="1.22418653701998">
            <text:p>1.224186537</text:p>
          </table:table-cell>
          <table:table-cell table:formula="of:=[.H29]*(1+[.D30])" office:value-type="float" office:value="1.09425710308331">
            <text:p>1.0942571031</text:p>
          </table:table-cell>
          <table:table-cell table:formula="of:=MAX([.$G$2:.G30])" office:value-type="float" office:value="1.22418653701998">
            <text:p>1.224186537</text:p>
          </table:table-cell>
          <table:table-cell table:style-name="ce1" table:formula="of:=[.G30]/[.I30]-1" office:value-type="percentage" office:value="0">
            <text:p>0.00%</text:p>
          </table:table-cell>
          <table:table-cell table:formula="of:=MAX([.$H$2:.H30])" office:value-type="float" office:value="1.21068572128652">
            <text:p>1.2106857213</text:p>
          </table:table-cell>
          <table:table-cell table:style-name="ce1" table:formula="of:=[.H30]/[.K30]-1" office:value-type="percentage" office:value="-0.0961674992577674">
            <text:p>-9.62%</text:p>
          </table:table-cell>
        </table:table-row>
        <table:table-row table:style-name="ro2">
          <table:table-cell office:value-type="float" office:value="2008.6">
            <text:p>2008.6</text:p>
          </table:table-cell>
          <table:table-cell office:value-type="float" office:value="1.06260055554156">
            <text:p>1.0626005555</text:p>
          </table:table-cell>
          <table:table-cell table:style-name="ce1" table:formula="of:=[.B31]-1" office:value-type="percentage" office:value="0.0626005555415601">
            <text:p>6.26%</text:p>
          </table:table-cell>
          <table:table-cell table:style-name="ce1" office:value-type="percentage" office:value="-0.0859623816392694">
            <text:p>-8.60%</text:p>
          </table:table-cell>
          <table:table-cell table:formula="of:=IF([.C31]&gt;[.D31];1;0)" office:value-type="float" office:value="1">
            <text:p>1</text:p>
          </table:table-cell>
          <table:table-cell table:style-name="ce3" office:value-type="date" office:date-value="2008-06-01">
            <text:p>06/01/08</text:p>
          </table:table-cell>
          <table:table-cell table:formula="of:=[.G30]*(1+[.C31])" office:value-type="float" office:value="1.30082129432393">
            <text:p>1.3008212943</text:p>
          </table:table-cell>
          <table:table-cell table:formula="of:=[.H30]*(1+[.D31])" office:value-type="float" office:value="1.00019215637658">
            <text:p>1.0001921564</text:p>
          </table:table-cell>
          <table:table-cell table:formula="of:=MAX([.$G$2:.G31])" office:value-type="float" office:value="1.30082129432393">
            <text:p>1.3008212943</text:p>
          </table:table-cell>
          <table:table-cell table:style-name="ce1" table:formula="of:=[.G31]/[.I31]-1" office:value-type="percentage" office:value="0">
            <text:p>0.00%</text:p>
          </table:table-cell>
          <table:table-cell table:formula="of:=MAX([.$H$2:.H31])" office:value-type="float" office:value="1.21068572128652">
            <text:p>1.2106857213</text:p>
          </table:table-cell>
          <table:table-cell table:style-name="ce1" table:formula="of:=[.H31]/[.K31]-1" office:value-type="percentage" office:value="-0.173863093624546">
            <text:p>-17.39%</text:p>
          </table:table-cell>
        </table:table-row>
        <table:table-row table:style-name="ro2">
          <table:table-cell office:value-type="float" office:value="2008.7">
            <text:p>2008.7</text:p>
          </table:table-cell>
          <table:table-cell office:value-type="float" office:value="0.945061522232103">
            <text:p>0.9450615222</text:p>
          </table:table-cell>
          <table:table-cell table:style-name="ce1" table:formula="of:=[.B32]-1" office:value-type="percentage" office:value="-0.054938477767897">
            <text:p>-5.49%</text:p>
          </table:table-cell>
          <table:table-cell table:style-name="ce1" office:value-type="percentage" office:value="-0.00985937499999989">
            <text:p>-0.99%</text:p>
          </table:table-cell>
          <table:table-cell table:formula="of:=IF([.C32]&gt;[.D32];1;0)" office:value-type="float" office:value="0">
            <text:p>0</text:p>
          </table:table-cell>
          <table:table-cell table:style-name="ce3" office:value-type="date" office:date-value="2008-07-01">
            <text:p>07/01/08</text:p>
          </table:table-cell>
          <table:table-cell table:formula="of:=[.G31]*(1+[.C32])" office:value-type="float" office:value="1.22935615256571">
            <text:p>1.2293561526</text:p>
          </table:table-cell>
          <table:table-cell table:formula="of:=[.H31]*(1+[.D32])" office:value-type="float" office:value="0.990330886834804">
            <text:p>0.9903308868</text:p>
          </table:table-cell>
          <table:table-cell table:formula="of:=MAX([.$G$2:.G32])" office:value-type="float" office:value="1.30082129432393">
            <text:p>1.3008212943</text:p>
          </table:table-cell>
          <table:table-cell table:style-name="ce1" table:formula="of:=[.G32]/[.I32]-1" office:value-type="percentage" office:value="-0.054938477767897">
            <text:p>-5.49%</text:p>
          </table:table-cell>
          <table:table-cell table:formula="of:=MAX([.$H$2:.H32])" office:value-type="float" office:value="1.21068572128652">
            <text:p>1.2106857213</text:p>
          </table:table-cell>
          <table:table-cell table:style-name="ce1" table:formula="of:=[.H32]/[.K32]-1" office:value-type="percentage" office:value="-0.182008287185842">
            <text:p>-18.20%</text:p>
          </table:table-cell>
        </table:table-row>
        <table:table-row table:style-name="ro2">
          <table:table-cell office:value-type="float" office:value="2008.8">
            <text:p>2008.8</text:p>
          </table:table-cell>
          <table:table-cell office:value-type="float" office:value="0.993829805467478">
            <text:p>0.9938298055</text:p>
          </table:table-cell>
          <table:table-cell table:style-name="ce1" table:formula="of:=[.B33]-1" office:value-type="percentage" office:value="-0.00617019453252188">
            <text:p>-0.62%</text:p>
          </table:table-cell>
          <table:table-cell table:style-name="ce1" office:value-type="percentage" office:value="0.0121905032429104">
            <text:p>1.22%</text:p>
          </table:table-cell>
          <table:table-cell table:formula="of:=IF([.C33]&gt;[.D33];1;0)" office:value-type="float" office:value="0">
            <text:p>0</text:p>
          </table:table-cell>
          <table:table-cell table:style-name="ce3" office:value-type="date" office:date-value="2008-08-01">
            <text:p>08/01/08</text:p>
          </table:table-cell>
          <table:table-cell table:formula="of:=[.G32]*(1+[.C33])" office:value-type="float" office:value="1.22177078595462">
            <text:p>1.221770786</text:p>
          </table:table-cell>
          <table:table-cell table:formula="of:=[.H32]*(1+[.D33])" office:value-type="float" office:value="1.00240351872232">
            <text:p>1.0024035187</text:p>
          </table:table-cell>
          <table:table-cell table:formula="of:=MAX([.$G$2:.G33])" office:value-type="float" office:value="1.30082129432393">
            <text:p>1.3008212943</text:p>
          </table:table-cell>
          <table:table-cell table:style-name="ce1" table:formula="of:=[.G33]/[.I33]-1" office:value-type="percentage" office:value="-0.0607696912052703">
            <text:p>-6.08%</text:p>
          </table:table-cell>
          <table:table-cell table:formula="of:=MAX([.$H$2:.H33])" office:value-type="float" office:value="1.21068572128652">
            <text:p>1.2106857213</text:p>
          </table:table-cell>
          <table:table-cell table:style-name="ce1" table:formula="of:=[.H33]/[.K33]-1" office:value-type="percentage" office:value="-0.172036556558107">
            <text:p>-17.20%</text:p>
          </table:table-cell>
        </table:table-row>
        <table:table-row table:style-name="ro2">
          <table:table-cell office:value-type="float" office:value="2008.9">
            <text:p>2008.9</text:p>
          </table:table-cell>
          <table:table-cell office:value-type="float" office:value="0.980227389778181">
            <text:p>0.9802273898</text:p>
          </table:table-cell>
          <table:table-cell table:style-name="ce1" table:formula="of:=[.B34]-1" office:value-type="percentage" office:value="-0.019772610221819">
            <text:p>-1.98%</text:p>
          </table:table-cell>
          <table:table-cell table:style-name="ce1" office:value-type="percentage" office:value="-0.090791453271283">
            <text:p>-9.08%</text:p>
          </table:table-cell>
          <table:table-cell table:formula="of:=IF([.C34]&gt;[.D34];1;0)" office:value-type="float" office:value="1">
            <text:p>1</text:p>
          </table:table-cell>
          <table:table-cell table:style-name="ce3" office:value-type="date" office:date-value="2008-09-01">
            <text:p>09/01/08</text:p>
          </table:table-cell>
          <table:table-cell table:formula="of:=[.G33]*(1+[.C34])" office:value-type="float" office:value="1.19761318842354">
            <text:p>1.1976131884</text:p>
          </table:table-cell>
          <table:table-cell table:formula="of:=[.H33]*(1+[.D34])" office:value-type="float" office:value="0.911393846493271">
            <text:p>0.9113938465</text:p>
          </table:table-cell>
          <table:table-cell table:formula="of:=MAX([.$G$2:.G34])" office:value-type="float" office:value="1.30082129432393">
            <text:p>1.3008212943</text:p>
          </table:table-cell>
          <table:table-cell table:style-name="ce1" table:formula="of:=[.G34]/[.I34]-1" office:value-type="percentage" office:value="-0.0793407260095871">
            <text:p>-7.93%</text:p>
          </table:table-cell>
          <table:table-cell table:formula="of:=MAX([.$H$2:.H34])" office:value-type="float" office:value="1.21068572128652">
            <text:p>1.2106857213</text:p>
          </table:table-cell>
          <table:table-cell table:style-name="ce1" table:formula="of:=[.H34]/[.K34]-1" office:value-type="percentage" office:value="-0.247208560843692">
            <text:p>-24.72%</text:p>
          </table:table-cell>
        </table:table-row>
        <table:table-row table:style-name="ro2">
          <table:table-cell office:value-type="float" office:value="2008.1">
            <text:p>2008.1</text:p>
          </table:table-cell>
          <table:table-cell office:value-type="float" office:value="0.99131222464693">
            <text:p>0.9913122246</text:p>
          </table:table-cell>
          <table:table-cell table:style-name="ce1" table:formula="of:=[.B35]-1" office:value-type="percentage" office:value="-0.00868777535306997">
            <text:p>-0.87%</text:p>
          </table:table-cell>
          <table:table-cell table:style-name="ce1" office:value-type="percentage" office:value="-0.169424534449055">
            <text:p>-16.94%</text:p>
          </table:table-cell>
          <table:table-cell table:formula="of:=IF([.C35]&gt;[.D35];1;0)" office:value-type="float" office:value="1">
            <text:p>1</text:p>
          </table:table-cell>
          <table:table-cell table:style-name="ce3" office:value-type="date" office:date-value="2008-10-01">
            <text:p>10/01/08</text:p>
          </table:table-cell>
          <table:table-cell table:formula="of:=[.G34]*(1+[.C35])" office:value-type="float" office:value="1.18720859408264">
            <text:p>1.1872085941</text:p>
          </table:table-cell>
          <table:table-cell table:formula="of:=[.H34]*(1+[.D35])" office:value-type="float" office:value="0.756981368351415">
            <text:p>0.7569813684</text:p>
          </table:table-cell>
          <table:table-cell table:formula="of:=MAX([.$G$2:.G35])" office:value-type="float" office:value="1.30082129432393">
            <text:p>1.3008212943</text:p>
          </table:table-cell>
          <table:table-cell table:style-name="ce1" table:formula="of:=[.G35]/[.I35]-1" office:value-type="percentage" office:value="-0.0873392069587362">
            <text:p>-8.73%</text:p>
          </table:table-cell>
          <table:table-cell table:formula="of:=MAX([.$H$2:.H35])" office:value-type="float" office:value="1.21068572128652">
            <text:p>1.2106857213</text:p>
          </table:table-cell>
          <table:table-cell table:style-name="ce1" table:formula="of:=[.H35]/[.K35]-1" office:value-type="percentage" office:value="-0.374749899959984">
            <text:p>-37.47%</text:p>
          </table:table-cell>
        </table:table-row>
        <table:table-row table:style-name="ro2">
          <table:table-cell office:value-type="float" office:value="2008.11">
            <text:p>2008.11</text:p>
          </table:table-cell>
          <table:table-cell office:value-type="float" office:value="1.05586302090727">
            <text:p>1.0558630209</text:p>
          </table:table-cell>
          <table:table-cell table:style-name="ce1" table:formula="of:=[.B36]-1" office:value-type="percentage" office:value="0.0558630209072699">
            <text:p>5.59%</text:p>
          </table:table-cell>
          <table:table-cell table:style-name="ce1" office:value-type="percentage" office:value="-0.0748490322580645">
            <text:p>-7.48%</text:p>
          </table:table-cell>
          <table:table-cell table:formula="of:=IF([.C36]&gt;[.D36];1;0)" office:value-type="float" office:value="1">
            <text:p>1</text:p>
          </table:table-cell>
          <table:table-cell table:style-name="ce3" office:value-type="date" office:date-value="2008-11-01">
            <text:p>11/01/08</text:p>
          </table:table-cell>
          <table:table-cell table:formula="of:=[.G35]*(1+[.C36])" office:value-type="float" office:value="1.25352965259517">
            <text:p>1.2535296526</text:p>
          </table:table-cell>
          <table:table-cell table:formula="of:=[.H35]*(1+[.D36])" office:value-type="float" office:value="0.700322045492926">
            <text:p>0.7003220455</text:p>
          </table:table-cell>
          <table:table-cell table:formula="of:=MAX([.$G$2:.G36])" office:value-type="float" office:value="1.30082129432393">
            <text:p>1.3008212943</text:p>
          </table:table-cell>
          <table:table-cell table:style-name="ce1" table:formula="of:=[.G36]/[.I36]-1" office:value-type="percentage" office:value="-0.0363552179958265">
            <text:p>-3.64%</text:p>
          </table:table-cell>
          <table:table-cell table:formula="of:=MAX([.$H$2:.H36])" office:value-type="float" office:value="1.21068572128652">
            <text:p>1.2106857213</text:p>
          </table:table-cell>
          <table:table-cell table:style-name="ce1" table:formula="of:=[.H36]/[.K36]-1" office:value-type="percentage" office:value="-0.421549264867237">
            <text:p>-42.15%</text:p>
          </table:table-cell>
        </table:table-row>
        <table:table-row table:style-name="ro2">
          <table:table-cell office:value-type="float" office:value="2008.12">
            <text:p>2008.12</text:p>
          </table:table-cell>
          <table:table-cell office:value-type="float" office:value="1.05252321332774">
            <text:p>1.0525232133</text:p>
          </table:table-cell>
          <table:table-cell table:style-name="ce1" table:formula="of:=[.B37]-1" office:value-type="percentage" office:value="0.05252321332774">
            <text:p>5.25%</text:p>
          </table:table-cell>
          <table:table-cell table:style-name="ce1" office:value-type="percentage" office:value="0.00782156565205749">
            <text:p>0.78%</text:p>
          </table:table-cell>
          <table:table-cell table:formula="of:=IF([.C37]&gt;[.D37];1;0)" office:value-type="float" office:value="1">
            <text:p>1</text:p>
          </table:table-cell>
          <table:table-cell table:style-name="ce3" office:value-type="date" office:date-value="2008-12-01">
            <text:p>12/01/08</text:p>
          </table:table-cell>
          <table:table-cell table:formula="of:=[.G36]*(1+[.C37])" office:value-type="float" office:value="1.31936905795107">
            <text:p>1.319369058</text:p>
          </table:table-cell>
          <table:table-cell table:formula="of:=[.H36]*(1+[.D37])" office:value-type="float" office:value="0.705799660349332">
            <text:p>0.7057996603</text:p>
          </table:table-cell>
          <table:table-cell table:formula="of:=MAX([.$G$2:.G37])" office:value-type="float" office:value="1.31936905795107">
            <text:p>1.319369058</text:p>
          </table:table-cell>
          <table:table-cell table:style-name="ce1" table:formula="of:=[.G37]/[.I37]-1" office:value-type="percentage" office:value="0">
            <text:p>0.00%</text:p>
          </table:table-cell>
          <table:table-cell table:formula="of:=MAX([.$H$2:.H37])" office:value-type="float" office:value="1.21068572128652">
            <text:p>1.2106857213</text:p>
          </table:table-cell>
          <table:table-cell table:style-name="ce1" table:formula="of:=[.H37]/[.K37]-1" office:value-type="percentage" office:value="-0.417024874465915">
            <text:p>-41.70%</text:p>
          </table:table-cell>
        </table:table-row>
        <table:table-row table:style-name="ro2">
          <table:table-cell office:value-type="float" office:value="2009.1">
            <text:p>2009.1</text:p>
          </table:table-cell>
          <table:table-cell office:value-type="float" office:value="0.965527928580787">
            <text:p>0.9655279286</text:p>
          </table:table-cell>
          <table:table-cell table:style-name="ce1" table:formula="of:=[.B38]-1" office:value-type="percentage" office:value="-0.0344720714192129">
            <text:p>-3.45%</text:p>
          </table:table-cell>
          <table:table-cell table:style-name="ce1" office:value-type="percentage" office:value="-0.0856573484638804">
            <text:p>-8.57%</text:p>
          </table:table-cell>
          <table:table-cell table:formula="of:=IF([.C38]&gt;[.D38];1;0)" office:value-type="float" office:value="1">
            <text:p>1</text:p>
          </table:table-cell>
          <table:table-cell table:style-name="ce3" office:value-type="date" office:date-value="2009-01-01">
            <text:p>01/01/09</text:p>
          </table:table-cell>
          <table:table-cell table:formula="of:=[.G37]*(1+[.C38])" office:value-type="float" office:value="1.27388767355708">
            <text:p>1.2738876736</text:p>
          </table:table-cell>
          <table:table-cell table:formula="of:=[.H37]*(1+[.D38])" office:value-type="float" office:value="0.645342732897101">
            <text:p>0.6453427329</text:p>
          </table:table-cell>
          <table:table-cell table:formula="of:=MAX([.$G$2:.G38])" office:value-type="float" office:value="1.31936905795107">
            <text:p>1.319369058</text:p>
          </table:table-cell>
          <table:table-cell table:style-name="ce1" table:formula="of:=[.G38]/[.I38]-1" office:value-type="percentage" office:value="-0.034472071419213">
            <text:p>-3.45%</text:p>
          </table:table-cell>
          <table:table-cell table:formula="of:=MAX([.$H$2:.H38])" office:value-type="float" office:value="1.21068572128652">
            <text:p>1.2106857213</text:p>
          </table:table-cell>
          <table:table-cell table:style-name="ce1" table:formula="of:=[.H38]/[.K38]-1" office:value-type="percentage" office:value="-0.466960977939563">
            <text:p>-46.70%</text:p>
          </table:table-cell>
        </table:table-row>
        <table:table-row table:style-name="ro2">
          <table:table-cell office:value-type="float" office:value="2009.2">
            <text:p>2009.2</text:p>
          </table:table-cell>
          <table:table-cell office:value-type="float" office:value="1.01420055706912">
            <text:p>1.0142005571</text:p>
          </table:table-cell>
          <table:table-cell table:style-name="ce1" table:formula="of:=[.B39]-1" office:value-type="percentage" office:value="0.0142005570691199">
            <text:p>1.42%</text:p>
          </table:table-cell>
          <table:table-cell table:style-name="ce1" office:value-type="percentage" office:value="-0.109931224875285">
            <text:p>-10.99%</text:p>
          </table:table-cell>
          <table:table-cell table:formula="of:=IF([.C39]&gt;[.D39];1;0)" office:value-type="float" office:value="1">
            <text:p>1</text:p>
          </table:table-cell>
          <table:table-cell table:style-name="ce3" office:value-type="date" office:date-value="2009-02-01">
            <text:p>02/01/09</text:p>
          </table:table-cell>
          <table:table-cell table:formula="of:=[.G38]*(1+[.C39])" office:value-type="float" office:value="1.29197758816508">
            <text:p>1.2919775882</text:p>
          </table:table-cell>
          <table:table-cell table:formula="of:=[.H38]*(1+[.D39])" office:value-type="float" office:value="0.574399415805359">
            <text:p>0.5743994158</text:p>
          </table:table-cell>
          <table:table-cell table:formula="of:=MAX([.$G$2:.G39])" office:value-type="float" office:value="1.31936905795107">
            <text:p>1.319369058</text:p>
          </table:table-cell>
          <table:table-cell table:style-name="ce1" table:formula="of:=[.G39]/[.I39]-1" office:value-type="percentage" office:value="-0.0207610369675724">
            <text:p>-2.08%</text:p>
          </table:table-cell>
          <table:table-cell table:formula="of:=MAX([.$H$2:.H39])" office:value-type="float" office:value="1.21068572128652">
            <text:p>1.2106857213</text:p>
          </table:table-cell>
          <table:table-cell table:style-name="ce1" table:formula="of:=[.H39]/[.K39]-1" office:value-type="percentage" office:value="-0.525558610540991">
            <text:p>-52.56%</text:p>
          </table:table-cell>
        </table:table-row>
        <table:table-row table:style-name="ro2">
          <table:table-cell office:value-type="float" office:value="2009.3">
            <text:p>2009.3</text:p>
          </table:table-cell>
          <table:table-cell office:value-type="float" office:value="1.01556052695013">
            <text:p>1.015560527</text:p>
          </table:table-cell>
          <table:table-cell table:style-name="ce1" table:formula="of:=[.B40]-1" office:value-type="percentage" office:value="0.01556052695013">
            <text:p>1.56%</text:p>
          </table:table-cell>
          <table:table-cell table:style-name="ce1" office:value-type="percentage" office:value="0.0854045082915016">
            <text:p>8.54%</text:p>
          </table:table-cell>
          <table:table-cell table:formula="of:=IF([.C40]&gt;[.D40];1;0)" office:value-type="float" office:value="0">
            <text:p>0</text:p>
          </table:table-cell>
          <table:table-cell table:style-name="ce3" office:value-type="date" office:date-value="2009-03-01">
            <text:p>03/01/09</text:p>
          </table:table-cell>
          <table:table-cell table:formula="of:=[.G39]*(1+[.C40])" office:value-type="float" office:value="1.31208144024469">
            <text:p>1.3120814402</text:p>
          </table:table-cell>
          <table:table-cell table:formula="of:=[.H39]*(1+[.D40])" office:value-type="float" office:value="0.623455715475141">
            <text:p>0.6234557155</text:p>
          </table:table-cell>
          <table:table-cell table:formula="of:=MAX([.$G$2:.G40])" office:value-type="float" office:value="1.31936905795107">
            <text:p>1.319369058</text:p>
          </table:table-cell>
          <table:table-cell table:style-name="ce1" table:formula="of:=[.G40]/[.I40]-1" office:value-type="percentage" office:value="-0.00552356269268894">
            <text:p>-0.55%</text:p>
          </table:table-cell>
          <table:table-cell table:formula="of:=MAX([.$H$2:.H40])" office:value-type="float" office:value="1.21068572128652">
            <text:p>1.2106857213</text:p>
          </table:table-cell>
          <table:table-cell table:style-name="ce1" table:formula="of:=[.H40]/[.K40]-1" office:value-type="percentage" office:value="-0.485039176961107">
            <text:p>-48.50%</text:p>
          </table:table-cell>
        </table:table-row>
        <table:table-row table:style-name="ro2">
          <table:table-cell office:value-type="float" office:value="2009.4">
            <text:p>2009.4</text:p>
          </table:table-cell>
          <table:table-cell office:value-type="float" office:value="0.970245019713615">
            <text:p>0.9702450197</text:p>
          </table:table-cell>
          <table:table-cell table:style-name="ce1" table:formula="of:=[.B41]-1" office:value-type="percentage" office:value="-0.0297549802863849">
            <text:p>-2.98%</text:p>
          </table:table-cell>
          <table:table-cell table:style-name="ce1" office:value-type="percentage" office:value="0.0939250755135548">
            <text:p>9.39%</text:p>
          </table:table-cell>
          <table:table-cell table:formula="of:=IF([.C41]&gt;[.D41];1;0)" office:value-type="float" office:value="0">
            <text:p>0</text:p>
          </table:table-cell>
          <table:table-cell table:style-name="ce3" office:value-type="date" office:date-value="2009-04-01">
            <text:p>04/01/09</text:p>
          </table:table-cell>
          <table:table-cell table:formula="of:=[.G40]*(1+[.C41])" office:value-type="float" office:value="1.27304048285607">
            <text:p>1.2730404829</text:p>
          </table:table-cell>
          <table:table-cell table:formula="of:=[.H40]*(1+[.D41])" office:value-type="float" office:value="0.682013840630501">
            <text:p>0.6820138406</text:p>
          </table:table-cell>
          <table:table-cell table:formula="of:=MAX([.$G$2:.G41])" office:value-type="float" office:value="1.31936905795107">
            <text:p>1.319369058</text:p>
          </table:table-cell>
          <table:table-cell table:style-name="ce1" table:formula="of:=[.G41]/[.I41]-1" office:value-type="percentage" office:value="-0.0351141894800423">
            <text:p>-3.51%</text:p>
          </table:table-cell>
          <table:table-cell table:formula="of:=MAX([.$H$2:.H41])" office:value-type="float" office:value="1.21068572128652">
            <text:p>1.2106857213</text:p>
          </table:table-cell>
          <table:table-cell table:style-name="ce1" table:formula="of:=[.H41]/[.K41]-1" office:value-type="percentage" office:value="-0.436671442770657">
            <text:p>-43.67%</text:p>
          </table:table-cell>
        </table:table-row>
        <table:table-row table:style-name="ro2">
          <table:table-cell office:value-type="float" office:value="2009.5">
            <text:p>2009.5</text:p>
          </table:table-cell>
          <table:table-cell office:value-type="float" office:value="0.992330236249176">
            <text:p>0.9923302362</text:p>
          </table:table-cell>
          <table:table-cell table:style-name="ce1" table:formula="of:=[.B42]-1" office:value-type="percentage" office:value="-0.00766976375082396">
            <text:p>-0.77%</text:p>
          </table:table-cell>
          <table:table-cell table:style-name="ce1" office:value-type="percentage" office:value="0.0530814266564317">
            <text:p>5.31%</text:p>
          </table:table-cell>
          <table:table-cell table:formula="of:=IF([.C42]&gt;[.D42];1;0)" office:value-type="float" office:value="0">
            <text:p>0</text:p>
          </table:table-cell>
          <table:table-cell table:style-name="ce3" office:value-type="date" office:date-value="2009-05-01">
            <text:p>05/01/09</text:p>
          </table:table-cell>
          <table:table-cell table:formula="of:=[.G41]*(1+[.C42])" office:value-type="float" office:value="1.26327656310733">
            <text:p>1.2632765631</text:p>
          </table:table-cell>
          <table:table-cell table:formula="of:=[.H41]*(1+[.D42])" office:value-type="float" office:value="0.7182161082906">
            <text:p>0.7182161083</text:p>
          </table:table-cell>
          <table:table-cell table:formula="of:=MAX([.$G$2:.G42])" office:value-type="float" office:value="1.31936905795107">
            <text:p>1.319369058</text:p>
          </table:table-cell>
          <table:table-cell table:style-name="ce1" table:formula="of:=[.G42]/[.I42]-1" office:value-type="percentage" office:value="-0.0425146356932526">
            <text:p>-4.25%</text:p>
          </table:table-cell>
          <table:table-cell table:formula="of:=MAX([.$H$2:.H42])" office:value-type="float" office:value="1.21068572128652">
            <text:p>1.2106857213</text:p>
          </table:table-cell>
          <table:table-cell table:style-name="ce1" table:formula="of:=[.H42]/[.K42]-1" office:value-type="percentage" office:value="-0.406769159276614">
            <text:p>-40.68%</text:p>
          </table:table-cell>
        </table:table-row>
        <table:table-row table:style-name="ro2">
          <table:table-cell office:value-type="float" office:value="2009.6">
            <text:p>2009.6</text:p>
          </table:table-cell>
          <table:table-cell office:value-type="float" office:value="0.977040236417367">
            <text:p>0.9770402364</text:p>
          </table:table-cell>
          <table:table-cell table:style-name="ce1" table:formula="of:=[.B43]-1" office:value-type="percentage" office:value="-0.022959763582633">
            <text:p>-2.30%</text:p>
          </table:table-cell>
          <table:table-cell table:style-name="ce1" office:value-type="percentage" office:value="0.000195835237287056">
            <text:p>0.02%</text:p>
          </table:table-cell>
          <table:table-cell table:formula="of:=IF([.C43]&gt;[.D43];1;0)" office:value-type="float" office:value="0">
            <text:p>0</text:p>
          </table:table-cell>
          <table:table-cell table:style-name="ce3" office:value-type="date" office:date-value="2009-06-01">
            <text:p>06/01/09</text:p>
          </table:table-cell>
          <table:table-cell table:formula="of:=[.G42]*(1+[.C43])" office:value-type="float" office:value="1.23427203187891">
            <text:p>1.2342720319</text:p>
          </table:table-cell>
          <table:table-cell table:formula="of:=[.H42]*(1+[.D43])" office:value-type="float" office:value="0.718356760312591">
            <text:p>0.7183567603</text:p>
          </table:table-cell>
          <table:table-cell table:formula="of:=MAX([.$G$2:.G43])" office:value-type="float" office:value="1.31936905795107">
            <text:p>1.319369058</text:p>
          </table:table-cell>
          <table:table-cell table:style-name="ce1" table:formula="of:=[.G43]/[.I43]-1" office:value-type="percentage" office:value="-0.0644982732915668">
            <text:p>-6.45%</text:p>
          </table:table-cell>
          <table:table-cell table:formula="of:=MAX([.$H$2:.H43])" office:value-type="float" office:value="1.21068572128652">
            <text:p>1.2106857213</text:p>
          </table:table-cell>
          <table:table-cell table:style-name="ce1" table:formula="of:=[.H43]/[.K43]-1" office:value-type="percentage" office:value="-0.406652983774155">
            <text:p>-40.67%</text:p>
          </table:table-cell>
        </table:table-row>
        <table:table-row table:style-name="ro2">
          <table:table-cell office:value-type="float" office:value="2009.7">
            <text:p>2009.7</text:p>
          </table:table-cell>
          <table:table-cell office:value-type="float" office:value="1.09803921568627">
            <text:p>1.0980392157</text:p>
          </table:table-cell>
          <table:table-cell table:style-name="ce1" table:formula="of:=[.B44]-1" office:value-type="percentage" office:value="0.0980392156862699">
            <text:p>9.80%</text:p>
          </table:table-cell>
          <table:table-cell table:style-name="ce1" office:value-type="percentage" office:value="0.0741417569507896">
            <text:p>7.41%</text:p>
          </table:table-cell>
          <table:table-cell table:formula="of:=IF([.C44]&gt;[.D44];1;0)" office:value-type="float" office:value="1">
            <text:p>1</text:p>
          </table:table-cell>
          <table:table-cell table:style-name="ce3" office:value-type="date" office:date-value="2009-07-01">
            <text:p>07/01/09</text:p>
          </table:table-cell>
          <table:table-cell table:formula="of:=[.G43]*(1+[.C44])" office:value-type="float" office:value="1.35527909382782">
            <text:p>1.3552790938</text:p>
          </table:table-cell>
          <table:table-cell table:formula="of:=[.H43]*(1+[.D44])" office:value-type="float" office:value="0.771616992639644">
            <text:p>0.7716169926</text:p>
          </table:table-cell>
          <table:table-cell table:formula="of:=MAX([.$G$2:.G44])" office:value-type="float" office:value="1.35527909382782">
            <text:p>1.3552790938</text:p>
          </table:table-cell>
          <table:table-cell table:style-name="ce1" table:formula="of:=[.G44]/[.I44]-1" office:value-type="percentage" office:value="0">
            <text:p>0.00%</text:p>
          </table:table-cell>
          <table:table-cell table:formula="of:=MAX([.$H$2:.H44])" office:value-type="float" office:value="1.21068572128652">
            <text:p>1.2106857213</text:p>
          </table:table-cell>
          <table:table-cell table:style-name="ce1" table:formula="of:=[.H44]/[.K44]-1" office:value-type="percentage" office:value="-0.362661193509662">
            <text:p>-36.27%</text:p>
          </table:table-cell>
        </table:table-row>
        <table:table-row table:style-name="ro2">
          <table:table-cell office:value-type="float" office:value="2009.8">
            <text:p>2009.8</text:p>
          </table:table-cell>
          <table:table-cell office:value-type="float" office:value="1.02598509052183">
            <text:p>1.0259850905</text:p>
          </table:table-cell>
          <table:table-cell table:style-name="ce1" table:formula="of:=[.B45]-1" office:value-type="percentage" office:value="0.02598509052183">
            <text:p>2.60%</text:p>
          </table:table-cell>
          <table:table-cell table:style-name="ce1" office:value-type="percentage" office:value="0.0335601733705999">
            <text:p>3.36%</text:p>
          </table:table-cell>
          <table:table-cell table:formula="of:=IF([.C45]&gt;[.D45];1;0)" office:value-type="float" office:value="0">
            <text:p>0</text:p>
          </table:table-cell>
          <table:table-cell table:style-name="ce3" office:value-type="date" office:date-value="2009-08-01">
            <text:p>08/01/09</text:p>
          </table:table-cell>
          <table:table-cell table:formula="of:=[.G44]*(1+[.C45])" office:value-type="float" office:value="1.39049614376327">
            <text:p>1.3904961438</text:p>
          </table:table-cell>
          <table:table-cell table:formula="of:=[.H44]*(1+[.D45])" office:value-type="float" office:value="0.797512592688331">
            <text:p>0.7975125927</text:p>
          </table:table-cell>
          <table:table-cell table:formula="of:=MAX([.$G$2:.G45])" office:value-type="float" office:value="1.39049614376327">
            <text:p>1.3904961438</text:p>
          </table:table-cell>
          <table:table-cell table:style-name="ce1" table:formula="of:=[.G45]/[.I45]-1" office:value-type="percentage" office:value="0">
            <text:p>0.00%</text:p>
          </table:table-cell>
          <table:table-cell table:formula="of:=MAX([.$H$2:.H45])" office:value-type="float" office:value="1.21068572128652">
            <text:p>1.2106857213</text:p>
          </table:table-cell>
          <table:table-cell table:style-name="ce1" table:formula="of:=[.H45]/[.K45]-1" office:value-type="percentage" office:value="-0.341271992668035">
            <text:p>-34.13%</text:p>
          </table:table-cell>
        </table:table-row>
        <table:table-row table:style-name="ro2">
          <table:table-cell office:value-type="float" office:value="2009.9">
            <text:p>2009.9</text:p>
          </table:table-cell>
          <table:table-cell office:value-type="float" office:value="1.07318123116659">
            <text:p>1.0731812312</text:p>
          </table:table-cell>
          <table:table-cell table:style-name="ce1" table:formula="of:=[.B46]-1" office:value-type="percentage" office:value="0.07318123116659">
            <text:p>7.32%</text:p>
          </table:table-cell>
          <table:table-cell table:style-name="ce1" office:value-type="percentage" office:value="0.0357233838255178">
            <text:p>3.57%</text:p>
          </table:table-cell>
          <table:table-cell table:formula="of:=IF([.C46]&gt;[.D46];1;0)" office:value-type="float" office:value="1">
            <text:p>1</text:p>
          </table:table-cell>
          <table:table-cell table:style-name="ce3" office:value-type="date" office:date-value="2009-09-01">
            <text:p>09/01/09</text:p>
          </table:table-cell>
          <table:table-cell table:formula="of:=[.G45]*(1+[.C46])" office:value-type="float" office:value="1.49225436349627">
            <text:p>1.4922543635</text:p>
          </table:table-cell>
          <table:table-cell table:formula="of:=[.H45]*(1+[.D46])" office:value-type="float" office:value="0.82600244114262">
            <text:p>0.8260024411</text:p>
          </table:table-cell>
          <table:table-cell table:formula="of:=MAX([.$G$2:.G46])" office:value-type="float" office:value="1.49225436349627">
            <text:p>1.4922543635</text:p>
          </table:table-cell>
          <table:table-cell table:style-name="ce1" table:formula="of:=[.G46]/[.I46]-1" office:value-type="percentage" office:value="0">
            <text:p>0.00%</text:p>
          </table:table-cell>
          <table:table-cell table:formula="of:=MAX([.$H$2:.H46])" office:value-type="float" office:value="1.21068572128652">
            <text:p>1.2106857213</text:p>
          </table:table-cell>
          <table:table-cell table:style-name="ce1" table:formula="of:=[.H46]/[.K46]-1" office:value-type="percentage" office:value="-0.317739999225497">
            <text:p>-31.77%</text:p>
          </table:table-cell>
        </table:table-row>
        <table:table-row table:style-name="ro2">
          <table:table-cell office:value-type="float" office:value="2009.1">
            <text:p>2009.1</text:p>
          </table:table-cell>
          <table:table-cell office:value-type="float" office:value="1.03411691283545">
            <text:p>1.0341169128</text:p>
          </table:table-cell>
          <table:table-cell table:style-name="ce1" table:formula="of:=[.B47]-1" office:value-type="percentage" office:value="0.0341169128354499">
            <text:p>3.41%</text:p>
          </table:table-cell>
          <table:table-cell table:style-name="ce1" office:value-type="percentage" office:value="-0.0197619858478071">
            <text:p>-1.98%</text:p>
          </table:table-cell>
          <table:table-cell table:formula="of:=IF([.C47]&gt;[.D47];1;0)" office:value-type="float" office:value="1">
            <text:p>1</text:p>
          </table:table-cell>
          <table:table-cell table:style-name="ce3" office:value-type="date" office:date-value="2009-10-01">
            <text:p>10/01/09</text:p>
          </table:table-cell>
          <table:table-cell table:formula="of:=[.G46]*(1+[.C47])" office:value-type="float" office:value="1.54316547554399">
            <text:p>1.5431654755</text:p>
          </table:table-cell>
          <table:table-cell table:formula="of:=[.H46]*(1+[.D47])" office:value-type="float" office:value="0.809678992590506">
            <text:p>0.8096789926</text:p>
          </table:table-cell>
          <table:table-cell table:formula="of:=MAX([.$G$2:.G47])" office:value-type="float" office:value="1.54316547554399">
            <text:p>1.5431654755</text:p>
          </table:table-cell>
          <table:table-cell table:style-name="ce1" table:formula="of:=[.G47]/[.I47]-1" office:value-type="percentage" office:value="0">
            <text:p>0.00%</text:p>
          </table:table-cell>
          <table:table-cell table:formula="of:=MAX([.$H$2:.H47])" office:value-type="float" office:value="1.21068572128652">
            <text:p>1.2106857213</text:p>
          </table:table-cell>
          <table:table-cell table:style-name="ce1" table:formula="of:=[.H47]/[.K47]-1" office:value-type="percentage" office:value="-0.331222811705327">
            <text:p>-33.12%</text:p>
          </table:table-cell>
        </table:table-row>
        <table:table-row table:style-name="ro2">
          <table:table-cell office:value-type="float" office:value="2009.11">
            <text:p>2009.11</text:p>
          </table:table-cell>
          <table:table-cell office:value-type="float" office:value="1.04359394187474">
            <text:p>1.0435939419</text:p>
          </table:table-cell>
          <table:table-cell table:style-name="ce1" table:formula="of:=[.B48]-1" office:value-type="percentage" office:value="0.04359394187474">
            <text:p>4.36%</text:p>
          </table:table-cell>
          <table:table-cell table:style-name="ce1" office:value-type="percentage" office:value="0.0573639969503663">
            <text:p>5.74%</text:p>
          </table:table-cell>
          <table:table-cell table:formula="of:=IF([.C48]&gt;[.D48];1;0)" office:value-type="float" office:value="0">
            <text:p>0</text:p>
          </table:table-cell>
          <table:table-cell table:style-name="ce3" office:value-type="date" office:date-value="2009-11-01">
            <text:p>11/01/09</text:p>
          </table:table-cell>
          <table:table-cell table:formula="of:=[.G47]*(1+[.C48])" office:value-type="float" office:value="1.61043814158796">
            <text:p>1.6104381416</text:p>
          </table:table-cell>
          <table:table-cell table:formula="of:=[.H47]*(1+[.D48])" office:value-type="float" office:value="0.856125415852243">
            <text:p>0.8561254159</text:p>
          </table:table-cell>
          <table:table-cell table:formula="of:=MAX([.$G$2:.G48])" office:value-type="float" office:value="1.61043814158796">
            <text:p>1.6104381416</text:p>
          </table:table-cell>
          <table:table-cell table:style-name="ce1" table:formula="of:=[.G48]/[.I48]-1" office:value-type="percentage" office:value="0">
            <text:p>0.00%</text:p>
          </table:table-cell>
          <table:table-cell table:formula="of:=MAX([.$H$2:.H48])" office:value-type="float" office:value="1.21068572128652">
            <text:p>1.2106857213</text:p>
          </table:table-cell>
          <table:table-cell table:style-name="ce1" table:formula="of:=[.H48]/[.K48]-1" office:value-type="percentage" office:value="-0.292859079115517">
            <text:p>-29.29%</text:p>
          </table:table-cell>
        </table:table-row>
        <table:table-row table:style-name="ro2">
          <table:table-cell office:value-type="float" office:value="2009.12">
            <text:p>2009.12</text:p>
          </table:table-cell>
          <table:table-cell office:value-type="float" office:value="1.0233140655106">
            <text:p>1.0233140655</text:p>
          </table:table-cell>
          <table:table-cell table:style-name="ce1" table:formula="of:=[.B49]-1" office:value-type="percentage" office:value="0.0233140655106001">
            <text:p>2.33%</text:p>
          </table:table-cell>
          <table:table-cell table:style-name="ce1" office:value-type="percentage" office:value="0.0177705977382874">
            <text:p>1.78%</text:p>
          </table:table-cell>
          <table:table-cell table:formula="of:=IF([.C49]&gt;[.D49];1;0)" office:value-type="float" office:value="1">
            <text:p>1</text:p>
          </table:table-cell>
          <table:table-cell table:style-name="ce3" office:value-type="date" office:date-value="2009-12-01">
            <text:p>12/01/09</text:p>
          </table:table-cell>
          <table:table-cell table:formula="of:=[.G48]*(1+[.C49])" office:value-type="float" office:value="1.64798400192171">
            <text:p>1.6479840019</text:p>
          </table:table-cell>
          <table:table-cell table:formula="of:=[.H48]*(1+[.D49])" office:value-type="float" office:value="0.871339276230877">
            <text:p>0.8713392762</text:p>
          </table:table-cell>
          <table:table-cell table:formula="of:=MAX([.$G$2:.G49])" office:value-type="float" office:value="1.64798400192171">
            <text:p>1.6479840019</text:p>
          </table:table-cell>
          <table:table-cell table:style-name="ce1" table:formula="of:=[.G49]/[.I49]-1" office:value-type="percentage" office:value="0">
            <text:p>0.00%</text:p>
          </table:table-cell>
          <table:table-cell table:formula="of:=MAX([.$H$2:.H49])" office:value-type="float" office:value="1.21068572128652">
            <text:p>1.2106857213</text:p>
          </table:table-cell>
          <table:table-cell table:style-name="ce1" table:formula="of:=[.H49]/[.K49]-1" office:value-type="percentage" office:value="-0.280292762266197">
            <text:p>-28.03%</text:p>
          </table:table-cell>
        </table:table-row>
        <table:table-row table:style-name="ro2">
          <table:table-cell office:value-type="float" office:value="2010.1">
            <text:p>2010.1</text:p>
          </table:table-cell>
          <table:table-cell office:value-type="float" office:value="0.956213899757779">
            <text:p>0.9562138998</text:p>
          </table:table-cell>
          <table:table-cell table:style-name="ce1" table:formula="of:=[.B50]-1" office:value-type="percentage" office:value="-0.043786100242221">
            <text:p>-4.38%</text:p>
          </table:table-cell>
          <table:table-cell table:style-name="ce1" office:value-type="percentage" office:value="-0.0369742623979912">
            <text:p>-3.70%</text:p>
          </table:table-cell>
          <table:table-cell table:formula="of:=IF([.C50]&gt;[.D50];1;0)" office:value-type="float" office:value="0">
            <text:p>0</text:p>
          </table:table-cell>
          <table:table-cell table:style-name="ce3" office:value-type="date" office:date-value="2010-01-01">
            <text:p>01/01/10</text:p>
          </table:table-cell>
          <table:table-cell table:formula="of:=[.G49]*(1+[.C50])" office:value-type="float" office:value="1.57582520921599">
            <text:p>1.5758252092</text:p>
          </table:table-cell>
          <table:table-cell table:formula="of:=[.H49]*(1+[.D50])" office:value-type="float" office:value="0.839122149193841">
            <text:p>0.8391221492</text:p>
          </table:table-cell>
          <table:table-cell table:formula="of:=MAX([.$G$2:.G50])" office:value-type="float" office:value="1.64798400192171">
            <text:p>1.6479840019</text:p>
          </table:table-cell>
          <table:table-cell table:style-name="ce1" table:formula="of:=[.G50]/[.I50]-1" office:value-type="percentage" office:value="-0.0437861002422209">
            <text:p>-4.38%</text:p>
          </table:table-cell>
          <table:table-cell table:formula="of:=MAX([.$H$2:.H50])" office:value-type="float" office:value="1.21068572128652">
            <text:p>1.2106857213</text:p>
          </table:table-cell>
          <table:table-cell table:style-name="ce1" table:formula="of:=[.H50]/[.K50]-1" office:value-type="percentage" office:value="-0.3069034065239">
            <text:p>-30.69%</text:p>
          </table:table-cell>
        </table:table-row>
        <table:table-row table:style-name="ro2">
          <table:table-cell office:value-type="float" office:value="2010.2">
            <text:p>2010.2</text:p>
          </table:table-cell>
          <table:table-cell office:value-type="float" office:value="1.00575263662512">
            <text:p>1.0057526366</text:p>
          </table:table-cell>
          <table:table-cell table:style-name="ce1" table:formula="of:=[.B51]-1" office:value-type="percentage" office:value="0.00575263662511993">
            <text:p>0.58%</text:p>
          </table:table-cell>
          <table:table-cell table:style-name="ce1" office:value-type="percentage" office:value="0.0285136934638273">
            <text:p>2.85%</text:p>
          </table:table-cell>
          <table:table-cell table:formula="of:=IF([.C51]&gt;[.D51];1;0)" office:value-type="float" office:value="0">
            <text:p>0</text:p>
          </table:table-cell>
          <table:table-cell table:style-name="ce3" office:value-type="date" office:date-value="2010-02-01">
            <text:p>02/01/10</text:p>
          </table:table-cell>
          <table:table-cell table:formula="of:=[.G50]*(1+[.C51])" office:value-type="float" office:value="1.58489035902931">
            <text:p>1.584890359</text:p>
          </table:table-cell>
          <table:table-cell table:formula="of:=[.H50]*(1+[.D51])" office:value-type="float" office:value="0.863048620934662">
            <text:p>0.8630486209</text:p>
          </table:table-cell>
          <table:table-cell table:formula="of:=MAX([.$G$2:.G51])" office:value-type="float" office:value="1.64798400192171">
            <text:p>1.6479840019</text:p>
          </table:table-cell>
          <table:table-cell table:style-name="ce1" table:formula="of:=[.G51]/[.I51]-1" office:value-type="percentage" office:value="-0.0382853491410255">
            <text:p>-3.83%</text:p>
          </table:table-cell>
          <table:table-cell table:formula="of:=MAX([.$H$2:.H51])" office:value-type="float" office:value="1.21068572128652">
            <text:p>1.2106857213</text:p>
          </table:table-cell>
          <table:table-cell table:style-name="ce1" table:formula="of:=[.H51]/[.K51]-1" office:value-type="percentage" office:value="-0.2871406627167">
            <text:p>-28.71%</text:p>
          </table:table-cell>
        </table:table-row>
        <table:table-row table:style-name="ro2">
          <table:table-cell office:value-type="float" office:value="2010.3">
            <text:p>2010.3</text:p>
          </table:table-cell>
          <table:table-cell office:value-type="float" office:value="1.0512676056338">
            <text:p>1.0512676056</text:p>
          </table:table-cell>
          <table:table-cell table:style-name="ce1" table:formula="of:=[.B52]-1" office:value-type="percentage" office:value="0.0512676056338">
            <text:p>5.13%</text:p>
          </table:table-cell>
          <table:table-cell table:style-name="ce1" office:value-type="percentage" office:value="0.0587963675542558">
            <text:p>5.88%</text:p>
          </table:table-cell>
          <table:table-cell table:formula="of:=IF([.C52]&gt;[.D52];1;0)" office:value-type="float" office:value="0">
            <text:p>0</text:p>
          </table:table-cell>
          <table:table-cell table:style-name="ce3" office:value-type="date" office:date-value="2010-03-01">
            <text:p>03/01/10</text:p>
          </table:table-cell>
          <table:table-cell table:formula="of:=[.G51]*(1+[.C52])" office:value-type="float" office:value="1.66614389292884">
            <text:p>1.6661438929</text:p>
          </table:table-cell>
          <table:table-cell table:formula="of:=[.H51]*(1+[.D52])" office:value-type="float" office:value="0.91379274486833">
            <text:p>0.9137927449</text:p>
          </table:table-cell>
          <table:table-cell table:formula="of:=MAX([.$G$2:.G52])" office:value-type="float" office:value="1.66614389292884">
            <text:p>1.6661438929</text:p>
          </table:table-cell>
          <table:table-cell table:style-name="ce1" table:formula="of:=[.G52]/[.I52]-1" office:value-type="percentage" office:value="0">
            <text:p>0.00%</text:p>
          </table:table-cell>
          <table:table-cell table:formula="of:=MAX([.$H$2:.H52])" office:value-type="float" office:value="1.21068572128652">
            <text:p>1.2106857213</text:p>
          </table:table-cell>
          <table:table-cell table:style-name="ce1" table:formula="of:=[.H52]/[.K52]-1" office:value-type="percentage" office:value="-0.245227123107308">
            <text:p>-24.52%</text:p>
          </table:table-cell>
        </table:table-row>
        <table:table-row table:style-name="ro2">
          <table:table-cell office:value-type="float" office:value="2010.4">
            <text:p>2010.4</text:p>
          </table:table-cell>
          <table:table-cell office:value-type="float" office:value="1.02219873150106">
            <text:p>1.0221987315</text:p>
          </table:table-cell>
          <table:table-cell table:style-name="ce1" table:formula="of:=[.B53]-1" office:value-type="percentage" office:value="0.0221987315010601">
            <text:p>2.22%</text:p>
          </table:table-cell>
          <table:table-cell table:style-name="ce1" office:value-type="percentage" office:value="0.01475932719359">
            <text:p>1.48%</text:p>
          </table:table-cell>
          <table:table-cell table:formula="of:=IF([.C53]&gt;[.D53];1;0)" office:value-type="float" office:value="1">
            <text:p>1</text:p>
          </table:table-cell>
          <table:table-cell table:style-name="ce3" office:value-type="date" office:date-value="2010-04-01">
            <text:p>04/01/10</text:p>
          </table:table-cell>
          <table:table-cell table:formula="of:=[.G52]*(1+[.C53])" office:value-type="float" office:value="1.7031301738501">
            <text:p>1.7031301739</text:p>
          </table:table-cell>
          <table:table-cell table:formula="of:=[.H52]*(1+[.D53])" office:value-type="float" office:value="0.927279710976971">
            <text:p>0.927279711</text:p>
          </table:table-cell>
          <table:table-cell table:formula="of:=MAX([.$G$2:.G53])" office:value-type="float" office:value="1.7031301738501">
            <text:p>1.7031301739</text:p>
          </table:table-cell>
          <table:table-cell table:style-name="ce1" table:formula="of:=[.G53]/[.I53]-1" office:value-type="percentage" office:value="0">
            <text:p>0.00%</text:p>
          </table:table-cell>
          <table:table-cell table:formula="of:=MAX([.$H$2:.H53])" office:value-type="float" office:value="1.21068572128652">
            <text:p>1.2106857213</text:p>
          </table:table-cell>
          <table:table-cell table:style-name="ce1" table:formula="of:=[.H53]/[.K53]-1" office:value-type="percentage" office:value="-0.234087183260401">
            <text:p>-23.41%</text:p>
          </table:table-cell>
        </table:table-row>
        <table:table-row table:style-name="ro2">
          <table:table-cell office:value-type="float" office:value="2010.5">
            <text:p>2010.5</text:p>
          </table:table-cell>
          <table:table-cell office:value-type="float" office:value="0.941656322042915">
            <text:p>0.941656322</text:p>
          </table:table-cell>
          <table:table-cell table:style-name="ce1" table:formula="of:=[.B54]-1" office:value-type="percentage" office:value="-0.058343677957085">
            <text:p>-5.83%</text:p>
          </table:table-cell>
          <table:table-cell table:style-name="ce1" office:value-type="percentage" office:value="-0.0819759162038949">
            <text:p>-8.20%</text:p>
          </table:table-cell>
          <table:table-cell table:formula="of:=IF([.C54]&gt;[.D54];1;0)" office:value-type="float" office:value="1">
            <text:p>1</text:p>
          </table:table-cell>
          <table:table-cell table:style-name="ce3" office:value-type="date" office:date-value="2010-05-01">
            <text:p>05/01/10</text:p>
          </table:table-cell>
          <table:table-cell table:formula="of:=[.G53]*(1+[.C54])" office:value-type="float" office:value="1.60376329546799">
            <text:p>1.6037632955</text:p>
          </table:table-cell>
          <table:table-cell table:formula="of:=[.H53]*(1+[.D54])" office:value-type="float" office:value="0.85126510709235">
            <text:p>0.8512651071</text:p>
          </table:table-cell>
          <table:table-cell table:formula="of:=MAX([.$G$2:.G54])" office:value-type="float" office:value="1.7031301738501">
            <text:p>1.7031301739</text:p>
          </table:table-cell>
          <table:table-cell table:style-name="ce1" table:formula="of:=[.G54]/[.I54]-1" office:value-type="percentage" office:value="-0.058343677957085">
            <text:p>-5.83%</text:p>
          </table:table-cell>
          <table:table-cell table:formula="of:=MAX([.$H$2:.H54])" office:value-type="float" office:value="1.21068572128652">
            <text:p>1.2106857213</text:p>
          </table:table-cell>
          <table:table-cell table:style-name="ce1" table:formula="of:=[.H54]/[.K54]-1" office:value-type="percentage" office:value="-0.296873588144936">
            <text:p>-29.69%</text:p>
          </table:table-cell>
        </table:table-row>
        <table:table-row table:style-name="ro2">
          <table:table-cell office:value-type="float" office:value="2010.6">
            <text:p>2010.6</text:p>
          </table:table-cell>
          <table:table-cell office:value-type="float" office:value="0.947517999242137">
            <text:p>0.9475179992</text:p>
          </table:table-cell>
          <table:table-cell table:style-name="ce1" table:formula="of:=[.B55]-1" office:value-type="percentage" office:value="-0.0524820007578629">
            <text:p>-5.25%</text:p>
          </table:table-cell>
          <table:table-cell table:style-name="ce1" office:value-type="percentage" office:value="-0.0538823766993144">
            <text:p>-5.39%</text:p>
          </table:table-cell>
          <table:table-cell table:formula="of:=IF([.C55]&gt;[.D55];1;0)" office:value-type="float" office:value="1">
            <text:p>1</text:p>
          </table:table-cell>
          <table:table-cell table:style-name="ce3" office:value-type="date" office:date-value="2010-06-01">
            <text:p>06/01/10</text:p>
          </table:table-cell>
          <table:table-cell table:formula="of:=[.G54]*(1+[.C55])" office:value-type="float" office:value="1.51959458897981">
            <text:p>1.519594589</text:p>
          </table:table-cell>
          <table:table-cell table:formula="of:=[.H54]*(1+[.D55])" office:value-type="float" office:value="0.805396919921018">
            <text:p>0.8053969199</text:p>
          </table:table-cell>
          <table:table-cell table:formula="of:=MAX([.$G$2:.G55])" office:value-type="float" office:value="1.7031301738501">
            <text:p>1.7031301739</text:p>
          </table:table-cell>
          <table:table-cell table:style-name="ce1" table:formula="of:=[.G55]/[.I55]-1" office:value-type="percentage" office:value="-0.107763685764188">
            <text:p>-10.78%</text:p>
          </table:table-cell>
          <table:table-cell table:formula="of:=MAX([.$H$2:.H55])" office:value-type="float" office:value="1.21068572128652">
            <text:p>1.2106857213</text:p>
          </table:table-cell>
          <table:table-cell table:style-name="ce1" table:formula="of:=[.H55]/[.K55]-1" office:value-type="percentage" office:value="-0.334759710335747">
            <text:p>-33.48%</text:p>
          </table:table-cell>
        </table:table-row>
        <table:table-row table:style-name="ro2">
          <table:table-cell office:value-type="float" office:value="2010.7">
            <text:p>2010.7</text:p>
          </table:table-cell>
          <table:table-cell office:value-type="float" office:value="0.983825559086819">
            <text:p>0.9838255591</text:p>
          </table:table-cell>
          <table:table-cell table:style-name="ce1" table:formula="of:=[.B56]-1" office:value-type="percentage" office:value="-0.0161744409131809">
            <text:p>-1.62%</text:p>
          </table:table-cell>
          <table:table-cell table:style-name="ce1" office:value-type="percentage" office:value="0.0687778327560613">
            <text:p>6.88%</text:p>
          </table:table-cell>
          <table:table-cell table:formula="of:=IF([.C56]&gt;[.D56];1;0)" office:value-type="float" office:value="0">
            <text:p>0</text:p>
          </table:table-cell>
          <table:table-cell table:style-name="ce3" office:value-type="date" office:date-value="2010-07-01">
            <text:p>07/01/10</text:p>
          </table:table-cell>
          <table:table-cell table:formula="of:=[.G55]*(1+[.C56])" office:value-type="float" office:value="1.49501599608837">
            <text:p>1.4950159961</text:p>
          </table:table-cell>
          <table:table-cell table:formula="of:=[.H55]*(1+[.D56])" office:value-type="float" office:value="0.860790374581593">
            <text:p>0.8607903746</text:p>
          </table:table-cell>
          <table:table-cell table:formula="of:=MAX([.$G$2:.G56])" office:value-type="float" office:value="1.7031301738501">
            <text:p>1.7031301739</text:p>
          </table:table-cell>
          <table:table-cell table:style-name="ce1" table:formula="of:=[.G56]/[.I56]-1" office:value-type="percentage" office:value="-0.122195109309389">
            <text:p>-12.22%</text:p>
          </table:table-cell>
          <table:table-cell table:formula="of:=MAX([.$H$2:.H56])" office:value-type="float" office:value="1.21068572128652">
            <text:p>1.2106857213</text:p>
          </table:table-cell>
          <table:table-cell table:style-name="ce1" table:formula="of:=[.H56]/[.K56]-1" office:value-type="percentage" office:value="-0.289005924950626">
            <text:p>-28.90%</text:p>
          </table:table-cell>
        </table:table-row>
        <table:table-row table:style-name="ro2">
          <table:table-cell office:value-type="float" office:value="2010.8">
            <text:p>2010.8</text:p>
          </table:table-cell>
          <table:table-cell office:value-type="float" office:value="1.02716305002079">
            <text:p>1.02716305</text:p>
          </table:table-cell>
          <table:table-cell table:style-name="ce1" table:formula="of:=[.B57]-1" office:value-type="percentage" office:value="0.02716305002079">
            <text:p>2.72%</text:p>
          </table:table-cell>
          <table:table-cell table:style-name="ce1" office:value-type="percentage" office:value="-0.0474491648511256">
            <text:p>-4.74%</text:p>
          </table:table-cell>
          <table:table-cell table:formula="of:=IF([.C57]&gt;[.D57];1;0)" office:value-type="float" office:value="1">
            <text:p>1</text:p>
          </table:table-cell>
          <table:table-cell table:style-name="ce3" office:value-type="date" office:date-value="2010-08-01">
            <text:p>08/01/10</text:p>
          </table:table-cell>
          <table:table-cell table:formula="of:=[.G56]*(1+[.C57])" office:value-type="float" office:value="1.535625190372">
            <text:p>1.5356251904</text:p>
          </table:table-cell>
          <table:table-cell table:formula="of:=[.H56]*(1+[.D57])" office:value-type="float" office:value="0.819946590195809">
            <text:p>0.8199465902</text:p>
          </table:table-cell>
          <table:table-cell table:formula="of:=MAX([.$G$2:.G57])" office:value-type="float" office:value="1.7031301738501">
            <text:p>1.7031301739</text:p>
          </table:table-cell>
          <table:table-cell table:style-name="ce1" table:formula="of:=[.G57]/[.I57]-1" office:value-type="percentage" office:value="-0.0983512511550658">
            <text:p>-9.84%</text:p>
          </table:table-cell>
          <table:table-cell table:formula="of:=MAX([.$H$2:.H57])" office:value-type="float" office:value="1.21068572128652">
            <text:p>1.2106857213</text:p>
          </table:table-cell>
          <table:table-cell table:style-name="ce1" table:formula="of:=[.H57]/[.K57]-1" office:value-type="percentage" office:value="-0.322742000025817">
            <text:p>-32.27%</text:p>
          </table:table-cell>
        </table:table-row>
        <table:table-row table:style-name="ro2">
          <table:table-cell office:value-type="float" office:value="2010.9">
            <text:p>2010.9</text:p>
          </table:table-cell>
          <table:table-cell office:value-type="float" office:value="1.02180735683509">
            <text:p>1.0218073568</text:p>
          </table:table-cell>
          <table:table-cell table:style-name="ce1" table:formula="of:=[.B58]-1" office:value-type="percentage" office:value="0.0218073568350901">
            <text:p>2.18%</text:p>
          </table:table-cell>
          <table:table-cell table:style-name="ce1" office:value-type="percentage" office:value="0.0875511040378147">
            <text:p>8.76%</text:p>
          </table:table-cell>
          <table:table-cell table:formula="of:=IF([.C58]&gt;[.D58];1;0)" office:value-type="float" office:value="0">
            <text:p>0</text:p>
          </table:table-cell>
          <table:table-cell table:style-name="ce3" office:value-type="date" office:date-value="2010-09-01">
            <text:p>09/01/10</text:p>
          </table:table-cell>
          <table:table-cell table:formula="of:=[.G57]*(1+[.C58])" office:value-type="float" office:value="1.56911311686339">
            <text:p>1.5691131169</text:p>
          </table:table-cell>
          <table:table-cell table:formula="of:=[.H57]*(1+[.D58])" office:value-type="float" office:value="0.891733819419494">
            <text:p>0.8917338194</text:p>
          </table:table-cell>
          <table:table-cell table:formula="of:=MAX([.$G$2:.G58])" office:value-type="float" office:value="1.7031301738501">
            <text:p>1.7031301739</text:p>
          </table:table-cell>
          <table:table-cell table:style-name="ce1" table:formula="of:=[.G58]/[.I58]-1" office:value-type="percentage" office:value="-0.0786886751490919">
            <text:p>-7.87%</text:p>
          </table:table-cell>
          <table:table-cell table:formula="of:=MAX([.$H$2:.H58])" office:value-type="float" office:value="1.21068572128652">
            <text:p>1.2106857213</text:p>
          </table:table-cell>
          <table:table-cell table:style-name="ce1" table:formula="of:=[.H58]/[.K58]-1" office:value-type="percentage" office:value="-0.263447314409635">
            <text:p>-26.34%</text:p>
          </table:table-cell>
        </table:table-row>
        <table:table-row table:style-name="ro2">
          <table:table-cell office:value-type="float" office:value="2010.1">
            <text:p>2010.1</text:p>
          </table:table-cell>
          <table:table-cell office:value-type="float" office:value="1.04347826086956">
            <text:p>1.0434782609</text:p>
          </table:table-cell>
          <table:table-cell table:style-name="ce1" table:formula="of:=[.B59]-1" office:value-type="percentage" office:value="0.0434782608695601">
            <text:p>4.35%</text:p>
          </table:table-cell>
          <table:table-cell table:style-name="ce1" office:value-type="percentage" office:value="0.0368559411146161">
            <text:p>3.69%</text:p>
          </table:table-cell>
          <table:table-cell table:formula="of:=IF([.C59]&gt;[.D59];1;0)" office:value-type="float" office:value="1">
            <text:p>1</text:p>
          </table:table-cell>
          <table:table-cell table:style-name="ce3" office:value-type="date" office:date-value="2010-10-01">
            <text:p>10/01/10</text:p>
          </table:table-cell>
          <table:table-cell table:formula="of:=[.G58]*(1+[.C59])" office:value-type="float" office:value="1.63733542629223">
            <text:p>1.6373354263</text:p>
          </table:table-cell>
          <table:table-cell table:formula="of:=[.H58]*(1+[.D59])" office:value-type="float" office:value="0.92459950855793">
            <text:p>0.9245995086</text:p>
          </table:table-cell>
          <table:table-cell table:formula="of:=MAX([.$G$2:.G59])" office:value-type="float" office:value="1.7031301738501">
            <text:p>1.7031301739</text:p>
          </table:table-cell>
          <table:table-cell table:style-name="ce1" table:formula="of:=[.G59]/[.I59]-1" office:value-type="percentage" office:value="-0.0386316610251441">
            <text:p>-3.86%</text:p>
          </table:table-cell>
          <table:table-cell table:formula="of:=MAX([.$H$2:.H59])" office:value-type="float" office:value="1.21068572128652">
            <text:p>1.2106857213</text:p>
          </table:table-cell>
          <table:table-cell table:style-name="ce1" table:formula="of:=[.H59]/[.K59]-1" office:value-type="percentage" office:value="-0.236300972001704">
            <text:p>-23.63%</text:p>
          </table:table-cell>
        </table:table-row>
        <table:table-row table:style-name="ro2">
          <table:table-cell office:value-type="float" office:value="2010.11">
            <text:p>2010.11</text:p>
          </table:table-cell>
          <table:table-cell office:value-type="float" office:value="1.00328151986183">
            <text:p>1.0032815199</text:p>
          </table:table-cell>
          <table:table-cell table:style-name="ce1" table:formula="of:=[.B60]-1" office:value-type="percentage" office:value="0.0032815198618299">
            <text:p>0.33%</text:p>
          </table:table-cell>
          <table:table-cell table:style-name="ce1" office:value-type="percentage" office:value="-0.00229028277808774">
            <text:p>-0.23%</text:p>
          </table:table-cell>
          <table:table-cell table:formula="of:=IF([.C60]&gt;[.D60];1;0)" office:value-type="float" office:value="1">
            <text:p>1</text:p>
          </table:table-cell>
          <table:table-cell table:style-name="ce3" office:value-type="date" office:date-value="2010-11-01">
            <text:p>11/01/10</text:p>
          </table:table-cell>
          <table:table-cell table:formula="of:=[.G59]*(1+[.C60])" office:value-type="float" office:value="1.64270837501408">
            <text:p>1.642708375</text:p>
          </table:table-cell>
          <table:table-cell table:formula="of:=[.H59]*(1+[.D60])" office:value-type="float" office:value="0.922481914226851">
            <text:p>0.9224819142</text:p>
          </table:table-cell>
          <table:table-cell table:formula="of:=MAX([.$G$2:.G60])" office:value-type="float" office:value="1.7031301738501">
            <text:p>1.7031301739</text:p>
          </table:table-cell>
          <table:table-cell table:style-name="ce1" table:formula="of:=[.G60]/[.I60]-1" office:value-type="percentage" office:value="-0.0354769117262637">
            <text:p>-3.55%</text:p>
          </table:table-cell>
          <table:table-cell table:formula="of:=MAX([.$H$2:.H60])" office:value-type="float" office:value="1.21068572128652">
            <text:p>1.2106857213</text:p>
          </table:table-cell>
          <table:table-cell table:style-name="ce1" table:formula="of:=[.H60]/[.K60]-1" office:value-type="percentage" office:value="-0.238050058733171">
            <text:p>-23.81%</text:p>
          </table:table-cell>
        </table:table-row>
        <table:table-row table:style-name="ro2">
          <table:table-cell office:value-type="float" office:value="2010.12">
            <text:p>2010.12</text:p>
          </table:table-cell>
          <table:table-cell office:value-type="float" office:value="1.03432111166918">
            <text:p>1.0343211117</text:p>
          </table:table-cell>
          <table:table-cell table:style-name="ce1" table:formula="of:=[.B61]-1" office:value-type="percentage" office:value="0.0343211116691799">
            <text:p>3.43%</text:p>
          </table:table-cell>
          <table:table-cell table:style-name="ce1" office:value-type="percentage" office:value="0.0653000720003389">
            <text:p>6.53%</text:p>
          </table:table-cell>
          <table:table-cell table:formula="of:=IF([.C61]&gt;[.D61];1;0)" office:value-type="float" office:value="0">
            <text:p>0</text:p>
          </table:table-cell>
          <table:table-cell table:style-name="ce3" office:value-type="date" office:date-value="2010-12-01">
            <text:p>12/01/10</text:p>
          </table:table-cell>
          <table:table-cell table:formula="of:=[.G60]*(1+[.C61])" office:value-type="float" office:value="1.69908795259284">
            <text:p>1.6990879526</text:p>
          </table:table-cell>
          <table:table-cell table:formula="of:=[.H60]*(1+[.D61])" office:value-type="float" office:value="0.982720049644875">
            <text:p>0.9827200496</text:p>
          </table:table-cell>
          <table:table-cell table:formula="of:=MAX([.$G$2:.G61])" office:value-type="float" office:value="1.7031301738501">
            <text:p>1.7031301739</text:p>
          </table:table-cell>
          <table:table-cell table:style-name="ce1" table:formula="of:=[.G61]/[.I61]-1" office:value-type="percentage" office:value="-0.00237340710611844">
            <text:p>-0.24%</text:p>
          </table:table-cell>
          <table:table-cell table:formula="of:=MAX([.$H$2:.H61])" office:value-type="float" office:value="1.21068572128652">
            <text:p>1.2106857213</text:p>
          </table:table-cell>
          <table:table-cell table:style-name="ce1" table:formula="of:=[.H61]/[.K61]-1" office:value-type="percentage" office:value="-0.188294672707793">
            <text:p>-18.83%</text:p>
          </table:table-cell>
        </table:table-row>
        <table:table-row table:style-name="ro2">
          <table:table-cell office:value-type="float" office:value="2011.1">
            <text:p>2011.1</text:p>
          </table:table-cell>
          <table:table-cell office:value-type="float" office:value="1.00562158689367">
            <text:p>1.0056215869</text:p>
          </table:table-cell>
          <table:table-cell table:style-name="ce1" table:formula="of:=[.B62]-1" office:value-type="percentage" office:value="0.00562158689366998">
            <text:p>0.56%</text:p>
          </table:table-cell>
          <table:table-cell table:style-name="ce1" office:value-type="percentage" office:value="0.0226455901529847">
            <text:p>2.26%</text:p>
          </table:table-cell>
          <table:table-cell table:formula="of:=IF([.C62]&gt;[.D62];1;0)" office:value-type="float" office:value="0">
            <text:p>0</text:p>
          </table:table-cell>
          <table:table-cell table:style-name="ce3" office:value-type="date" office:date-value="2011-01-01">
            <text:p>01/01/11</text:p>
          </table:table-cell>
          <table:table-cell table:formula="of:=[.G61]*(1+[.C62])" office:value-type="float" office:value="1.70863952315833">
            <text:p>1.7086395232</text:p>
          </table:table-cell>
          <table:table-cell table:formula="of:=[.H61]*(1+[.D62])" office:value-type="float" office:value="1.00497432512425">
            <text:p>1.0049743251</text:p>
          </table:table-cell>
          <table:table-cell table:formula="of:=MAX([.$G$2:.G62])" office:value-type="float" office:value="1.70863952315833">
            <text:p>1.7086395232</text:p>
          </table:table-cell>
          <table:table-cell table:style-name="ce1" table:formula="of:=[.G62]/[.I62]-1" office:value-type="percentage" office:value="0">
            <text:p>0.00%</text:p>
          </table:table-cell>
          <table:table-cell table:formula="of:=MAX([.$H$2:.H62])" office:value-type="float" office:value="1.21068572128652">
            <text:p>1.2106857213</text:p>
          </table:table-cell>
          <table:table-cell table:style-name="ce1" table:formula="of:=[.H62]/[.K62]-1" office:value-type="percentage" office:value="-0.169913126540939">
            <text:p>-16.99%</text:p>
          </table:table-cell>
        </table:table-row>
        <table:table-row table:style-name="ro2">
          <table:table-cell office:value-type="float" office:value="2011.2">
            <text:p>2011.2</text:p>
          </table:table-cell>
          <table:table-cell office:value-type="float" office:value="1.01578618318224">
            <text:p>1.0157861832</text:p>
          </table:table-cell>
          <table:table-cell table:style-name="ce1" table:formula="of:=[.B63]-1" office:value-type="percentage" office:value="0.0157861831822399">
            <text:p>1.58%</text:p>
          </table:table-cell>
          <table:table-cell table:style-name="ce1" office:value-type="percentage" office:value="0.0319565825894941">
            <text:p>3.20%</text:p>
          </table:table-cell>
          <table:table-cell table:formula="of:=IF([.C63]&gt;[.D63];1;0)" office:value-type="float" office:value="0">
            <text:p>0</text:p>
          </table:table-cell>
          <table:table-cell table:style-name="ce3" office:value-type="date" office:date-value="2011-02-01">
            <text:p>02/01/11</text:p>
          </table:table-cell>
          <table:table-cell table:formula="of:=[.G62]*(1+[.C63])" office:value-type="float" office:value="1.73561241966332">
            <text:p>1.7356124197</text:p>
          </table:table-cell>
          <table:table-cell table:formula="of:=[.H62]*(1+[.D63])" office:value-type="float" office:value="1.03708987014541">
            <text:p>1.0370898701</text:p>
          </table:table-cell>
          <table:table-cell table:formula="of:=MAX([.$G$2:.G63])" office:value-type="float" office:value="1.73561241966332">
            <text:p>1.7356124197</text:p>
          </table:table-cell>
          <table:table-cell table:style-name="ce1" table:formula="of:=[.G63]/[.I63]-1" office:value-type="percentage" office:value="0">
            <text:p>0.00%</text:p>
          </table:table-cell>
          <table:table-cell table:formula="of:=MAX([.$H$2:.H63])" office:value-type="float" office:value="1.21068572128652">
            <text:p>1.2106857213</text:p>
          </table:table-cell>
          <table:table-cell table:style-name="ce1" table:formula="of:=[.H63]/[.K63]-1" office:value-type="percentage" office:value="-0.14338638681279">
            <text:p>-14.34%</text:p>
          </table:table-cell>
        </table:table-row>
        <table:table-row table:style-name="ro2">
          <table:table-cell office:value-type="float" office:value="2011.3">
            <text:p>2011.3</text:p>
          </table:table-cell>
          <table:table-cell office:value-type="float" office:value="1.01941898399876">
            <text:p>1.019418984</text:p>
          </table:table-cell>
          <table:table-cell table:style-name="ce1" table:formula="of:=[.B64]-1" office:value-type="percentage" office:value="0.01941898399876">
            <text:p>1.94%</text:p>
          </table:table-cell>
          <table:table-cell table:style-name="ce1" office:value-type="percentage" office:value="-0.00104730187911584">
            <text:p>-0.10%</text:p>
          </table:table-cell>
          <table:table-cell table:formula="of:=IF([.C64]&gt;[.D64];1;0)" office:value-type="float" office:value="1">
            <text:p>1</text:p>
          </table:table-cell>
          <table:table-cell table:style-name="ce3" office:value-type="date" office:date-value="2011-03-01">
            <text:p>03/01/11</text:p>
          </table:table-cell>
          <table:table-cell table:formula="of:=[.G63]*(1+[.C64])" office:value-type="float" office:value="1.76931624946881">
            <text:p>1.7693162495</text:p>
          </table:table-cell>
          <table:table-cell table:formula="of:=[.H63]*(1+[.D64])" office:value-type="float" office:value="1.03600372397559">
            <text:p>1.036003724</text:p>
          </table:table-cell>
          <table:table-cell table:formula="of:=MAX([.$G$2:.G64])" office:value-type="float" office:value="1.76931624946881">
            <text:p>1.7693162495</text:p>
          </table:table-cell>
          <table:table-cell table:style-name="ce1" table:formula="of:=[.G64]/[.I64]-1" office:value-type="percentage" office:value="0">
            <text:p>0.00%</text:p>
          </table:table-cell>
          <table:table-cell table:formula="of:=MAX([.$H$2:.H64])" office:value-type="float" office:value="1.21068572128652">
            <text:p>1.2106857213</text:p>
          </table:table-cell>
          <table:table-cell table:style-name="ce1" table:formula="of:=[.H64]/[.K64]-1" office:value-type="percentage" office:value="-0.144283519859557">
            <text:p>-14.43%</text:p>
          </table:table-cell>
        </table:table-row>
        <table:table-row table:style-name="ro2">
          <table:table-cell office:value-type="float" office:value="2011.4">
            <text:p>2011.4</text:p>
          </table:table-cell>
          <table:table-cell office:value-type="float" office:value="1.02060918320958">
            <text:p>1.0206091832</text:p>
          </table:table-cell>
          <table:table-cell table:style-name="ce1" table:formula="of:=[.B65]-1" office:value-type="percentage" office:value="0.02060918320958">
            <text:p>2.06%</text:p>
          </table:table-cell>
          <table:table-cell table:style-name="ce1" office:value-type="percentage" office:value="0.0284953576250349">
            <text:p>2.85%</text:p>
          </table:table-cell>
          <table:table-cell table:formula="of:=IF([.C65]&gt;[.D65];1;0)" office:value-type="float" office:value="0">
            <text:p>0</text:p>
          </table:table-cell>
          <table:table-cell table:style-name="ce3" office:value-type="date" office:date-value="2011-04-01">
            <text:p>04/01/11</text:p>
          </table:table-cell>
          <table:table-cell table:formula="of:=[.G64]*(1+[.C65])" office:value-type="float" office:value="1.8057804122098">
            <text:p>1.8057804122</text:p>
          </table:table-cell>
          <table:table-cell table:formula="of:=[.H64]*(1+[.D65])" office:value-type="float" office:value="1.06552502059115">
            <text:p>1.0655250206</text:p>
          </table:table-cell>
          <table:table-cell table:formula="of:=MAX([.$G$2:.G65])" office:value-type="float" office:value="1.8057804122098">
            <text:p>1.8057804122</text:p>
          </table:table-cell>
          <table:table-cell table:style-name="ce1" table:formula="of:=[.G65]/[.I65]-1" office:value-type="percentage" office:value="0">
            <text:p>0.00%</text:p>
          </table:table-cell>
          <table:table-cell table:formula="of:=MAX([.$H$2:.H65])" office:value-type="float" office:value="1.21068572128652">
            <text:p>1.2106857213</text:p>
          </table:table-cell>
          <table:table-cell table:style-name="ce1" table:formula="of:=[.H65]/[.K65]-1" office:value-type="percentage" office:value="-0.119899572732319">
            <text:p>-11.99%</text:p>
          </table:table-cell>
        </table:table-row>
        <table:table-row table:style-name="ro2">
          <table:table-cell office:value-type="float" office:value="2011.5">
            <text:p>2011.5</text:p>
          </table:table-cell>
          <table:table-cell office:value-type="float" office:value="0.985976428464866">
            <text:p>0.9859764285</text:p>
          </table:table-cell>
          <table:table-cell table:style-name="ce1" table:formula="of:=[.B66]-1" office:value-type="percentage" office:value="-0.0140235715351339">
            <text:p>-1.40%</text:p>
          </table:table-cell>
          <table:table-cell table:style-name="ce1" office:value-type="percentage" office:value="-0.0135009276846018">
            <text:p>-1.35%</text:p>
          </table:table-cell>
          <table:table-cell table:formula="of:=IF([.C66]&gt;[.D66];1;0)" office:value-type="float" office:value="0">
            <text:p>0</text:p>
          </table:table-cell>
          <table:table-cell table:style-name="ce3" office:value-type="date" office:date-value="2011-05-01">
            <text:p>05/01/11</text:p>
          </table:table-cell>
          <table:table-cell table:formula="of:=[.G65]*(1+[.C66])" office:value-type="float" office:value="1.78045692142243">
            <text:p>1.7804569214</text:p>
          </table:table-cell>
          <table:table-cell table:formula="of:=[.H65]*(1+[.D66])" office:value-type="float" office:value="1.05113944434201">
            <text:p>1.0511394443</text:p>
          </table:table-cell>
          <table:table-cell table:formula="of:=MAX([.$G$2:.G66])" office:value-type="float" office:value="1.8057804122098">
            <text:p>1.8057804122</text:p>
          </table:table-cell>
          <table:table-cell table:style-name="ce1" table:formula="of:=[.G66]/[.I66]-1" office:value-type="percentage" office:value="-0.0140235715351339">
            <text:p>-1.40%</text:p>
          </table:table-cell>
          <table:table-cell table:formula="of:=MAX([.$H$2:.H66])" office:value-type="float" office:value="1.21068572128652">
            <text:p>1.2106857213</text:p>
          </table:table-cell>
          <table:table-cell table:style-name="ce1" table:formula="of:=[.H66]/[.K66]-1" office:value-type="percentage" office:value="-0.131781744956047">
            <text:p>-13.18%</text:p>
          </table:table-cell>
        </table:table-row>
        <table:table-row table:style-name="ro2">
          <table:table-cell office:value-type="float" office:value="2011.6">
            <text:p>2011.6</text:p>
          </table:table-cell>
          <table:table-cell office:value-type="float" office:value="0.997851442602824">
            <text:p>0.9978514426</text:p>
          </table:table-cell>
          <table:table-cell table:style-name="ce1" table:formula="of:=[.B67]-1" office:value-type="percentage" office:value="-0.0021485573971759">
            <text:p>-0.21%</text:p>
          </table:table-cell>
          <table:table-cell table:style-name="ce1" office:value-type="percentage" office:value="-0.0182575081772227">
            <text:p>-1.83%</text:p>
          </table:table-cell>
          <table:table-cell table:formula="of:=IF([.C67]&gt;[.D67];1;0)" office:value-type="float" office:value="1">
            <text:p>1</text:p>
          </table:table-cell>
          <table:table-cell table:style-name="ce3" office:value-type="date" office:date-value="2011-06-01">
            <text:p>06/01/11</text:p>
          </table:table-cell>
          <table:table-cell table:formula="of:=[.G66]*(1+[.C67])" office:value-type="float" office:value="1.77663150753356">
            <text:p>1.7766315075</text:p>
          </table:table-cell>
          <table:table-cell table:formula="of:=[.H66]*(1+[.D67])" office:value-type="float" office:value="1.03194825734154">
            <text:p>1.0319482573</text:p>
          </table:table-cell>
          <table:table-cell table:formula="of:=MAX([.$G$2:.G67])" office:value-type="float" office:value="1.8057804122098">
            <text:p>1.8057804122</text:p>
          </table:table-cell>
          <table:table-cell table:style-name="ce1" table:formula="of:=[.G67]/[.I67]-1" office:value-type="percentage" office:value="-0.0161419984839531">
            <text:p>-1.61%</text:p>
          </table:table-cell>
          <table:table-cell table:formula="of:=MAX([.$H$2:.H67])" office:value-type="float" office:value="1.21068572128652">
            <text:p>1.2106857213</text:p>
          </table:table-cell>
          <table:table-cell table:style-name="ce1" table:formula="of:=[.H67]/[.K67]-1" office:value-type="percentage" office:value="-0.147633246847126">
            <text:p>-14.76%</text:p>
          </table:table-cell>
        </table:table-row>
        <table:table-row table:style-name="ro2">
          <table:table-cell office:value-type="float" office:value="2011.7">
            <text:p>2011.7</text:p>
          </table:table-cell>
          <table:table-cell office:value-type="float" office:value="0.969036524875996">
            <text:p>0.9690365249</text:p>
          </table:table-cell>
          <table:table-cell table:style-name="ce1" table:formula="of:=[.B68]-1" office:value-type="percentage" office:value="-0.0309634751240039">
            <text:p>-3.10%</text:p>
          </table:table-cell>
          <table:table-cell table:style-name="ce1" office:value-type="percentage" office:value="-0.0214744366367823">
            <text:p>-2.15%</text:p>
          </table:table-cell>
          <table:table-cell table:formula="of:=IF([.C68]&gt;[.D68];1;0)" office:value-type="float" office:value="0">
            <text:p>0</text:p>
          </table:table-cell>
          <table:table-cell table:style-name="ce3" office:value-type="date" office:date-value="2011-07-01">
            <text:p>07/01/11</text:p>
          </table:table-cell>
          <table:table-cell table:formula="of:=[.G67]*(1+[.C68])" office:value-type="float" office:value="1.72162082204552">
            <text:p>1.721620822</text:p>
          </table:table-cell>
          <table:table-cell table:formula="of:=[.H67]*(1+[.D68])" office:value-type="float" office:value="1.00978774987682">
            <text:p>1.0097877499</text:p>
          </table:table-cell>
          <table:table-cell table:formula="of:=MAX([.$G$2:.G68])" office:value-type="float" office:value="1.8057804122098">
            <text:p>1.8057804122</text:p>
          </table:table-cell>
          <table:table-cell table:style-name="ce1" table:formula="of:=[.G68]/[.I68]-1" office:value-type="percentage" office:value="-0.0466056612394474">
            <text:p>-4.66%</text:p>
          </table:table-cell>
          <table:table-cell table:formula="of:=MAX([.$H$2:.H68])" office:value-type="float" office:value="1.21068572128652">
            <text:p>1.2106857213</text:p>
          </table:table-cell>
          <table:table-cell table:style-name="ce1" table:formula="of:=[.H68]/[.K68]-1" office:value-type="percentage" office:value="-0.165937342679007">
            <text:p>-16.59%</text:p>
          </table:table-cell>
        </table:table-row>
        <table:table-row table:style-name="ro2">
          <table:table-cell office:value-type="float" office:value="2011.8">
            <text:p>2011.8</text:p>
          </table:table-cell>
          <table:table-cell office:value-type="float" office:value="1.07247062810813">
            <text:p>1.0724706281</text:p>
          </table:table-cell>
          <table:table-cell table:style-name="ce1" table:formula="of:=[.B69]-1" office:value-type="percentage" office:value="0.07247062810813">
            <text:p>7.25%</text:p>
          </table:table-cell>
          <table:table-cell table:style-name="ce1" office:value-type="percentage" office:value="-0.0567910979044788">
            <text:p>-5.68%</text:p>
          </table:table-cell>
          <table:table-cell table:formula="of:=IF([.C69]&gt;[.D69];1;0)" office:value-type="float" office:value="1">
            <text:p>1</text:p>
          </table:table-cell>
          <table:table-cell table:style-name="ce3" office:value-type="date" office:date-value="2011-08-01">
            <text:p>08/01/11</text:p>
          </table:table-cell>
          <table:table-cell table:formula="of:=[.G68]*(1+[.C69])" office:value-type="float" office:value="1.84638776438319">
            <text:p>1.8463877644</text:p>
          </table:table-cell>
          <table:table-cell table:formula="of:=[.H68]*(1+[.D69])" office:value-type="float" office:value="0.952440794910819">
            <text:p>0.9524407949</text:p>
          </table:table-cell>
          <table:table-cell table:formula="of:=MAX([.$G$2:.G69])" office:value-type="float" office:value="1.84638776438319">
            <text:p>1.8463877644</text:p>
          </table:table-cell>
          <table:table-cell table:style-name="ce1" table:formula="of:=[.G69]/[.I69]-1" office:value-type="percentage" office:value="0">
            <text:p>0.00%</text:p>
          </table:table-cell>
          <table:table-cell table:formula="of:=MAX([.$H$2:.H69])" office:value-type="float" office:value="1.21068572128652">
            <text:p>1.2106857213</text:p>
          </table:table-cell>
          <table:table-cell table:style-name="ce1" table:formula="of:=[.H69]/[.K69]-1" office:value-type="percentage" office:value="-0.213304676709394">
            <text:p>-21.33%</text:p>
          </table:table-cell>
        </table:table-row>
        <table:table-row table:style-name="ro2">
          <table:table-cell office:value-type="float" office:value="2011.9">
            <text:p>2011.9</text:p>
          </table:table-cell>
          <table:table-cell office:value-type="float" office:value="0.968789809087314">
            <text:p>0.9687898091</text:p>
          </table:table-cell>
          <table:table-cell table:style-name="ce1" table:formula="of:=[.B70]-1" office:value-type="percentage" office:value="-0.031210190912686">
            <text:p>-3.12%</text:p>
          </table:table-cell>
          <table:table-cell table:style-name="ce1" office:value-type="percentage" office:value="-0.071762012979022">
            <text:p>-7.18%</text:p>
          </table:table-cell>
          <table:table-cell table:formula="of:=IF([.C70]&gt;[.D70];1;0)" office:value-type="float" office:value="1">
            <text:p>1</text:p>
          </table:table-cell>
          <table:table-cell table:style-name="ce3" office:value-type="date" office:date-value="2011-09-01">
            <text:p>09/01/11</text:p>
          </table:table-cell>
          <table:table-cell table:formula="of:=[.G69]*(1+[.C70])" office:value-type="float" office:value="1.78876164975795">
            <text:p>1.7887616498</text:p>
          </table:table-cell>
          <table:table-cell table:formula="of:=[.H69]*(1+[.D70])" office:value-type="float" office:value="0.884091726224679">
            <text:p>0.8840917262</text:p>
          </table:table-cell>
          <table:table-cell table:formula="of:=MAX([.$G$2:.G70])" office:value-type="float" office:value="1.84638776438319">
            <text:p>1.8463877644</text:p>
          </table:table-cell>
          <table:table-cell table:style-name="ce1" table:formula="of:=[.G70]/[.I70]-1" office:value-type="percentage" office:value="-0.031210190912686">
            <text:p>-3.12%</text:p>
          </table:table-cell>
          <table:table-cell table:formula="of:=MAX([.$H$2:.H70])" office:value-type="float" office:value="1.21068572128652">
            <text:p>1.2106857213</text:p>
          </table:table-cell>
          <table:table-cell table:style-name="ce1" table:formula="of:=[.H70]/[.K70]-1" office:value-type="percentage" office:value="-0.26975951670991">
            <text:p>-26.98%</text:p>
          </table:table-cell>
        </table:table-row>
        <table:table-row table:style-name="ro2">
          <table:table-cell office:value-type="float" office:value="2011.1">
            <text:p>2011.1</text:p>
          </table:table-cell>
          <table:table-cell office:value-type="float" office:value="0.985660405444361">
            <text:p>0.9856604054</text:p>
          </table:table-cell>
          <table:table-cell table:style-name="ce1" table:formula="of:=[.B71]-1" office:value-type="percentage" office:value="-0.0143395945556389">
            <text:p>-1.43%</text:p>
          </table:table-cell>
          <table:table-cell table:style-name="ce1" office:value-type="percentage" office:value="0.107723038305846">
            <text:p>10.77%</text:p>
          </table:table-cell>
          <table:table-cell table:formula="of:=IF([.C71]&gt;[.D71];1;0)" office:value-type="float" office:value="0">
            <text:p>0</text:p>
          </table:table-cell>
          <table:table-cell table:style-name="ce3" office:value-type="date" office:date-value="2011-10-01">
            <text:p>10/01/11</text:p>
          </table:table-cell>
          <table:table-cell table:formula="of:=[.G70]*(1+[.C71])" office:value-type="float" office:value="1.76311153294374">
            <text:p>1.7631115329</text:p>
          </table:table-cell>
          <table:table-cell table:formula="of:=[.H70]*(1+[.D71])" office:value-type="float" office:value="0.979328773114661">
            <text:p>0.9793287731</text:p>
          </table:table-cell>
          <table:table-cell table:formula="of:=MAX([.$G$2:.G71])" office:value-type="float" office:value="1.84638776438319">
            <text:p>1.8463877644</text:p>
          </table:table-cell>
          <table:table-cell table:style-name="ce1" table:formula="of:=[.G71]/[.I71]-1" office:value-type="percentage" office:value="-0.0451022439846328">
            <text:p>-4.51%</text:p>
          </table:table-cell>
          <table:table-cell table:formula="of:=MAX([.$H$2:.H71])" office:value-type="float" office:value="1.21068572128652">
            <text:p>1.2106857213</text:p>
          </table:table-cell>
          <table:table-cell table:style-name="ce1" table:formula="of:=[.H71]/[.K71]-1" office:value-type="percentage" office:value="-0.191095793155972">
            <text:p>-19.11%</text:p>
          </table:table-cell>
        </table:table-row>
        <table:table-row table:style-name="ro2">
          <table:table-cell office:value-type="float" office:value="2011.11">
            <text:p>2011.11</text:p>
          </table:table-cell>
          <table:table-cell office:value-type="float" office:value="1.00130046162347">
            <text:p>1.0013004616</text:p>
          </table:table-cell>
          <table:table-cell table:style-name="ce1" table:formula="of:=[.B72]-1" office:value-type="percentage" office:value="0.00130046162346997">
            <text:p>0.13%</text:p>
          </table:table-cell>
          <table:table-cell table:style-name="ce1" office:value-type="percentage" office:value="-0.00505864517673338">
            <text:p>-0.51%</text:p>
          </table:table-cell>
          <table:table-cell table:formula="of:=IF([.C72]&gt;[.D72];1;0)" office:value-type="float" office:value="1">
            <text:p>1</text:p>
          </table:table-cell>
          <table:table-cell table:style-name="ce3" office:value-type="date" office:date-value="2011-11-01">
            <text:p>11/01/11</text:p>
          </table:table-cell>
          <table:table-cell table:formula="of:=[.G71]*(1+[.C72])" office:value-type="float" office:value="1.76540439183023">
            <text:p>1.7654043918</text:p>
          </table:table-cell>
          <table:table-cell table:formula="of:=[.H71]*(1+[.D72])" office:value-type="float" office:value="0.974374696340108">
            <text:p>0.9743746963</text:p>
          </table:table-cell>
          <table:table-cell table:formula="of:=MAX([.$G$2:.G72])" office:value-type="float" office:value="1.84638776438319">
            <text:p>1.8463877644</text:p>
          </table:table-cell>
          <table:table-cell table:style-name="ce1" table:formula="of:=[.G72]/[.I72]-1" office:value-type="percentage" office:value="-0.0438604360985974">
            <text:p>-4.39%</text:p>
          </table:table-cell>
          <table:table-cell table:formula="of:=MAX([.$H$2:.H72])" office:value-type="float" office:value="1.21068572128652">
            <text:p>1.2106857213</text:p>
          </table:table-cell>
          <table:table-cell table:style-name="ce1" table:formula="of:=[.H72]/[.K72]-1" office:value-type="percentage" office:value="-0.195187752520363">
            <text:p>-19.52%</text:p>
          </table:table-cell>
        </table:table-row>
        <table:table-row table:style-name="ro2">
          <table:table-cell office:value-type="float" office:value="2011.12">
            <text:p>2011.12</text:p>
          </table:table-cell>
          <table:table-cell office:value-type="float" office:value="0.973285675056581">
            <text:p>0.9732856751</text:p>
          </table:table-cell>
          <table:table-cell table:style-name="ce1" table:formula="of:=[.B73]-1" office:value-type="percentage" office:value="-0.026714324943419">
            <text:p>-2.67%</text:p>
          </table:table-cell>
          <table:table-cell table:style-name="ce1" office:value-type="percentage" office:value="0.0085327516520175">
            <text:p>0.85%</text:p>
          </table:table-cell>
          <table:table-cell table:formula="of:=IF([.C73]&gt;[.D73];1;0)" office:value-type="float" office:value="0">
            <text:p>0</text:p>
          </table:table-cell>
          <table:table-cell table:style-name="ce3" office:value-type="date" office:date-value="2011-12-01">
            <text:p>12/01/11</text:p>
          </table:table-cell>
          <table:table-cell table:formula="of:=[.G72]*(1+[.C73])" office:value-type="float" office:value="1.71824280525034">
            <text:p>1.7182428053</text:p>
          </table:table-cell>
          <table:table-cell table:formula="of:=[.H72]*(1+[.D73])" office:value-type="float" office:value="0.982688793639989">
            <text:p>0.9826887936</text:p>
          </table:table-cell>
          <table:table-cell table:formula="of:=MAX([.$G$2:.G73])" office:value-type="float" office:value="1.84638776438319">
            <text:p>1.8463877644</text:p>
          </table:table-cell>
          <table:table-cell table:style-name="ce1" table:formula="of:=[.G73]/[.I73]-1" office:value-type="percentage" office:value="-0.0694030590999183">
            <text:p>-6.94%</text:p>
          </table:table-cell>
          <table:table-cell table:formula="of:=MAX([.$H$2:.H73])" office:value-type="float" office:value="1.21068572128652">
            <text:p>1.2106857213</text:p>
          </table:table-cell>
          <table:table-cell table:style-name="ce1" table:formula="of:=[.H73]/[.K73]-1" office:value-type="percentage" office:value="-0.188320489486117">
            <text:p>-18.83%</text:p>
          </table:table-cell>
        </table:table-row>
        <table:table-row table:style-name="ro2">
          <table:table-cell office:value-type="float" office:value="2012.1">
            <text:p>2012.1</text:p>
          </table:table-cell>
          <table:table-cell office:value-type="float" office:value="1.03604173253241">
            <text:p>1.0360417325</text:p>
          </table:table-cell>
          <table:table-cell table:style-name="ce1" table:formula="of:=[.B74]-1" office:value-type="percentage" office:value="0.0360417325324101">
            <text:p>3.60%</text:p>
          </table:table-cell>
          <table:table-cell table:style-name="ce1" office:value-type="percentage" office:value="0.0435830152671757">
            <text:p>4.36%</text:p>
          </table:table-cell>
          <table:table-cell table:formula="of:=IF([.C74]&gt;[.D74];1;0)" office:value-type="float" office:value="0">
            <text:p>0</text:p>
          </table:table-cell>
          <table:table-cell table:style-name="ce3" office:value-type="date" office:date-value="2012-01-01">
            <text:p>01/01/12</text:p>
          </table:table-cell>
          <table:table-cell table:formula="of:=[.G73]*(1+[.C74])" office:value-type="float" office:value="1.78017125286291">
            <text:p>1.7801712529</text:p>
          </table:table-cell>
          <table:table-cell table:formula="of:=[.H73]*(1+[.D74])" office:value-type="float" office:value="1.02551733433608">
            <text:p>1.0255173343</text:p>
          </table:table-cell>
          <table:table-cell table:formula="of:=MAX([.$G$2:.G74])" office:value-type="float" office:value="1.84638776438319">
            <text:p>1.8463877644</text:p>
          </table:table-cell>
          <table:table-cell table:style-name="ce1" table:formula="of:=[.G74]/[.I74]-1" office:value-type="percentage" office:value="-0.0358627330605185">
            <text:p>-3.59%</text:p>
          </table:table-cell>
          <table:table-cell table:formula="of:=MAX([.$H$2:.H74])" office:value-type="float" office:value="1.21068572128652">
            <text:p>1.2106857213</text:p>
          </table:table-cell>
          <table:table-cell table:style-name="ce1" table:formula="of:=[.H74]/[.K74]-1" office:value-type="percentage" office:value="-0.152945048987337">
            <text:p>-15.29%</text:p>
          </table:table-cell>
        </table:table-row>
        <table:table-row table:style-name="ro2">
          <table:table-cell office:value-type="float" office:value="2012.2">
            <text:p>2012.2</text:p>
          </table:table-cell>
          <table:table-cell office:value-type="float" office:value="1.03525158180175">
            <text:p>1.0352515818</text:p>
          </table:table-cell>
          <table:table-cell table:style-name="ce1" table:formula="of:=[.B75]-1" office:value-type="percentage" office:value="0.03525158180175">
            <text:p>3.53%</text:p>
          </table:table-cell>
          <table:table-cell table:style-name="ce1" office:value-type="percentage" office:value="0.0405894499432342">
            <text:p>4.06%</text:p>
          </table:table-cell>
          <table:table-cell table:formula="of:=IF([.C75]&gt;[.D75];1;0)" office:value-type="float" office:value="0">
            <text:p>0</text:p>
          </table:table-cell>
          <table:table-cell table:style-name="ce3" office:value-type="date" office:date-value="2012-02-01">
            <text:p>02/01/12</text:p>
          </table:table-cell>
          <table:table-cell table:formula="of:=[.G74]*(1+[.C75])" office:value-type="float" office:value="1.84292510540433">
            <text:p>1.8429251054</text:p>
          </table:table-cell>
          <table:table-cell table:formula="of:=[.H74]*(1+[.D75])" office:value-type="float" office:value="1.06714251884404">
            <text:p>1.0671425188</text:p>
          </table:table-cell>
          <table:table-cell table:formula="of:=MAX([.$G$2:.G75])" office:value-type="float" office:value="1.84638776438319">
            <text:p>1.8463877644</text:p>
          </table:table-cell>
          <table:table-cell table:style-name="ce1" table:formula="of:=[.G75]/[.I75]-1" office:value-type="percentage" office:value="-0.0018753693268857">
            <text:p>-0.19%</text:p>
          </table:table-cell>
          <table:table-cell table:formula="of:=MAX([.$H$2:.H75])" office:value-type="float" office:value="1.21068572128652">
            <text:p>1.2106857213</text:p>
          </table:table-cell>
          <table:table-cell table:style-name="ce1" table:formula="of:=[.H75]/[.K75]-1" office:value-type="percentage" office:value="-0.11856355445404">
            <text:p>-11.86%</text:p>
          </table:table-cell>
        </table:table-row>
        <table:table-row table:style-name="ro2">
          <table:table-cell office:value-type="float" office:value="2012.3">
            <text:p>2012.3</text:p>
          </table:table-cell>
          <table:table-cell office:value-type="float" office:value="1.02512416009349">
            <text:p>1.0251241601</text:p>
          </table:table-cell>
          <table:table-cell table:style-name="ce1" table:formula="of:=[.B76]-1" office:value-type="percentage" office:value="0.0251241600934899">
            <text:p>2.51%</text:p>
          </table:table-cell>
          <table:table-cell table:style-name="ce1" office:value-type="percentage" office:value="0.0313323765450177">
            <text:p>3.13%</text:p>
          </table:table-cell>
          <table:table-cell table:formula="of:=IF([.C76]&gt;[.D76];1;0)" office:value-type="float" office:value="0">
            <text:p>0</text:p>
          </table:table-cell>
          <table:table-cell table:style-name="ce3" office:value-type="date" office:date-value="2012-03-01">
            <text:p>03/01/12</text:p>
          </table:table-cell>
          <table:table-cell table:formula="of:=[.G75]*(1+[.C76])" office:value-type="float" office:value="1.88922705079282">
            <text:p>1.8892270508</text:p>
          </table:table-cell>
          <table:table-cell table:formula="of:=[.H75]*(1+[.D76])" office:value-type="float" office:value="1.10057863007166">
            <text:p>1.1005786301</text:p>
          </table:table-cell>
          <table:table-cell table:formula="of:=MAX([.$G$2:.G76])" office:value-type="float" office:value="1.88922705079282">
            <text:p>1.8892270508</text:p>
          </table:table-cell>
          <table:table-cell table:style-name="ce1" table:formula="of:=[.G76]/[.I76]-1" office:value-type="percentage" office:value="0">
            <text:p>0.00%</text:p>
          </table:table-cell>
          <table:table-cell table:formula="of:=MAX([.$H$2:.H76])" office:value-type="float" office:value="1.21068572128652">
            <text:p>1.2106857213</text:p>
          </table:table-cell>
          <table:table-cell table:style-name="ce1" table:formula="of:=[.H76]/[.K76]-1" office:value-type="percentage" office:value="-0.0909460558416919">
            <text:p>-9.09%</text:p>
          </table:table-cell>
        </table:table-row>
        <table:table-row table:style-name="ro2">
          <table:table-cell office:value-type="float" office:value="2012.4">
            <text:p>2012.4</text:p>
          </table:table-cell>
          <table:table-cell office:value-type="float" office:value="0.993637777463594">
            <text:p>0.9936377775</text:p>
          </table:table-cell>
          <table:table-cell table:style-name="ce1" table:formula="of:=[.B77]-1" office:value-type="percentage" office:value="-0.00636222253640595">
            <text:p>-0.64%</text:p>
          </table:table-cell>
          <table:table-cell table:style-name="ce1" office:value-type="percentage" office:value="-0.00749749728428717">
            <text:p>-0.75%</text:p>
          </table:table-cell>
          <table:table-cell table:formula="of:=IF([.C77]&gt;[.D77];1;0)" office:value-type="float" office:value="1">
            <text:p>1</text:p>
          </table:table-cell>
          <table:table-cell table:style-name="ce3" office:value-type="date" office:date-value="2012-04-01">
            <text:p>04/01/12</text:p>
          </table:table-cell>
          <table:table-cell table:formula="of:=[.G76]*(1+[.C77])" office:value-type="float" office:value="1.87720736787388">
            <text:p>1.8772073679</text:p>
          </table:table-cell>
          <table:table-cell table:formula="of:=[.H76]*(1+[.D77])" office:value-type="float" office:value="1.09232704478155">
            <text:p>1.0923270448</text:p>
          </table:table-cell>
          <table:table-cell table:formula="of:=MAX([.$G$2:.G77])" office:value-type="float" office:value="1.88922705079282">
            <text:p>1.8892270508</text:p>
          </table:table-cell>
          <table:table-cell table:style-name="ce1" table:formula="of:=[.G77]/[.I77]-1" office:value-type="percentage" office:value="-0.00636222253640595">
            <text:p>-0.64%</text:p>
          </table:table-cell>
          <table:table-cell table:formula="of:=MAX([.$H$2:.H77])" office:value-type="float" office:value="1.21068572128652">
            <text:p>1.2106857213</text:p>
          </table:table-cell>
          <table:table-cell table:style-name="ce1" table:formula="of:=[.H77]/[.K77]-1" office:value-type="percentage" office:value="-0.0977616853192894">
            <text:p>-9.78%</text:p>
          </table:table-cell>
        </table:table-row>
        <table:table-row table:style-name="ro2">
          <table:table-cell office:value-type="float" office:value="2012.5">
            <text:p>2012.5</text:p>
          </table:table-cell>
          <table:table-cell office:value-type="float" office:value="0.936191425722831">
            <text:p>0.9361914257</text:p>
          </table:table-cell>
          <table:table-cell table:style-name="ce1" table:formula="of:=[.B78]-1" office:value-type="percentage" office:value="-0.0638085742771689">
            <text:p>-6.38%</text:p>
          </table:table-cell>
          <table:table-cell table:style-name="ce1" office:value-type="percentage" office:value="-0.0626506713593866">
            <text:p>-6.27%</text:p>
          </table:table-cell>
          <table:table-cell table:formula="of:=IF([.C78]&gt;[.D78];1;0)" office:value-type="float" office:value="0">
            <text:p>0</text:p>
          </table:table-cell>
          <table:table-cell table:style-name="ce3" office:value-type="date" office:date-value="2012-05-01">
            <text:p>05/01/12</text:p>
          </table:table-cell>
          <table:table-cell table:formula="of:=[.G77]*(1+[.C78])" office:value-type="float" office:value="1.75742544210725">
            <text:p>1.7574254421</text:p>
          </table:table-cell>
          <table:table-cell table:formula="of:=[.H77]*(1+[.D78])" office:value-type="float" office:value="1.02389202208197">
            <text:p>1.0238920221</text:p>
          </table:table-cell>
          <table:table-cell table:formula="of:=MAX([.$G$2:.G78])" office:value-type="float" office:value="1.88922705079282">
            <text:p>1.8892270508</text:p>
          </table:table-cell>
          <table:table-cell table:style-name="ce1" table:formula="of:=[.G78]/[.I78]-1" office:value-type="percentage" office:value="-0.0697648324642928">
            <text:p>-6.98%</text:p>
          </table:table-cell>
          <table:table-cell table:formula="of:=MAX([.$H$2:.H78])" office:value-type="float" office:value="1.21068572128652">
            <text:p>1.2106857213</text:p>
          </table:table-cell>
          <table:table-cell table:style-name="ce1" table:formula="of:=[.H78]/[.K78]-1" office:value-type="percentage" office:value="-0.154287521460198">
            <text:p>-15.43%</text:p>
          </table:table-cell>
        </table:table-row>
        <table:table-row table:style-name="ro2">
          <table:table-cell office:value-type="float" office:value="2012.6">
            <text:p>2012.6</text:p>
          </table:table-cell>
          <table:table-cell office:value-type="float" office:value="1.04167972422438">
            <text:p>1.0416797242</text:p>
          </table:table-cell>
          <table:table-cell table:style-name="ce1" table:formula="of:=[.B79]-1" office:value-type="percentage" office:value="0.04167972422438">
            <text:p>4.17%</text:p>
          </table:table-cell>
          <table:table-cell table:style-name="ce1" office:value-type="percentage" office:value="0.0395549212793724">
            <text:p>3.96%</text:p>
          </table:table-cell>
          <table:table-cell table:formula="of:=IF([.C79]&gt;[.D79];1;0)" office:value-type="float" office:value="1">
            <text:p>1</text:p>
          </table:table-cell>
          <table:table-cell table:style-name="ce3" office:value-type="date" office:date-value="2012-06-01">
            <text:p>06/01/12</text:p>
          </table:table-cell>
          <table:table-cell table:formula="of:=[.G78]*(1+[.C79])" office:value-type="float" office:value="1.83067444987919">
            <text:p>1.8306744499</text:p>
          </table:table-cell>
          <table:table-cell table:formula="of:=[.H78]*(1+[.D79])" office:value-type="float" office:value="1.064391990414">
            <text:p>1.0643919904</text:p>
          </table:table-cell>
          <table:table-cell table:formula="of:=MAX([.$G$2:.G79])" office:value-type="float" office:value="1.88922705079282">
            <text:p>1.8892270508</text:p>
          </table:table-cell>
          <table:table-cell table:style-name="ce1" table:formula="of:=[.G79]/[.I79]-1" office:value-type="percentage" office:value="-0.0309928872175845">
            <text:p>-3.10%</text:p>
          </table:table-cell>
          <table:table-cell table:formula="of:=MAX([.$H$2:.H79])" office:value-type="float" office:value="1.21068572128652">
            <text:p>1.2106857213</text:p>
          </table:table-cell>
          <table:table-cell table:style-name="ce1" table:formula="of:=[.H79]/[.K79]-1" office:value-type="percentage" office:value="-0.120835430946573">
            <text:p>-12.08%</text:p>
          </table:table-cell>
        </table:table-row>
        <table:table-row table:style-name="ro2">
          <table:table-cell office:value-type="float" office:value="2012.7">
            <text:p>2012.7</text:p>
          </table:table-cell>
          <table:table-cell office:value-type="float" office:value="1.00348027842227">
            <text:p>1.0034802784</text:p>
          </table:table-cell>
          <table:table-cell table:style-name="ce1" table:formula="of:=[.B80]-1" office:value-type="percentage" office:value="0.00348027842227006">
            <text:p>0.35%</text:p>
          </table:table-cell>
          <table:table-cell table:style-name="ce1" office:value-type="percentage" office:value="0.0125976390438713">
            <text:p>1.26%</text:p>
          </table:table-cell>
          <table:table-cell table:formula="of:=IF([.C80]&gt;[.D80];1;0)" office:value-type="float" office:value="0">
            <text:p>0</text:p>
          </table:table-cell>
          <table:table-cell table:style-name="ce3" office:value-type="date" office:date-value="2012-07-01">
            <text:p>07/01/12</text:p>
          </table:table-cell>
          <table:table-cell table:formula="of:=[.G79]*(1+[.C80])" office:value-type="float" office:value="1.83704570666531">
            <text:p>1.8370457067</text:p>
          </table:table-cell>
          <table:table-cell table:formula="of:=[.H79]*(1+[.D80])" office:value-type="float" office:value="1.07780081651042">
            <text:p>1.0778008165</text:p>
          </table:table-cell>
          <table:table-cell table:formula="of:=MAX([.$G$2:.G80])" office:value-type="float" office:value="1.88922705079282">
            <text:p>1.8892270508</text:p>
          </table:table-cell>
          <table:table-cell table:style-name="ce1" table:formula="of:=[.G80]/[.I80]-1" office:value-type="percentage" office:value="-0.0276204726719417">
            <text:p>-2.76%</text:p>
          </table:table-cell>
          <table:table-cell table:formula="of:=MAX([.$H$2:.H80])" office:value-type="float" office:value="1.21068572128652">
            <text:p>1.2106857213</text:p>
          </table:table-cell>
          <table:table-cell table:style-name="ce1" table:formula="of:=[.H80]/[.K80]-1" office:value-type="percentage" office:value="-0.109760033045477">
            <text:p>-10.98%</text:p>
          </table:table-cell>
        </table:table-row>
        <table:table-row table:style-name="ro2">
          <table:table-cell office:value-type="float" office:value="2012.8">
            <text:p>2012.8</text:p>
          </table:table-cell>
          <table:table-cell office:value-type="float" office:value="1.03202585573674">
            <text:p>1.0320258557</text:p>
          </table:table-cell>
          <table:table-cell table:style-name="ce1" table:formula="of:=[.B81]-1" office:value-type="percentage" office:value="0.0320258557367401">
            <text:p>3.20%</text:p>
          </table:table-cell>
          <table:table-cell table:style-name="ce1" office:value-type="percentage" office:value="0.0197633616564683">
            <text:p>1.98%</text:p>
          </table:table-cell>
          <table:table-cell table:formula="of:=IF([.C81]&gt;[.D81];1;0)" office:value-type="float" office:value="1">
            <text:p>1</text:p>
          </table:table-cell>
          <table:table-cell table:style-name="ce3" office:value-type="date" office:date-value="2012-08-01">
            <text:p>08/01/12</text:p>
          </table:table-cell>
          <table:table-cell table:formula="of:=[.G80]*(1+[.C81])" office:value-type="float" office:value="1.89587866744877">
            <text:p>1.8958786674</text:p>
          </table:table-cell>
          <table:table-cell table:formula="of:=[.H80]*(1+[.D81])" office:value-type="float" office:value="1.09910178384076">
            <text:p>1.0991017838</text:p>
          </table:table-cell>
          <table:table-cell table:formula="of:=MAX([.$G$2:.G81])" office:value-type="float" office:value="1.89587866744877">
            <text:p>1.8958786674</text:p>
          </table:table-cell>
          <table:table-cell table:style-name="ce1" table:formula="of:=[.G81]/[.I81]-1" office:value-type="percentage" office:value="0">
            <text:p>0.00%</text:p>
          </table:table-cell>
          <table:table-cell table:formula="of:=MAX([.$H$2:.H81])" office:value-type="float" office:value="1.21068572128652">
            <text:p>1.2106857213</text:p>
          </table:table-cell>
          <table:table-cell table:style-name="ce1" table:formula="of:=[.H81]/[.K81]-1" office:value-type="percentage" office:value="-0.0921658986175122">
            <text:p>-9.22%</text:p>
          </table:table-cell>
        </table:table-row>
        <table:table-row table:style-name="ro2">
          <table:table-cell office:value-type="float" office:value="2012.9">
            <text:p>2012.9</text:p>
          </table:table-cell>
          <table:table-cell office:value-type="float" office:value="1.03029873991222">
            <text:p>1.0302987399</text:p>
          </table:table-cell>
          <table:table-cell table:style-name="ce1" table:formula="of:=[.B82]-1" office:value-type="percentage" office:value="0.0302987399122201">
            <text:p>3.03%</text:p>
          </table:table-cell>
          <table:table-cell table:style-name="ce1" office:value-type="percentage" office:value="0.0242360903752366">
            <text:p>2.42%</text:p>
          </table:table-cell>
          <table:table-cell table:formula="of:=IF([.C82]&gt;[.D82];1;0)" office:value-type="float" office:value="1">
            <text:p>1</text:p>
          </table:table-cell>
          <table:table-cell table:style-name="ce3" office:value-type="date" office:date-value="2012-09-01">
            <text:p>09/01/12</text:p>
          </table:table-cell>
          <table:table-cell table:formula="of:=[.G81]*(1+[.C82])" office:value-type="float" office:value="1.95332140209892">
            <text:p>1.9533214021</text:p>
          </table:table-cell>
          <table:table-cell table:formula="of:=[.H81]*(1+[.D82])" office:value-type="float" office:value="1.1257397140055">
            <text:p>1.125739714</text:p>
          </table:table-cell>
          <table:table-cell table:formula="of:=MAX([.$G$2:.G82])" office:value-type="float" office:value="1.95332140209892">
            <text:p>1.9533214021</text:p>
          </table:table-cell>
          <table:table-cell table:style-name="ce1" table:formula="of:=[.G82]/[.I82]-1" office:value-type="percentage" office:value="0">
            <text:p>0.00%</text:p>
          </table:table-cell>
          <table:table-cell table:formula="of:=MAX([.$H$2:.H82])" office:value-type="float" office:value="1.21068572128652">
            <text:p>1.2106857213</text:p>
          </table:table-cell>
          <table:table-cell table:style-name="ce1" table:formula="of:=[.H82]/[.K82]-1" office:value-type="percentage" office:value="-0.0701635492906846">
            <text:p>-7.02%</text:p>
          </table:table-cell>
        </table:table-row>
        <table:table-row table:style-name="ro2">
          <table:table-cell office:value-type="float" office:value="2012.1">
            <text:p>2012.1</text:p>
          </table:table-cell>
          <table:table-cell office:value-type="float" office:value="0.978257878078987">
            <text:p>0.9782578781</text:p>
          </table:table-cell>
          <table:table-cell table:style-name="ce1" table:formula="of:=[.B83]-1" office:value-type="percentage" office:value="-0.0217421219210129">
            <text:p>-2.17%</text:p>
          </table:table-cell>
          <table:table-cell table:style-name="ce1" office:value-type="percentage" office:value="-0.0197894035414078">
            <text:p>-1.98%</text:p>
          </table:table-cell>
          <table:table-cell table:formula="of:=IF([.C83]&gt;[.D83];1;0)" office:value-type="float" office:value="0">
            <text:p>0</text:p>
          </table:table-cell>
          <table:table-cell table:style-name="ce3" office:value-type="date" office:date-value="2012-10-01">
            <text:p>10/01/12</text:p>
          </table:table-cell>
          <table:table-cell table:formula="of:=[.G82]*(1+[.C83])" office:value-type="float" office:value="1.91085205002356">
            <text:p>1.91085205</text:p>
          </table:table-cell>
          <table:table-cell table:formula="of:=[.H82]*(1+[.D83])" office:value-type="float" office:value="1.10346199652246">
            <text:p>1.1034619965</text:p>
          </table:table-cell>
          <table:table-cell table:formula="of:=MAX([.$G$2:.G83])" office:value-type="float" office:value="1.95332140209892">
            <text:p>1.9533214021</text:p>
          </table:table-cell>
          <table:table-cell table:style-name="ce1" table:formula="of:=[.G83]/[.I83]-1" office:value-type="percentage" office:value="-0.0217421219210129">
            <text:p>-2.17%</text:p>
          </table:table-cell>
          <table:table-cell table:formula="of:=MAX([.$H$2:.H83])" office:value-type="float" office:value="1.21068572128652">
            <text:p>1.2106857213</text:p>
          </table:table-cell>
          <table:table-cell table:style-name="ce1" table:formula="of:=[.H83]/[.K83]-1" office:value-type="percentage" office:value="-0.0885644580412816">
            <text:p>-8.86%</text:p>
          </table:table-cell>
        </table:table-row>
        <table:table-row table:style-name="ro2">
          <table:table-cell office:value-type="float" office:value="2012.11">
            <text:p>2012.11</text:p>
          </table:table-cell>
          <table:table-cell office:value-type="float" office:value="1.00589225589226">
            <text:p>1.0058922559</text:p>
          </table:table-cell>
          <table:table-cell table:style-name="ce1" table:formula="of:=[.B84]-1" office:value-type="percentage" office:value="0.00589225589226006">
            <text:p>0.59%</text:p>
          </table:table-cell>
          <table:table-cell table:style-name="ce1" office:value-type="percentage" office:value="0.00284670292318157">
            <text:p>0.28%</text:p>
          </table:table-cell>
          <table:table-cell table:formula="of:=IF([.C84]&gt;[.D84];1;0)" office:value-type="float" office:value="1">
            <text:p>1</text:p>
          </table:table-cell>
          <table:table-cell table:style-name="ce3" office:value-type="date" office:date-value="2012-11-01">
            <text:p>11/01/12</text:p>
          </table:table-cell>
          <table:table-cell table:formula="of:=[.G83]*(1+[.C84])" office:value-type="float" office:value="1.92211127927455">
            <text:p>1.9221112793</text:p>
          </table:table-cell>
          <table:table-cell table:formula="of:=[.H83]*(1+[.D84])" office:value-type="float" office:value="1.10660322501358">
            <text:p>1.106603225</text:p>
          </table:table-cell>
          <table:table-cell table:formula="of:=MAX([.$G$2:.G84])" office:value-type="float" office:value="1.95332140209892">
            <text:p>1.9533214021</text:p>
          </table:table-cell>
          <table:table-cell table:style-name="ce1" table:formula="of:=[.G84]/[.I84]-1" office:value-type="percentage" office:value="-0.0159779761747521">
            <text:p>-1.60%</text:p>
          </table:table-cell>
          <table:table-cell table:formula="of:=MAX([.$H$2:.H84])" office:value-type="float" office:value="1.21068572128652">
            <text:p>1.2106857213</text:p>
          </table:table-cell>
          <table:table-cell table:style-name="ce1" table:formula="of:=[.H84]/[.K84]-1" office:value-type="percentage" office:value="-0.0859698718196961">
            <text:p>-8.60%</text:p>
          </table:table-cell>
        </table:table-row>
        <table:table-row table:style-name="ro2">
          <table:table-cell office:value-type="float" office:value="2012.12">
            <text:p>2012.12</text:p>
          </table:table-cell>
          <table:table-cell office:value-type="float" office:value="1.00070155745756">
            <text:p>1.0007015575</text:p>
          </table:table-cell>
          <table:table-cell table:style-name="ce1" table:formula="of:=[.B85]-1" office:value-type="percentage" office:value="0.000701557457559954">
            <text:p>0.07%</text:p>
          </table:table-cell>
          <table:table-cell table:style-name="ce1" office:value-type="percentage" office:value="0.00706831052549806">
            <text:p>0.71%</text:p>
          </table:table-cell>
          <table:table-cell table:formula="of:=IF([.C85]&gt;[.D85];1;0)" office:value-type="float" office:value="0">
            <text:p>0</text:p>
          </table:table-cell>
          <table:table-cell table:style-name="ce3" office:value-type="date" office:date-value="2012-12-01">
            <text:p>12/01/12</text:p>
          </table:table-cell>
          <table:table-cell table:formula="of:=[.G84]*(1+[.C85])" office:value-type="float" office:value="1.92345975077679">
            <text:p>1.9234597508</text:p>
          </table:table-cell>
          <table:table-cell table:formula="of:=[.H84]*(1+[.D85])" office:value-type="float" office:value="1.11442504023649">
            <text:p>1.1144250402</text:p>
          </table:table-cell>
          <table:table-cell table:formula="of:=MAX([.$G$2:.G85])" office:value-type="float" office:value="1.95332140209892">
            <text:p>1.9533214021</text:p>
          </table:table-cell>
          <table:table-cell table:style-name="ce1" table:formula="of:=[.G85]/[.I85]-1" office:value-type="percentage" office:value="-0.0152876281855343">
            <text:p>-1.53%</text:p>
          </table:table-cell>
          <table:table-cell table:formula="of:=MAX([.$H$2:.H85])" office:value-type="float" office:value="1.21068572128652">
            <text:p>1.2106857213</text:p>
          </table:table-cell>
          <table:table-cell table:style-name="ce1" table:formula="of:=[.H85]/[.K85]-1" office:value-type="percentage" office:value="-0.0795092230440569">
            <text:p>-7.95%</text:p>
          </table:table-cell>
        </table:table-row>
        <table:table-row table:style-name="ro2">
          <table:table-cell office:value-type="float" office:value="2013.1">
            <text:p>2013.1</text:p>
          </table:table-cell>
          <table:table-cell office:value-type="float" office:value="1.03147699757869">
            <text:p>1.0314769976</text:p>
          </table:table-cell>
          <table:table-cell table:style-name="ce1" table:formula="of:=[.B86]-1" office:value-type="percentage" office:value="0.0314769975786899">
            <text:p>3.15%</text:p>
          </table:table-cell>
          <table:table-cell table:style-name="ce1" office:value-type="percentage" office:value="0.0504280635819911">
            <text:p>5.04%</text:p>
          </table:table-cell>
          <table:table-cell table:formula="of:=IF([.C86]&gt;[.D86];1;0)" office:value-type="float" office:value="0">
            <text:p>0</text:p>
          </table:table-cell>
          <table:table-cell table:style-name="ce3" office:value-type="date" office:date-value="2013-01-01">
            <text:p>01/01/13</text:p>
          </table:table-cell>
          <table:table-cell table:formula="of:=[.G85]*(1+[.C86])" office:value-type="float" office:value="1.9840044886947">
            <text:p>1.9840044887</text:p>
          </table:table-cell>
          <table:table-cell table:formula="of:=[.H85]*(1+[.D86])" office:value-type="float" office:value="1.1706233370229">
            <text:p>1.170623337</text:p>
          </table:table-cell>
          <table:table-cell table:formula="of:=MAX([.$G$2:.G86])" office:value-type="float" office:value="1.9840044886947">
            <text:p>1.9840044887</text:p>
          </table:table-cell>
          <table:table-cell table:style-name="ce1" table:formula="of:=[.G86]/[.I86]-1" office:value-type="percentage" office:value="0">
            <text:p>0.00%</text:p>
          </table:table-cell>
          <table:table-cell table:formula="of:=MAX([.$H$2:.H86])" office:value-type="float" office:value="1.21068572128652">
            <text:p>1.2106857213</text:p>
          </table:table-cell>
          <table:table-cell table:style-name="ce1" table:formula="of:=[.H86]/[.K86]-1" office:value-type="percentage" office:value="-0.0330906556170862">
            <text:p>-3.31%</text:p>
          </table:table-cell>
        </table:table-row>
        <table:table-row table:style-name="ro2">
          <table:table-cell office:value-type="float" office:value="2013.2">
            <text:p>2013.2</text:p>
          </table:table-cell>
          <table:table-cell office:value-type="float" office:value="1.01464626650974">
            <text:p>1.0146462665</text:p>
          </table:table-cell>
          <table:table-cell table:style-name="ce1" table:formula="of:=[.B87]-1" office:value-type="percentage" office:value="0.01464626650974">
            <text:p>1.46%</text:p>
          </table:table-cell>
          <table:table-cell table:style-name="ce1" office:value-type="percentage" office:value="0.0110606030264802">
            <text:p>1.11%</text:p>
          </table:table-cell>
          <table:table-cell table:formula="of:=IF([.C87]&gt;[.D87];1;0)" office:value-type="float" office:value="1">
            <text:p>1</text:p>
          </table:table-cell>
          <table:table-cell table:style-name="ce3" office:value-type="date" office:date-value="2013-02-01">
            <text:p>02/01/13</text:p>
          </table:table-cell>
          <table:table-cell table:formula="of:=[.G86]*(1+[.C87])" office:value-type="float" office:value="2.01306274719264">
            <text:p>2.0130627472</text:p>
          </table:table-cell>
          <table:table-cell table:formula="of:=[.H86]*(1+[.D87])" office:value-type="float" office:value="1.18357113704725">
            <text:p>1.183571137</text:p>
          </table:table-cell>
          <table:table-cell table:formula="of:=MAX([.$G$2:.G87])" office:value-type="float" office:value="2.01306274719264">
            <text:p>2.0130627472</text:p>
          </table:table-cell>
          <table:table-cell table:style-name="ce1" table:formula="of:=[.G87]/[.I87]-1" office:value-type="percentage" office:value="0">
            <text:p>0.00%</text:p>
          </table:table-cell>
          <table:table-cell table:formula="of:=MAX([.$H$2:.H87])" office:value-type="float" office:value="1.21068572128652">
            <text:p>1.2106857213</text:p>
          </table:table-cell>
          <table:table-cell table:style-name="ce1" table:formula="of:=[.H87]/[.K87]-1" office:value-type="percentage" office:value="-0.0223960551962725">
            <text:p>-2.24%</text:p>
          </table:table-cell>
        </table:table-row>
        <table:table-row table:style-name="ro2">
          <table:table-cell office:value-type="float" office:value="2013.3">
            <text:p>2013.3</text:p>
          </table:table-cell>
          <table:table-cell office:value-type="float" office:value="1.02882767456758">
            <text:p>1.0288276746</text:p>
          </table:table-cell>
          <table:table-cell table:style-name="ce1" table:formula="of:=[.B88]-1" office:value-type="percentage" office:value="0.02882767456758">
            <text:p>2.88%</text:p>
          </table:table-cell>
          <table:table-cell table:style-name="ce1" office:value-type="percentage" office:value="0.0359877994031743">
            <text:p>3.60%</text:p>
          </table:table-cell>
          <table:table-cell table:formula="of:=IF([.C88]&gt;[.D88];1;0)" office:value-type="float" office:value="0">
            <text:p>0</text:p>
          </table:table-cell>
          <table:table-cell table:style-name="ce3" office:value-type="date" office:date-value="2013-03-01">
            <text:p>03/01/13</text:p>
          </table:table-cell>
          <table:table-cell table:formula="of:=[.G87]*(1+[.C88])" office:value-type="float" office:value="2.07109466495283">
            <text:p>2.071094665</text:p>
          </table:table-cell>
          <table:table-cell table:formula="of:=[.H87]*(1+[.D88])" office:value-type="float" office:value="1.22616525770669">
            <text:p>1.2261652577</text:p>
          </table:table-cell>
          <table:table-cell table:formula="of:=MAX([.$G$2:.G88])" office:value-type="float" office:value="2.07109466495283">
            <text:p>2.071094665</text:p>
          </table:table-cell>
          <table:table-cell table:style-name="ce1" table:formula="of:=[.G88]/[.I88]-1" office:value-type="percentage" office:value="0">
            <text:p>0.00%</text:p>
          </table:table-cell>
          <table:table-cell table:formula="of:=MAX([.$H$2:.H88])" office:value-type="float" office:value="1.22616525770669">
            <text:p>1.2261652577</text:p>
          </table:table-cell>
          <table:table-cell table:style-name="ce1" table:formula="of:=[.H88]/[.K88]-1" office:value-type="percentage" office:value="0">
            <text:p>0.00%</text:p>
          </table:table-cell>
        </table:table-row>
        <table:table-row table:style-name="ro2">
          <table:table-cell office:value-type="float" office:value="2013.4">
            <text:p>2013.4</text:p>
          </table:table-cell>
          <table:table-cell office:value-type="float" office:value="1.01542480408011">
            <text:p>1.0154248041</text:p>
          </table:table-cell>
          <table:table-cell table:style-name="ce1" table:formula="of:=[.B89]-1" office:value-type="percentage" office:value="0.0154248040801099">
            <text:p>1.54%</text:p>
          </table:table-cell>
          <table:table-cell table:style-name="ce1" office:value-type="percentage" office:value="0.018085763992888">
            <text:p>1.81%</text:p>
          </table:table-cell>
          <table:table-cell table:formula="of:=IF([.C89]&gt;[.D89];1;0)" office:value-type="float" office:value="0">
            <text:p>0</text:p>
          </table:table-cell>
          <table:table-cell table:style-name="ce3" office:value-type="date" office:date-value="2013-04-01">
            <text:p>04/01/13</text:p>
          </table:table-cell>
          <table:table-cell table:formula="of:=[.G88]*(1+[.C89])" office:value-type="float" office:value="2.10304089439109">
            <text:p>2.1030408944</text:p>
          </table:table-cell>
          <table:table-cell table:formula="of:=[.H88]*(1+[.D89])" office:value-type="float" office:value="1.24834139317385">
            <text:p>1.2483413932</text:p>
          </table:table-cell>
          <table:table-cell table:formula="of:=MAX([.$G$2:.G89])" office:value-type="float" office:value="2.10304089439109">
            <text:p>2.1030408944</text:p>
          </table:table-cell>
          <table:table-cell table:style-name="ce1" table:formula="of:=[.G89]/[.I89]-1" office:value-type="percentage" office:value="0">
            <text:p>0.00%</text:p>
          </table:table-cell>
          <table:table-cell table:formula="of:=MAX([.$H$2:.H89])" office:value-type="float" office:value="1.24834139317385">
            <text:p>1.2483413932</text:p>
          </table:table-cell>
          <table:table-cell table:style-name="ce1" table:formula="of:=[.H89]/[.K89]-1" office:value-type="percentage" office:value="0">
            <text:p>0.00%</text:p>
          </table:table-cell>
        </table:table-row>
        <table:table-row table:style-name="ro2">
          <table:table-cell office:value-type="float" office:value="2013.5">
            <text:p>2013.5</text:p>
          </table:table-cell>
          <table:table-cell office:value-type="float" office:value="1.03822667318026">
            <text:p>1.0382266732</text:p>
          </table:table-cell>
          <table:table-cell table:style-name="ce1" table:formula="of:=[.B90]-1" office:value-type="percentage" office:value="0.0382266731802601">
            <text:p>3.82%</text:p>
          </table:table-cell>
          <table:table-cell table:style-name="ce1" office:value-type="percentage" office:value="0.0207627834774065">
            <text:p>2.08%</text:p>
          </table:table-cell>
          <table:table-cell table:formula="of:=IF([.C90]&gt;[.D90];1;0)" office:value-type="float" office:value="1">
            <text:p>1</text:p>
          </table:table-cell>
          <table:table-cell table:style-name="ce3" office:value-type="date" office:date-value="2013-05-01">
            <text:p>05/01/13</text:p>
          </table:table-cell>
          <table:table-cell table:formula="of:=[.G89]*(1+[.C90])" office:value-type="float" office:value="2.1834331513457">
            <text:p>2.1834331513</text:p>
          </table:table-cell>
          <table:table-cell table:formula="of:=[.H89]*(1+[.D90])" office:value-type="float" office:value="1.2742604352262">
            <text:p>1.2742604352</text:p>
          </table:table-cell>
          <table:table-cell table:formula="of:=MAX([.$G$2:.G90])" office:value-type="float" office:value="2.1834331513457">
            <text:p>2.1834331513</text:p>
          </table:table-cell>
          <table:table-cell table:style-name="ce1" table:formula="of:=[.G90]/[.I90]-1" office:value-type="percentage" office:value="0">
            <text:p>0.00%</text:p>
          </table:table-cell>
          <table:table-cell table:formula="of:=MAX([.$H$2:.H90])" office:value-type="float" office:value="1.2742604352262">
            <text:p>1.2742604352</text:p>
          </table:table-cell>
          <table:table-cell table:style-name="ce1" table:formula="of:=[.H90]/[.K90]-1" office:value-type="percentage" office:value="0">
            <text:p>0.00%</text:p>
          </table:table-cell>
        </table:table-row>
        <table:table-row table:style-name="ro2">
          <table:table-cell office:value-type="float" office:value="2013.6">
            <text:p>2013.6</text:p>
          </table:table-cell>
          <table:table-cell office:value-type="float" office:value="0.991528457224675">
            <text:p>0.9915284572</text:p>
          </table:table-cell>
          <table:table-cell table:style-name="ce1" table:formula="of:=[.B91]-1" office:value-type="percentage" office:value="-0.00847154277532491">
            <text:p>-0.85%</text:p>
          </table:table-cell>
          <table:table-cell table:style-name="ce1" office:value-type="percentage" office:value="-0.0149993254596074">
            <text:p>-1.50%</text:p>
          </table:table-cell>
          <table:table-cell table:formula="of:=IF([.C91]&gt;[.D91];1;0)" office:value-type="float" office:value="1">
            <text:p>1</text:p>
          </table:table-cell>
          <table:table-cell table:style-name="ce3" office:value-type="date" office:date-value="2013-06-01">
            <text:p>06/01/13</text:p>
          </table:table-cell>
          <table:table-cell table:formula="of:=[.G90]*(1+[.C91])" office:value-type="float" office:value="2.16493610400701">
            <text:p>2.164936104</text:p>
          </table:table-cell>
          <table:table-cell table:formula="of:=[.H90]*(1+[.D91])" office:value-type="float" office:value="1.25514738823795">
            <text:p>1.2551473882</text:p>
          </table:table-cell>
          <table:table-cell table:formula="of:=MAX([.$G$2:.G91])" office:value-type="float" office:value="2.1834331513457">
            <text:p>2.1834331513</text:p>
          </table:table-cell>
          <table:table-cell table:style-name="ce1" table:formula="of:=[.G91]/[.I91]-1" office:value-type="percentage" office:value="-0.00847154277532491">
            <text:p>-0.85%</text:p>
          </table:table-cell>
          <table:table-cell table:formula="of:=MAX([.$H$2:.H91])" office:value-type="float" office:value="1.2742604352262">
            <text:p>1.2742604352</text:p>
          </table:table-cell>
          <table:table-cell table:style-name="ce1" table:formula="of:=[.H91]/[.K91]-1" office:value-type="percentage" office:value="-0.0149993254596074">
            <text:p>-1.50%</text:p>
          </table:table-cell>
        </table:table-row>
        <table:table-row table:style-name="ro2">
          <table:table-cell office:value-type="float" office:value="2013.7">
            <text:p>2013.7</text:p>
          </table:table-cell>
          <table:table-cell office:value-type="float" office:value="1.04875705536207">
            <text:p>1.0487570554</text:p>
          </table:table-cell>
          <table:table-cell table:style-name="ce1" table:formula="of:=[.B92]-1" office:value-type="percentage" office:value="0.04875705536207">
            <text:p>4.88%</text:p>
          </table:table-cell>
          <table:table-cell table:style-name="ce1" office:value-type="percentage" office:value="0.0494621112134872">
            <text:p>4.95%</text:p>
          </table:table-cell>
          <table:table-cell table:formula="of:=IF([.C92]&gt;[.D92];1;0)" office:value-type="float" office:value="0">
            <text:p>0</text:p>
          </table:table-cell>
          <table:table-cell table:style-name="ce3" office:value-type="date" office:date-value="2013-07-01">
            <text:p>07/01/13</text:p>
          </table:table-cell>
          <table:table-cell table:formula="of:=[.G91]*(1+[.C92])" office:value-type="float" office:value="2.27049201348542">
            <text:p>2.2704920135</text:p>
          </table:table-cell>
          <table:table-cell table:formula="of:=[.H91]*(1+[.D92])" office:value-type="float" office:value="1.31722962794429">
            <text:p>1.3172296279</text:p>
          </table:table-cell>
          <table:table-cell table:formula="of:=MAX([.$G$2:.G92])" office:value-type="float" office:value="2.27049201348542">
            <text:p>2.2704920135</text:p>
          </table:table-cell>
          <table:table-cell table:style-name="ce1" table:formula="of:=[.G92]/[.I92]-1" office:value-type="percentage" office:value="0">
            <text:p>0.00%</text:p>
          </table:table-cell>
          <table:table-cell table:formula="of:=MAX([.$H$2:.H92])" office:value-type="float" office:value="1.31722962794429">
            <text:p>1.3172296279</text:p>
          </table:table-cell>
          <table:table-cell table:style-name="ce1" table:formula="of:=[.H92]/[.K92]-1" office:value-type="percentage" office:value="0">
            <text:p>0.00%</text:p>
          </table:table-cell>
        </table:table-row>
        <table:table-row table:style-name="ro2">
          <table:table-cell office:value-type="float" office:value="2013.8">
            <text:p>2013.8</text:p>
          </table:table-cell>
          <table:table-cell office:value-type="float" office:value="0.962741334537654">
            <text:p>0.9627413345</text:p>
          </table:table-cell>
          <table:table-cell table:style-name="ce1" table:formula="of:=[.B93]-1" office:value-type="percentage" office:value="-0.0372586654623459">
            <text:p>-3.73%</text:p>
          </table:table-cell>
          <table:table-cell table:style-name="ce1" office:value-type="percentage" office:value="-0.0312980133236046">
            <text:p>-3.13%</text:p>
          </table:table-cell>
          <table:table-cell table:formula="of:=IF([.C93]&gt;[.D93];1;0)" office:value-type="float" office:value="0">
            <text:p>0</text:p>
          </table:table-cell>
          <table:table-cell table:style-name="ce3" office:value-type="date" office:date-value="2013-08-01">
            <text:p>08/01/13</text:p>
          </table:table-cell>
          <table:table-cell table:formula="of:=[.G92]*(1+[.C93])" office:value-type="float" office:value="2.18589651112004">
            <text:p>2.1858965111</text:p>
          </table:table-cell>
          <table:table-cell table:formula="of:=[.H92]*(1+[.D93])" office:value-type="float" office:value="1.27600295749864">
            <text:p>1.2760029575</text:p>
          </table:table-cell>
          <table:table-cell table:formula="of:=MAX([.$G$2:.G93])" office:value-type="float" office:value="2.27049201348542">
            <text:p>2.2704920135</text:p>
          </table:table-cell>
          <table:table-cell table:style-name="ce1" table:formula="of:=[.G93]/[.I93]-1" office:value-type="percentage" office:value="-0.0372586654623459">
            <text:p>-3.73%</text:p>
          </table:table-cell>
          <table:table-cell table:formula="of:=MAX([.$H$2:.H93])" office:value-type="float" office:value="1.31722962794429">
            <text:p>1.3172296279</text:p>
          </table:table-cell>
          <table:table-cell table:style-name="ce1" table:formula="of:=[.H93]/[.K93]-1" office:value-type="percentage" office:value="-0.0312980133236045">
            <text:p>-3.13%</text:p>
          </table:table-cell>
        </table:table-row>
        <table:table-row table:style-name="ro2">
          <table:table-cell office:value-type="string">
            <text:p>pct positive</text:p>
          </table:table-cell>
          <table:table-cell/>
          <table:table-cell table:style-name="ce1" table:formula="of:=COUNTIF([.C2:.C93];&quot;&gt;0&quot;)/COUNT([.C2:.C93])" office:value-type="percentage" office:value="0.630434782608696">
            <text:p>63.04%</text:p>
          </table:table-cell>
          <table:table-cell table:style-name="ce1" table:formula="of:=COUNTIF([.D2:.D93];&quot;&gt;0&quot;)/COUNT([.D2:.D93])" office:value-type="percentage" office:value="0.630434782608696">
            <text:p>63.04%</text:p>
          </table:table-cell>
          <table:table-cell table:style-name="ce1" table:formula="of:=SUM([.E2:.E93])/COUNT([.E2:.E93])" office:value-type="percentage" office:value="0.456521739130435">
            <text:p>45.65%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string">
            <text:p>average</text:p>
          </table:table-cell>
          <table:table-cell/>
          <table:table-cell table:formula="of:=AVERAGE([.C2:.C93])" office:value-type="percentage" office:value="0.0090353567620289">
            <text:p>0.90%</text:p>
          </table:table-cell>
          <table:table-cell table:formula="of:=AVERAGE([.D2:.D93])" office:value-type="percentage" office:value="0.00402985218281915">
            <text:p>0.40%</text:p>
          </table:table-cell>
          <table:table-cell table:number-columns-repeated="8"/>
        </table:table-row>
        <table:table-row table:style-name="ro2">
          <table:table-cell office:value-type="string">
            <text:p>std</text:p>
          </table:table-cell>
          <table:table-cell/>
          <table:table-cell table:style-name="ce1" table:formula="of:=STDEV([.C2:.C93])" office:value-type="percentage" office:value="0.0318749409299686">
            <text:p>3.19%</text:p>
          </table:table-cell>
          <table:table-cell table:style-name="ce1" table:formula="of:=STDEV([.D2:.D93])" office:value-type="percentage" office:value="0.0467232688622592">
            <text:p>4.67%</text:p>
          </table:table-cell>
          <table:table-cell table:number-columns-repeated="8"/>
        </table:table-row>
        <table:table-row table:style-name="ro2">
          <table:table-cell office:value-type="string">
            <text:p>SR</text:p>
          </table:table-cell>
          <table:table-cell/>
          <table:table-cell table:style-name="ce2" table:formula="of:=[.C95]/[.C96]*12/SQRT(12)" office:value-type="float" office:value="0.981943590780514">
            <text:p>0.98</text:p>
          </table:table-cell>
          <table:table-cell table:style-name="ce2" table:formula="of:=[.D95]/[.D96]*12/SQRT(12)" office:value-type="float" office:value="0.298776558130466">
            <text:p>0.30</text:p>
          </table:table-cell>
          <table:table-cell table:number-columns-repeated="8"/>
        </table:table-row>
        <table:table-row table:style-name="ro2">
          <table:table-cell office:value-type="string">
            <text:p>CAGR</text:p>
          </table:table-cell>
          <table:table-cell/>
          <table:table-cell table:style-name="ce1" table:formula="of:=(1+[.C95])^12-1" office:value-type="percentage" office:value="0.113977992322615">
            <text:p>11.40%</text:p>
          </table:table-cell>
          <table:table-cell table:style-name="ce1" table:formula="of:=(1+[.D95])^12-1" office:value-type="percentage" office:value="0.049444575951114">
            <text:p>4.94%</text:p>
          </table:table-cell>
          <table:table-cell table:number-columns-repeated="8"/>
        </table:table-row>
        <table:table-row table:style-name="ro2">
          <table:table-cell office:value-type="string">
            <text:p>Worst Month</text:p>
          </table:table-cell>
          <table:table-cell/>
          <table:table-cell table:formula="of:=MIN([.J2:.J93])" office:value-type="percentage" office:value="-0.122195109309389">
            <text:p>-12.22%</text:p>
          </table:table-cell>
          <table:table-cell table:formula="of:=MIN([.L2:.L93])" office:value-type="percentage" office:value="-0.525558610540991">
            <text:p>-52.56%</text:p>
          </table:table-cell>
          <table:table-cell table:number-columns-repeated="8"/>
        </table:table-row>
        <table:table-row table:style-name="ro2" table:number-rows-repeated="104847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gc 70-3" table:style-name="ta1">
        <table:shapes>
          <draw:frame draw:z-index="0" draw:style-name="gr1" svg:width="6.298in" svg:height="3.5398in" svg:x="1.1386in" svg:y="0.5882in">
            <draw:object draw:notify-on-update-of-ranges="'gc 70-3'.F2:'gc 70-3'.F93 'gc 70-3'.G1:'gc 70-3'.G1 'gc 70-3'.G2:'gc 70-3'.G93 'gc 70-3'.H1:'gc 70-3'.H1 'gc 70-3'.H2:'gc 70-3'.H9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>
            <text:p>monthly</text:p>
          </table:table-cell>
          <table:table-cell table:style-name="Default" office:value-type="string">
            <text:p>LAA</text:p>
          </table:table-cell>
          <table:table-cell table:style-name="Default" office:value-type="string">
            <text:p>SPX</text:p>
          </table:table-cell>
          <table:table-cell office:value-type="string">
            <text:p>LAA &gt; SPX</text:p>
          </table:table-cell>
          <table:table-cell table:style-name="Default"/>
          <table:table-cell office:value-type="string">
            <text:p>Equity LAA</text:p>
          </table:table-cell>
          <table:table-cell office:value-type="string">
            <text:p>Equity SPX</text:p>
          </table:table-cell>
          <table:table-cell office:value-type="string">
            <text:p>max LAA</text:p>
          </table:table-cell>
          <table:table-cell table:style-name="Default" office:value-type="string">
            <text:p>drawdown LAA</text:p>
          </table:table-cell>
          <table:table-cell office:value-type="string">
            <text:p>max SPX</text:p>
          </table:table-cell>
          <table:table-cell table:style-name="Default" office:value-type="string">
            <text:p>drawdown SPX</text:p>
          </table:table-cell>
        </table:table-row>
        <table:table-row table:style-name="ro2">
          <table:table-cell office:value-type="float" office:value="2006.1">
            <text:p>2006.1</text:p>
          </table:table-cell>
          <table:table-cell office:value-type="float" office:value="1.00657813551984">
            <text:p>1.0065781355</text:p>
          </table:table-cell>
          <table:table-cell table:formula="of:=[.B2]-1" office:value-type="percentage" office:value="0.00657813551983999">
            <text:p>0.66%</text:p>
          </table:table-cell>
          <table:table-cell office:value-type="percentage" office:value="0.025466838635253">
            <text:p>2.55%</text:p>
          </table:table-cell>
          <table:table-cell table:formula="of:=IF([.C2]&gt;[.D2];1;0)" office:value-type="float" office:value="0">
            <text:p>0</text:p>
          </table:table-cell>
          <table:table-cell office:value-type="date" office:date-value="2006-01-01">
            <text:p>01/01/06</text:p>
          </table:table-cell>
          <table:table-cell table:formula="of:=[.B2]" office:value-type="float" office:value="1.00657813551984">
            <text:p>1.0065781355</text:p>
          </table:table-cell>
          <table:table-cell table:formula="of:=(1+[.D2]/100)" office:value-type="float" office:value="1.00025466838635">
            <text:p>1.0002546684</text:p>
          </table:table-cell>
          <table:table-cell table:formula="of:=MAX([.$G$2:.G2])" office:value-type="float" office:value="1.00657813551984">
            <text:p>1.0065781355</text:p>
          </table:table-cell>
          <table:table-cell table:formula="of:=[.G2]/[.I2]-1" office:value-type="percentage" office:value="0">
            <text:p>0.00%</text:p>
          </table:table-cell>
          <table:table-cell table:formula="of:=MAX([.$H$2:.H2])" office:value-type="float" office:value="1.00025466838635">
            <text:p>1.0002546684</text:p>
          </table:table-cell>
          <table:table-cell table:formula="of:=[.H2]/[.K2]-1" office:value-type="percentage" office:value="0">
            <text:p>0.00%</text:p>
          </table:table-cell>
        </table:table-row>
        <table:table-row table:style-name="ro2">
          <table:table-cell office:value-type="float" office:value="2006.2">
            <text:p>2006.2</text:p>
          </table:table-cell>
          <table:table-cell office:value-type="float" office:value="1.01097157376279">
            <text:p>1.0109715738</text:p>
          </table:table-cell>
          <table:table-cell table:formula="of:=[.B3]-1" office:value-type="percentage" office:value="0.01097157376279">
            <text:p>1.10%</text:p>
          </table:table-cell>
          <table:table-cell office:value-type="percentage" office:value="0.000453096681457543">
            <text:p>0.05%</text:p>
          </table:table-cell>
          <table:table-cell table:formula="of:=IF([.C3]&gt;[.D3];1;0)" office:value-type="float" office:value="1">
            <text:p>1</text:p>
          </table:table-cell>
          <table:table-cell office:value-type="date" office:date-value="2006-02-01">
            <text:p>02/01/06</text:p>
          </table:table-cell>
          <table:table-cell table:formula="of:=[.G2]*(1+[.C3])" office:value-type="float" office:value="1.01762188178171">
            <text:p>1.0176218818</text:p>
          </table:table-cell>
          <table:table-cell table:formula="of:=[.H2]*(1+[.D3])" office:value-type="float" office:value="1.00070788045721">
            <text:p>1.0007078805</text:p>
          </table:table-cell>
          <table:table-cell table:formula="of:=MAX([.$G$2:.G3])" office:value-type="float" office:value="1.01762188178171">
            <text:p>1.0176218818</text:p>
          </table:table-cell>
          <table:table-cell table:formula="of:=[.G3]/[.I3]-1" office:value-type="percentage" office:value="0">
            <text:p>0.00%</text:p>
          </table:table-cell>
          <table:table-cell table:formula="of:=MAX([.$H$2:.H3])" office:value-type="float" office:value="1.00070788045721">
            <text:p>1.0007078805</text:p>
          </table:table-cell>
          <table:table-cell table:formula="of:=[.H3]/[.K3]-1" office:value-type="percentage" office:value="0">
            <text:p>0.00%</text:p>
          </table:table-cell>
        </table:table-row>
        <table:table-row table:style-name="ro2">
          <table:table-cell office:value-type="float" office:value="2006.3">
            <text:p>2006.3</text:p>
          </table:table-cell>
          <table:table-cell office:value-type="float" office:value="1.00513627420121">
            <text:p>1.0051362742</text:p>
          </table:table-cell>
          <table:table-cell table:formula="of:=[.B4]-1" office:value-type="percentage" office:value="0.00513627420120999">
            <text:p>0.51%</text:p>
          </table:table-cell>
          <table:table-cell office:value-type="percentage" office:value="0.0110958412068776">
            <text:p>1.11%</text:p>
          </table:table-cell>
          <table:table-cell table:formula="of:=IF([.C4]&gt;[.D4];1;0)" office:value-type="float" office:value="0">
            <text:p>0</text:p>
          </table:table-cell>
          <table:table-cell office:value-type="date" office:date-value="2006-03-01">
            <text:p>03/01/06</text:p>
          </table:table-cell>
          <table:table-cell table:formula="of:=[.G3]*(1+[.C4])" office:value-type="float" office:value="1.02284866679969">
            <text:p>1.0228486668</text:p>
          </table:table-cell>
          <table:table-cell table:formula="of:=[.H3]*(1+[.D4])" office:value-type="float" office:value="1.01181157619324">
            <text:p>1.0118115762</text:p>
          </table:table-cell>
          <table:table-cell table:formula="of:=MAX([.$G$2:.G4])" office:value-type="float" office:value="1.02284866679969">
            <text:p>1.0228486668</text:p>
          </table:table-cell>
          <table:table-cell table:formula="of:=[.G4]/[.I4]-1" office:value-type="percentage" office:value="0">
            <text:p>0.00%</text:p>
          </table:table-cell>
          <table:table-cell table:formula="of:=MAX([.$H$2:.H4])" office:value-type="float" office:value="1.01181157619324">
            <text:p>1.0118115762</text:p>
          </table:table-cell>
          <table:table-cell table:formula="of:=[.H4]/[.K4]-1" office:value-type="percentage" office:value="0">
            <text:p>0.00%</text:p>
          </table:table-cell>
        </table:table-row>
        <table:table-row table:style-name="ro2">
          <table:table-cell office:value-type="float" office:value="2006.4">
            <text:p>2006.4</text:p>
          </table:table-cell>
          <table:table-cell office:value-type="float" office:value="0.99967380493185">
            <text:p>0.9996738049</text:p>
          </table:table-cell>
          <table:table-cell table:formula="of:=[.B5]-1" office:value-type="percentage" office:value="-0.000326195068150015">
            <text:p>-0.03%</text:p>
          </table:table-cell>
          <table:table-cell office:value-type="percentage" office:value="0.0121556604137867">
            <text:p>1.22%</text:p>
          </table:table-cell>
          <table:table-cell table:formula="of:=IF([.C5]&gt;[.D5];1;0)" office:value-type="float" office:value="0">
            <text:p>0</text:p>
          </table:table-cell>
          <table:table-cell office:value-type="date" office:date-value="2006-04-01">
            <text:p>04/01/06</text:p>
          </table:table-cell>
          <table:table-cell table:formula="of:=[.G4]*(1+[.C5])" office:value-type="float" office:value="1.02251501860912">
            <text:p>1.0225150186</text:p>
          </table:table-cell>
          <table:table-cell table:formula="of:=[.H4]*(1+[.D5])" office:value-type="float" office:value="1.02411081411618">
            <text:p>1.0241108141</text:p>
          </table:table-cell>
          <table:table-cell table:formula="of:=MAX([.$G$2:.G5])" office:value-type="float" office:value="1.02284866679969">
            <text:p>1.0228486668</text:p>
          </table:table-cell>
          <table:table-cell table:formula="of:=[.G5]/[.I5]-1" office:value-type="percentage" office:value="-0.000326195068149904">
            <text:p>-0.03%</text:p>
          </table:table-cell>
          <table:table-cell table:formula="of:=MAX([.$H$2:.H5])" office:value-type="float" office:value="1.02411081411618">
            <text:p>1.0241108141</text:p>
          </table:table-cell>
          <table:table-cell table:formula="of:=[.H5]/[.K5]-1" office:value-type="percentage" office:value="0">
            <text:p>0.00%</text:p>
          </table:table-cell>
        </table:table-row>
        <table:table-row table:style-name="ro2">
          <table:table-cell office:value-type="float" office:value="2006.5">
            <text:p>2006.5</text:p>
          </table:table-cell>
          <table:table-cell office:value-type="float" office:value="0.972206581725079">
            <text:p>0.9722065817</text:p>
          </table:table-cell>
          <table:table-cell table:formula="of:=[.B6]-1" office:value-type="percentage" office:value="-0.0277934182749209">
            <text:p>-2.78%</text:p>
          </table:table-cell>
          <table:table-cell office:value-type="percentage" office:value="-0.0309169012902388">
            <text:p>-3.09%</text:p>
          </table:table-cell>
          <table:table-cell table:formula="of:=IF([.C6]&gt;[.D6];1;0)" office:value-type="float" office:value="1">
            <text:p>1</text:p>
          </table:table-cell>
          <table:table-cell office:value-type="date" office:date-value="2006-05-01">
            <text:p>05/01/06</text:p>
          </table:table-cell>
          <table:table-cell table:formula="of:=[.G5]*(1+[.C6])" office:value-type="float" office:value="0.994095831004524">
            <text:p>0.994095831</text:p>
          </table:table-cell>
          <table:table-cell table:formula="of:=[.H5]*(1+[.D6])" office:value-type="float" office:value="0.992448481165882">
            <text:p>0.9924484812</text:p>
          </table:table-cell>
          <table:table-cell table:formula="of:=MAX([.$G$2:.G6])" office:value-type="float" office:value="1.02284866679969">
            <text:p>1.0228486668</text:p>
          </table:table-cell>
          <table:table-cell table:formula="of:=[.G6]/[.I6]-1" office:value-type="percentage" office:value="-0.0281105472671025">
            <text:p>-2.81%</text:p>
          </table:table-cell>
          <table:table-cell table:formula="of:=MAX([.$H$2:.H6])" office:value-type="float" office:value="1.02411081411618">
            <text:p>1.0241108141</text:p>
          </table:table-cell>
          <table:table-cell table:formula="of:=[.H6]/[.K6]-1" office:value-type="percentage" office:value="-0.0309169012902388">
            <text:p>-3.09%</text:p>
          </table:table-cell>
        </table:table-row>
        <table:table-row table:style-name="ro2">
          <table:table-cell office:value-type="float" office:value="2006.6">
            <text:p>2006.6</text:p>
          </table:table-cell>
          <table:table-cell office:value-type="float" office:value="0.988000824684818">
            <text:p>0.9880008247</text:p>
          </table:table-cell>
          <table:table-cell table:formula="of:=[.B7]-1" office:value-type="percentage" office:value="-0.0119991753151819">
            <text:p>-1.20%</text:p>
          </table:table-cell>
          <table:table-cell office:value-type="percentage" office:value="0.0000866080356511922">
            <text:p>0.01%</text:p>
          </table:table-cell>
          <table:table-cell table:formula="of:=IF([.C7]&gt;[.D7];1;0)" office:value-type="float" office:value="0">
            <text:p>0</text:p>
          </table:table-cell>
          <table:table-cell office:value-type="date" office:date-value="2006-06-01">
            <text:p>06/01/06</text:p>
          </table:table-cell>
          <table:table-cell table:formula="of:=[.G6]*(1+[.C7])" office:value-type="float" office:value="0.982167500848209">
            <text:p>0.9821675008</text:p>
          </table:table-cell>
          <table:table-cell table:formula="of:=[.H6]*(1+[.D7])" office:value-type="float" office:value="0.992534435179321">
            <text:p>0.9925344352</text:p>
          </table:table-cell>
          <table:table-cell table:formula="of:=MAX([.$G$2:.G7])" office:value-type="float" office:value="1.02284866679969">
            <text:p>1.0228486668</text:p>
          </table:table-cell>
          <table:table-cell table:formula="of:=[.G7]/[.I7]-1" office:value-type="percentage" office:value="-0.0397724191974207">
            <text:p>-3.98%</text:p>
          </table:table-cell>
          <table:table-cell table:formula="of:=MAX([.$H$2:.H7])" office:value-type="float" office:value="1.02411081411618">
            <text:p>1.0241108141</text:p>
          </table:table-cell>
          <table:table-cell table:formula="of:=[.H7]/[.K7]-1" office:value-type="percentage" office:value="-0.0308329709066768">
            <text:p>-3.08%</text:p>
          </table:table-cell>
        </table:table-row>
        <table:table-row table:style-name="ro2">
          <table:table-cell office:value-type="float" office:value="2006.7">
            <text:p>2006.7</text:p>
          </table:table-cell>
          <table:table-cell office:value-type="float" office:value="1.02041462736572">
            <text:p>1.0204146274</text:p>
          </table:table-cell>
          <table:table-cell table:formula="of:=[.B8]-1" office:value-type="percentage" office:value="0.02041462736572">
            <text:p>2.04%</text:p>
          </table:table-cell>
          <table:table-cell office:value-type="percentage" office:value="0.0050858132577547">
            <text:p>0.51%</text:p>
          </table:table-cell>
          <table:table-cell table:formula="of:=IF([.C8]&gt;[.D8];1;0)" office:value-type="float" office:value="1">
            <text:p>1</text:p>
          </table:table-cell>
          <table:table-cell office:value-type="date" office:date-value="2006-07-01">
            <text:p>07/01/06</text:p>
          </table:table-cell>
          <table:table-cell table:formula="of:=[.G7]*(1+[.C8])" office:value-type="float" office:value="1.00221808438875">
            <text:p>1.0022180844</text:p>
          </table:table-cell>
          <table:table-cell table:formula="of:=[.H7]*(1+[.D8])" office:value-type="float" office:value="0.997582279968534">
            <text:p>0.99758228</text:p>
          </table:table-cell>
          <table:table-cell table:formula="of:=MAX([.$G$2:.G8])" office:value-type="float" office:value="1.02284866679969">
            <text:p>1.0228486668</text:p>
          </table:table-cell>
          <table:table-cell table:formula="of:=[.G8]/[.I8]-1" office:value-type="percentage" office:value="-0.0201697309490494">
            <text:p>-2.02%</text:p>
          </table:table-cell>
          <table:table-cell table:formula="of:=MAX([.$H$2:.H8])" office:value-type="float" office:value="1.02411081411618">
            <text:p>1.0241108141</text:p>
          </table:table-cell>
          <table:table-cell table:formula="of:=[.H8]/[.K8]-1" office:value-type="percentage" office:value="-0.0259039683811352">
            <text:p>-2.59%</text:p>
          </table:table-cell>
        </table:table-row>
        <table:table-row table:style-name="ro2">
          <table:table-cell office:value-type="float" office:value="2006.8">
            <text:p>2006.8</text:p>
          </table:table-cell>
          <table:table-cell office:value-type="float" office:value="0.980747873454414">
            <text:p>0.9807478735</text:p>
          </table:table-cell>
          <table:table-cell table:formula="of:=[.B9]-1" office:value-type="percentage" office:value="-0.0192521265455859">
            <text:p>-1.93%</text:p>
          </table:table-cell>
          <table:table-cell office:value-type="percentage" office:value="0.0212742625287858">
            <text:p>2.13%</text:p>
          </table:table-cell>
          <table:table-cell table:formula="of:=IF([.C9]&gt;[.D9];1;0)" office:value-type="float" office:value="0">
            <text:p>0</text:p>
          </table:table-cell>
          <table:table-cell office:value-type="date" office:date-value="2006-08-01">
            <text:p>08/01/06</text:p>
          </table:table-cell>
          <table:table-cell table:formula="of:=[.G8]*(1+[.C9])" office:value-type="float" office:value="0.982923255001819">
            <text:p>0.982923255</text:p>
          </table:table-cell>
          <table:table-cell table:formula="of:=[.H8]*(1+[.D9])" office:value-type="float" office:value="1.01880510728665">
            <text:p>1.0188051073</text:p>
          </table:table-cell>
          <table:table-cell table:formula="of:=MAX([.$G$2:.G9])" office:value-type="float" office:value="1.02284866679969">
            <text:p>1.0228486668</text:p>
          </table:table-cell>
          <table:table-cell table:formula="of:=[.G9]/[.I9]-1" office:value-type="percentage" office:value="-0.0390335472820138">
            <text:p>-3.90%</text:p>
          </table:table-cell>
          <table:table-cell table:formula="of:=MAX([.$H$2:.H9])" office:value-type="float" office:value="1.02411081411618">
            <text:p>1.0241108141</text:p>
          </table:table-cell>
          <table:table-cell table:formula="of:=[.H9]/[.K9]-1" office:value-type="percentage" office:value="-0.00518079367622704">
            <text:p>-0.52%</text:p>
          </table:table-cell>
        </table:table-row>
        <table:table-row table:style-name="ro2">
          <table:table-cell office:value-type="float" office:value="2006.9">
            <text:p>2006.9</text:p>
          </table:table-cell>
          <table:table-cell office:value-type="float" office:value="1.01687299714774">
            <text:p>1.0168729971</text:p>
          </table:table-cell>
          <table:table-cell table:formula="of:=[.B10]-1" office:value-type="percentage" office:value="0.0168729971477399">
            <text:p>1.69%</text:p>
          </table:table-cell>
          <table:table-cell office:value-type="percentage" office:value="0.0245662744857418">
            <text:p>2.46%</text:p>
          </table:table-cell>
          <table:table-cell table:formula="of:=IF([.C10]&gt;[.D10];1;0)" office:value-type="float" office:value="0">
            <text:p>0</text:p>
          </table:table-cell>
          <table:table-cell office:value-type="date" office:date-value="2006-09-01">
            <text:p>09/01/06</text:p>
          </table:table-cell>
          <table:table-cell table:formula="of:=[.G9]*(1+[.C10])" office:value-type="float" office:value="0.999508116279912">
            <text:p>0.9995081163</text:p>
          </table:table-cell>
          <table:table-cell table:formula="of:=[.H9]*(1+[.D10])" office:value-type="float" office:value="1.04383335319973">
            <text:p>1.0438333532</text:p>
          </table:table-cell>
          <table:table-cell table:formula="of:=MAX([.$G$2:.G10])" office:value-type="float" office:value="1.02284866679969">
            <text:p>1.0228486668</text:p>
          </table:table-cell>
          <table:table-cell table:formula="of:=[.G10]/[.I10]-1" office:value-type="percentage" office:value="-0.0228191630662294">
            <text:p>-2.28%</text:p>
          </table:table-cell>
          <table:table-cell table:formula="of:=MAX([.$H$2:.H10])" office:value-type="float" office:value="1.04383335319973">
            <text:p>1.0438333532</text:p>
          </table:table-cell>
          <table:table-cell table:formula="of:=[.H10]/[.K10]-1" office:value-type="percentage" office:value="0">
            <text:p>0.00%</text:p>
          </table:table-cell>
        </table:table-row>
        <table:table-row table:style-name="ro2">
          <table:table-cell office:value-type="float" office:value="2006.1">
            <text:p>2006.1</text:p>
          </table:table-cell>
          <table:table-cell office:value-type="float" office:value="1.02503103946285">
            <text:p>1.0250310395</text:p>
          </table:table-cell>
          <table:table-cell table:formula="of:=[.B11]-1" office:value-type="percentage" office:value="0.0250310394628499">
            <text:p>2.50%</text:p>
          </table:table-cell>
          <table:table-cell office:value-type="percentage" office:value="0.0315080285960252">
            <text:p>3.15%</text:p>
          </table:table-cell>
          <table:table-cell table:formula="of:=IF([.C11]&gt;[.D11];1;0)" office:value-type="float" office:value="0">
            <text:p>0</text:p>
          </table:table-cell>
          <table:table-cell office:value-type="date" office:date-value="2006-10-01">
            <text:p>10/01/06</text:p>
          </table:table-cell>
          <table:table-cell table:formula="of:=[.G10]*(1+[.C11])" office:value-type="float" office:value="1.02452684338195">
            <text:p>1.0245268434</text:p>
          </table:table-cell>
          <table:table-cell table:formula="of:=[.H10]*(1+[.D11])" office:value-type="float" office:value="1.07672248434183">
            <text:p>1.0767224843</text:p>
          </table:table-cell>
          <table:table-cell table:formula="of:=MAX([.$G$2:.G11])" office:value-type="float" office:value="1.02452684338195">
            <text:p>1.0245268434</text:p>
          </table:table-cell>
          <table:table-cell table:formula="of:=[.G11]/[.I11]-1" office:value-type="percentage" office:value="0">
            <text:p>0.00%</text:p>
          </table:table-cell>
          <table:table-cell table:formula="of:=MAX([.$H$2:.H11])" office:value-type="float" office:value="1.07672248434183">
            <text:p>1.0767224843</text:p>
          </table:table-cell>
          <table:table-cell table:formula="of:=[.H11]/[.K11]-1" office:value-type="percentage" office:value="0">
            <text:p>0.00%</text:p>
          </table:table-cell>
        </table:table-row>
        <table:table-row table:style-name="ro2">
          <table:table-cell office:value-type="float" office:value="2006.11">
            <text:p>2006.11</text:p>
          </table:table-cell>
          <table:table-cell office:value-type="float" office:value="1.02280588120851">
            <text:p>1.0228058812</text:p>
          </table:table-cell>
          <table:table-cell table:formula="of:=[.B12]-1" office:value-type="percentage" office:value="0.0228058812085099">
            <text:p>2.28%</text:p>
          </table:table-cell>
          <table:table-cell office:value-type="percentage" office:value="0.0164666095766144">
            <text:p>1.65%</text:p>
          </table:table-cell>
          <table:table-cell table:formula="of:=IF([.C12]&gt;[.D12];1;0)" office:value-type="float" office:value="1">
            <text:p>1</text:p>
          </table:table-cell>
          <table:table-cell office:value-type="date" office:date-value="2006-11-01">
            <text:p>11/01/06</text:p>
          </table:table-cell>
          <table:table-cell table:formula="of:=[.G11]*(1+[.C12])" office:value-type="float" office:value="1.04789208086705">
            <text:p>1.0478920809</text:p>
          </table:table-cell>
          <table:table-cell table:formula="of:=[.H11]*(1+[.D12])" office:value-type="float" office:value="1.09445245311385">
            <text:p>1.0944524531</text:p>
          </table:table-cell>
          <table:table-cell table:formula="of:=MAX([.$G$2:.G12])" office:value-type="float" office:value="1.04789208086705">
            <text:p>1.0478920809</text:p>
          </table:table-cell>
          <table:table-cell table:formula="of:=[.G12]/[.I12]-1" office:value-type="percentage" office:value="0">
            <text:p>0.00%</text:p>
          </table:table-cell>
          <table:table-cell table:formula="of:=MAX([.$H$2:.H12])" office:value-type="float" office:value="1.09445245311385">
            <text:p>1.0944524531</text:p>
          </table:table-cell>
          <table:table-cell table:formula="of:=[.H12]/[.K12]-1" office:value-type="percentage" office:value="0">
            <text:p>0.00%</text:p>
          </table:table-cell>
        </table:table-row>
        <table:table-row table:style-name="ro2">
          <table:table-cell office:value-type="float" office:value="2006.12">
            <text:p>2006.12</text:p>
          </table:table-cell>
          <table:table-cell office:value-type="float" office:value="1.00118243832962">
            <text:p>1.0011824383</text:p>
          </table:table-cell>
          <table:table-cell table:formula="of:=[.B13]-1" office:value-type="percentage" office:value="0.00118243832961995">
            <text:p>0.12%</text:p>
          </table:table-cell>
          <table:table-cell office:value-type="percentage" office:value="0.012615751483261">
            <text:p>1.26%</text:p>
          </table:table-cell>
          <table:table-cell table:formula="of:=IF([.C13]&gt;[.D13];1;0)" office:value-type="float" office:value="0">
            <text:p>0</text:p>
          </table:table-cell>
          <table:table-cell office:value-type="date" office:date-value="2006-12-01">
            <text:p>12/01/06</text:p>
          </table:table-cell>
          <table:table-cell table:formula="of:=[.G12]*(1+[.C13])" office:value-type="float" office:value="1.04913114862877">
            <text:p>1.0491311486</text:p>
          </table:table-cell>
          <table:table-cell table:formula="of:=[.H12]*(1+[.D13])" office:value-type="float" office:value="1.10825979327258">
            <text:p>1.1082597933</text:p>
          </table:table-cell>
          <table:table-cell table:formula="of:=MAX([.$G$2:.G13])" office:value-type="float" office:value="1.04913114862877">
            <text:p>1.0491311486</text:p>
          </table:table-cell>
          <table:table-cell table:formula="of:=[.G13]/[.I13]-1" office:value-type="percentage" office:value="0">
            <text:p>0.00%</text:p>
          </table:table-cell>
          <table:table-cell table:formula="of:=MAX([.$H$2:.H13])" office:value-type="float" office:value="1.10825979327258">
            <text:p>1.1082597933</text:p>
          </table:table-cell>
          <table:table-cell table:formula="of:=[.H13]/[.K13]-1" office:value-type="percentage" office:value="0">
            <text:p>0.00%</text:p>
          </table:table-cell>
        </table:table-row>
        <table:table-row table:style-name="ro2">
          <table:table-cell office:value-type="float" office:value="2007.1">
            <text:p>2007.1</text:p>
          </table:table-cell>
          <table:table-cell office:value-type="float" office:value="1.00275872349297">
            <text:p>1.0027587235</text:p>
          </table:table-cell>
          <table:table-cell table:formula="of:=[.B14]-1" office:value-type="percentage" office:value="0.00275872349297002">
            <text:p>0.28%</text:p>
          </table:table-cell>
          <table:table-cell office:value-type="percentage" office:value="0.0140590848198547">
            <text:p>1.41%</text:p>
          </table:table-cell>
          <table:table-cell table:formula="of:=IF([.C14]&gt;[.D14];1;0)" office:value-type="float" office:value="0">
            <text:p>0</text:p>
          </table:table-cell>
          <table:table-cell office:value-type="date" office:date-value="2007-01-01">
            <text:p>01/01/07</text:p>
          </table:table-cell>
          <table:table-cell table:formula="of:=[.G13]*(1+[.C14])" office:value-type="float" office:value="1.0520254113757">
            <text:p>1.0520254114</text:p>
          </table:table-cell>
          <table:table-cell table:formula="of:=[.H13]*(1+[.D14])" office:value-type="float" office:value="1.12384091170863">
            <text:p>1.1238409117</text:p>
          </table:table-cell>
          <table:table-cell table:formula="of:=MAX([.$G$2:.G14])" office:value-type="float" office:value="1.0520254113757">
            <text:p>1.0520254114</text:p>
          </table:table-cell>
          <table:table-cell table:formula="of:=[.G14]/[.I14]-1" office:value-type="percentage" office:value="0">
            <text:p>0.00%</text:p>
          </table:table-cell>
          <table:table-cell table:formula="of:=MAX([.$H$2:.H14])" office:value-type="float" office:value="1.12384091170863">
            <text:p>1.1238409117</text:p>
          </table:table-cell>
          <table:table-cell table:formula="of:=[.H14]/[.K14]-1" office:value-type="percentage" office:value="0">
            <text:p>0.00%</text:p>
          </table:table-cell>
        </table:table-row>
        <table:table-row table:style-name="ro2">
          <table:table-cell office:value-type="float" office:value="2007.2">
            <text:p>2007.2</text:p>
          </table:table-cell>
          <table:table-cell office:value-type="float" office:value="0.987542671189968">
            <text:p>0.9875426712</text:p>
          </table:table-cell>
          <table:table-cell table:formula="of:=[.B15]-1" office:value-type="percentage" office:value="-0.0124573288100319">
            <text:p>-1.25%</text:p>
          </table:table-cell>
          <table:table-cell office:value-type="percentage" office:value="-0.0218461452886862">
            <text:p>-2.18%</text:p>
          </table:table-cell>
          <table:table-cell table:formula="of:=IF([.C15]&gt;[.D15];1;0)" office:value-type="float" office:value="1">
            <text:p>1</text:p>
          </table:table-cell>
          <table:table-cell office:value-type="date" office:date-value="2007-02-01">
            <text:p>02/01/07</text:p>
          </table:table-cell>
          <table:table-cell table:formula="of:=[.G14]*(1+[.C15])" office:value-type="float" office:value="1.03891998490969">
            <text:p>1.0389199849</text:p>
          </table:table-cell>
          <table:table-cell table:formula="of:=[.H14]*(1+[.D15])" office:value-type="float" office:value="1.09928931987008">
            <text:p>1.0992893199</text:p>
          </table:table-cell>
          <table:table-cell table:formula="of:=MAX([.$G$2:.G15])" office:value-type="float" office:value="1.0520254113757">
            <text:p>1.0520254114</text:p>
          </table:table-cell>
          <table:table-cell table:formula="of:=[.G15]/[.I15]-1" office:value-type="percentage" office:value="-0.0124573288100319">
            <text:p>-1.25%</text:p>
          </table:table-cell>
          <table:table-cell table:formula="of:=MAX([.$H$2:.H15])" office:value-type="float" office:value="1.12384091170863">
            <text:p>1.1238409117</text:p>
          </table:table-cell>
          <table:table-cell table:formula="of:=[.H15]/[.K15]-1" office:value-type="percentage" office:value="-0.0218461452886862">
            <text:p>-2.18%</text:p>
          </table:table-cell>
        </table:table-row>
        <table:table-row table:style-name="ro2">
          <table:table-cell office:value-type="float" office:value="2007.3">
            <text:p>2007.3</text:p>
          </table:table-cell>
          <table:table-cell office:value-type="float" office:value="1.01792139825018">
            <text:p>1.0179213983</text:p>
          </table:table-cell>
          <table:table-cell table:formula="of:=[.B16]-1" office:value-type="percentage" office:value="0.01792139825018">
            <text:p>1.79%</text:p>
          </table:table-cell>
          <table:table-cell office:value-type="percentage" office:value="0.0099799547916577">
            <text:p>1.00%</text:p>
          </table:table-cell>
          <table:table-cell table:formula="of:=IF([.C16]&gt;[.D16];1;0)" office:value-type="float" office:value="1">
            <text:p>1</text:p>
          </table:table-cell>
          <table:table-cell office:value-type="date" office:date-value="2007-03-01">
            <text:p>03/01/07</text:p>
          </table:table-cell>
          <table:table-cell table:formula="of:=[.G15]*(1+[.C16])" office:value-type="float" office:value="1.05753888370932">
            <text:p>1.0575388837</text:p>
          </table:table-cell>
          <table:table-cell table:formula="of:=[.H15]*(1+[.D16])" office:value-type="float" office:value="1.11026017758533">
            <text:p>1.1102601776</text:p>
          </table:table-cell>
          <table:table-cell table:formula="of:=MAX([.$G$2:.G16])" office:value-type="float" office:value="1.05753888370932">
            <text:p>1.0575388837</text:p>
          </table:table-cell>
          <table:table-cell table:formula="of:=[.G16]/[.I16]-1" office:value-type="percentage" office:value="0">
            <text:p>0.00%</text:p>
          </table:table-cell>
          <table:table-cell table:formula="of:=MAX([.$H$2:.H16])" office:value-type="float" office:value="1.12384091170863">
            <text:p>1.1238409117</text:p>
          </table:table-cell>
          <table:table-cell table:formula="of:=[.H16]/[.K16]-1" office:value-type="percentage" office:value="-0.0120842140393816">
            <text:p>-1.21%</text:p>
          </table:table-cell>
        </table:table-row>
        <table:table-row table:style-name="ro2">
          <table:table-cell office:value-type="float" office:value="2007.4">
            <text:p>2007.4</text:p>
          </table:table-cell>
          <table:table-cell office:value-type="float" office:value="1.02553222710649">
            <text:p>1.0255322271</text:p>
          </table:table-cell>
          <table:table-cell table:formula="of:=[.B17]-1" office:value-type="percentage" office:value="0.0255322271064899">
            <text:p>2.55%</text:p>
          </table:table-cell>
          <table:table-cell office:value-type="percentage" office:value="0.0432906831074138">
            <text:p>4.33%</text:p>
          </table:table-cell>
          <table:table-cell table:formula="of:=IF([.C17]&gt;[.D17];1;0)" office:value-type="float" office:value="0">
            <text:p>0</text:p>
          </table:table-cell>
          <table:table-cell office:value-type="date" office:date-value="2007-04-01">
            <text:p>04/01/07</text:p>
          </table:table-cell>
          <table:table-cell table:formula="of:=[.G16]*(1+[.C17])" office:value-type="float" office:value="1.08454020666214">
            <text:p>1.0845402067</text:p>
          </table:table-cell>
          <table:table-cell table:formula="of:=[.H16]*(1+[.D17])" office:value-type="float" office:value="1.15832409909996">
            <text:p>1.1583240991</text:p>
          </table:table-cell>
          <table:table-cell table:formula="of:=MAX([.$G$2:.G17])" office:value-type="float" office:value="1.08454020666214">
            <text:p>1.0845402067</text:p>
          </table:table-cell>
          <table:table-cell table:formula="of:=[.G17]/[.I17]-1" office:value-type="percentage" office:value="0">
            <text:p>0.00%</text:p>
          </table:table-cell>
          <table:table-cell table:formula="of:=MAX([.$H$2:.H17])" office:value-type="float" office:value="1.15832409909996">
            <text:p>1.1583240991</text:p>
          </table:table-cell>
          <table:table-cell table:formula="of:=[.H17]/[.K17]-1" office:value-type="percentage" office:value="0">
            <text:p>0.00%</text:p>
          </table:table-cell>
        </table:table-row>
        <table:table-row table:style-name="ro2">
          <table:table-cell office:value-type="float" office:value="2007.5">
            <text:p>2007.5</text:p>
          </table:table-cell>
          <table:table-cell office:value-type="float" office:value="1.01303634129304">
            <text:p>1.0130363413</text:p>
          </table:table-cell>
          <table:table-cell table:formula="of:=[.B18]-1" office:value-type="percentage" office:value="0.0130363412930401">
            <text:p>1.30%</text:p>
          </table:table-cell>
          <table:table-cell office:value-type="percentage" office:value="0.032549228600147">
            <text:p>3.25%</text:p>
          </table:table-cell>
          <table:table-cell table:formula="of:=IF([.C18]&gt;[.D18];1;0)" office:value-type="float" office:value="0">
            <text:p>0</text:p>
          </table:table-cell>
          <table:table-cell office:value-type="date" office:date-value="2007-05-01">
            <text:p>05/01/07</text:p>
          </table:table-cell>
          <table:table-cell table:formula="of:=[.G17]*(1+[.C18])" office:value-type="float" office:value="1.09867864294221">
            <text:p>1.0986786429</text:p>
          </table:table-cell>
          <table:table-cell table:formula="of:=[.H17]*(1+[.D18])" office:value-type="float" office:value="1.19602665499462">
            <text:p>1.196026655</text:p>
          </table:table-cell>
          <table:table-cell table:formula="of:=MAX([.$G$2:.G18])" office:value-type="float" office:value="1.09867864294221">
            <text:p>1.0986786429</text:p>
          </table:table-cell>
          <table:table-cell table:formula="of:=[.G18]/[.I18]-1" office:value-type="percentage" office:value="0">
            <text:p>0.00%</text:p>
          </table:table-cell>
          <table:table-cell table:formula="of:=MAX([.$H$2:.H18])" office:value-type="float" office:value="1.19602665499462">
            <text:p>1.196026655</text:p>
          </table:table-cell>
          <table:table-cell table:formula="of:=[.H18]/[.K18]-1" office:value-type="percentage" office:value="0">
            <text:p>0.00%</text:p>
          </table:table-cell>
        </table:table-row>
        <table:table-row table:style-name="ro2">
          <table:table-cell office:value-type="float" office:value="2007.6">
            <text:p>2007.6</text:p>
          </table:table-cell>
          <table:table-cell office:value-type="float" office:value="0.983635792266899">
            <text:p>0.9836357923</text:p>
          </table:table-cell>
          <table:table-cell table:formula="of:=[.B19]-1" office:value-type="percentage" office:value="-0.0163642077331009">
            <text:p>-1.64%</text:p>
          </table:table-cell>
          <table:table-cell office:value-type="percentage" office:value="-0.0178163097306974">
            <text:p>-1.78%</text:p>
          </table:table-cell>
          <table:table-cell table:formula="of:=IF([.C19]&gt;[.D19];1;0)" office:value-type="float" office:value="1">
            <text:p>1</text:p>
          </table:table-cell>
          <table:table-cell office:value-type="date" office:date-value="2007-06-01">
            <text:p>06/01/07</text:p>
          </table:table-cell>
          <table:table-cell table:formula="of:=[.G18]*(1+[.C19])" office:value-type="float" office:value="1.08069963739718">
            <text:p>1.0806996374</text:p>
          </table:table-cell>
          <table:table-cell table:formula="of:=[.H18]*(1+[.D19])" office:value-type="float" office:value="1.17471787366307">
            <text:p>1.1747178737</text:p>
          </table:table-cell>
          <table:table-cell table:formula="of:=MAX([.$G$2:.G19])" office:value-type="float" office:value="1.09867864294221">
            <text:p>1.0986786429</text:p>
          </table:table-cell>
          <table:table-cell table:formula="of:=[.G19]/[.I19]-1" office:value-type="percentage" office:value="-0.016364207733101">
            <text:p>-1.64%</text:p>
          </table:table-cell>
          <table:table-cell table:formula="of:=MAX([.$H$2:.H19])" office:value-type="float" office:value="1.19602665499462">
            <text:p>1.196026655</text:p>
          </table:table-cell>
          <table:table-cell table:formula="of:=[.H19]/[.K19]-1" office:value-type="percentage" office:value="-0.0178163097306975">
            <text:p>-1.78%</text:p>
          </table:table-cell>
        </table:table-row>
        <table:table-row table:style-name="ro2">
          <table:table-cell office:value-type="float" office:value="2007.7">
            <text:p>2007.7</text:p>
          </table:table-cell>
          <table:table-cell office:value-type="float" office:value="0.981661188440463">
            <text:p>0.9816611884</text:p>
          </table:table-cell>
          <table:table-cell table:formula="of:=[.B20]-1" office:value-type="percentage" office:value="-0.0183388115595369">
            <text:p>-1.83%</text:p>
          </table:table-cell>
          <table:table-cell office:value-type="percentage" office:value="-0.0319819070742009">
            <text:p>-3.20%</text:p>
          </table:table-cell>
          <table:table-cell table:formula="of:=IF([.C20]&gt;[.D20];1;0)" office:value-type="float" office:value="1">
            <text:p>1</text:p>
          </table:table-cell>
          <table:table-cell office:value-type="date" office:date-value="2007-07-01">
            <text:p>07/01/07</text:p>
          </table:table-cell>
          <table:table-cell table:formula="of:=[.G19]*(1+[.C20])" office:value-type="float" office:value="1.06088089039449">
            <text:p>1.0608808904</text:p>
          </table:table-cell>
          <table:table-cell table:formula="of:=[.H19]*(1+[.D20])" office:value-type="float" office:value="1.13714815578918">
            <text:p>1.1371481558</text:p>
          </table:table-cell>
          <table:table-cell table:formula="of:=MAX([.$G$2:.G20])" office:value-type="float" office:value="1.09867864294221">
            <text:p>1.0986786429</text:p>
          </table:table-cell>
          <table:table-cell table:formula="of:=[.G20]/[.I20]-1" office:value-type="percentage" office:value="-0.0344029191706994">
            <text:p>-3.44%</text:p>
          </table:table-cell>
          <table:table-cell table:formula="of:=MAX([.$H$2:.H20])" office:value-type="float" office:value="1.19602665499462">
            <text:p>1.196026655</text:p>
          </table:table-cell>
          <table:table-cell table:formula="of:=[.H20]/[.K20]-1" office:value-type="percentage" office:value="-0.049228417242686">
            <text:p>-4.92%</text:p>
          </table:table-cell>
        </table:table-row>
        <table:table-row table:style-name="ro2">
          <table:table-cell office:value-type="float" office:value="2007.8">
            <text:p>2007.8</text:p>
          </table:table-cell>
          <table:table-cell office:value-type="float" office:value="1.00172033020281">
            <text:p>1.0017203302</text:p>
          </table:table-cell>
          <table:table-cell table:formula="of:=[.B21]-1" office:value-type="percentage" office:value="0.00172033020280993">
            <text:p>0.17%</text:p>
          </table:table-cell>
          <table:table-cell office:value-type="percentage" office:value="0.012863592323074">
            <text:p>1.29%</text:p>
          </table:table-cell>
          <table:table-cell table:formula="of:=IF([.C21]&gt;[.D21];1;0)" office:value-type="float" office:value="0">
            <text:p>0</text:p>
          </table:table-cell>
          <table:table-cell office:value-type="date" office:date-value="2007-08-01">
            <text:p>08/01/07</text:p>
          </table:table-cell>
          <table:table-cell table:formula="of:=[.G20]*(1+[.C21])" office:value-type="float" office:value="1.06270595583182">
            <text:p>1.0627059558</text:p>
          </table:table-cell>
          <table:table-cell table:formula="of:=[.H20]*(1+[.D21])" office:value-type="float" office:value="1.15177596607618">
            <text:p>1.1517759661</text:p>
          </table:table-cell>
          <table:table-cell table:formula="of:=MAX([.$G$2:.G21])" office:value-type="float" office:value="1.09867864294221">
            <text:p>1.0986786429</text:p>
          </table:table-cell>
          <table:table-cell table:formula="of:=[.G21]/[.I21]-1" office:value-type="percentage" office:value="-0.0327417733488037">
            <text:p>-3.27%</text:p>
          </table:table-cell>
          <table:table-cell table:formula="of:=MAX([.$H$2:.H21])" office:value-type="float" office:value="1.19602665499462">
            <text:p>1.196026655</text:p>
          </table:table-cell>
          <table:table-cell table:formula="of:=[.H21]/[.K21]-1" office:value-type="percentage" office:value="-0.0369980792097321">
            <text:p>-3.70%</text:p>
          </table:table-cell>
        </table:table-row>
        <table:table-row table:style-name="ro2">
          <table:table-cell office:value-type="float" office:value="2007.9">
            <text:p>2007.9</text:p>
          </table:table-cell>
          <table:table-cell office:value-type="float" office:value="1.02480259364873">
            <text:p>1.0248025936</text:p>
          </table:table-cell>
          <table:table-cell table:formula="of:=[.B22]-1" office:value-type="percentage" office:value="0.0248025936487299">
            <text:p>2.48%</text:p>
          </table:table-cell>
          <table:table-cell office:value-type="percentage" office:value="0.0357940013161555">
            <text:p>3.58%</text:p>
          </table:table-cell>
          <table:table-cell table:formula="of:=IF([.C22]&gt;[.D22];1;0)" office:value-type="float" office:value="0">
            <text:p>0</text:p>
          </table:table-cell>
          <table:table-cell office:value-type="date" office:date-value="2007-09-01">
            <text:p>09/01/07</text:p>
          </table:table-cell>
          <table:table-cell table:formula="of:=[.G21]*(1+[.C22])" office:value-type="float" office:value="1.0890638198224">
            <text:p>1.0890638198</text:p>
          </table:table-cell>
          <table:table-cell table:formula="of:=[.H21]*(1+[.D22])" office:value-type="float" office:value="1.19300263652183">
            <text:p>1.1930026365</text:p>
          </table:table-cell>
          <table:table-cell table:formula="of:=MAX([.$G$2:.G22])" office:value-type="float" office:value="1.09867864294221">
            <text:p>1.0986786429</text:p>
          </table:table-cell>
          <table:table-cell table:formula="of:=[.G22]/[.I22]-1" office:value-type="percentage" office:value="-0.00875126059978282">
            <text:p>-0.88%</text:p>
          </table:table-cell>
          <table:table-cell table:formula="of:=MAX([.$H$2:.H22])" office:value-type="float" office:value="1.19602665499462">
            <text:p>1.196026655</text:p>
          </table:table-cell>
          <table:table-cell table:formula="of:=[.H22]/[.K22]-1" office:value-type="percentage" office:value="-0.00252838718950488">
            <text:p>-0.25%</text:p>
          </table:table-cell>
        </table:table-row>
        <table:table-row table:style-name="ro2">
          <table:table-cell office:value-type="float" office:value="2007.1">
            <text:p>2007.1</text:p>
          </table:table-cell>
          <table:table-cell office:value-type="float" office:value="1.00052456623993">
            <text:p>1.0005245662</text:p>
          </table:table-cell>
          <table:table-cell table:formula="of:=[.B23]-1" office:value-type="percentage" office:value="0.000524566239930024">
            <text:p>0.05%</text:p>
          </table:table-cell>
          <table:table-cell office:value-type="percentage" office:value="0.0148223350253809">
            <text:p>1.48%</text:p>
          </table:table-cell>
          <table:table-cell table:formula="of:=IF([.C23]&gt;[.D23];1;0)" office:value-type="float" office:value="0">
            <text:p>0</text:p>
          </table:table-cell>
          <table:table-cell office:value-type="date" office:date-value="2007-10-01">
            <text:p>10/01/07</text:p>
          </table:table-cell>
          <table:table-cell table:formula="of:=[.G22]*(1+[.C23])" office:value-type="float" office:value="1.08963510593541">
            <text:p>1.0896351059</text:p>
          </table:table-cell>
          <table:table-cell table:formula="of:=[.H22]*(1+[.D23])" office:value-type="float" office:value="1.21068572128652">
            <text:p>1.2106857213</text:p>
          </table:table-cell>
          <table:table-cell table:formula="of:=MAX([.$G$2:.G23])" office:value-type="float" office:value="1.09867864294221">
            <text:p>1.0986786429</text:p>
          </table:table-cell>
          <table:table-cell table:formula="of:=[.G23]/[.I23]-1" office:value-type="percentage" office:value="-0.00823128497572034">
            <text:p>-0.82%</text:p>
          </table:table-cell>
          <table:table-cell table:formula="of:=MAX([.$H$2:.H23])" office:value-type="float" office:value="1.21068572128652">
            <text:p>1.2106857213</text:p>
          </table:table-cell>
          <table:table-cell table:formula="of:=[.H23]/[.K23]-1" office:value-type="percentage" office:value="0">
            <text:p>0.00%</text:p>
          </table:table-cell>
        </table:table-row>
        <table:table-row table:style-name="ro2">
          <table:table-cell office:value-type="float" office:value="2007.11">
            <text:p>2007.11</text:p>
          </table:table-cell>
          <table:table-cell office:value-type="float" office:value="0.991292527839157">
            <text:p>0.9912925278</text:p>
          </table:table-cell>
          <table:table-cell table:formula="of:=[.B24]-1" office:value-type="percentage" office:value="-0.00870747216084289">
            <text:p>-0.87%</text:p>
          </table:table-cell>
          <table:table-cell office:value-type="percentage" office:value="-0.0440434238211414">
            <text:p>-4.40%</text:p>
          </table:table-cell>
          <table:table-cell table:formula="of:=IF([.C24]&gt;[.D24];1;0)" office:value-type="float" office:value="1">
            <text:p>1</text:p>
          </table:table-cell>
          <table:table-cell office:value-type="date" office:date-value="2007-11-01">
            <text:p>11/01/07</text:p>
          </table:table-cell>
          <table:table-cell table:formula="of:=[.G23]*(1+[.C24])" office:value-type="float" office:value="1.080147138585">
            <text:p>1.0801471386</text:p>
          </table:table-cell>
          <table:table-cell table:formula="of:=[.H23]*(1+[.D24])" office:value-type="float" office:value="1.15736297694969">
            <text:p>1.1573629769</text:p>
          </table:table-cell>
          <table:table-cell table:formula="of:=MAX([.$G$2:.G24])" office:value-type="float" office:value="1.09867864294221">
            <text:p>1.0986786429</text:p>
          </table:table-cell>
          <table:table-cell table:formula="of:=[.G24]/[.I24]-1" office:value-type="percentage" office:value="-0.0168670834517892">
            <text:p>-1.69%</text:p>
          </table:table-cell>
          <table:table-cell table:formula="of:=MAX([.$H$2:.H24])" office:value-type="float" office:value="1.21068572128652">
            <text:p>1.2106857213</text:p>
          </table:table-cell>
          <table:table-cell table:formula="of:=[.H24]/[.K24]-1" office:value-type="percentage" office:value="-0.0440434238211412">
            <text:p>-4.40%</text:p>
          </table:table-cell>
        </table:table-row>
        <table:table-row table:style-name="ro2">
          <table:table-cell office:value-type="float" office:value="2007.12">
            <text:p>2007.12</text:p>
          </table:table-cell>
          <table:table-cell office:value-type="float" office:value="1.02633968060572">
            <text:p>1.0263396806</text:p>
          </table:table-cell>
          <table:table-cell table:formula="of:=[.B25]-1" office:value-type="percentage" office:value="0.0263396806057199">
            <text:p>2.63%</text:p>
          </table:table-cell>
          <table:table-cell office:value-type="percentage" office:value="-0.00862848886668388">
            <text:p>-0.86%</text:p>
          </table:table-cell>
          <table:table-cell table:formula="of:=IF([.C25]&gt;[.D25];1;0)" office:value-type="float" office:value="1">
            <text:p>1</text:p>
          </table:table-cell>
          <table:table-cell office:value-type="date" office:date-value="2007-12-01">
            <text:p>12/01/07</text:p>
          </table:table-cell>
          <table:table-cell table:formula="of:=[.G24]*(1+[.C25])" office:value-type="float" office:value="1.10859786922251">
            <text:p>1.1085978692</text:p>
          </table:table-cell>
          <table:table-cell table:formula="of:=[.H24]*(1+[.D25])" office:value-type="float" office:value="1.14737668338837">
            <text:p>1.1473766834</text:p>
          </table:table-cell>
          <table:table-cell table:formula="of:=MAX([.$G$2:.G25])" office:value-type="float" office:value="1.10859786922251">
            <text:p>1.1085978692</text:p>
          </table:table-cell>
          <table:table-cell table:formula="of:=[.G25]/[.I25]-1" office:value-type="percentage" office:value="0">
            <text:p>0.00%</text:p>
          </table:table-cell>
          <table:table-cell table:formula="of:=MAX([.$H$2:.H25])" office:value-type="float" office:value="1.21068572128652">
            <text:p>1.2106857213</text:p>
          </table:table-cell>
          <table:table-cell table:formula="of:=[.H25]/[.K25]-1" office:value-type="percentage" office:value="-0.0522918844957339">
            <text:p>-5.23%</text:p>
          </table:table-cell>
        </table:table-row>
        <table:table-row table:style-name="ro2">
          <table:table-cell office:value-type="float" office:value="2008.1">
            <text:p>2008.1</text:p>
          </table:table-cell>
          <table:table-cell office:value-type="float" office:value="1.02119539604023">
            <text:p>1.021195396</text:p>
          </table:table-cell>
          <table:table-cell table:formula="of:=[.B26]-1" office:value-type="percentage" office:value="0.02119539604023">
            <text:p>2.12%</text:p>
          </table:table-cell>
          <table:table-cell office:value-type="percentage" office:value="-0.0611634748971641">
            <text:p>-6.12%</text:p>
          </table:table-cell>
          <table:table-cell table:formula="of:=IF([.C26]&gt;[.D26];1;0)" office:value-type="float" office:value="1">
            <text:p>1</text:p>
          </table:table-cell>
          <table:table-cell office:value-type="date" office:date-value="2008-01-01">
            <text:p>01/01/08</text:p>
          </table:table-cell>
          <table:table-cell table:formula="of:=[.G25]*(1+[.C26])" office:value-type="float" office:value="1.13209504011004">
            <text:p>1.1320950401</text:p>
          </table:table-cell>
          <table:table-cell table:formula="of:=[.H25]*(1+[.D26])" office:value-type="float" office:value="1.07719913841635">
            <text:p>1.0771991384</text:p>
          </table:table-cell>
          <table:table-cell table:formula="of:=MAX([.$G$2:.G26])" office:value-type="float" office:value="1.13209504011004">
            <text:p>1.1320950401</text:p>
          </table:table-cell>
          <table:table-cell table:formula="of:=[.G26]/[.I26]-1" office:value-type="percentage" office:value="0">
            <text:p>0.00%</text:p>
          </table:table-cell>
          <table:table-cell table:formula="of:=MAX([.$H$2:.H26])" office:value-type="float" office:value="1.21068572128652">
            <text:p>1.2106857213</text:p>
          </table:table-cell>
          <table:table-cell table:formula="of:=[.H26]/[.K26]-1" office:value-type="percentage" office:value="-0.110257006028218">
            <text:p>-11.03%</text:p>
          </table:table-cell>
        </table:table-row>
        <table:table-row table:style-name="ro2">
          <table:table-cell office:value-type="float" office:value="2008.2">
            <text:p>2008.2</text:p>
          </table:table-cell>
          <table:table-cell office:value-type="float" office:value="1.06477101859644">
            <text:p>1.0647710186</text:p>
          </table:table-cell>
          <table:table-cell table:formula="of:=[.B27]-1" office:value-type="percentage" office:value="0.0647710185964401">
            <text:p>6.48%</text:p>
          </table:table-cell>
          <table:table-cell office:value-type="percentage" office:value="-0.0347611620906023">
            <text:p>-3.48%</text:p>
          </table:table-cell>
          <table:table-cell table:formula="of:=IF([.C27]&gt;[.D27];1;0)" office:value-type="float" office:value="1">
            <text:p>1</text:p>
          </table:table-cell>
          <table:table-cell office:value-type="date" office:date-value="2008-02-01">
            <text:p>02/01/08</text:p>
          </table:table-cell>
          <table:table-cell table:formula="of:=[.G26]*(1+[.C27])" office:value-type="float" office:value="1.20542198900594">
            <text:p>1.205421989</text:p>
          </table:table-cell>
          <table:table-cell table:formula="of:=[.H26]*(1+[.D27])" office:value-type="float" office:value="1.03975444456201">
            <text:p>1.0397544446</text:p>
          </table:table-cell>
          <table:table-cell table:formula="of:=MAX([.$G$2:.G27])" office:value-type="float" office:value="1.20542198900594">
            <text:p>1.205421989</text:p>
          </table:table-cell>
          <table:table-cell table:formula="of:=[.G27]/[.I27]-1" office:value-type="percentage" office:value="0">
            <text:p>0.00%</text:p>
          </table:table-cell>
          <table:table-cell table:formula="of:=MAX([.$H$2:.H27])" office:value-type="float" office:value="1.21068572128652">
            <text:p>1.2106857213</text:p>
          </table:table-cell>
          <table:table-cell table:formula="of:=[.H27]/[.K27]-1" office:value-type="percentage" office:value="-0.141185506460649">
            <text:p>-14.12%</text:p>
          </table:table-cell>
        </table:table-row>
        <table:table-row table:style-name="ro2">
          <table:table-cell office:value-type="float" office:value="2008.3">
            <text:p>2008.3</text:p>
          </table:table-cell>
          <table:table-cell office:value-type="float" office:value="0.997786140231079">
            <text:p>0.9977861402</text:p>
          </table:table-cell>
          <table:table-cell table:formula="of:=[.B28]-1" office:value-type="percentage" office:value="-0.00221385976892097">
            <text:p>-0.22%</text:p>
          </table:table-cell>
          <table:table-cell office:value-type="percentage" office:value="-0.00595958305464339">
            <text:p>-0.60%</text:p>
          </table:table-cell>
          <table:table-cell table:formula="of:=IF([.C28]&gt;[.D28];1;0)" office:value-type="float" office:value="1">
            <text:p>1</text:p>
          </table:table-cell>
          <table:table-cell office:value-type="date" office:date-value="2008-03-01">
            <text:p>03/01/08</text:p>
          </table:table-cell>
          <table:table-cell table:formula="of:=[.G27]*(1+[.C28])" office:value-type="float" office:value="1.20275335375991">
            <text:p>1.2027533538</text:p>
          </table:table-cell>
          <table:table-cell table:formula="of:=[.H27]*(1+[.D28])" office:value-type="float" office:value="1.0335579415932">
            <text:p>1.0335579416</text:p>
          </table:table-cell>
          <table:table-cell table:formula="of:=MAX([.$G$2:.G28])" office:value-type="float" office:value="1.20542198900594">
            <text:p>1.205421989</text:p>
          </table:table-cell>
          <table:table-cell table:formula="of:=[.G28]/[.I28]-1" office:value-type="percentage" office:value="-0.00221385976892097">
            <text:p>-0.22%</text:p>
          </table:table-cell>
          <table:table-cell table:formula="of:=MAX([.$H$2:.H28])" office:value-type="float" office:value="1.21068572128652">
            <text:p>1.2106857213</text:p>
          </table:table-cell>
          <table:table-cell table:formula="of:=[.H28]/[.K28]-1" office:value-type="percentage" office:value="-0.146303682763428">
            <text:p>-14.63%</text:p>
          </table:table-cell>
        </table:table-row>
        <table:table-row table:style-name="ro2">
          <table:table-cell office:value-type="float" office:value="2008.4">
            <text:p>2008.4</text:p>
          </table:table-cell>
          <table:table-cell office:value-type="float" office:value="0.99518262174987">
            <text:p>0.9951826217</text:p>
          </table:table-cell>
          <table:table-cell table:formula="of:=[.B29]-1" office:value-type="percentage" office:value="-0.00481737825012996">
            <text:p>-0.48%</text:p>
          </table:table-cell>
          <table:table-cell office:value-type="percentage" office:value="0.0475466848113706">
            <text:p>4.75%</text:p>
          </table:table-cell>
          <table:table-cell table:formula="of:=IF([.C29]&gt;[.D29];1;0)" office:value-type="float" office:value="0">
            <text:p>0</text:p>
          </table:table-cell>
          <table:table-cell office:value-type="date" office:date-value="2008-04-01">
            <text:p>04/01/08</text:p>
          </table:table-cell>
          <table:table-cell table:formula="of:=[.G28]*(1+[.C29])" office:value-type="float" office:value="1.19695923591324">
            <text:p>1.1969592359</text:p>
          </table:table-cell>
          <table:table-cell table:formula="of:=[.H28]*(1+[.D29])" office:value-type="float" office:value="1.08270019527643">
            <text:p>1.0827001953</text:p>
          </table:table-cell>
          <table:table-cell table:formula="of:=MAX([.$G$2:.G29])" office:value-type="float" office:value="1.20542198900594">
            <text:p>1.205421989</text:p>
          </table:table-cell>
          <table:table-cell table:formula="of:=[.G29]/[.I29]-1" office:value-type="percentage" office:value="-0.00702057301915127">
            <text:p>-0.70%</text:p>
          </table:table-cell>
          <table:table-cell table:formula="of:=MAX([.$H$2:.H29])" office:value-type="float" office:value="1.21068572128652">
            <text:p>1.2106857213</text:p>
          </table:table-cell>
          <table:table-cell table:formula="of:=[.H29]/[.K29]-1" office:value-type="percentage" office:value="-0.105713253043153">
            <text:p>-10.57%</text:p>
          </table:table-cell>
        </table:table-row>
        <table:table-row table:style-name="ro2">
          <table:table-cell office:value-type="float" office:value="2008.5">
            <text:p>2008.5</text:p>
          </table:table-cell>
          <table:table-cell office:value-type="float" office:value="1.00938099511487">
            <text:p>1.0093809951</text:p>
          </table:table-cell>
          <table:table-cell table:formula="of:=[.B30]-1" office:value-type="percentage" office:value="0.00938099511487001">
            <text:p>0.94%</text:p>
          </table:table-cell>
          <table:table-cell office:value-type="percentage" office:value="0.0106741532487966">
            <text:p>1.07%</text:p>
          </table:table-cell>
          <table:table-cell table:formula="of:=IF([.C30]&gt;[.D30];1;0)" office:value-type="float" office:value="0">
            <text:p>0</text:p>
          </table:table-cell>
          <table:table-cell office:value-type="date" office:date-value="2008-05-01">
            <text:p>05/01/08</text:p>
          </table:table-cell>
          <table:table-cell table:formula="of:=[.G29]*(1+[.C30])" office:value-type="float" office:value="1.20818790465804">
            <text:p>1.2081879047</text:p>
          </table:table-cell>
          <table:table-cell table:formula="of:=[.H29]*(1+[.D30])" office:value-type="float" office:value="1.09425710308331">
            <text:p>1.0942571031</text:p>
          </table:table-cell>
          <table:table-cell table:formula="of:=MAX([.$G$2:.G30])" office:value-type="float" office:value="1.20818790465804">
            <text:p>1.2081879047</text:p>
          </table:table-cell>
          <table:table-cell table:formula="of:=[.G30]/[.I30]-1" office:value-type="percentage" office:value="0">
            <text:p>0.00%</text:p>
          </table:table-cell>
          <table:table-cell table:formula="of:=MAX([.$H$2:.H30])" office:value-type="float" office:value="1.21068572128652">
            <text:p>1.2106857213</text:p>
          </table:table-cell>
          <table:table-cell table:formula="of:=[.H30]/[.K30]-1" office:value-type="percentage" office:value="-0.0961674992577674">
            <text:p>-9.62%</text:p>
          </table:table-cell>
        </table:table-row>
        <table:table-row table:style-name="ro2">
          <table:table-cell office:value-type="float" office:value="2008.6">
            <text:p>2008.6</text:p>
          </table:table-cell>
          <table:table-cell office:value-type="float" office:value="1.06260055554156">
            <text:p>1.0626005555</text:p>
          </table:table-cell>
          <table:table-cell table:formula="of:=[.B31]-1" office:value-type="percentage" office:value="0.0626005555415601">
            <text:p>6.26%</text:p>
          </table:table-cell>
          <table:table-cell office:value-type="percentage" office:value="-0.0859623816392694">
            <text:p>-8.60%</text:p>
          </table:table-cell>
          <table:table-cell table:formula="of:=IF([.C31]&gt;[.D31];1;0)" office:value-type="float" office:value="1">
            <text:p>1</text:p>
          </table:table-cell>
          <table:table-cell office:value-type="date" office:date-value="2008-06-01">
            <text:p>06/01/08</text:p>
          </table:table-cell>
          <table:table-cell table:formula="of:=[.G30]*(1+[.C31])" office:value-type="float" office:value="1.28382113868823">
            <text:p>1.2838211387</text:p>
          </table:table-cell>
          <table:table-cell table:formula="of:=[.H30]*(1+[.D31])" office:value-type="float" office:value="1.00019215637658">
            <text:p>1.0001921564</text:p>
          </table:table-cell>
          <table:table-cell table:formula="of:=MAX([.$G$2:.G31])" office:value-type="float" office:value="1.28382113868823">
            <text:p>1.2838211387</text:p>
          </table:table-cell>
          <table:table-cell table:formula="of:=[.G31]/[.I31]-1" office:value-type="percentage" office:value="0">
            <text:p>0.00%</text:p>
          </table:table-cell>
          <table:table-cell table:formula="of:=MAX([.$H$2:.H31])" office:value-type="float" office:value="1.21068572128652">
            <text:p>1.2106857213</text:p>
          </table:table-cell>
          <table:table-cell table:formula="of:=[.H31]/[.K31]-1" office:value-type="percentage" office:value="-0.173863093624546">
            <text:p>-17.39%</text:p>
          </table:table-cell>
        </table:table-row>
        <table:table-row table:style-name="ro2">
          <table:table-cell office:value-type="float" office:value="2008.7">
            <text:p>2008.7</text:p>
          </table:table-cell>
          <table:table-cell office:value-type="float" office:value="0.945061522232103">
            <text:p>0.9450615222</text:p>
          </table:table-cell>
          <table:table-cell table:formula="of:=[.B32]-1" office:value-type="percentage" office:value="-0.054938477767897">
            <text:p>-5.49%</text:p>
          </table:table-cell>
          <table:table-cell office:value-type="percentage" office:value="-0.00985937499999989">
            <text:p>-0.99%</text:p>
          </table:table-cell>
          <table:table-cell table:formula="of:=IF([.C32]&gt;[.D32];1;0)" office:value-type="float" office:value="0">
            <text:p>0</text:p>
          </table:table-cell>
          <table:table-cell office:value-type="date" office:date-value="2008-07-01">
            <text:p>07/01/08</text:p>
          </table:table-cell>
          <table:table-cell table:formula="of:=[.G31]*(1+[.C32])" office:value-type="float" office:value="1.21328995960245">
            <text:p>1.2132899596</text:p>
          </table:table-cell>
          <table:table-cell table:formula="of:=[.H31]*(1+[.D32])" office:value-type="float" office:value="0.990330886834804">
            <text:p>0.9903308868</text:p>
          </table:table-cell>
          <table:table-cell table:formula="of:=MAX([.$G$2:.G32])" office:value-type="float" office:value="1.28382113868823">
            <text:p>1.2838211387</text:p>
          </table:table-cell>
          <table:table-cell table:formula="of:=[.G32]/[.I32]-1" office:value-type="percentage" office:value="-0.054938477767897">
            <text:p>-5.49%</text:p>
          </table:table-cell>
          <table:table-cell table:formula="of:=MAX([.$H$2:.H32])" office:value-type="float" office:value="1.21068572128652">
            <text:p>1.2106857213</text:p>
          </table:table-cell>
          <table:table-cell table:formula="of:=[.H32]/[.K32]-1" office:value-type="percentage" office:value="-0.182008287185842">
            <text:p>-18.20%</text:p>
          </table:table-cell>
        </table:table-row>
        <table:table-row table:style-name="ro2">
          <table:table-cell office:value-type="float" office:value="2008.8">
            <text:p>2008.8</text:p>
          </table:table-cell>
          <table:table-cell office:value-type="float" office:value="0.993829805467478">
            <text:p>0.9938298055</text:p>
          </table:table-cell>
          <table:table-cell table:formula="of:=[.B33]-1" office:value-type="percentage" office:value="-0.00617019453252188">
            <text:p>-0.62%</text:p>
          </table:table-cell>
          <table:table-cell office:value-type="percentage" office:value="0.0121905032429104">
            <text:p>1.22%</text:p>
          </table:table-cell>
          <table:table-cell table:formula="of:=IF([.C33]&gt;[.D33];1;0)" office:value-type="float" office:value="0">
            <text:p>0</text:p>
          </table:table-cell>
          <table:table-cell office:value-type="date" office:date-value="2008-08-01">
            <text:p>08/01/08</text:p>
          </table:table-cell>
          <table:table-cell table:formula="of:=[.G32]*(1+[.C33])" office:value-type="float" office:value="1.20580372452734">
            <text:p>1.2058037245</text:p>
          </table:table-cell>
          <table:table-cell table:formula="of:=[.H32]*(1+[.D33])" office:value-type="float" office:value="1.00240351872232">
            <text:p>1.0024035187</text:p>
          </table:table-cell>
          <table:table-cell table:formula="of:=MAX([.$G$2:.G33])" office:value-type="float" office:value="1.28382113868823">
            <text:p>1.2838211387</text:p>
          </table:table-cell>
          <table:table-cell table:formula="of:=[.G33]/[.I33]-1" office:value-type="percentage" office:value="-0.0607696912052702">
            <text:p>-6.08%</text:p>
          </table:table-cell>
          <table:table-cell table:formula="of:=MAX([.$H$2:.H33])" office:value-type="float" office:value="1.21068572128652">
            <text:p>1.2106857213</text:p>
          </table:table-cell>
          <table:table-cell table:formula="of:=[.H33]/[.K33]-1" office:value-type="percentage" office:value="-0.172036556558107">
            <text:p>-17.20%</text:p>
          </table:table-cell>
        </table:table-row>
        <table:table-row table:style-name="ro2">
          <table:table-cell office:value-type="float" office:value="2008.9">
            <text:p>2008.9</text:p>
          </table:table-cell>
          <table:table-cell office:value-type="float" office:value="0.980227389778182">
            <text:p>0.9802273898</text:p>
          </table:table-cell>
          <table:table-cell table:formula="of:=[.B34]-1" office:value-type="percentage" office:value="-0.019772610221818">
            <text:p>-1.98%</text:p>
          </table:table-cell>
          <table:table-cell office:value-type="percentage" office:value="-0.090791453271283">
            <text:p>-9.08%</text:p>
          </table:table-cell>
          <table:table-cell table:formula="of:=IF([.C34]&gt;[.D34];1;0)" office:value-type="float" office:value="1">
            <text:p>1</text:p>
          </table:table-cell>
          <table:table-cell office:value-type="date" office:date-value="2008-09-01">
            <text:p>09/01/08</text:p>
          </table:table-cell>
          <table:table-cell table:formula="of:=[.G33]*(1+[.C34])" office:value-type="float" office:value="1.18196183747825">
            <text:p>1.1819618375</text:p>
          </table:table-cell>
          <table:table-cell table:formula="of:=[.H33]*(1+[.D34])" office:value-type="float" office:value="0.911393846493271">
            <text:p>0.9113938465</text:p>
          </table:table-cell>
          <table:table-cell table:formula="of:=MAX([.$G$2:.G34])" office:value-type="float" office:value="1.28382113868823">
            <text:p>1.2838211387</text:p>
          </table:table-cell>
          <table:table-cell table:formula="of:=[.G34]/[.I34]-1" office:value-type="percentage" office:value="-0.0793407260095861">
            <text:p>-7.93%</text:p>
          </table:table-cell>
          <table:table-cell table:formula="of:=MAX([.$H$2:.H34])" office:value-type="float" office:value="1.21068572128652">
            <text:p>1.2106857213</text:p>
          </table:table-cell>
          <table:table-cell table:formula="of:=[.H34]/[.K34]-1" office:value-type="percentage" office:value="-0.247208560843692">
            <text:p>-24.72%</text:p>
          </table:table-cell>
        </table:table-row>
        <table:table-row table:style-name="ro2">
          <table:table-cell office:value-type="float" office:value="2008.1">
            <text:p>2008.1</text:p>
          </table:table-cell>
          <table:table-cell office:value-type="float" office:value="0.99131222464693">
            <text:p>0.9913122246</text:p>
          </table:table-cell>
          <table:table-cell table:formula="of:=[.B35]-1" office:value-type="percentage" office:value="-0.00868777535306997">
            <text:p>-0.87%</text:p>
          </table:table-cell>
          <table:table-cell office:value-type="percentage" office:value="-0.169424534449055">
            <text:p>-16.94%</text:p>
          </table:table-cell>
          <table:table-cell table:formula="of:=IF([.C35]&gt;[.D35];1;0)" office:value-type="float" office:value="1">
            <text:p>1</text:p>
          </table:table-cell>
          <table:table-cell office:value-type="date" office:date-value="2008-10-01">
            <text:p>10/01/08</text:p>
          </table:table-cell>
          <table:table-cell table:formula="of:=[.G34]*(1+[.C35])" office:value-type="float" office:value="1.17169321855833">
            <text:p>1.1716932186</text:p>
          </table:table-cell>
          <table:table-cell table:formula="of:=[.H34]*(1+[.D35])" office:value-type="float" office:value="0.756981368351415">
            <text:p>0.7569813684</text:p>
          </table:table-cell>
          <table:table-cell table:formula="of:=MAX([.$G$2:.G35])" office:value-type="float" office:value="1.28382113868823">
            <text:p>1.2838211387</text:p>
          </table:table-cell>
          <table:table-cell table:formula="of:=[.G35]/[.I35]-1" office:value-type="percentage" office:value="-0.0873392069587353">
            <text:p>-8.73%</text:p>
          </table:table-cell>
          <table:table-cell table:formula="of:=MAX([.$H$2:.H35])" office:value-type="float" office:value="1.21068572128652">
            <text:p>1.2106857213</text:p>
          </table:table-cell>
          <table:table-cell table:formula="of:=[.H35]/[.K35]-1" office:value-type="percentage" office:value="-0.374749899959984">
            <text:p>-37.47%</text:p>
          </table:table-cell>
        </table:table-row>
        <table:table-row table:style-name="ro2">
          <table:table-cell office:value-type="float" office:value="2008.11">
            <text:p>2008.11</text:p>
          </table:table-cell>
          <table:table-cell office:value-type="float" office:value="1.05586302090727">
            <text:p>1.0558630209</text:p>
          </table:table-cell>
          <table:table-cell table:formula="of:=[.B36]-1" office:value-type="percentage" office:value="0.0558630209072699">
            <text:p>5.59%</text:p>
          </table:table-cell>
          <table:table-cell office:value-type="percentage" office:value="-0.0748490322580645">
            <text:p>-7.48%</text:p>
          </table:table-cell>
          <table:table-cell table:formula="of:=IF([.C36]&gt;[.D36];1;0)" office:value-type="float" office:value="1">
            <text:p>1</text:p>
          </table:table-cell>
          <table:table-cell office:value-type="date" office:date-value="2008-11-01">
            <text:p>11/01/08</text:p>
          </table:table-cell>
          <table:table-cell table:formula="of:=[.G35]*(1+[.C36])" office:value-type="float" office:value="1.23714754132357">
            <text:p>1.2371475413</text:p>
          </table:table-cell>
          <table:table-cell table:formula="of:=[.H35]*(1+[.D36])" office:value-type="float" office:value="0.700322045492926">
            <text:p>0.7003220455</text:p>
          </table:table-cell>
          <table:table-cell table:formula="of:=MAX([.$G$2:.G36])" office:value-type="float" office:value="1.28382113868823">
            <text:p>1.2838211387</text:p>
          </table:table-cell>
          <table:table-cell table:formula="of:=[.G36]/[.I36]-1" office:value-type="percentage" office:value="-0.0363552179958256">
            <text:p>-3.64%</text:p>
          </table:table-cell>
          <table:table-cell table:formula="of:=MAX([.$H$2:.H36])" office:value-type="float" office:value="1.21068572128652">
            <text:p>1.2106857213</text:p>
          </table:table-cell>
          <table:table-cell table:formula="of:=[.H36]/[.K36]-1" office:value-type="percentage" office:value="-0.421549264867237">
            <text:p>-42.15%</text:p>
          </table:table-cell>
        </table:table-row>
        <table:table-row table:style-name="ro2">
          <table:table-cell office:value-type="float" office:value="2008.12">
            <text:p>2008.12</text:p>
          </table:table-cell>
          <table:table-cell office:value-type="float" office:value="1.05252321332774">
            <text:p>1.0525232133</text:p>
          </table:table-cell>
          <table:table-cell table:formula="of:=[.B37]-1" office:value-type="percentage" office:value="0.05252321332774">
            <text:p>5.25%</text:p>
          </table:table-cell>
          <table:table-cell office:value-type="percentage" office:value="0.00782156565205749">
            <text:p>0.78%</text:p>
          </table:table-cell>
          <table:table-cell table:formula="of:=IF([.C37]&gt;[.D37];1;0)" office:value-type="float" office:value="1">
            <text:p>1</text:p>
          </table:table-cell>
          <table:table-cell office:value-type="date" office:date-value="2008-12-01">
            <text:p>12/01/08</text:p>
          </table:table-cell>
          <table:table-cell table:formula="of:=[.G36]*(1+[.C37])" office:value-type="float" office:value="1.30212650555439">
            <text:p>1.3021265056</text:p>
          </table:table-cell>
          <table:table-cell table:formula="of:=[.H36]*(1+[.D37])" office:value-type="float" office:value="0.705799660349332">
            <text:p>0.7057996603</text:p>
          </table:table-cell>
          <table:table-cell table:formula="of:=MAX([.$G$2:.G37])" office:value-type="float" office:value="1.30212650555439">
            <text:p>1.3021265056</text:p>
          </table:table-cell>
          <table:table-cell table:formula="of:=[.G37]/[.I37]-1" office:value-type="percentage" office:value="0">
            <text:p>0.00%</text:p>
          </table:table-cell>
          <table:table-cell table:formula="of:=MAX([.$H$2:.H37])" office:value-type="float" office:value="1.21068572128652">
            <text:p>1.2106857213</text:p>
          </table:table-cell>
          <table:table-cell table:formula="of:=[.H37]/[.K37]-1" office:value-type="percentage" office:value="-0.417024874465915">
            <text:p>-41.70%</text:p>
          </table:table-cell>
        </table:table-row>
        <table:table-row table:style-name="ro2">
          <table:table-cell office:value-type="float" office:value="2009.1">
            <text:p>2009.1</text:p>
          </table:table-cell>
          <table:table-cell office:value-type="float" office:value="0.965527928580787">
            <text:p>0.9655279286</text:p>
          </table:table-cell>
          <table:table-cell table:formula="of:=[.B38]-1" office:value-type="percentage" office:value="-0.0344720714192129">
            <text:p>-3.45%</text:p>
          </table:table-cell>
          <table:table-cell office:value-type="percentage" office:value="-0.0856573484638804">
            <text:p>-8.57%</text:p>
          </table:table-cell>
          <table:table-cell table:formula="of:=IF([.C38]&gt;[.D38];1;0)" office:value-type="float" office:value="1">
            <text:p>1</text:p>
          </table:table-cell>
          <table:table-cell office:value-type="date" office:date-value="2009-01-01">
            <text:p>01/01/09</text:p>
          </table:table-cell>
          <table:table-cell table:formula="of:=[.G37]*(1+[.C38])" office:value-type="float" office:value="1.25723950765807">
            <text:p>1.2572395077</text:p>
          </table:table-cell>
          <table:table-cell table:formula="of:=[.H37]*(1+[.D38])" office:value-type="float" office:value="0.645342732897101">
            <text:p>0.6453427329</text:p>
          </table:table-cell>
          <table:table-cell table:formula="of:=MAX([.$G$2:.G38])" office:value-type="float" office:value="1.30212650555439">
            <text:p>1.3021265056</text:p>
          </table:table-cell>
          <table:table-cell table:formula="of:=[.G38]/[.I38]-1" office:value-type="percentage" office:value="-0.0344720714192129">
            <text:p>-3.45%</text:p>
          </table:table-cell>
          <table:table-cell table:formula="of:=MAX([.$H$2:.H38])" office:value-type="float" office:value="1.21068572128652">
            <text:p>1.2106857213</text:p>
          </table:table-cell>
          <table:table-cell table:formula="of:=[.H38]/[.K38]-1" office:value-type="percentage" office:value="-0.466960977939563">
            <text:p>-46.70%</text:p>
          </table:table-cell>
        </table:table-row>
        <table:table-row table:style-name="ro2">
          <table:table-cell office:value-type="float" office:value="2009.2">
            <text:p>2009.2</text:p>
          </table:table-cell>
          <table:table-cell office:value-type="float" office:value="1.01420055706912">
            <text:p>1.0142005571</text:p>
          </table:table-cell>
          <table:table-cell table:formula="of:=[.B39]-1" office:value-type="percentage" office:value="0.0142005570691199">
            <text:p>1.42%</text:p>
          </table:table-cell>
          <table:table-cell office:value-type="percentage" office:value="-0.109931224875285">
            <text:p>-10.99%</text:p>
          </table:table-cell>
          <table:table-cell table:formula="of:=IF([.C39]&gt;[.D39];1;0)" office:value-type="float" office:value="1">
            <text:p>1</text:p>
          </table:table-cell>
          <table:table-cell office:value-type="date" office:date-value="2009-02-01">
            <text:p>02/01/09</text:p>
          </table:table-cell>
          <table:table-cell table:formula="of:=[.G38]*(1+[.C39])" office:value-type="float" office:value="1.27509300903612">
            <text:p>1.275093009</text:p>
          </table:table-cell>
          <table:table-cell table:formula="of:=[.H38]*(1+[.D39])" office:value-type="float" office:value="0.574399415805359">
            <text:p>0.5743994158</text:p>
          </table:table-cell>
          <table:table-cell table:formula="of:=MAX([.$G$2:.G39])" office:value-type="float" office:value="1.30212650555439">
            <text:p>1.3021265056</text:p>
          </table:table-cell>
          <table:table-cell table:formula="of:=[.G39]/[.I39]-1" office:value-type="percentage" office:value="-0.0207610369675723">
            <text:p>-2.08%</text:p>
          </table:table-cell>
          <table:table-cell table:formula="of:=MAX([.$H$2:.H39])" office:value-type="float" office:value="1.21068572128652">
            <text:p>1.2106857213</text:p>
          </table:table-cell>
          <table:table-cell table:formula="of:=[.H39]/[.K39]-1" office:value-type="percentage" office:value="-0.525558610540991">
            <text:p>-52.56%</text:p>
          </table:table-cell>
        </table:table-row>
        <table:table-row table:style-name="ro2">
          <table:table-cell office:value-type="float" office:value="2009.3">
            <text:p>2009.3</text:p>
          </table:table-cell>
          <table:table-cell office:value-type="float" office:value="1.01556052695013">
            <text:p>1.015560527</text:p>
          </table:table-cell>
          <table:table-cell table:formula="of:=[.B40]-1" office:value-type="percentage" office:value="0.01556052695013">
            <text:p>1.56%</text:p>
          </table:table-cell>
          <table:table-cell office:value-type="percentage" office:value="0.0854045082915016">
            <text:p>8.54%</text:p>
          </table:table-cell>
          <table:table-cell table:formula="of:=IF([.C40]&gt;[.D40];1;0)" office:value-type="float" office:value="0">
            <text:p>0</text:p>
          </table:table-cell>
          <table:table-cell office:value-type="date" office:date-value="2009-03-01">
            <text:p>03/01/09</text:p>
          </table:table-cell>
          <table:table-cell table:formula="of:=[.G39]*(1+[.C40])" office:value-type="float" office:value="1.29493412816715">
            <text:p>1.2949341282</text:p>
          </table:table-cell>
          <table:table-cell table:formula="of:=[.H39]*(1+[.D40])" office:value-type="float" office:value="0.623455715475141">
            <text:p>0.6234557155</text:p>
          </table:table-cell>
          <table:table-cell table:formula="of:=MAX([.$G$2:.G40])" office:value-type="float" office:value="1.30212650555439">
            <text:p>1.3021265056</text:p>
          </table:table-cell>
          <table:table-cell table:formula="of:=[.G40]/[.I40]-1" office:value-type="percentage" office:value="-0.00552356269268883">
            <text:p>-0.55%</text:p>
          </table:table-cell>
          <table:table-cell table:formula="of:=MAX([.$H$2:.H40])" office:value-type="float" office:value="1.21068572128652">
            <text:p>1.2106857213</text:p>
          </table:table-cell>
          <table:table-cell table:formula="of:=[.H40]/[.K40]-1" office:value-type="percentage" office:value="-0.485039176961107">
            <text:p>-48.50%</text:p>
          </table:table-cell>
        </table:table-row>
        <table:table-row table:style-name="ro2">
          <table:table-cell office:value-type="float" office:value="2009.4">
            <text:p>2009.4</text:p>
          </table:table-cell>
          <table:table-cell office:value-type="float" office:value="0.970245019713616">
            <text:p>0.9702450197</text:p>
          </table:table-cell>
          <table:table-cell table:formula="of:=[.B41]-1" office:value-type="percentage" office:value="-0.0297549802863839">
            <text:p>-2.98%</text:p>
          </table:table-cell>
          <table:table-cell office:value-type="percentage" office:value="0.0939250755135548">
            <text:p>9.39%</text:p>
          </table:table-cell>
          <table:table-cell table:formula="of:=IF([.C41]&gt;[.D41];1;0)" office:value-type="float" office:value="0">
            <text:p>0</text:p>
          </table:table-cell>
          <table:table-cell office:value-type="date" office:date-value="2009-04-01">
            <text:p>04/01/09</text:p>
          </table:table-cell>
          <table:table-cell table:formula="of:=[.G40]*(1+[.C41])" office:value-type="float" office:value="1.25640338871137">
            <text:p>1.2564033887</text:p>
          </table:table-cell>
          <table:table-cell table:formula="of:=[.H40]*(1+[.D41])" office:value-type="float" office:value="0.682013840630501">
            <text:p>0.6820138406</text:p>
          </table:table-cell>
          <table:table-cell table:formula="of:=MAX([.$G$2:.G41])" office:value-type="float" office:value="1.30212650555439">
            <text:p>1.3021265056</text:p>
          </table:table-cell>
          <table:table-cell table:formula="of:=[.G41]/[.I41]-1" office:value-type="percentage" office:value="-0.0351141894800412">
            <text:p>-3.51%</text:p>
          </table:table-cell>
          <table:table-cell table:formula="of:=MAX([.$H$2:.H41])" office:value-type="float" office:value="1.21068572128652">
            <text:p>1.2106857213</text:p>
          </table:table-cell>
          <table:table-cell table:formula="of:=[.H41]/[.K41]-1" office:value-type="percentage" office:value="-0.436671442770657">
            <text:p>-43.67%</text:p>
          </table:table-cell>
        </table:table-row>
        <table:table-row table:style-name="ro2">
          <table:table-cell office:value-type="float" office:value="2009.5">
            <text:p>2009.5</text:p>
          </table:table-cell>
          <table:table-cell office:value-type="float" office:value="0.992330236249176">
            <text:p>0.9923302362</text:p>
          </table:table-cell>
          <table:table-cell table:formula="of:=[.B42]-1" office:value-type="percentage" office:value="-0.00766976375082396">
            <text:p>-0.77%</text:p>
          </table:table-cell>
          <table:table-cell office:value-type="percentage" office:value="0.0530814266564317">
            <text:p>5.31%</text:p>
          </table:table-cell>
          <table:table-cell table:formula="of:=IF([.C42]&gt;[.D42];1;0)" office:value-type="float" office:value="0">
            <text:p>0</text:p>
          </table:table-cell>
          <table:table-cell office:value-type="date" office:date-value="2009-05-01">
            <text:p>05/01/09</text:p>
          </table:table-cell>
          <table:table-cell table:formula="of:=[.G41]*(1+[.C42])" office:value-type="float" office:value="1.24676707154422">
            <text:p>1.2467670715</text:p>
          </table:table-cell>
          <table:table-cell table:formula="of:=[.H41]*(1+[.D42])" office:value-type="float" office:value="0.7182161082906">
            <text:p>0.7182161083</text:p>
          </table:table-cell>
          <table:table-cell table:formula="of:=MAX([.$G$2:.G42])" office:value-type="float" office:value="1.30212650555439">
            <text:p>1.3021265056</text:p>
          </table:table-cell>
          <table:table-cell table:formula="of:=[.G42]/[.I42]-1" office:value-type="percentage" office:value="-0.0425146356932516">
            <text:p>-4.25%</text:p>
          </table:table-cell>
          <table:table-cell table:formula="of:=MAX([.$H$2:.H42])" office:value-type="float" office:value="1.21068572128652">
            <text:p>1.2106857213</text:p>
          </table:table-cell>
          <table:table-cell table:formula="of:=[.H42]/[.K42]-1" office:value-type="percentage" office:value="-0.406769159276614">
            <text:p>-40.68%</text:p>
          </table:table-cell>
        </table:table-row>
        <table:table-row table:style-name="ro2">
          <table:table-cell office:value-type="float" office:value="2009.6">
            <text:p>2009.6</text:p>
          </table:table-cell>
          <table:table-cell office:value-type="float" office:value="0.988126097823056">
            <text:p>0.9881260978</text:p>
          </table:table-cell>
          <table:table-cell table:formula="of:=[.B43]-1" office:value-type="percentage" office:value="-0.011873902176944">
            <text:p>-1.19%</text:p>
          </table:table-cell>
          <table:table-cell office:value-type="percentage" office:value="0.000195835237287056">
            <text:p>0.02%</text:p>
          </table:table-cell>
          <table:table-cell table:formula="of:=IF([.C43]&gt;[.D43];1;0)" office:value-type="float" office:value="0">
            <text:p>0</text:p>
          </table:table-cell>
          <table:table-cell office:value-type="date" office:date-value="2009-06-01">
            <text:p>06/01/09</text:p>
          </table:table-cell>
          <table:table-cell table:formula="of:=[.G42]*(1+[.C43])" office:value-type="float" office:value="1.23196308129927">
            <text:p>1.2319630813</text:p>
          </table:table-cell>
          <table:table-cell table:formula="of:=[.H42]*(1+[.D43])" office:value-type="float" office:value="0.718356760312591">
            <text:p>0.7183567603</text:p>
          </table:table-cell>
          <table:table-cell table:formula="of:=MAX([.$G$2:.G43])" office:value-type="float" office:value="1.30212650555439">
            <text:p>1.3021265056</text:p>
          </table:table-cell>
          <table:table-cell table:formula="of:=[.G43]/[.I43]-1" office:value-type="percentage" office:value="-0.0538837232448855">
            <text:p>-5.39%</text:p>
          </table:table-cell>
          <table:table-cell table:formula="of:=MAX([.$H$2:.H43])" office:value-type="float" office:value="1.21068572128652">
            <text:p>1.2106857213</text:p>
          </table:table-cell>
          <table:table-cell table:formula="of:=[.H43]/[.K43]-1" office:value-type="percentage" office:value="-0.406652983774155">
            <text:p>-40.67%</text:p>
          </table:table-cell>
        </table:table-row>
        <table:table-row table:style-name="ro2">
          <table:table-cell office:value-type="float" office:value="2009.7">
            <text:p>2009.7</text:p>
          </table:table-cell>
          <table:table-cell office:value-type="float" office:value="1.06320219536647">
            <text:p>1.0632021954</text:p>
          </table:table-cell>
          <table:table-cell table:formula="of:=[.B44]-1" office:value-type="percentage" office:value="0.0632021953664701">
            <text:p>6.32%</text:p>
          </table:table-cell>
          <table:table-cell office:value-type="percentage" office:value="0.0741417569507896">
            <text:p>7.41%</text:p>
          </table:table-cell>
          <table:table-cell table:formula="of:=IF([.C44]&gt;[.D44];1;0)" office:value-type="float" office:value="0">
            <text:p>0</text:p>
          </table:table-cell>
          <table:table-cell office:value-type="date" office:date-value="2009-07-01">
            <text:p>07/01/09</text:p>
          </table:table-cell>
          <table:table-cell table:formula="of:=[.G43]*(1+[.C44])" office:value-type="float" office:value="1.30982585264782">
            <text:p>1.3098258526</text:p>
          </table:table-cell>
          <table:table-cell table:formula="of:=[.H43]*(1+[.D44])" office:value-type="float" office:value="0.771616992639644">
            <text:p>0.7716169926</text:p>
          </table:table-cell>
          <table:table-cell table:formula="of:=MAX([.$G$2:.G44])" office:value-type="float" office:value="1.30982585264782">
            <text:p>1.3098258526</text:p>
          </table:table-cell>
          <table:table-cell table:formula="of:=[.G44]/[.I44]-1" office:value-type="percentage" office:value="0">
            <text:p>0.00%</text:p>
          </table:table-cell>
          <table:table-cell table:formula="of:=MAX([.$H$2:.H44])" office:value-type="float" office:value="1.21068572128652">
            <text:p>1.2106857213</text:p>
          </table:table-cell>
          <table:table-cell table:formula="of:=[.H44]/[.K44]-1" office:value-type="percentage" office:value="-0.362661193509662">
            <text:p>-36.27%</text:p>
          </table:table-cell>
        </table:table-row>
        <table:table-row table:style-name="ro2">
          <table:table-cell office:value-type="float" office:value="2009.8">
            <text:p>2009.8</text:p>
          </table:table-cell>
          <table:table-cell office:value-type="float" office:value="1.02349456958525">
            <text:p>1.0234945696</text:p>
          </table:table-cell>
          <table:table-cell table:formula="of:=[.B45]-1" office:value-type="percentage" office:value="0.02349456958525">
            <text:p>2.35%</text:p>
          </table:table-cell>
          <table:table-cell office:value-type="percentage" office:value="0.0335601733705999">
            <text:p>3.36%</text:p>
          </table:table-cell>
          <table:table-cell table:formula="of:=IF([.C45]&gt;[.D45];1;0)" office:value-type="float" office:value="0">
            <text:p>0</text:p>
          </table:table-cell>
          <table:table-cell office:value-type="date" office:date-value="2009-08-01">
            <text:p>08/01/09</text:p>
          </table:table-cell>
          <table:table-cell table:formula="of:=[.G44]*(1+[.C45])" office:value-type="float" office:value="1.34059964728742">
            <text:p>1.3405996473</text:p>
          </table:table-cell>
          <table:table-cell table:formula="of:=[.H44]*(1+[.D45])" office:value-type="float" office:value="0.797512592688331">
            <text:p>0.7975125927</text:p>
          </table:table-cell>
          <table:table-cell table:formula="of:=MAX([.$G$2:.G45])" office:value-type="float" office:value="1.34059964728742">
            <text:p>1.3405996473</text:p>
          </table:table-cell>
          <table:table-cell table:formula="of:=[.G45]/[.I45]-1" office:value-type="percentage" office:value="0">
            <text:p>0.00%</text:p>
          </table:table-cell>
          <table:table-cell table:formula="of:=MAX([.$H$2:.H45])" office:value-type="float" office:value="1.21068572128652">
            <text:p>1.2106857213</text:p>
          </table:table-cell>
          <table:table-cell table:formula="of:=[.H45]/[.K45]-1" office:value-type="percentage" office:value="-0.341271992668035">
            <text:p>-34.13%</text:p>
          </table:table-cell>
        </table:table-row>
        <table:table-row table:style-name="ro2">
          <table:table-cell office:value-type="float" office:value="2009.9">
            <text:p>2009.9</text:p>
          </table:table-cell>
          <table:table-cell office:value-type="float" office:value="1.04939820343824">
            <text:p>1.0493982034</text:p>
          </table:table-cell>
          <table:table-cell table:formula="of:=[.B46]-1" office:value-type="percentage" office:value="0.0493982034382401">
            <text:p>4.94%</text:p>
          </table:table-cell>
          <table:table-cell office:value-type="percentage" office:value="0.0357233838255178">
            <text:p>3.57%</text:p>
          </table:table-cell>
          <table:table-cell table:formula="of:=IF([.C46]&gt;[.D46];1;0)" office:value-type="float" office:value="1">
            <text:p>1</text:p>
          </table:table-cell>
          <table:table-cell office:value-type="date" office:date-value="2009-09-01">
            <text:p>09/01/09</text:p>
          </table:table-cell>
          <table:table-cell table:formula="of:=[.G45]*(1+[.C46])" office:value-type="float" office:value="1.40682286139335">
            <text:p>1.4068228614</text:p>
          </table:table-cell>
          <table:table-cell table:formula="of:=[.H45]*(1+[.D46])" office:value-type="float" office:value="0.82600244114262">
            <text:p>0.8260024411</text:p>
          </table:table-cell>
          <table:table-cell table:formula="of:=MAX([.$G$2:.G46])" office:value-type="float" office:value="1.40682286139335">
            <text:p>1.4068228614</text:p>
          </table:table-cell>
          <table:table-cell table:formula="of:=[.G46]/[.I46]-1" office:value-type="percentage" office:value="0">
            <text:p>0.00%</text:p>
          </table:table-cell>
          <table:table-cell table:formula="of:=MAX([.$H$2:.H46])" office:value-type="float" office:value="1.21068572128652">
            <text:p>1.2106857213</text:p>
          </table:table-cell>
          <table:table-cell table:formula="of:=[.H46]/[.K46]-1" office:value-type="percentage" office:value="-0.317739999225497">
            <text:p>-31.77%</text:p>
          </table:table-cell>
        </table:table-row>
        <table:table-row table:style-name="ro2">
          <table:table-cell office:value-type="float" office:value="2009.1">
            <text:p>2009.1</text:p>
          </table:table-cell>
          <table:table-cell office:value-type="float" office:value="1.01743628731935">
            <text:p>1.0174362873</text:p>
          </table:table-cell>
          <table:table-cell table:formula="of:=[.B47]-1" office:value-type="percentage" office:value="0.0174362873193501">
            <text:p>1.74%</text:p>
          </table:table-cell>
          <table:table-cell office:value-type="percentage" office:value="-0.0197619858478071">
            <text:p>-1.98%</text:p>
          </table:table-cell>
          <table:table-cell table:formula="of:=IF([.C47]&gt;[.D47];1;0)" office:value-type="float" office:value="1">
            <text:p>1</text:p>
          </table:table-cell>
          <table:table-cell office:value-type="date" office:date-value="2009-10-01">
            <text:p>10/01/09</text:p>
          </table:table-cell>
          <table:table-cell table:formula="of:=[.G46]*(1+[.C47])" office:value-type="float" office:value="1.43135262901204">
            <text:p>1.431352629</text:p>
          </table:table-cell>
          <table:table-cell table:formula="of:=[.H46]*(1+[.D47])" office:value-type="float" office:value="0.809678992590506">
            <text:p>0.8096789926</text:p>
          </table:table-cell>
          <table:table-cell table:formula="of:=MAX([.$G$2:.G47])" office:value-type="float" office:value="1.43135262901204">
            <text:p>1.431352629</text:p>
          </table:table-cell>
          <table:table-cell table:formula="of:=[.G47]/[.I47]-1" office:value-type="percentage" office:value="0">
            <text:p>0.00%</text:p>
          </table:table-cell>
          <table:table-cell table:formula="of:=MAX([.$H$2:.H47])" office:value-type="float" office:value="1.21068572128652">
            <text:p>1.2106857213</text:p>
          </table:table-cell>
          <table:table-cell table:formula="of:=[.H47]/[.K47]-1" office:value-type="percentage" office:value="-0.331222811705327">
            <text:p>-33.12%</text:p>
          </table:table-cell>
        </table:table-row>
        <table:table-row table:style-name="ro2">
          <table:table-cell office:value-type="float" office:value="2009.11">
            <text:p>2009.11</text:p>
          </table:table-cell>
          <table:table-cell office:value-type="float" office:value="1.03694692623896">
            <text:p>1.0369469262</text:p>
          </table:table-cell>
          <table:table-cell table:formula="of:=[.B48]-1" office:value-type="percentage" office:value="0.0369469262389599">
            <text:p>3.69%</text:p>
          </table:table-cell>
          <table:table-cell office:value-type="percentage" office:value="0.0573639969503663">
            <text:p>5.74%</text:p>
          </table:table-cell>
          <table:table-cell table:formula="of:=IF([.C48]&gt;[.D48];1;0)" office:value-type="float" office:value="0">
            <text:p>0</text:p>
          </table:table-cell>
          <table:table-cell office:value-type="date" office:date-value="2009-11-01">
            <text:p>11/01/09</text:p>
          </table:table-cell>
          <table:table-cell table:formula="of:=[.G47]*(1+[.C48])" office:value-type="float" office:value="1.48423670901809">
            <text:p>1.484236709</text:p>
          </table:table-cell>
          <table:table-cell table:formula="of:=[.H47]*(1+[.D48])" office:value-type="float" office:value="0.856125415852243">
            <text:p>0.8561254159</text:p>
          </table:table-cell>
          <table:table-cell table:formula="of:=MAX([.$G$2:.G48])" office:value-type="float" office:value="1.48423670901809">
            <text:p>1.484236709</text:p>
          </table:table-cell>
          <table:table-cell table:formula="of:=[.G48]/[.I48]-1" office:value-type="percentage" office:value="0">
            <text:p>0.00%</text:p>
          </table:table-cell>
          <table:table-cell table:formula="of:=MAX([.$H$2:.H48])" office:value-type="float" office:value="1.21068572128652">
            <text:p>1.2106857213</text:p>
          </table:table-cell>
          <table:table-cell table:formula="of:=[.H48]/[.K48]-1" office:value-type="percentage" office:value="-0.292859079115517">
            <text:p>-29.29%</text:p>
          </table:table-cell>
        </table:table-row>
        <table:table-row table:style-name="ro2">
          <table:table-cell office:value-type="float" office:value="2009.12">
            <text:p>2009.12</text:p>
          </table:table-cell>
          <table:table-cell office:value-type="float" office:value="1.00491552955982">
            <text:p>1.0049155296</text:p>
          </table:table-cell>
          <table:table-cell table:formula="of:=[.B49]-1" office:value-type="percentage" office:value="0.00491552955982">
            <text:p>0.49%</text:p>
          </table:table-cell>
          <table:table-cell office:value-type="percentage" office:value="0.0177705977382874">
            <text:p>1.78%</text:p>
          </table:table-cell>
          <table:table-cell table:formula="of:=IF([.C49]&gt;[.D49];1;0)" office:value-type="float" office:value="0">
            <text:p>0</text:p>
          </table:table-cell>
          <table:table-cell office:value-type="date" office:date-value="2009-12-01">
            <text:p>12/01/09</text:p>
          </table:table-cell>
          <table:table-cell table:formula="of:=[.G48]*(1+[.C49])" office:value-type="float" office:value="1.49153251843504">
            <text:p>1.4915325184</text:p>
          </table:table-cell>
          <table:table-cell table:formula="of:=[.H48]*(1+[.D49])" office:value-type="float" office:value="0.871339276230877">
            <text:p>0.8713392762</text:p>
          </table:table-cell>
          <table:table-cell table:formula="of:=MAX([.$G$2:.G49])" office:value-type="float" office:value="1.49153251843504">
            <text:p>1.4915325184</text:p>
          </table:table-cell>
          <table:table-cell table:formula="of:=[.G49]/[.I49]-1" office:value-type="percentage" office:value="0">
            <text:p>0.00%</text:p>
          </table:table-cell>
          <table:table-cell table:formula="of:=MAX([.$H$2:.H49])" office:value-type="float" office:value="1.21068572128652">
            <text:p>1.2106857213</text:p>
          </table:table-cell>
          <table:table-cell table:formula="of:=[.H49]/[.K49]-1" office:value-type="percentage" office:value="-0.280292762266197">
            <text:p>-28.03%</text:p>
          </table:table-cell>
        </table:table-row>
        <table:table-row table:style-name="ro2">
          <table:table-cell office:value-type="float" office:value="2010.1">
            <text:p>2010.1</text:p>
          </table:table-cell>
          <table:table-cell office:value-type="float" office:value="0.975099517242006">
            <text:p>0.9750995172</text:p>
          </table:table-cell>
          <table:table-cell table:formula="of:=[.B50]-1" office:value-type="percentage" office:value="-0.0249004827579939">
            <text:p>-2.49%</text:p>
          </table:table-cell>
          <table:table-cell office:value-type="percentage" office:value="-0.0369742623979912">
            <text:p>-3.70%</text:p>
          </table:table-cell>
          <table:table-cell table:formula="of:=IF([.C50]&gt;[.D50];1;0)" office:value-type="float" office:value="1">
            <text:p>1</text:p>
          </table:table-cell>
          <table:table-cell office:value-type="date" office:date-value="2010-01-01">
            <text:p>01/01/10</text:p>
          </table:table-cell>
          <table:table-cell table:formula="of:=[.G49]*(1+[.C50])" office:value-type="float" office:value="1.45439263867676">
            <text:p>1.4543926387</text:p>
          </table:table-cell>
          <table:table-cell table:formula="of:=[.H49]*(1+[.D50])" office:value-type="float" office:value="0.839122149193841">
            <text:p>0.8391221492</text:p>
          </table:table-cell>
          <table:table-cell table:formula="of:=MAX([.$G$2:.G50])" office:value-type="float" office:value="1.49153251843504">
            <text:p>1.4915325184</text:p>
          </table:table-cell>
          <table:table-cell table:formula="of:=[.G50]/[.I50]-1" office:value-type="percentage" office:value="-0.0249004827579939">
            <text:p>-2.49%</text:p>
          </table:table-cell>
          <table:table-cell table:formula="of:=MAX([.$H$2:.H50])" office:value-type="float" office:value="1.21068572128652">
            <text:p>1.2106857213</text:p>
          </table:table-cell>
          <table:table-cell table:formula="of:=[.H50]/[.K50]-1" office:value-type="percentage" office:value="-0.3069034065239">
            <text:p>-30.69%</text:p>
          </table:table-cell>
        </table:table-row>
        <table:table-row table:style-name="ro2">
          <table:table-cell office:value-type="float" office:value="2010.2">
            <text:p>2010.2</text:p>
          </table:table-cell>
          <table:table-cell office:value-type="float" office:value="1.00500691494688">
            <text:p>1.0050069149</text:p>
          </table:table-cell>
          <table:table-cell table:formula="of:=[.B51]-1" office:value-type="percentage" office:value="0.0050069149468801">
            <text:p>0.50%</text:p>
          </table:table-cell>
          <table:table-cell office:value-type="percentage" office:value="0.0285136934638273">
            <text:p>2.85%</text:p>
          </table:table-cell>
          <table:table-cell table:formula="of:=IF([.C51]&gt;[.D51];1;0)" office:value-type="float" office:value="0">
            <text:p>0</text:p>
          </table:table-cell>
          <table:table-cell office:value-type="date" office:date-value="2010-02-01">
            <text:p>02/01/10</text:p>
          </table:table-cell>
          <table:table-cell table:formula="of:=[.G50]*(1+[.C51])" office:value-type="float" office:value="1.46167465891798">
            <text:p>1.4616746589</text:p>
          </table:table-cell>
          <table:table-cell table:formula="of:=[.H50]*(1+[.D51])" office:value-type="float" office:value="0.863048620934662">
            <text:p>0.8630486209</text:p>
          </table:table-cell>
          <table:table-cell table:formula="of:=MAX([.$G$2:.G51])" office:value-type="float" office:value="1.49153251843504">
            <text:p>1.4915325184</text:p>
          </table:table-cell>
          <table:table-cell table:formula="of:=[.G51]/[.I51]-1" office:value-type="percentage" office:value="-0.0200182424104193">
            <text:p>-2.00%</text:p>
          </table:table-cell>
          <table:table-cell table:formula="of:=MAX([.$H$2:.H51])" office:value-type="float" office:value="1.21068572128652">
            <text:p>1.2106857213</text:p>
          </table:table-cell>
          <table:table-cell table:formula="of:=[.H51]/[.K51]-1" office:value-type="percentage" office:value="-0.2871406627167">
            <text:p>-28.71%</text:p>
          </table:table-cell>
        </table:table-row>
        <table:table-row table:style-name="ro2">
          <table:table-cell office:value-type="float" office:value="2010.3">
            <text:p>2010.3</text:p>
          </table:table-cell>
          <table:table-cell office:value-type="float" office:value="1.02942417540519">
            <text:p>1.0294241754</text:p>
          </table:table-cell>
          <table:table-cell table:formula="of:=[.B52]-1" office:value-type="percentage" office:value="0.02942417540519">
            <text:p>2.94%</text:p>
          </table:table-cell>
          <table:table-cell office:value-type="percentage" office:value="0.0587963675542558">
            <text:p>5.88%</text:p>
          </table:table-cell>
          <table:table-cell table:formula="of:=IF([.C52]&gt;[.D52];1;0)" office:value-type="float" office:value="0">
            <text:p>0</text:p>
          </table:table-cell>
          <table:table-cell office:value-type="date" office:date-value="2010-03-01">
            <text:p>03/01/10</text:p>
          </table:table-cell>
          <table:table-cell table:formula="of:=[.G51]*(1+[.C52])" office:value-type="float" office:value="1.50468323046731">
            <text:p>1.5046832305</text:p>
          </table:table-cell>
          <table:table-cell table:formula="of:=[.H51]*(1+[.D52])" office:value-type="float" office:value="0.91379274486833">
            <text:p>0.9137927449</text:p>
          </table:table-cell>
          <table:table-cell table:formula="of:=MAX([.$G$2:.G52])" office:value-type="float" office:value="1.50468323046731">
            <text:p>1.5046832305</text:p>
          </table:table-cell>
          <table:table-cell table:formula="of:=[.G52]/[.I52]-1" office:value-type="percentage" office:value="0">
            <text:p>0.00%</text:p>
          </table:table-cell>
          <table:table-cell table:formula="of:=MAX([.$H$2:.H52])" office:value-type="float" office:value="1.21068572128652">
            <text:p>1.2106857213</text:p>
          </table:table-cell>
          <table:table-cell table:formula="of:=[.H52]/[.K52]-1" office:value-type="percentage" office:value="-0.245227123107308">
            <text:p>-24.52%</text:p>
          </table:table-cell>
        </table:table-row>
        <table:table-row table:style-name="ro2">
          <table:table-cell office:value-type="float" office:value="2010.4">
            <text:p>2010.4</text:p>
          </table:table-cell>
          <table:table-cell office:value-type="float" office:value="1.02203866436428">
            <text:p>1.0220386644</text:p>
          </table:table-cell>
          <table:table-cell table:formula="of:=[.B53]-1" office:value-type="percentage" office:value="0.02203866436428">
            <text:p>2.20%</text:p>
          </table:table-cell>
          <table:table-cell office:value-type="percentage" office:value="0.01475932719359">
            <text:p>1.48%</text:p>
          </table:table-cell>
          <table:table-cell table:formula="of:=IF([.C53]&gt;[.D53];1;0)" office:value-type="float" office:value="1">
            <text:p>1</text:p>
          </table:table-cell>
          <table:table-cell office:value-type="date" office:date-value="2010-04-01">
            <text:p>04/01/10</text:p>
          </table:table-cell>
          <table:table-cell table:formula="of:=[.G52]*(1+[.C53])" office:value-type="float" office:value="1.53784443915813">
            <text:p>1.5378444392</text:p>
          </table:table-cell>
          <table:table-cell table:formula="of:=[.H52]*(1+[.D53])" office:value-type="float" office:value="0.927279710976971">
            <text:p>0.927279711</text:p>
          </table:table-cell>
          <table:table-cell table:formula="of:=MAX([.$G$2:.G53])" office:value-type="float" office:value="1.53784443915813">
            <text:p>1.5378444392</text:p>
          </table:table-cell>
          <table:table-cell table:formula="of:=[.G53]/[.I53]-1" office:value-type="percentage" office:value="0">
            <text:p>0.00%</text:p>
          </table:table-cell>
          <table:table-cell table:formula="of:=MAX([.$H$2:.H53])" office:value-type="float" office:value="1.21068572128652">
            <text:p>1.2106857213</text:p>
          </table:table-cell>
          <table:table-cell table:formula="of:=[.H53]/[.K53]-1" office:value-type="percentage" office:value="-0.234087183260401">
            <text:p>-23.41%</text:p>
          </table:table-cell>
        </table:table-row>
        <table:table-row table:style-name="ro2">
          <table:table-cell office:value-type="float" office:value="2010.5">
            <text:p>2010.5</text:p>
          </table:table-cell>
          <table:table-cell office:value-type="float" office:value="0.968472521108609">
            <text:p>0.9684725211</text:p>
          </table:table-cell>
          <table:table-cell table:formula="of:=[.B54]-1" office:value-type="percentage" office:value="-0.031527478891391">
            <text:p>-3.15%</text:p>
          </table:table-cell>
          <table:table-cell office:value-type="percentage" office:value="-0.0819759162038949">
            <text:p>-8.20%</text:p>
          </table:table-cell>
          <table:table-cell table:formula="of:=IF([.C54]&gt;[.D54];1;0)" office:value-type="float" office:value="1">
            <text:p>1</text:p>
          </table:table-cell>
          <table:table-cell office:value-type="date" office:date-value="2010-05-01">
            <text:p>05/01/10</text:p>
          </table:table-cell>
          <table:table-cell table:formula="of:=[.G53]*(1+[.C54])" office:value-type="float" office:value="1.48936008106433">
            <text:p>1.4893600811</text:p>
          </table:table-cell>
          <table:table-cell table:formula="of:=[.H53]*(1+[.D54])" office:value-type="float" office:value="0.85126510709235">
            <text:p>0.8512651071</text:p>
          </table:table-cell>
          <table:table-cell table:formula="of:=MAX([.$G$2:.G54])" office:value-type="float" office:value="1.53784443915813">
            <text:p>1.5378444392</text:p>
          </table:table-cell>
          <table:table-cell table:formula="of:=[.G54]/[.I54]-1" office:value-type="percentage" office:value="-0.031527478891391">
            <text:p>-3.15%</text:p>
          </table:table-cell>
          <table:table-cell table:formula="of:=MAX([.$H$2:.H54])" office:value-type="float" office:value="1.21068572128652">
            <text:p>1.2106857213</text:p>
          </table:table-cell>
          <table:table-cell table:formula="of:=[.H54]/[.K54]-1" office:value-type="percentage" office:value="-0.296873588144936">
            <text:p>-29.69%</text:p>
          </table:table-cell>
        </table:table-row>
        <table:table-row table:style-name="ro2">
          <table:table-cell office:value-type="float" office:value="2010.6">
            <text:p>2010.6</text:p>
          </table:table-cell>
          <table:table-cell office:value-type="float" office:value="0.975598184125486">
            <text:p>0.9755981841</text:p>
          </table:table-cell>
          <table:table-cell table:formula="of:=[.B55]-1" office:value-type="percentage" office:value="-0.024401815874514">
            <text:p>-2.44%</text:p>
          </table:table-cell>
          <table:table-cell office:value-type="percentage" office:value="-0.0538823766993144">
            <text:p>-5.39%</text:p>
          </table:table-cell>
          <table:table-cell table:formula="of:=IF([.C55]&gt;[.D55];1;0)" office:value-type="float" office:value="1">
            <text:p>1</text:p>
          </table:table-cell>
          <table:table-cell office:value-type="date" office:date-value="2010-06-01">
            <text:p>06/01/10</text:p>
          </table:table-cell>
          <table:table-cell table:formula="of:=[.G54]*(1+[.C55])" office:value-type="float" office:value="1.45301699059535">
            <text:p>1.4530169906</text:p>
          </table:table-cell>
          <table:table-cell table:formula="of:=[.H54]*(1+[.D55])" office:value-type="float" office:value="0.805396919921018">
            <text:p>0.8053969199</text:p>
          </table:table-cell>
          <table:table-cell table:formula="of:=MAX([.$G$2:.G55])" office:value-type="float" office:value="1.53784443915813">
            <text:p>1.5378444392</text:p>
          </table:table-cell>
          <table:table-cell table:formula="of:=[.G55]/[.I55]-1" office:value-type="percentage" office:value="-0.0551599670310095">
            <text:p>-5.52%</text:p>
          </table:table-cell>
          <table:table-cell table:formula="of:=MAX([.$H$2:.H55])" office:value-type="float" office:value="1.21068572128652">
            <text:p>1.2106857213</text:p>
          </table:table-cell>
          <table:table-cell table:formula="of:=[.H55]/[.K55]-1" office:value-type="percentage" office:value="-0.334759710335747">
            <text:p>-33.48%</text:p>
          </table:table-cell>
        </table:table-row>
        <table:table-row table:style-name="ro2">
          <table:table-cell office:value-type="float" office:value="2010.7">
            <text:p>2010.7</text:p>
          </table:table-cell>
          <table:table-cell office:value-type="float" office:value="0.983825559086819">
            <text:p>0.9838255591</text:p>
          </table:table-cell>
          <table:table-cell table:formula="of:=[.B56]-1" office:value-type="percentage" office:value="-0.0161744409131809">
            <text:p>-1.62%</text:p>
          </table:table-cell>
          <table:table-cell office:value-type="percentage" office:value="0.0687778327560613">
            <text:p>6.88%</text:p>
          </table:table-cell>
          <table:table-cell table:formula="of:=IF([.C56]&gt;[.D56];1;0)" office:value-type="float" office:value="0">
            <text:p>0</text:p>
          </table:table-cell>
          <table:table-cell office:value-type="date" office:date-value="2010-07-01">
            <text:p>07/01/10</text:p>
          </table:table-cell>
          <table:table-cell table:formula="of:=[.G55]*(1+[.C56])" office:value-type="float" office:value="1.42951525313512">
            <text:p>1.4295152531</text:p>
          </table:table-cell>
          <table:table-cell table:formula="of:=[.H55]*(1+[.D56])" office:value-type="float" office:value="0.860790374581593">
            <text:p>0.8607903746</text:p>
          </table:table-cell>
          <table:table-cell table:formula="of:=MAX([.$G$2:.G56])" office:value-type="float" office:value="1.53784443915813">
            <text:p>1.5378444392</text:p>
          </table:table-cell>
          <table:table-cell table:formula="of:=[.G56]/[.I56]-1" office:value-type="percentage" office:value="-0.0704422263166743">
            <text:p>-7.04%</text:p>
          </table:table-cell>
          <table:table-cell table:formula="of:=MAX([.$H$2:.H56])" office:value-type="float" office:value="1.21068572128652">
            <text:p>1.2106857213</text:p>
          </table:table-cell>
          <table:table-cell table:formula="of:=[.H56]/[.K56]-1" office:value-type="percentage" office:value="-0.289005924950626">
            <text:p>-28.90%</text:p>
          </table:table-cell>
        </table:table-row>
        <table:table-row table:style-name="ro2">
          <table:table-cell office:value-type="float" office:value="2010.8">
            <text:p>2010.8</text:p>
          </table:table-cell>
          <table:table-cell office:value-type="float" office:value="1.02716305002079">
            <text:p>1.02716305</text:p>
          </table:table-cell>
          <table:table-cell table:formula="of:=[.B57]-1" office:value-type="percentage" office:value="0.02716305002079">
            <text:p>2.72%</text:p>
          </table:table-cell>
          <table:table-cell office:value-type="percentage" office:value="-0.0474491648511256">
            <text:p>-4.74%</text:p>
          </table:table-cell>
          <table:table-cell table:formula="of:=IF([.C57]&gt;[.D57];1;0)" office:value-type="float" office:value="1">
            <text:p>1</text:p>
          </table:table-cell>
          <table:table-cell office:value-type="date" office:date-value="2010-08-01">
            <text:p>08/01/10</text:p>
          </table:table-cell>
          <table:table-cell table:formula="of:=[.G56]*(1+[.C57])" office:value-type="float" office:value="1.46834524746151">
            <text:p>1.4683452475</text:p>
          </table:table-cell>
          <table:table-cell table:formula="of:=[.H56]*(1+[.D57])" office:value-type="float" office:value="0.819946590195809">
            <text:p>0.8199465902</text:p>
          </table:table-cell>
          <table:table-cell table:formula="of:=MAX([.$G$2:.G57])" office:value-type="float" office:value="1.53784443915813">
            <text:p>1.5378444392</text:p>
          </table:table-cell>
          <table:table-cell table:formula="of:=[.G57]/[.I57]-1" office:value-type="percentage" office:value="-0.0451926020129">
            <text:p>-4.52%</text:p>
          </table:table-cell>
          <table:table-cell table:formula="of:=MAX([.$H$2:.H57])" office:value-type="float" office:value="1.21068572128652">
            <text:p>1.2106857213</text:p>
          </table:table-cell>
          <table:table-cell table:formula="of:=[.H57]/[.K57]-1" office:value-type="percentage" office:value="-0.322742000025817">
            <text:p>-32.27%</text:p>
          </table:table-cell>
        </table:table-row>
        <table:table-row table:style-name="ro2">
          <table:table-cell office:value-type="float" office:value="2010.9">
            <text:p>2010.9</text:p>
          </table:table-cell>
          <table:table-cell office:value-type="float" office:value="1.02180735683509">
            <text:p>1.0218073568</text:p>
          </table:table-cell>
          <table:table-cell table:formula="of:=[.B58]-1" office:value-type="percentage" office:value="0.0218073568350901">
            <text:p>2.18%</text:p>
          </table:table-cell>
          <table:table-cell office:value-type="percentage" office:value="0.0875511040378147">
            <text:p>8.76%</text:p>
          </table:table-cell>
          <table:table-cell table:formula="of:=IF([.C58]&gt;[.D58];1;0)" office:value-type="float" office:value="0">
            <text:p>0</text:p>
          </table:table-cell>
          <table:table-cell office:value-type="date" office:date-value="2010-09-01">
            <text:p>09/01/10</text:p>
          </table:table-cell>
          <table:table-cell table:formula="of:=[.G57]*(1+[.C58])" office:value-type="float" office:value="1.50036597623001">
            <text:p>1.5003659762</text:p>
          </table:table-cell>
          <table:table-cell table:formula="of:=[.H57]*(1+[.D58])" office:value-type="float" office:value="0.891733819419494">
            <text:p>0.8917338194</text:p>
          </table:table-cell>
          <table:table-cell table:formula="of:=MAX([.$G$2:.G58])" office:value-type="float" office:value="1.53784443915813">
            <text:p>1.5378444392</text:p>
          </table:table-cell>
          <table:table-cell table:formula="of:=[.G58]/[.I58]-1" office:value-type="percentage" office:value="-0.0243707763762115">
            <text:p>-2.44%</text:p>
          </table:table-cell>
          <table:table-cell table:formula="of:=MAX([.$H$2:.H58])" office:value-type="float" office:value="1.21068572128652">
            <text:p>1.2106857213</text:p>
          </table:table-cell>
          <table:table-cell table:formula="of:=[.H58]/[.K58]-1" office:value-type="percentage" office:value="-0.263447314409635">
            <text:p>-26.34%</text:p>
          </table:table-cell>
        </table:table-row>
        <table:table-row table:style-name="ro2">
          <table:table-cell office:value-type="float" office:value="2010.1">
            <text:p>2010.1</text:p>
          </table:table-cell>
          <table:table-cell office:value-type="float" office:value="1.02601354764353">
            <text:p>1.0260135476</text:p>
          </table:table-cell>
          <table:table-cell table:formula="of:=[.B59]-1" office:value-type="percentage" office:value="0.0260135476435299">
            <text:p>2.60%</text:p>
          </table:table-cell>
          <table:table-cell office:value-type="percentage" office:value="0.0368559411146161">
            <text:p>3.69%</text:p>
          </table:table-cell>
          <table:table-cell table:formula="of:=IF([.C59]&gt;[.D59];1;0)" office:value-type="float" office:value="0">
            <text:p>0</text:p>
          </table:table-cell>
          <table:table-cell office:value-type="date" office:date-value="2010-10-01">
            <text:p>10/01/10</text:p>
          </table:table-cell>
          <table:table-cell table:formula="of:=[.G58]*(1+[.C59])" office:value-type="float" office:value="1.5393958180354">
            <text:p>1.539395818</text:p>
          </table:table-cell>
          <table:table-cell table:formula="of:=[.H58]*(1+[.D59])" office:value-type="float" office:value="0.92459950855793">
            <text:p>0.9245995086</text:p>
          </table:table-cell>
          <table:table-cell table:formula="of:=MAX([.$G$2:.G59])" office:value-type="float" office:value="1.5393958180354">
            <text:p>1.539395818</text:p>
          </table:table-cell>
          <table:table-cell table:formula="of:=[.G59]/[.I59]-1" office:value-type="percentage" office:value="0">
            <text:p>0.00%</text:p>
          </table:table-cell>
          <table:table-cell table:formula="of:=MAX([.$H$2:.H59])" office:value-type="float" office:value="1.21068572128652">
            <text:p>1.2106857213</text:p>
          </table:table-cell>
          <table:table-cell table:formula="of:=[.H59]/[.K59]-1" office:value-type="percentage" office:value="-0.236300972001704">
            <text:p>-23.63%</text:p>
          </table:table-cell>
        </table:table-row>
        <table:table-row table:style-name="ro2">
          <table:table-cell office:value-type="float" office:value="2010.11">
            <text:p>2010.11</text:p>
          </table:table-cell>
          <table:table-cell office:value-type="float" office:value="0.99811001959544">
            <text:p>0.9981100196</text:p>
          </table:table-cell>
          <table:table-cell table:formula="of:=[.B60]-1" office:value-type="percentage" office:value="-0.00188998040456001">
            <text:p>-0.19%</text:p>
          </table:table-cell>
          <table:table-cell office:value-type="percentage" office:value="-0.00229028277808774">
            <text:p>-0.23%</text:p>
          </table:table-cell>
          <table:table-cell table:formula="of:=IF([.C60]&gt;[.D60];1;0)" office:value-type="float" office:value="1">
            <text:p>1</text:p>
          </table:table-cell>
          <table:table-cell office:value-type="date" office:date-value="2010-11-01">
            <text:p>11/01/10</text:p>
          </table:table-cell>
          <table:table-cell table:formula="of:=[.G59]*(1+[.C60])" office:value-type="float" office:value="1.53648639010445">
            <text:p>1.5364863901</text:p>
          </table:table-cell>
          <table:table-cell table:formula="of:=[.H59]*(1+[.D60])" office:value-type="float" office:value="0.922481914226851">
            <text:p>0.9224819142</text:p>
          </table:table-cell>
          <table:table-cell table:formula="of:=MAX([.$G$2:.G60])" office:value-type="float" office:value="1.5393958180354">
            <text:p>1.539395818</text:p>
          </table:table-cell>
          <table:table-cell table:formula="of:=[.G60]/[.I60]-1" office:value-type="percentage" office:value="-0.00188998040456001">
            <text:p>-0.19%</text:p>
          </table:table-cell>
          <table:table-cell table:formula="of:=MAX([.$H$2:.H60])" office:value-type="float" office:value="1.21068572128652">
            <text:p>1.2106857213</text:p>
          </table:table-cell>
          <table:table-cell table:formula="of:=[.H60]/[.K60]-1" office:value-type="percentage" office:value="-0.238050058733171">
            <text:p>-23.81%</text:p>
          </table:table-cell>
        </table:table-row>
        <table:table-row table:style-name="ro2">
          <table:table-cell office:value-type="float" office:value="2010.12">
            <text:p>2010.12</text:p>
          </table:table-cell>
          <table:table-cell office:value-type="float" office:value="1.01511589880016">
            <text:p>1.0151158988</text:p>
          </table:table-cell>
          <table:table-cell table:formula="of:=[.B61]-1" office:value-type="percentage" office:value="0.0151158988001601">
            <text:p>1.51%</text:p>
          </table:table-cell>
          <table:table-cell office:value-type="percentage" office:value="0.0653000720003389">
            <text:p>6.53%</text:p>
          </table:table-cell>
          <table:table-cell table:formula="of:=IF([.C61]&gt;[.D61];1;0)" office:value-type="float" office:value="0">
            <text:p>0</text:p>
          </table:table-cell>
          <table:table-cell office:value-type="date" office:date-value="2010-12-01">
            <text:p>12/01/10</text:p>
          </table:table-cell>
          <table:table-cell table:formula="of:=[.G60]*(1+[.C61])" office:value-type="float" office:value="1.5597117628851">
            <text:p>1.5597117629</text:p>
          </table:table-cell>
          <table:table-cell table:formula="of:=[.H60]*(1+[.D61])" office:value-type="float" office:value="0.982720049644875">
            <text:p>0.9827200496</text:p>
          </table:table-cell>
          <table:table-cell table:formula="of:=MAX([.$G$2:.G61])" office:value-type="float" office:value="1.5597117628851">
            <text:p>1.5597117629</text:p>
          </table:table-cell>
          <table:table-cell table:formula="of:=[.G61]/[.I61]-1" office:value-type="percentage" office:value="0">
            <text:p>0.00%</text:p>
          </table:table-cell>
          <table:table-cell table:formula="of:=MAX([.$H$2:.H61])" office:value-type="float" office:value="1.21068572128652">
            <text:p>1.2106857213</text:p>
          </table:table-cell>
          <table:table-cell table:formula="of:=[.H61]/[.K61]-1" office:value-type="percentage" office:value="-0.188294672707793">
            <text:p>-18.83%</text:p>
          </table:table-cell>
        </table:table-row>
        <table:table-row table:style-name="ro2">
          <table:table-cell office:value-type="float" office:value="2011.1">
            <text:p>2011.1</text:p>
          </table:table-cell>
          <table:table-cell office:value-type="float" office:value="1.00525083702539">
            <text:p>1.005250837</text:p>
          </table:table-cell>
          <table:table-cell table:formula="of:=[.B62]-1" office:value-type="percentage" office:value="0.00525083702539009">
            <text:p>0.53%</text:p>
          </table:table-cell>
          <table:table-cell office:value-type="percentage" office:value="0.0226455901529847">
            <text:p>2.26%</text:p>
          </table:table-cell>
          <table:table-cell table:formula="of:=IF([.C62]&gt;[.D62];1;0)" office:value-type="float" office:value="0">
            <text:p>0</text:p>
          </table:table-cell>
          <table:table-cell office:value-type="date" office:date-value="2011-01-01">
            <text:p>01/01/11</text:p>
          </table:table-cell>
          <table:table-cell table:formula="of:=[.G61]*(1+[.C62])" office:value-type="float" office:value="1.56790155515859">
            <text:p>1.5679015552</text:p>
          </table:table-cell>
          <table:table-cell table:formula="of:=[.H61]*(1+[.D62])" office:value-type="float" office:value="1.00497432512425">
            <text:p>1.0049743251</text:p>
          </table:table-cell>
          <table:table-cell table:formula="of:=MAX([.$G$2:.G62])" office:value-type="float" office:value="1.56790155515859">
            <text:p>1.5679015552</text:p>
          </table:table-cell>
          <table:table-cell table:formula="of:=[.G62]/[.I62]-1" office:value-type="percentage" office:value="0">
            <text:p>0.00%</text:p>
          </table:table-cell>
          <table:table-cell table:formula="of:=MAX([.$H$2:.H62])" office:value-type="float" office:value="1.21068572128652">
            <text:p>1.2106857213</text:p>
          </table:table-cell>
          <table:table-cell table:formula="of:=[.H62]/[.K62]-1" office:value-type="percentage" office:value="-0.169913126540939">
            <text:p>-16.99%</text:p>
          </table:table-cell>
        </table:table-row>
        <table:table-row table:style-name="ro2">
          <table:table-cell office:value-type="float" office:value="2011.2">
            <text:p>2011.2</text:p>
          </table:table-cell>
          <table:table-cell office:value-type="float" office:value="1.01230573773565">
            <text:p>1.0123057377</text:p>
          </table:table-cell>
          <table:table-cell table:formula="of:=[.B63]-1" office:value-type="percentage" office:value="0.0123057377356499">
            <text:p>1.23%</text:p>
          </table:table-cell>
          <table:table-cell office:value-type="percentage" office:value="0.0319565825894941">
            <text:p>3.20%</text:p>
          </table:table-cell>
          <table:table-cell table:formula="of:=IF([.C63]&gt;[.D63];1;0)" office:value-type="float" office:value="0">
            <text:p>0</text:p>
          </table:table-cell>
          <table:table-cell office:value-type="date" office:date-value="2011-02-01">
            <text:p>02/01/11</text:p>
          </table:table-cell>
          <table:table-cell table:formula="of:=[.G62]*(1+[.C63])" office:value-type="float" office:value="1.58719574049169">
            <text:p>1.5871957405</text:p>
          </table:table-cell>
          <table:table-cell table:formula="of:=[.H62]*(1+[.D63])" office:value-type="float" office:value="1.03708987014541">
            <text:p>1.0370898701</text:p>
          </table:table-cell>
          <table:table-cell table:formula="of:=MAX([.$G$2:.G63])" office:value-type="float" office:value="1.58719574049169">
            <text:p>1.5871957405</text:p>
          </table:table-cell>
          <table:table-cell table:formula="of:=[.G63]/[.I63]-1" office:value-type="percentage" office:value="0">
            <text:p>0.00%</text:p>
          </table:table-cell>
          <table:table-cell table:formula="of:=MAX([.$H$2:.H63])" office:value-type="float" office:value="1.21068572128652">
            <text:p>1.2106857213</text:p>
          </table:table-cell>
          <table:table-cell table:formula="of:=[.H63]/[.K63]-1" office:value-type="percentage" office:value="-0.14338638681279">
            <text:p>-14.34%</text:p>
          </table:table-cell>
        </table:table-row>
        <table:table-row table:style-name="ro2">
          <table:table-cell office:value-type="float" office:value="2011.3">
            <text:p>2011.3</text:p>
          </table:table-cell>
          <table:table-cell office:value-type="float" office:value="1.01467078704196">
            <text:p>1.014670787</text:p>
          </table:table-cell>
          <table:table-cell table:formula="of:=[.B64]-1" office:value-type="percentage" office:value="0.01467078704196">
            <text:p>1.47%</text:p>
          </table:table-cell>
          <table:table-cell office:value-type="percentage" office:value="-0.00104730187911584">
            <text:p>-0.10%</text:p>
          </table:table-cell>
          <table:table-cell table:formula="of:=IF([.C64]&gt;[.D64];1;0)" office:value-type="float" office:value="1">
            <text:p>1</text:p>
          </table:table-cell>
          <table:table-cell office:value-type="date" office:date-value="2011-03-01">
            <text:p>03/01/11</text:p>
          </table:table-cell>
          <table:table-cell table:formula="of:=[.G63]*(1+[.C64])" office:value-type="float" office:value="1.61048115119435">
            <text:p>1.6104811512</text:p>
          </table:table-cell>
          <table:table-cell table:formula="of:=[.H63]*(1+[.D64])" office:value-type="float" office:value="1.03600372397559">
            <text:p>1.036003724</text:p>
          </table:table-cell>
          <table:table-cell table:formula="of:=MAX([.$G$2:.G64])" office:value-type="float" office:value="1.61048115119435">
            <text:p>1.6104811512</text:p>
          </table:table-cell>
          <table:table-cell table:formula="of:=[.G64]/[.I64]-1" office:value-type="percentage" office:value="0">
            <text:p>0.00%</text:p>
          </table:table-cell>
          <table:table-cell table:formula="of:=MAX([.$H$2:.H64])" office:value-type="float" office:value="1.21068572128652">
            <text:p>1.2106857213</text:p>
          </table:table-cell>
          <table:table-cell table:formula="of:=[.H64]/[.K64]-1" office:value-type="percentage" office:value="-0.144283519859557">
            <text:p>-14.43%</text:p>
          </table:table-cell>
        </table:table-row>
        <table:table-row table:style-name="ro2">
          <table:table-cell office:value-type="float" office:value="2011.4">
            <text:p>2011.4</text:p>
          </table:table-cell>
          <table:table-cell office:value-type="float" office:value="1.01771808278272">
            <text:p>1.0177180828</text:p>
          </table:table-cell>
          <table:table-cell table:formula="of:=[.B65]-1" office:value-type="percentage" office:value="0.0177180827827199">
            <text:p>1.77%</text:p>
          </table:table-cell>
          <table:table-cell office:value-type="percentage" office:value="0.0284953576250349">
            <text:p>2.85%</text:p>
          </table:table-cell>
          <table:table-cell table:formula="of:=IF([.C65]&gt;[.D65];1;0)" office:value-type="float" office:value="0">
            <text:p>0</text:p>
          </table:table-cell>
          <table:table-cell office:value-type="date" office:date-value="2011-04-01">
            <text:p>04/01/11</text:p>
          </table:table-cell>
          <table:table-cell table:formula="of:=[.G64]*(1+[.C65])" office:value-type="float" office:value="1.63901578955122">
            <text:p>1.6390157896</text:p>
          </table:table-cell>
          <table:table-cell table:formula="of:=[.H64]*(1+[.D65])" office:value-type="float" office:value="1.06552502059115">
            <text:p>1.0655250206</text:p>
          </table:table-cell>
          <table:table-cell table:formula="of:=MAX([.$G$2:.G65])" office:value-type="float" office:value="1.63901578955122">
            <text:p>1.6390157896</text:p>
          </table:table-cell>
          <table:table-cell table:formula="of:=[.G65]/[.I65]-1" office:value-type="percentage" office:value="0">
            <text:p>0.00%</text:p>
          </table:table-cell>
          <table:table-cell table:formula="of:=MAX([.$H$2:.H65])" office:value-type="float" office:value="1.21068572128652">
            <text:p>1.2106857213</text:p>
          </table:table-cell>
          <table:table-cell table:formula="of:=[.H65]/[.K65]-1" office:value-type="percentage" office:value="-0.119899572732319">
            <text:p>-11.99%</text:p>
          </table:table-cell>
        </table:table-row>
        <table:table-row table:style-name="ro2">
          <table:table-cell office:value-type="float" office:value="2011.5">
            <text:p>2011.5</text:p>
          </table:table-cell>
          <table:table-cell office:value-type="float" office:value="0.997736169125027">
            <text:p>0.9977361691</text:p>
          </table:table-cell>
          <table:table-cell table:formula="of:=[.B66]-1" office:value-type="percentage" office:value="-0.00226383087497295">
            <text:p>-0.23%</text:p>
          </table:table-cell>
          <table:table-cell office:value-type="percentage" office:value="-0.0135009276846018">
            <text:p>-1.35%</text:p>
          </table:table-cell>
          <table:table-cell table:formula="of:=IF([.C66]&gt;[.D66];1;0)" office:value-type="float" office:value="1">
            <text:p>1</text:p>
          </table:table-cell>
          <table:table-cell office:value-type="date" office:date-value="2011-05-01">
            <text:p>05/01/11</text:p>
          </table:table-cell>
          <table:table-cell table:formula="of:=[.G65]*(1+[.C66])" office:value-type="float" office:value="1.63530533500227">
            <text:p>1.635305335</text:p>
          </table:table-cell>
          <table:table-cell table:formula="of:=[.H65]*(1+[.D66])" office:value-type="float" office:value="1.05113944434201">
            <text:p>1.0511394443</text:p>
          </table:table-cell>
          <table:table-cell table:formula="of:=MAX([.$G$2:.G66])" office:value-type="float" office:value="1.63901578955122">
            <text:p>1.6390157896</text:p>
          </table:table-cell>
          <table:table-cell table:formula="of:=[.G66]/[.I66]-1" office:value-type="percentage" office:value="-0.00226383087497295">
            <text:p>-0.23%</text:p>
          </table:table-cell>
          <table:table-cell table:formula="of:=MAX([.$H$2:.H66])" office:value-type="float" office:value="1.21068572128652">
            <text:p>1.2106857213</text:p>
          </table:table-cell>
          <table:table-cell table:formula="of:=[.H66]/[.K66]-1" office:value-type="percentage" office:value="-0.131781744956047">
            <text:p>-13.18%</text:p>
          </table:table-cell>
        </table:table-row>
        <table:table-row table:style-name="ro2">
          <table:table-cell office:value-type="float" office:value="2011.6">
            <text:p>2011.6</text:p>
          </table:table-cell>
          <table:table-cell office:value-type="float" office:value="0.997307211742863">
            <text:p>0.9973072117</text:p>
          </table:table-cell>
          <table:table-cell table:formula="of:=[.B67]-1" office:value-type="percentage" office:value="-0.00269278825713692">
            <text:p>-0.27%</text:p>
          </table:table-cell>
          <table:table-cell office:value-type="percentage" office:value="-0.0182575081772227">
            <text:p>-1.83%</text:p>
          </table:table-cell>
          <table:table-cell table:formula="of:=IF([.C67]&gt;[.D67];1;0)" office:value-type="float" office:value="1">
            <text:p>1</text:p>
          </table:table-cell>
          <table:table-cell office:value-type="date" office:date-value="2011-06-01">
            <text:p>06/01/11</text:p>
          </table:table-cell>
          <table:table-cell table:formula="of:=[.G66]*(1+[.C67])" office:value-type="float" office:value="1.63090180399934">
            <text:p>1.630901804</text:p>
          </table:table-cell>
          <table:table-cell table:formula="of:=[.H66]*(1+[.D67])" office:value-type="float" office:value="1.03194825734154">
            <text:p>1.0319482573</text:p>
          </table:table-cell>
          <table:table-cell table:formula="of:=MAX([.$G$2:.G67])" office:value-type="float" office:value="1.63901578955122">
            <text:p>1.6390157896</text:p>
          </table:table-cell>
          <table:table-cell table:formula="of:=[.G67]/[.I67]-1" office:value-type="percentage" office:value="-0.00495052311491362">
            <text:p>-0.50%</text:p>
          </table:table-cell>
          <table:table-cell table:formula="of:=MAX([.$H$2:.H67])" office:value-type="float" office:value="1.21068572128652">
            <text:p>1.2106857213</text:p>
          </table:table-cell>
          <table:table-cell table:formula="of:=[.H67]/[.K67]-1" office:value-type="percentage" office:value="-0.147633246847126">
            <text:p>-14.76%</text:p>
          </table:table-cell>
        </table:table-row>
        <table:table-row table:style-name="ro2">
          <table:table-cell office:value-type="float" office:value="2011.7">
            <text:p>2011.7</text:p>
          </table:table-cell>
          <table:table-cell office:value-type="float" office:value="0.984598393798435">
            <text:p>0.9845983938</text:p>
          </table:table-cell>
          <table:table-cell table:formula="of:=[.B68]-1" office:value-type="percentage" office:value="-0.0154016062015649">
            <text:p>-1.54%</text:p>
          </table:table-cell>
          <table:table-cell office:value-type="percentage" office:value="-0.0214744366367823">
            <text:p>-2.15%</text:p>
          </table:table-cell>
          <table:table-cell table:formula="of:=IF([.C68]&gt;[.D68];1;0)" office:value-type="float" office:value="1">
            <text:p>1</text:p>
          </table:table-cell>
          <table:table-cell office:value-type="date" office:date-value="2011-07-01">
            <text:p>07/01/11</text:p>
          </table:table-cell>
          <table:table-cell table:formula="of:=[.G67]*(1+[.C68])" office:value-type="float" office:value="1.60578329666072">
            <text:p>1.6057832967</text:p>
          </table:table-cell>
          <table:table-cell table:formula="of:=[.H67]*(1+[.D68])" office:value-type="float" office:value="1.00978774987682">
            <text:p>1.0097877499</text:p>
          </table:table-cell>
          <table:table-cell table:formula="of:=MAX([.$G$2:.G68])" office:value-type="float" office:value="1.63901578955122">
            <text:p>1.6390157896</text:p>
          </table:table-cell>
          <table:table-cell table:formula="of:=[.G68]/[.I68]-1" office:value-type="percentage" office:value="-0.020275883308971">
            <text:p>-2.03%</text:p>
          </table:table-cell>
          <table:table-cell table:formula="of:=MAX([.$H$2:.H68])" office:value-type="float" office:value="1.21068572128652">
            <text:p>1.2106857213</text:p>
          </table:table-cell>
          <table:table-cell table:formula="of:=[.H68]/[.K68]-1" office:value-type="percentage" office:value="-0.165937342679007">
            <text:p>-16.59%</text:p>
          </table:table-cell>
        </table:table-row>
        <table:table-row table:style-name="ro2">
          <table:table-cell office:value-type="float" office:value="2011.8">
            <text:p>2011.8</text:p>
          </table:table-cell>
          <table:table-cell office:value-type="float" office:value="1.07247062810813">
            <text:p>1.0724706281</text:p>
          </table:table-cell>
          <table:table-cell table:formula="of:=[.B69]-1" office:value-type="percentage" office:value="0.07247062810813">
            <text:p>7.25%</text:p>
          </table:table-cell>
          <table:table-cell office:value-type="percentage" office:value="-0.0567910979044788">
            <text:p>-5.68%</text:p>
          </table:table-cell>
          <table:table-cell table:formula="of:=IF([.C69]&gt;[.D69];1;0)" office:value-type="float" office:value="1">
            <text:p>1</text:p>
          </table:table-cell>
          <table:table-cell office:value-type="date" office:date-value="2011-08-01">
            <text:p>08/01/11</text:p>
          </table:table-cell>
          <table:table-cell table:formula="of:=[.G68]*(1+[.C69])" office:value-type="float" office:value="1.72215542077526">
            <text:p>1.7221554208</text:p>
          </table:table-cell>
          <table:table-cell table:formula="of:=[.H68]*(1+[.D69])" office:value-type="float" office:value="0.952440794910819">
            <text:p>0.9524407949</text:p>
          </table:table-cell>
          <table:table-cell table:formula="of:=MAX([.$G$2:.G69])" office:value-type="float" office:value="1.72215542077526">
            <text:p>1.7221554208</text:p>
          </table:table-cell>
          <table:table-cell table:formula="of:=[.G69]/[.I69]-1" office:value-type="percentage" office:value="0">
            <text:p>0.00%</text:p>
          </table:table-cell>
          <table:table-cell table:formula="of:=MAX([.$H$2:.H69])" office:value-type="float" office:value="1.21068572128652">
            <text:p>1.2106857213</text:p>
          </table:table-cell>
          <table:table-cell table:formula="of:=[.H69]/[.K69]-1" office:value-type="percentage" office:value="-0.213304676709394">
            <text:p>-21.33%</text:p>
          </table:table-cell>
        </table:table-row>
        <table:table-row table:style-name="ro2">
          <table:table-cell office:value-type="float" office:value="2011.9">
            <text:p>2011.9</text:p>
          </table:table-cell>
          <table:table-cell office:value-type="float" office:value="0.968789809087315">
            <text:p>0.9687898091</text:p>
          </table:table-cell>
          <table:table-cell table:formula="of:=[.B70]-1" office:value-type="percentage" office:value="-0.031210190912685">
            <text:p>-3.12%</text:p>
          </table:table-cell>
          <table:table-cell office:value-type="percentage" office:value="-0.071762012979022">
            <text:p>-7.18%</text:p>
          </table:table-cell>
          <table:table-cell table:formula="of:=IF([.C70]&gt;[.D70];1;0)" office:value-type="float" office:value="1">
            <text:p>1</text:p>
          </table:table-cell>
          <table:table-cell office:value-type="date" office:date-value="2011-09-01">
            <text:p>09/01/11</text:p>
          </table:table-cell>
          <table:table-cell table:formula="of:=[.G69]*(1+[.C70])" office:value-type="float" office:value="1.66840662131155">
            <text:p>1.6684066213</text:p>
          </table:table-cell>
          <table:table-cell table:formula="of:=[.H69]*(1+[.D70])" office:value-type="float" office:value="0.884091726224679">
            <text:p>0.8840917262</text:p>
          </table:table-cell>
          <table:table-cell table:formula="of:=MAX([.$G$2:.G70])" office:value-type="float" office:value="1.72215542077526">
            <text:p>1.7221554208</text:p>
          </table:table-cell>
          <table:table-cell table:formula="of:=[.G70]/[.I70]-1" office:value-type="percentage" office:value="-0.031210190912685">
            <text:p>-3.12%</text:p>
          </table:table-cell>
          <table:table-cell table:formula="of:=MAX([.$H$2:.H70])" office:value-type="float" office:value="1.21068572128652">
            <text:p>1.2106857213</text:p>
          </table:table-cell>
          <table:table-cell table:formula="of:=[.H70]/[.K70]-1" office:value-type="percentage" office:value="-0.26975951670991">
            <text:p>-26.98%</text:p>
          </table:table-cell>
        </table:table-row>
        <table:table-row table:style-name="ro2">
          <table:table-cell office:value-type="float" office:value="2011.1">
            <text:p>2011.1</text:p>
          </table:table-cell>
          <table:table-cell office:value-type="float" office:value="0.98566040544436">
            <text:p>0.9856604054</text:p>
          </table:table-cell>
          <table:table-cell table:formula="of:=[.B71]-1" office:value-type="percentage" office:value="-0.01433959455564">
            <text:p>-1.43%</text:p>
          </table:table-cell>
          <table:table-cell office:value-type="percentage" office:value="0.107723038305846">
            <text:p>10.77%</text:p>
          </table:table-cell>
          <table:table-cell table:formula="of:=IF([.C71]&gt;[.D71];1;0)" office:value-type="float" office:value="0">
            <text:p>0</text:p>
          </table:table-cell>
          <table:table-cell office:value-type="date" office:date-value="2011-10-01">
            <text:p>10/01/11</text:p>
          </table:table-cell>
          <table:table-cell table:formula="of:=[.G70]*(1+[.C71])" office:value-type="float" office:value="1.644482346808">
            <text:p>1.6444823468</text:p>
          </table:table-cell>
          <table:table-cell table:formula="of:=[.H70]*(1+[.D71])" office:value-type="float" office:value="0.979328773114661">
            <text:p>0.9793287731</text:p>
          </table:table-cell>
          <table:table-cell table:formula="of:=MAX([.$G$2:.G71])" office:value-type="float" office:value="1.72215542077526">
            <text:p>1.7221554208</text:p>
          </table:table-cell>
          <table:table-cell table:formula="of:=[.G71]/[.I71]-1" office:value-type="percentage" office:value="-0.0451022439846329">
            <text:p>-4.51%</text:p>
          </table:table-cell>
          <table:table-cell table:formula="of:=MAX([.$H$2:.H71])" office:value-type="float" office:value="1.21068572128652">
            <text:p>1.2106857213</text:p>
          </table:table-cell>
          <table:table-cell table:formula="of:=[.H71]/[.K71]-1" office:value-type="percentage" office:value="-0.191095793155972">
            <text:p>-19.11%</text:p>
          </table:table-cell>
        </table:table-row>
        <table:table-row table:style-name="ro2">
          <table:table-cell office:value-type="float" office:value="2011.11">
            <text:p>2011.11</text:p>
          </table:table-cell>
          <table:table-cell office:value-type="float" office:value="1.00130046162347">
            <text:p>1.0013004616</text:p>
          </table:table-cell>
          <table:table-cell table:formula="of:=[.B72]-1" office:value-type="percentage" office:value="0.00130046162346997">
            <text:p>0.13%</text:p>
          </table:table-cell>
          <table:table-cell office:value-type="percentage" office:value="-0.00505864517673338">
            <text:p>-0.51%</text:p>
          </table:table-cell>
          <table:table-cell table:formula="of:=IF([.C72]&gt;[.D72];1;0)" office:value-type="float" office:value="1">
            <text:p>1</text:p>
          </table:table-cell>
          <table:table-cell office:value-type="date" office:date-value="2011-11-01">
            <text:p>11/01/11</text:p>
          </table:table-cell>
          <table:table-cell table:formula="of:=[.G71]*(1+[.C72])" office:value-type="float" office:value="1.6466209329905">
            <text:p>1.646620933</text:p>
          </table:table-cell>
          <table:table-cell table:formula="of:=[.H71]*(1+[.D72])" office:value-type="float" office:value="0.974374696340108">
            <text:p>0.9743746963</text:p>
          </table:table-cell>
          <table:table-cell table:formula="of:=MAX([.$G$2:.G72])" office:value-type="float" office:value="1.72215542077526">
            <text:p>1.7221554208</text:p>
          </table:table-cell>
          <table:table-cell table:formula="of:=[.G72]/[.I72]-1" office:value-type="percentage" office:value="-0.0438604360985974">
            <text:p>-4.39%</text:p>
          </table:table-cell>
          <table:table-cell table:formula="of:=MAX([.$H$2:.H72])" office:value-type="float" office:value="1.21068572128652">
            <text:p>1.2106857213</text:p>
          </table:table-cell>
          <table:table-cell table:formula="of:=[.H72]/[.K72]-1" office:value-type="percentage" office:value="-0.195187752520363">
            <text:p>-19.52%</text:p>
          </table:table-cell>
        </table:table-row>
        <table:table-row table:style-name="ro2">
          <table:table-cell office:value-type="float" office:value="2011.12">
            <text:p>2011.12</text:p>
          </table:table-cell>
          <table:table-cell office:value-type="float" office:value="0.973285675056581">
            <text:p>0.9732856751</text:p>
          </table:table-cell>
          <table:table-cell table:formula="of:=[.B73]-1" office:value-type="percentage" office:value="-0.026714324943419">
            <text:p>-2.67%</text:p>
          </table:table-cell>
          <table:table-cell office:value-type="percentage" office:value="0.0085327516520175">
            <text:p>0.85%</text:p>
          </table:table-cell>
          <table:table-cell table:formula="of:=IF([.C73]&gt;[.D73];1;0)" office:value-type="float" office:value="0">
            <text:p>0</text:p>
          </table:table-cell>
          <table:table-cell office:value-type="date" office:date-value="2011-12-01">
            <text:p>12/01/11</text:p>
          </table:table-cell>
          <table:table-cell table:formula="of:=[.G72]*(1+[.C73])" office:value-type="float" office:value="1.60263256632795">
            <text:p>1.6026325663</text:p>
          </table:table-cell>
          <table:table-cell table:formula="of:=[.H72]*(1+[.D73])" office:value-type="float" office:value="0.982688793639989">
            <text:p>0.9826887936</text:p>
          </table:table-cell>
          <table:table-cell table:formula="of:=MAX([.$G$2:.G73])" office:value-type="float" office:value="1.72215542077526">
            <text:p>1.7221554208</text:p>
          </table:table-cell>
          <table:table-cell table:formula="of:=[.G73]/[.I73]-1" office:value-type="percentage" office:value="-0.0694030590999183">
            <text:p>-6.94%</text:p>
          </table:table-cell>
          <table:table-cell table:formula="of:=MAX([.$H$2:.H73])" office:value-type="float" office:value="1.21068572128652">
            <text:p>1.2106857213</text:p>
          </table:table-cell>
          <table:table-cell table:formula="of:=[.H73]/[.K73]-1" office:value-type="percentage" office:value="-0.188320489486117">
            <text:p>-18.83%</text:p>
          </table:table-cell>
        </table:table-row>
        <table:table-row table:style-name="ro2">
          <table:table-cell office:value-type="float" office:value="2012.1">
            <text:p>2012.1</text:p>
          </table:table-cell>
          <table:table-cell office:value-type="float" office:value="1.02883432281482">
            <text:p>1.0288343228</text:p>
          </table:table-cell>
          <table:table-cell table:formula="of:=[.B74]-1" office:value-type="percentage" office:value="0.02883432281482">
            <text:p>2.88%</text:p>
          </table:table-cell>
          <table:table-cell office:value-type="percentage" office:value="0.0435830152671757">
            <text:p>4.36%</text:p>
          </table:table-cell>
          <table:table-cell table:formula="of:=IF([.C74]&gt;[.D74];1;0)" office:value-type="float" office:value="0">
            <text:p>0</text:p>
          </table:table-cell>
          <table:table-cell office:value-type="date" office:date-value="2012-01-01">
            <text:p>01/01/12</text:p>
          </table:table-cell>
          <table:table-cell table:formula="of:=[.G73]*(1+[.C74])" office:value-type="float" office:value="1.648843391099">
            <text:p>1.6488433911</text:p>
          </table:table-cell>
          <table:table-cell table:formula="of:=[.H73]*(1+[.D74])" office:value-type="float" office:value="1.02551733433608">
            <text:p>1.0255173343</text:p>
          </table:table-cell>
          <table:table-cell table:formula="of:=MAX([.$G$2:.G74])" office:value-type="float" office:value="1.72215542077526">
            <text:p>1.7221554208</text:p>
          </table:table-cell>
          <table:table-cell table:formula="of:=[.G74]/[.I74]-1" office:value-type="percentage" office:value="-0.0425699264955214">
            <text:p>-4.26%</text:p>
          </table:table-cell>
          <table:table-cell table:formula="of:=MAX([.$H$2:.H74])" office:value-type="float" office:value="1.21068572128652">
            <text:p>1.2106857213</text:p>
          </table:table-cell>
          <table:table-cell table:formula="of:=[.H74]/[.K74]-1" office:value-type="percentage" office:value="-0.152945048987337">
            <text:p>-15.29%</text:p>
          </table:table-cell>
        </table:table-row>
        <table:table-row table:style-name="ro2">
          <table:table-cell office:value-type="float" office:value="2012.2">
            <text:p>2012.2</text:p>
          </table:table-cell>
          <table:table-cell office:value-type="float" office:value="1.02182427737239">
            <text:p>1.0218242774</text:p>
          </table:table-cell>
          <table:table-cell table:formula="of:=[.B75]-1" office:value-type="percentage" office:value="0.02182427737239">
            <text:p>2.18%</text:p>
          </table:table-cell>
          <table:table-cell office:value-type="percentage" office:value="0.0405894499432342">
            <text:p>4.06%</text:p>
          </table:table-cell>
          <table:table-cell table:formula="of:=IF([.C75]&gt;[.D75];1;0)" office:value-type="float" office:value="0">
            <text:p>0</text:p>
          </table:table-cell>
          <table:table-cell office:value-type="date" office:date-value="2012-02-01">
            <text:p>02/01/12</text:p>
          </table:table-cell>
          <table:table-cell table:formula="of:=[.G74]*(1+[.C75])" office:value-type="float" office:value="1.68482820660997">
            <text:p>1.6848282066</text:p>
          </table:table-cell>
          <table:table-cell table:formula="of:=[.H74]*(1+[.D75])" office:value-type="float" office:value="1.06714251884404">
            <text:p>1.0671425188</text:p>
          </table:table-cell>
          <table:table-cell table:formula="of:=MAX([.$G$2:.G75])" office:value-type="float" office:value="1.72215542077526">
            <text:p>1.7221554208</text:p>
          </table:table-cell>
          <table:table-cell table:formula="of:=[.G75]/[.I75]-1" office:value-type="percentage" office:value="-0.0216747070066917">
            <text:p>-2.17%</text:p>
          </table:table-cell>
          <table:table-cell table:formula="of:=MAX([.$H$2:.H75])" office:value-type="float" office:value="1.21068572128652">
            <text:p>1.2106857213</text:p>
          </table:table-cell>
          <table:table-cell table:formula="of:=[.H75]/[.K75]-1" office:value-type="percentage" office:value="-0.11856355445404">
            <text:p>-11.86%</text:p>
          </table:table-cell>
        </table:table-row>
        <table:table-row table:style-name="ro2">
          <table:table-cell office:value-type="float" office:value="2012.3">
            <text:p>2012.3</text:p>
          </table:table-cell>
          <table:table-cell office:value-type="float" office:value="1.01273731598778">
            <text:p>1.012737316</text:p>
          </table:table-cell>
          <table:table-cell table:formula="of:=[.B76]-1" office:value-type="percentage" office:value="0.0127373159877799">
            <text:p>1.27%</text:p>
          </table:table-cell>
          <table:table-cell office:value-type="percentage" office:value="0.0313323765450177">
            <text:p>3.13%</text:p>
          </table:table-cell>
          <table:table-cell table:formula="of:=IF([.C76]&gt;[.D76];1;0)" office:value-type="float" office:value="0">
            <text:p>0</text:p>
          </table:table-cell>
          <table:table-cell office:value-type="date" office:date-value="2012-03-01">
            <text:p>03/01/12</text:p>
          </table:table-cell>
          <table:table-cell table:formula="of:=[.G75]*(1+[.C76])" office:value-type="float" office:value="1.70628839586269">
            <text:p>1.7062883959</text:p>
          </table:table-cell>
          <table:table-cell table:formula="of:=[.H75]*(1+[.D76])" office:value-type="float" office:value="1.10057863007166">
            <text:p>1.1005786301</text:p>
          </table:table-cell>
          <table:table-cell table:formula="of:=MAX([.$G$2:.G76])" office:value-type="float" office:value="1.72215542077526">
            <text:p>1.7221554208</text:p>
          </table:table-cell>
          <table:table-cell table:formula="of:=[.G76]/[.I76]-1" office:value-type="percentage" office:value="-0.0092134686109987">
            <text:p>-0.92%</text:p>
          </table:table-cell>
          <table:table-cell table:formula="of:=MAX([.$H$2:.H76])" office:value-type="float" office:value="1.21068572128652">
            <text:p>1.2106857213</text:p>
          </table:table-cell>
          <table:table-cell table:formula="of:=[.H76]/[.K76]-1" office:value-type="percentage" office:value="-0.0909460558416919">
            <text:p>-9.09%</text:p>
          </table:table-cell>
        </table:table-row>
        <table:table-row table:style-name="ro2">
          <table:table-cell office:value-type="float" office:value="2012.4">
            <text:p>2012.4</text:p>
          </table:table-cell>
          <table:table-cell office:value-type="float" office:value="1.0055055732713">
            <text:p>1.0055055733</text:p>
          </table:table-cell>
          <table:table-cell table:formula="of:=[.B77]-1" office:value-type="percentage" office:value="0.00550557327130008">
            <text:p>0.55%</text:p>
          </table:table-cell>
          <table:table-cell office:value-type="percentage" office:value="-0.00749749728428717">
            <text:p>-0.75%</text:p>
          </table:table-cell>
          <table:table-cell table:formula="of:=IF([.C77]&gt;[.D77];1;0)" office:value-type="float" office:value="1">
            <text:p>1</text:p>
          </table:table-cell>
          <table:table-cell office:value-type="date" office:date-value="2012-04-01">
            <text:p>04/01/12</text:p>
          </table:table-cell>
          <table:table-cell table:formula="of:=[.G76]*(1+[.C77])" office:value-type="float" office:value="1.71568249164808">
            <text:p>1.7156824916</text:p>
          </table:table-cell>
          <table:table-cell table:formula="of:=[.H76]*(1+[.D77])" office:value-type="float" office:value="1.09232704478155">
            <text:p>1.0923270448</text:p>
          </table:table-cell>
          <table:table-cell table:formula="of:=MAX([.$G$2:.G77])" office:value-type="float" office:value="1.72215542077526">
            <text:p>1.7221554208</text:p>
          </table:table-cell>
          <table:table-cell table:formula="of:=[.G77]/[.I77]-1" office:value-type="percentage" office:value="-0.00375862076621924">
            <text:p>-0.38%</text:p>
          </table:table-cell>
          <table:table-cell table:formula="of:=MAX([.$H$2:.H77])" office:value-type="float" office:value="1.21068572128652">
            <text:p>1.2106857213</text:p>
          </table:table-cell>
          <table:table-cell table:formula="of:=[.H77]/[.K77]-1" office:value-type="percentage" office:value="-0.0977616853192894">
            <text:p>-9.78%</text:p>
          </table:table-cell>
        </table:table-row>
        <table:table-row table:style-name="ro2">
          <table:table-cell office:value-type="float" office:value="2012.5">
            <text:p>2012.5</text:p>
          </table:table-cell>
          <table:table-cell office:value-type="float" office:value="0.965744784147012">
            <text:p>0.9657447841</text:p>
          </table:table-cell>
          <table:table-cell table:formula="of:=[.B78]-1" office:value-type="percentage" office:value="-0.034255215852988">
            <text:p>-3.43%</text:p>
          </table:table-cell>
          <table:table-cell office:value-type="percentage" office:value="-0.0626506713593866">
            <text:p>-6.27%</text:p>
          </table:table-cell>
          <table:table-cell table:formula="of:=IF([.C78]&gt;[.D78];1;0)" office:value-type="float" office:value="1">
            <text:p>1</text:p>
          </table:table-cell>
          <table:table-cell office:value-type="date" office:date-value="2012-05-01">
            <text:p>05/01/12</text:p>
          </table:table-cell>
          <table:table-cell table:formula="of:=[.G77]*(1+[.C78])" office:value-type="float" office:value="1.65691141756148">
            <text:p>1.6569114176</text:p>
          </table:table-cell>
          <table:table-cell table:formula="of:=[.H77]*(1+[.D78])" office:value-type="float" office:value="1.02389202208197">
            <text:p>1.0238920221</text:p>
          </table:table-cell>
          <table:table-cell table:formula="of:=MAX([.$G$2:.G78])" office:value-type="float" office:value="1.72215542077526">
            <text:p>1.7221554208</text:p>
          </table:table-cell>
          <table:table-cell table:formula="of:=[.G78]/[.I78]-1" office:value-type="percentage" office:value="-0.0378850842535509">
            <text:p>-3.79%</text:p>
          </table:table-cell>
          <table:table-cell table:formula="of:=MAX([.$H$2:.H78])" office:value-type="float" office:value="1.21068572128652">
            <text:p>1.2106857213</text:p>
          </table:table-cell>
          <table:table-cell table:formula="of:=[.H78]/[.K78]-1" office:value-type="percentage" office:value="-0.154287521460198">
            <text:p>-15.43%</text:p>
          </table:table-cell>
        </table:table-row>
        <table:table-row table:style-name="ro2">
          <table:table-cell office:value-type="float" office:value="2012.6">
            <text:p>2012.6</text:p>
          </table:table-cell>
          <table:table-cell office:value-type="float" office:value="1.02705150198141">
            <text:p>1.027051502</text:p>
          </table:table-cell>
          <table:table-cell table:formula="of:=[.B79]-1" office:value-type="percentage" office:value="0.0270515019814099">
            <text:p>2.71%</text:p>
          </table:table-cell>
          <table:table-cell office:value-type="percentage" office:value="0.0395549212793724">
            <text:p>3.96%</text:p>
          </table:table-cell>
          <table:table-cell table:formula="of:=IF([.C79]&gt;[.D79];1;0)" office:value-type="float" office:value="0">
            <text:p>0</text:p>
          </table:table-cell>
          <table:table-cell office:value-type="date" office:date-value="2012-06-01">
            <text:p>06/01/12</text:p>
          </table:table-cell>
          <table:table-cell table:formula="of:=[.G78]*(1+[.C79])" office:value-type="float" office:value="1.70173336005667">
            <text:p>1.7017333601</text:p>
          </table:table-cell>
          <table:table-cell table:formula="of:=[.H78]*(1+[.D79])" office:value-type="float" office:value="1.064391990414">
            <text:p>1.0643919904</text:p>
          </table:table-cell>
          <table:table-cell table:formula="of:=MAX([.$G$2:.G79])" office:value-type="float" office:value="1.72215542077526">
            <text:p>1.7221554208</text:p>
          </table:table-cell>
          <table:table-cell table:formula="of:=[.G79]/[.I79]-1" office:value-type="percentage" office:value="-0.0118584307038917">
            <text:p>-1.19%</text:p>
          </table:table-cell>
          <table:table-cell table:formula="of:=MAX([.$H$2:.H79])" office:value-type="float" office:value="1.21068572128652">
            <text:p>1.2106857213</text:p>
          </table:table-cell>
          <table:table-cell table:formula="of:=[.H79]/[.K79]-1" office:value-type="percentage" office:value="-0.120835430946573">
            <text:p>-12.08%</text:p>
          </table:table-cell>
        </table:table-row>
        <table:table-row table:style-name="ro2">
          <table:table-cell office:value-type="float" office:value="2012.7">
            <text:p>2012.7</text:p>
          </table:table-cell>
          <table:table-cell office:value-type="float" office:value="1.0056698999481">
            <text:p>1.0056698999</text:p>
          </table:table-cell>
          <table:table-cell table:formula="of:=[.B80]-1" office:value-type="percentage" office:value="0.00566989994809997">
            <text:p>0.57%</text:p>
          </table:table-cell>
          <table:table-cell office:value-type="percentage" office:value="0.0125976390438713">
            <text:p>1.26%</text:p>
          </table:table-cell>
          <table:table-cell table:formula="of:=IF([.C80]&gt;[.D80];1;0)"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table:formula="of:=[.G79]*(1+[.C80])" office:value-type="float" office:value="1.71138201794653">
            <text:p>1.7113820179</text:p>
          </table:table-cell>
          <table:table-cell table:formula="of:=[.H79]*(1+[.D80])" office:value-type="float" office:value="1.07780081651042">
            <text:p>1.0778008165</text:p>
          </table:table-cell>
          <table:table-cell table:formula="of:=MAX([.$G$2:.G80])" office:value-type="float" office:value="1.72215542077526">
            <text:p>1.7221554208</text:p>
          </table:table-cell>
          <table:table-cell table:formula="of:=[.G80]/[.I80]-1" office:value-type="percentage" office:value="-0.00625576687142426">
            <text:p>-0.63%</text:p>
          </table:table-cell>
          <table:table-cell table:formula="of:=MAX([.$H$2:.H80])" office:value-type="float" office:value="1.21068572128652">
            <text:p>1.2106857213</text:p>
          </table:table-cell>
          <table:table-cell table:formula="of:=[.H80]/[.K80]-1" office:value-type="percentage" office:value="-0.109760033045477">
            <text:p>-10.98%</text:p>
          </table:table-cell>
        </table:table-row>
        <table:table-row table:style-name="ro2">
          <table:table-cell office:value-type="float" office:value="2012.8">
            <text:p>2012.8</text:p>
          </table:table-cell>
          <table:table-cell office:value-type="float" office:value="1.01915543943895">
            <text:p>1.0191554394</text:p>
          </table:table-cell>
          <table:table-cell table:formula="of:=[.B81]-1" office:value-type="percentage" office:value="0.0191554394389499">
            <text:p>1.92%</text:p>
          </table:table-cell>
          <table:table-cell office:value-type="percentage" office:value="0.0197633616564683">
            <text:p>1.98%</text:p>
          </table:table-cell>
          <table:table-cell table:formula="of:=IF([.C81]&gt;[.D81];1;0)" office:value-type="float" office:value="0">
            <text:p>0</text:p>
          </table:table-cell>
          <table:table-cell office:value-type="date" office:date-value="2012-08-01">
            <text:p>08/01/12</text:p>
          </table:table-cell>
          <table:table-cell table:formula="of:=[.G80]*(1+[.C81])" office:value-type="float" office:value="1.74416429254822">
            <text:p>1.7441642925</text:p>
          </table:table-cell>
          <table:table-cell table:formula="of:=[.H80]*(1+[.D81])" office:value-type="float" office:value="1.09910178384076">
            <text:p>1.0991017838</text:p>
          </table:table-cell>
          <table:table-cell table:formula="of:=MAX([.$G$2:.G81])" office:value-type="float" office:value="1.74416429254822">
            <text:p>1.7441642925</text:p>
          </table:table-cell>
          <table:table-cell table:formula="of:=[.G81]/[.I81]-1" office:value-type="percentage" office:value="0">
            <text:p>0.00%</text:p>
          </table:table-cell>
          <table:table-cell table:formula="of:=MAX([.$H$2:.H81])" office:value-type="float" office:value="1.21068572128652">
            <text:p>1.2106857213</text:p>
          </table:table-cell>
          <table:table-cell table:formula="of:=[.H81]/[.K81]-1" office:value-type="percentage" office:value="-0.0921658986175122">
            <text:p>-9.22%</text:p>
          </table:table-cell>
        </table:table-row>
        <table:table-row table:style-name="ro2">
          <table:table-cell office:value-type="float" office:value="2012.9">
            <text:p>2012.9</text:p>
          </table:table-cell>
          <table:table-cell office:value-type="float" office:value="1.01992093043278">
            <text:p>1.0199209304</text:p>
          </table:table-cell>
          <table:table-cell table:formula="of:=[.B82]-1" office:value-type="percentage" office:value="0.0199209304327801">
            <text:p>1.99%</text:p>
          </table:table-cell>
          <table:table-cell office:value-type="percentage" office:value="0.0242360903752366">
            <text:p>2.42%</text:p>
          </table:table-cell>
          <table:table-cell table:formula="of:=IF([.C82]&gt;[.D82];1;0)" office:value-type="float" office:value="0">
            <text:p>0</text:p>
          </table:table-cell>
          <table:table-cell office:value-type="date" office:date-value="2012-09-01">
            <text:p>09/01/12</text:p>
          </table:table-cell>
          <table:table-cell table:formula="of:=[.G81]*(1+[.C82])" office:value-type="float" office:value="1.77890966808341">
            <text:p>1.7789096681</text:p>
          </table:table-cell>
          <table:table-cell table:formula="of:=[.H81]*(1+[.D82])" office:value-type="float" office:value="1.1257397140055">
            <text:p>1.125739714</text:p>
          </table:table-cell>
          <table:table-cell table:formula="of:=MAX([.$G$2:.G82])" office:value-type="float" office:value="1.77890966808341">
            <text:p>1.7789096681</text:p>
          </table:table-cell>
          <table:table-cell table:formula="of:=[.G82]/[.I82]-1" office:value-type="percentage" office:value="0">
            <text:p>0.00%</text:p>
          </table:table-cell>
          <table:table-cell table:formula="of:=MAX([.$H$2:.H82])" office:value-type="float" office:value="1.21068572128652">
            <text:p>1.2106857213</text:p>
          </table:table-cell>
          <table:table-cell table:formula="of:=[.H82]/[.K82]-1" office:value-type="percentage" office:value="-0.0701635492906846">
            <text:p>-7.02%</text:p>
          </table:table-cell>
        </table:table-row>
        <table:table-row table:style-name="ro2">
          <table:table-cell office:value-type="float" office:value="2012.1">
            <text:p>2012.1</text:p>
          </table:table-cell>
          <table:table-cell office:value-type="float" office:value="0.982411374082941">
            <text:p>0.9824113741</text:p>
          </table:table-cell>
          <table:table-cell table:formula="of:=[.B83]-1" office:value-type="percentage" office:value="-0.0175886259170589">
            <text:p>-1.76%</text:p>
          </table:table-cell>
          <table:table-cell office:value-type="percentage" office:value="-0.0197894035414078">
            <text:p>-1.98%</text:p>
          </table:table-cell>
          <table:table-cell table:formula="of:=IF([.C83]&gt;[.D83];1;0)" office:value-type="float" office:value="1">
            <text:p>1</text:p>
          </table:table-cell>
          <table:table-cell office:value-type="date" office:date-value="2012-10-01">
            <text:p>10/01/12</text:p>
          </table:table-cell>
          <table:table-cell table:formula="of:=[.G82]*(1+[.C83])" office:value-type="float" office:value="1.74762109139125">
            <text:p>1.7476210914</text:p>
          </table:table-cell>
          <table:table-cell table:formula="of:=[.H82]*(1+[.D83])" office:value-type="float" office:value="1.10346199652246">
            <text:p>1.1034619965</text:p>
          </table:table-cell>
          <table:table-cell table:formula="of:=MAX([.$G$2:.G83])" office:value-type="float" office:value="1.77890966808341">
            <text:p>1.7789096681</text:p>
          </table:table-cell>
          <table:table-cell table:formula="of:=[.G83]/[.I83]-1" office:value-type="percentage" office:value="-0.0175886259170589">
            <text:p>-1.76%</text:p>
          </table:table-cell>
          <table:table-cell table:formula="of:=MAX([.$H$2:.H83])" office:value-type="float" office:value="1.21068572128652">
            <text:p>1.2106857213</text:p>
          </table:table-cell>
          <table:table-cell table:formula="of:=[.H83]/[.K83]-1" office:value-type="percentage" office:value="-0.0885644580412816">
            <text:p>-8.86%</text:p>
          </table:table-cell>
        </table:table-row>
        <table:table-row table:style-name="ro2">
          <table:table-cell office:value-type="float" office:value="2012.11">
            <text:p>2012.11</text:p>
          </table:table-cell>
          <table:table-cell office:value-type="float" office:value="1.00767683560639">
            <text:p>1.0076768356</text:p>
          </table:table-cell>
          <table:table-cell table:formula="of:=[.B84]-1" office:value-type="percentage" office:value="0.0076768356063901">
            <text:p>0.77%</text:p>
          </table:table-cell>
          <table:table-cell office:value-type="percentage" office:value="0.00284670292318157">
            <text:p>0.28%</text:p>
          </table:table-cell>
          <table:table-cell table:formula="of:=IF([.C84]&gt;[.D84];1;0)" office:value-type="float" office:value="1">
            <text:p>1</text:p>
          </table:table-cell>
          <table:table-cell office:value-type="date" office:date-value="2012-11-01">
            <text:p>11/01/12</text:p>
          </table:table-cell>
          <table:table-cell table:formula="of:=[.G83]*(1+[.C84])" office:value-type="float" office:value="1.76103729121212">
            <text:p>1.7610372912</text:p>
          </table:table-cell>
          <table:table-cell table:formula="of:=[.H83]*(1+[.D84])" office:value-type="float" office:value="1.10660322501358">
            <text:p>1.106603225</text:p>
          </table:table-cell>
          <table:table-cell table:formula="of:=MAX([.$G$2:.G84])" office:value-type="float" office:value="1.77890966808341">
            <text:p>1.7789096681</text:p>
          </table:table-cell>
          <table:table-cell table:formula="of:=[.G84]/[.I84]-1" office:value-type="percentage" office:value="-0.0100468153003763">
            <text:p>-1.00%</text:p>
          </table:table-cell>
          <table:table-cell table:formula="of:=MAX([.$H$2:.H84])" office:value-type="float" office:value="1.21068572128652">
            <text:p>1.2106857213</text:p>
          </table:table-cell>
          <table:table-cell table:formula="of:=[.H84]/[.K84]-1" office:value-type="percentage" office:value="-0.0859698718196961">
            <text:p>-8.60%</text:p>
          </table:table-cell>
        </table:table-row>
        <table:table-row table:style-name="ro2">
          <table:table-cell office:value-type="float" office:value="2012.12">
            <text:p>2012.12</text:p>
          </table:table-cell>
          <table:table-cell office:value-type="float" office:value="0.998634076224829">
            <text:p>0.9986340762</text:p>
          </table:table-cell>
          <table:table-cell table:formula="of:=[.B85]-1" office:value-type="percentage" office:value="-0.00136592377517097">
            <text:p>-0.14%</text:p>
          </table:table-cell>
          <table:table-cell office:value-type="percentage" office:value="0.00706831052549806">
            <text:p>0.71%</text:p>
          </table:table-cell>
          <table:table-cell table:formula="of:=IF([.C85]&gt;[.D85];1;0)" office:value-type="float" office:value="0">
            <text:p>0</text:p>
          </table:table-cell>
          <table:table-cell office:value-type="date" office:date-value="2012-12-01">
            <text:p>12/01/12</text:p>
          </table:table-cell>
          <table:table-cell table:formula="of:=[.G84]*(1+[.C85])" office:value-type="float" office:value="1.75863184850709">
            <text:p>1.7586318485</text:p>
          </table:table-cell>
          <table:table-cell table:formula="of:=[.H84]*(1+[.D85])" office:value-type="float" office:value="1.11442504023649">
            <text:p>1.1144250402</text:p>
          </table:table-cell>
          <table:table-cell table:formula="of:=MAX([.$G$2:.G85])" office:value-type="float" office:value="1.77890966808341">
            <text:p>1.7789096681</text:p>
          </table:table-cell>
          <table:table-cell table:formula="of:=[.G85]/[.I85]-1" office:value-type="percentage" office:value="-0.0113990158916638">
            <text:p>-1.14%</text:p>
          </table:table-cell>
          <table:table-cell table:formula="of:=MAX([.$H$2:.H85])" office:value-type="float" office:value="1.21068572128652">
            <text:p>1.2106857213</text:p>
          </table:table-cell>
          <table:table-cell table:formula="of:=[.H85]/[.K85]-1" office:value-type="percentage" office:value="-0.0795092230440569">
            <text:p>-7.95%</text:p>
          </table:table-cell>
        </table:table-row>
        <table:table-row table:style-name="ro2">
          <table:table-cell office:value-type="float" office:value="2013.1">
            <text:p>2013.1</text:p>
          </table:table-cell>
          <table:table-cell office:value-type="float" office:value="1.01962087160512">
            <text:p>1.0196208716</text:p>
          </table:table-cell>
          <table:table-cell table:formula="of:=[.B86]-1" office:value-type="percentage" office:value="0.0196208716051201">
            <text:p>1.96%</text:p>
          </table:table-cell>
          <table:table-cell office:value-type="percentage" office:value="0.0504280635819911">
            <text:p>5.04%</text:p>
          </table:table-cell>
          <table:table-cell table:formula="of:=IF([.C86]&gt;[.D86];1;0)" office:value-type="float" office:value="0">
            <text:p>0</text:p>
          </table:table-cell>
          <table:table-cell office:value-type="date" office:date-value="2013-01-01">
            <text:p>01/01/13</text:p>
          </table:table-cell>
          <table:table-cell table:formula="of:=[.G85]*(1+[.C86])" office:value-type="float" office:value="1.79313773820732">
            <text:p>1.7931377382</text:p>
          </table:table-cell>
          <table:table-cell table:formula="of:=[.H85]*(1+[.D86])" office:value-type="float" office:value="1.1706233370229">
            <text:p>1.170623337</text:p>
          </table:table-cell>
          <table:table-cell table:formula="of:=MAX([.$G$2:.G86])" office:value-type="float" office:value="1.79313773820732">
            <text:p>1.7931377382</text:p>
          </table:table-cell>
          <table:table-cell table:formula="of:=[.G86]/[.I86]-1" office:value-type="percentage" office:value="0">
            <text:p>0.00%</text:p>
          </table:table-cell>
          <table:table-cell table:formula="of:=MAX([.$H$2:.H86])" office:value-type="float" office:value="1.21068572128652">
            <text:p>1.2106857213</text:p>
          </table:table-cell>
          <table:table-cell table:formula="of:=[.H86]/[.K86]-1" office:value-type="percentage" office:value="-0.0330906556170862">
            <text:p>-3.31%</text:p>
          </table:table-cell>
        </table:table-row>
        <table:table-row table:style-name="ro2">
          <table:table-cell office:value-type="float" office:value="2013.2">
            <text:p>2013.2</text:p>
          </table:table-cell>
          <table:table-cell office:value-type="float" office:value="1.01224086325766">
            <text:p>1.0122408633</text:p>
          </table:table-cell>
          <table:table-cell table:formula="of:=[.B87]-1" office:value-type="percentage" office:value="0.0122408632576601">
            <text:p>1.22%</text:p>
          </table:table-cell>
          <table:table-cell office:value-type="percentage" office:value="0.0110606030264802">
            <text:p>1.11%</text:p>
          </table:table-cell>
          <table:table-cell table:formula="of:=IF([.C87]&gt;[.D87];1;0)" office:value-type="float" office:value="1">
            <text:p>1</text:p>
          </table:table-cell>
          <table:table-cell office:value-type="date" office:date-value="2013-02-01">
            <text:p>02/01/13</text:p>
          </table:table-cell>
          <table:table-cell table:formula="of:=[.G86]*(1+[.C87])" office:value-type="float" office:value="1.81508729206287">
            <text:p>1.8150872921</text:p>
          </table:table-cell>
          <table:table-cell table:formula="of:=[.H86]*(1+[.D87])" office:value-type="float" office:value="1.18357113704725">
            <text:p>1.183571137</text:p>
          </table:table-cell>
          <table:table-cell table:formula="of:=MAX([.$G$2:.G87])" office:value-type="float" office:value="1.81508729206287">
            <text:p>1.8150872921</text:p>
          </table:table-cell>
          <table:table-cell table:formula="of:=[.G87]/[.I87]-1" office:value-type="percentage" office:value="0">
            <text:p>0.00%</text:p>
          </table:table-cell>
          <table:table-cell table:formula="of:=MAX([.$H$2:.H87])" office:value-type="float" office:value="1.21068572128652">
            <text:p>1.2106857213</text:p>
          </table:table-cell>
          <table:table-cell table:formula="of:=[.H87]/[.K87]-1" office:value-type="percentage" office:value="-0.0223960551962725">
            <text:p>-2.24%</text:p>
          </table:table-cell>
        </table:table-row>
        <table:table-row table:style-name="ro2">
          <table:table-cell office:value-type="float" office:value="2013.3">
            <text:p>2013.3</text:p>
          </table:table-cell>
          <table:table-cell office:value-type="float" office:value="1.02076226228145">
            <text:p>1.0207622623</text:p>
          </table:table-cell>
          <table:table-cell table:formula="of:=[.B88]-1" office:value-type="percentage" office:value="0.0207622622814501">
            <text:p>2.08%</text:p>
          </table:table-cell>
          <table:table-cell office:value-type="percentage" office:value="0.0359877994031743">
            <text:p>3.60%</text:p>
          </table:table-cell>
          <table:table-cell table:formula="of:=IF([.C88]&gt;[.D88];1;0)" office:value-type="float" office:value="0">
            <text:p>0</text:p>
          </table:table-cell>
          <table:table-cell office:value-type="date" office:date-value="2013-03-01">
            <text:p>03/01/13</text:p>
          </table:table-cell>
          <table:table-cell table:formula="of:=[.G87]*(1+[.C88])" office:value-type="float" office:value="1.85277261048441">
            <text:p>1.8527726105</text:p>
          </table:table-cell>
          <table:table-cell table:formula="of:=[.H87]*(1+[.D88])" office:value-type="float" office:value="1.22616525770669">
            <text:p>1.2261652577</text:p>
          </table:table-cell>
          <table:table-cell table:formula="of:=MAX([.$G$2:.G88])" office:value-type="float" office:value="1.85277261048441">
            <text:p>1.8527726105</text:p>
          </table:table-cell>
          <table:table-cell table:formula="of:=[.G88]/[.I88]-1" office:value-type="percentage" office:value="0">
            <text:p>0.00%</text:p>
          </table:table-cell>
          <table:table-cell table:formula="of:=MAX([.$H$2:.H88])" office:value-type="float" office:value="1.22616525770669">
            <text:p>1.2261652577</text:p>
          </table:table-cell>
          <table:table-cell table:formula="of:=[.H88]/[.K88]-1" office:value-type="percentage" office:value="0">
            <text:p>0.00%</text:p>
          </table:table-cell>
        </table:table-row>
        <table:table-row table:style-name="ro2">
          <table:table-cell office:value-type="float" office:value="2013.4">
            <text:p>2013.4</text:p>
          </table:table-cell>
          <table:table-cell office:value-type="float" office:value="1.01519604398741">
            <text:p>1.015196044</text:p>
          </table:table-cell>
          <table:table-cell table:formula="of:=[.B89]-1" office:value-type="percentage" office:value="0.0151960439874099">
            <text:p>1.52%</text:p>
          </table:table-cell>
          <table:table-cell office:value-type="percentage" office:value="0.018085763992888">
            <text:p>1.81%</text:p>
          </table:table-cell>
          <table:table-cell table:formula="of:=IF([.C89]&gt;[.D89];1;0)" office:value-type="float" office:value="0">
            <text:p>0</text:p>
          </table:table-cell>
          <table:table-cell office:value-type="date" office:date-value="2013-04-01">
            <text:p>04/01/13</text:p>
          </table:table-cell>
          <table:table-cell table:formula="of:=[.G88]*(1+[.C89])" office:value-type="float" office:value="1.880927424572">
            <text:p>1.8809274246</text:p>
          </table:table-cell>
          <table:table-cell table:formula="of:=[.H88]*(1+[.D89])" office:value-type="float" office:value="1.24834139317385">
            <text:p>1.2483413932</text:p>
          </table:table-cell>
          <table:table-cell table:formula="of:=MAX([.$G$2:.G89])" office:value-type="float" office:value="1.880927424572">
            <text:p>1.8809274246</text:p>
          </table:table-cell>
          <table:table-cell table:formula="of:=[.G89]/[.I89]-1" office:value-type="percentage" office:value="0">
            <text:p>0.00%</text:p>
          </table:table-cell>
          <table:table-cell table:formula="of:=MAX([.$H$2:.H89])" office:value-type="float" office:value="1.24834139317385">
            <text:p>1.2483413932</text:p>
          </table:table-cell>
          <table:table-cell table:formula="of:=[.H89]/[.K89]-1" office:value-type="percentage" office:value="0">
            <text:p>0.00%</text:p>
          </table:table-cell>
        </table:table-row>
        <table:table-row table:style-name="ro2">
          <table:table-cell office:value-type="float" office:value="2013.5">
            <text:p>2013.5</text:p>
          </table:table-cell>
          <table:table-cell office:value-type="float" office:value="1.0151313156518">
            <text:p>1.0151313157</text:p>
          </table:table-cell>
          <table:table-cell table:formula="of:=[.B90]-1" office:value-type="percentage" office:value="0.0151313156518">
            <text:p>1.51%</text:p>
          </table:table-cell>
          <table:table-cell office:value-type="percentage" office:value="0.0207627834774065">
            <text:p>2.08%</text:p>
          </table:table-cell>
          <table:table-cell table:formula="of:=IF([.C90]&gt;[.D90];1;0)" office:value-type="float" office:value="0">
            <text:p>0</text:p>
          </table:table-cell>
          <table:table-cell office:value-type="date" office:date-value="2013-05-01">
            <text:p>05/01/13</text:p>
          </table:table-cell>
          <table:table-cell table:formula="of:=[.G89]*(1+[.C90])" office:value-type="float" office:value="1.90938833115132">
            <text:p>1.9093883312</text:p>
          </table:table-cell>
          <table:table-cell table:formula="of:=[.H89]*(1+[.D90])" office:value-type="float" office:value="1.2742604352262">
            <text:p>1.2742604352</text:p>
          </table:table-cell>
          <table:table-cell table:formula="of:=MAX([.$G$2:.G90])" office:value-type="float" office:value="1.90938833115132">
            <text:p>1.9093883312</text:p>
          </table:table-cell>
          <table:table-cell table:formula="of:=[.G90]/[.I90]-1" office:value-type="percentage" office:value="0">
            <text:p>0.00%</text:p>
          </table:table-cell>
          <table:table-cell table:formula="of:=MAX([.$H$2:.H90])" office:value-type="float" office:value="1.2742604352262">
            <text:p>1.2742604352</text:p>
          </table:table-cell>
          <table:table-cell table:formula="of:=[.H90]/[.K90]-1" office:value-type="percentage" office:value="0">
            <text:p>0.00%</text:p>
          </table:table-cell>
        </table:table-row>
        <table:table-row table:style-name="ro2">
          <table:table-cell office:value-type="float" office:value="2013.6">
            <text:p>2013.6</text:p>
          </table:table-cell>
          <table:table-cell office:value-type="float" office:value="0.986634006176551">
            <text:p>0.9866340062</text:p>
          </table:table-cell>
          <table:table-cell table:formula="of:=[.B91]-1" office:value-type="percentage" office:value="-0.0133659938234489">
            <text:p>-1.34%</text:p>
          </table:table-cell>
          <table:table-cell office:value-type="percentage" office:value="-0.0149993254596074">
            <text:p>-1.50%</text:p>
          </table:table-cell>
          <table:table-cell table:formula="of:=IF([.C91]&gt;[.D91];1;0)" office:value-type="float" office:value="1">
            <text:p>1</text:p>
          </table:table-cell>
          <table:table-cell office:value-type="date" office:date-value="2013-06-01">
            <text:p>06/01/13</text:p>
          </table:table-cell>
          <table:table-cell table:formula="of:=[.G90]*(1+[.C91])" office:value-type="float" office:value="1.88386745851059">
            <text:p>1.8838674585</text:p>
          </table:table-cell>
          <table:table-cell table:formula="of:=[.H90]*(1+[.D91])" office:value-type="float" office:value="1.25514738823795">
            <text:p>1.2551473882</text:p>
          </table:table-cell>
          <table:table-cell table:formula="of:=MAX([.$G$2:.G91])" office:value-type="float" office:value="1.90938833115132">
            <text:p>1.9093883312</text:p>
          </table:table-cell>
          <table:table-cell table:formula="of:=[.G91]/[.I91]-1" office:value-type="percentage" office:value="-0.0133659938234489">
            <text:p>-1.34%</text:p>
          </table:table-cell>
          <table:table-cell table:formula="of:=MAX([.$H$2:.H91])" office:value-type="float" office:value="1.2742604352262">
            <text:p>1.2742604352</text:p>
          </table:table-cell>
          <table:table-cell table:formula="of:=[.H91]/[.K91]-1" office:value-type="percentage" office:value="-0.0149993254596074">
            <text:p>-1.50%</text:p>
          </table:table-cell>
        </table:table-row>
        <table:table-row table:style-name="ro2">
          <table:table-cell office:value-type="float" office:value="2013.7">
            <text:p>2013.7</text:p>
          </table:table-cell>
          <table:table-cell office:value-type="float" office:value="1.03085540252324">
            <text:p>1.0308554025</text:p>
          </table:table-cell>
          <table:table-cell table:formula="of:=[.B92]-1" office:value-type="percentage" office:value="0.0308554025232399">
            <text:p>3.09%</text:p>
          </table:table-cell>
          <table:table-cell office:value-type="percentage" office:value="0.0494621112134872">
            <text:p>4.95%</text:p>
          </table:table-cell>
          <table:table-cell table:formula="of:=IF([.C92]&gt;[.D92];1;0)" office:value-type="float" office:value="0">
            <text:p>0</text:p>
          </table:table-cell>
          <table:table-cell office:value-type="date" office:date-value="2013-07-01">
            <text:p>07/01/13</text:p>
          </table:table-cell>
          <table:table-cell table:formula="of:=[.G91]*(1+[.C92])" office:value-type="float" office:value="1.94199494724337">
            <text:p>1.9419949472</text:p>
          </table:table-cell>
          <table:table-cell table:formula="of:=[.H91]*(1+[.D92])" office:value-type="float" office:value="1.31722962794429">
            <text:p>1.3172296279</text:p>
          </table:table-cell>
          <table:table-cell table:formula="of:=MAX([.$G$2:.G92])" office:value-type="float" office:value="1.94199494724337">
            <text:p>1.9419949472</text:p>
          </table:table-cell>
          <table:table-cell table:formula="of:=[.G92]/[.I92]-1" office:value-type="percentage" office:value="0">
            <text:p>0.00%</text:p>
          </table:table-cell>
          <table:table-cell table:formula="of:=MAX([.$H$2:.H92])" office:value-type="float" office:value="1.31722962794429">
            <text:p>1.3172296279</text:p>
          </table:table-cell>
          <table:table-cell table:formula="of:=[.H92]/[.K92]-1" office:value-type="percentage" office:value="0">
            <text:p>0.00%</text:p>
          </table:table-cell>
        </table:table-row>
        <table:table-row table:style-name="ro2">
          <table:table-cell office:value-type="float" office:value="2013.8">
            <text:p>2013.8</text:p>
          </table:table-cell>
          <table:table-cell office:value-type="float" office:value="0.971206227520823">
            <text:p>0.9712062275</text:p>
          </table:table-cell>
          <table:table-cell table:formula="of:=[.B93]-1" office:value-type="percentage" office:value="-0.0287937724791769">
            <text:p>-2.88%</text:p>
          </table:table-cell>
          <table:table-cell office:value-type="percentage" office:value="-0.0312980133236046">
            <text:p>-3.13%</text:p>
          </table:table-cell>
          <table:table-cell table:formula="of:=IF([.C93]&gt;[.D93];1;0)" office:value-type="float" office:value="1">
            <text:p>1</text:p>
          </table:table-cell>
          <table:table-cell office:value-type="date" office:date-value="2013-08-01">
            <text:p>08/01/13</text:p>
          </table:table-cell>
          <table:table-cell table:formula="of:=[.G92]*(1+[.C93])" office:value-type="float" office:value="1.88607758657673">
            <text:p>1.8860775866</text:p>
          </table:table-cell>
          <table:table-cell table:formula="of:=[.H92]*(1+[.D93])" office:value-type="float" office:value="1.27600295749864">
            <text:p>1.2760029575</text:p>
          </table:table-cell>
          <table:table-cell table:formula="of:=MAX([.$G$2:.G93])" office:value-type="float" office:value="1.94199494724337">
            <text:p>1.9419949472</text:p>
          </table:table-cell>
          <table:table-cell table:formula="of:=[.G93]/[.I93]-1" office:value-type="percentage" office:value="-0.0287937724791769">
            <text:p>-2.88%</text:p>
          </table:table-cell>
          <table:table-cell table:formula="of:=MAX([.$H$2:.H93])" office:value-type="float" office:value="1.31722962794429">
            <text:p>1.3172296279</text:p>
          </table:table-cell>
          <table:table-cell table:formula="of:=[.H93]/[.K93]-1" office:value-type="percentage" office:value="-0.0312980133236045">
            <text:p>-3.13%</text:p>
          </table:table-cell>
        </table:table-row>
        <table:table-row table:style-name="ro2">
          <table:table-cell office:value-type="string">
            <text:p>pct positive</text:p>
          </table:table-cell>
          <table:table-cell/>
          <table:table-cell table:formula="of:=COUNTIF([.C2:.C93];&quot;&gt;0&quot;)/COUNT([.C2:.C93])" office:value-type="percentage" office:value="0.630434782608696">
            <text:p>63.04%</text:p>
          </table:table-cell>
          <table:table-cell table:formula="of:=COUNTIF([.D2:.D93];&quot;&gt;0&quot;)/COUNT([.D2:.D93])" office:value-type="percentage" office:value="0.630434782608696">
            <text:p>63.04%</text:p>
          </table:table-cell>
          <table:table-cell table:style-name="ce1" table:formula="of:=SUM([.E2:.E93])/COUNT([.E2:.E93])" office:value-type="percentage" office:value="0.456521739130435">
            <text:p>45.65%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office:value-type="string">
            <text:p>average</text:p>
          </table:table-cell>
          <table:table-cell/>
          <table:table-cell table:style-name="Default" table:formula="of:=AVERAGE([.C2:.C93])" office:value-type="percentage" office:value="0.00720751093432026">
            <text:p>0.72%</text:p>
          </table:table-cell>
          <table:table-cell table:style-name="Default" table:formula="of:=AVERAGE([.D2:.D93])" office:value-type="percentage" office:value="0.00402985218281915">
            <text:p>0.40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office:value-type="string">
            <text:p>std</text:p>
          </table:table-cell>
          <table:table-cell/>
          <table:table-cell table:formula="of:=STDEV([.C2:.C93])" office:value-type="percentage" office:value="0.0242142287950346">
            <text:p>2.42%</text:p>
          </table:table-cell>
          <table:table-cell table:formula="of:=STDEV([.D2:.D93])" office:value-type="percentage" office:value="0.0467232688622592">
            <text:p>4.67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office:value-type="string">
            <text:p>SR</text:p>
          </table:table-cell>
          <table:table-cell/>
          <table:table-cell table:style-name="ce2" table:formula="of:=[.C95]/[.C96]*12/SQRT(12)" office:value-type="float" office:value="1.03111069446167">
            <text:p>1.03</text:p>
          </table:table-cell>
          <table:table-cell table:style-name="ce2" table:formula="of:=[.D95]/[.D96]*12/SQRT(12)" office:value-type="float" office:value="0.298776558130466">
            <text:p>0.30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office:value-type="string">
            <text:p>CAGR</text:p>
          </table:table-cell>
          <table:table-cell/>
          <table:table-cell table:formula="of:=(1+[.C95])^12-1" office:value-type="percentage" office:value="0.0900024364878014">
            <text:p>9.00%</text:p>
          </table:table-cell>
          <table:table-cell table:formula="of:=(1+[.D95])^12-1" office:value-type="percentage" office:value="0.049444575951114">
            <text:p>4.94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office:value-type="string">
            <text:p>Worst Month</text:p>
          </table:table-cell>
          <table:table-cell/>
          <table:table-cell table:style-name="Default" table:formula="of:=MIN([.J2:.J93])" office:value-type="percentage" office:value="-0.0873392069587353">
            <text:p>-8.73%</text:p>
          </table:table-cell>
          <table:table-cell table:style-name="Default" table:formula="of:=MIN([.L2:.L93])" office:value-type="percentage" office:value="-0.525558610540991">
            <text:p>-52.56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</table:table>
      <table:table table:name="non gc" table:style-name="ta1">
        <table:shapes>
          <draw:frame draw:z-index="0" draw:name="Equity Curve" draw:style-name="gr1" svg:width="6.2988in" svg:height="3.5429in" svg:x="1.5504in" svg:y="0.3969in">
            <draw:object draw:notify-on-update-of-ranges="'non gc'.H2:'non gc'.H93 'non gc'.I1:'non gc'.I1 'non gc'.I2:'non gc'.I93 'non gc'.J1:'non gc'.J1 'non gc'.J2:'non gc'.J9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3039in" svg:height="3.5394in" svg:x="1.3571in" svg:y="4.5902in">
            <draw:object draw:notify-on-update-of-ranges="'non gc'.D2:'non gc'.D93 'non gc'.E1:'non gc'.E1 'non gc'.E2:'non gc'.E93 'non gc'.F1:'non gc'.F1 'non gc'.F2:'non gc'.F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year</text:p>
          </table:table-cell>
          <table:table-cell office:value-type="string">
            <text:p>month</text:p>
          </table:table-cell>
          <table:table-cell/>
          <table:table-cell office:value-type="string">
            <text:p>LAA</text:p>
          </table:table-cell>
          <table:table-cell office:value-type="string">
            <text:p>S&amp;P 500</text:p>
          </table:table-cell>
          <table:table-cell office:value-type="string">
            <text:p>LAA&gt;S&amp;P 500</text:p>
          </table:table-cell>
          <table:table-cell/>
          <table:table-cell office:value-type="string">
            <text:p>Equity LAA</text:p>
          </table:table-cell>
          <table:table-cell office:value-type="string">
            <text:p>Equity S&amp;P 500</text:p>
          </table:table-cell>
          <table:table-cell office:value-type="string">
            <text:p>max LAA</text:p>
          </table:table-cell>
          <table:table-cell office:value-type="string">
            <text:p>drawdown LAA</text:p>
          </table:table-cell>
          <table:table-cell office:value-type="string">
            <text:p>max SPX</text:p>
          </table:table-cell>
          <table:table-cell office:value-type="string">
            <text:p>drawdown SPX</text:p>
          </table:table-cell>
        </table:table-row>
        <table:table-row table:style-name="ro2">
          <table:table-cell office:value-type="float" office:value="2006.1">
            <text:p>2006.1</text:p>
          </table:table-cell>
          <table:table-cell table:formula="of:=INT([.A2])" office:value-type="float" office:value="2006">
            <text:p>2006</text:p>
          </table:table-cell>
          <table:table-cell table:formula="of:=IF(AND(([.A2]-[.B2])&lt;0.2;([.A2]-[.B2])&gt;0.1);([.A2]-[.B2])*100;([.A2]-[.B2])*10)" office:value-type="float" office:value="0.999999999999091">
            <text:p>1</text:p>
          </table:table-cell>
          <table:table-cell/>
          <table:table-cell table:style-name="ce1" office:value-type="percentage" office:value="0.0417293914089472">
            <text:p>4.17%</text:p>
          </table:table-cell>
          <table:table-cell table:style-name="ce1" office:value-type="percentage" office:value="0.025466838635253">
            <text:p>2.55%</text:p>
          </table:table-cell>
          <table:table-cell table:formula="of:=IF([.E2]&gt;[.F2];1;0)" office:value-type="float" office:value="1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formula="of:=MAX([.$G$2:.I2])" office:value-type="float" office:value="1">
            <text:p>1</text:p>
          </table:table-cell>
          <table:table-cell table:style-name="ce1" table:formula="of:=[.I2]/[.K2]-1" office:value-type="percentage" office:value="0">
            <text:p>0.00%</text:p>
          </table:table-cell>
          <table:table-cell table:formula="of:=MAX([.$H$2:.J2])" office:value-type="float" office:value="1">
            <text:p>1</text:p>
          </table:table-cell>
          <table:table-cell table:style-name="ce1" table:formula="of:=[.J2]/[.M2]-1" office:value-type="percentage" office:value="0">
            <text:p>0.00%</text:p>
          </table:table-cell>
        </table:table-row>
        <table:table-row table:style-name="ro2">
          <table:table-cell office:value-type="float" office:value="2006.2">
            <text:p>2006.2</text:p>
          </table:table-cell>
          <table:table-cell table:formula="of:=INT([.A3])" office:value-type="float" office:value="2006">
            <text:p>2006</text:p>
          </table:table-cell>
          <table:table-cell table:formula="of:=IF(AND(([.A3]-[.B3])&lt;0.2;([.A3]-[.B3])&gt;0.1);([.A3]-[.B3])*100;([.A3]-[.B3])*10)" office:value-type="float" office:value="2.00000000000045">
            <text:p>2</text:p>
          </table:table-cell>
          <table:table-cell table:style-name="ce3" office:value-type="date" office:date-value="2006-02-01">
            <text:p>02/01/06</text:p>
          </table:table-cell>
          <table:table-cell table:style-name="ce1" office:value-type="percentage" office:value="0.00286084875573001">
            <text:p>0.29%</text:p>
          </table:table-cell>
          <table:table-cell table:style-name="ce1" office:value-type="percentage" office:value="0.000453096681457543">
            <text:p>0.05%</text:p>
          </table:table-cell>
          <table:table-cell table:formula="of:=IF([.E3]&gt;[.F3];1;0)" office:value-type="float" office:value="1">
            <text:p>1</text:p>
          </table:table-cell>
          <table:table-cell table:style-name="ce3" office:value-type="date" office:date-value="2006-02-01">
            <text:p>02/01/06</text:p>
          </table:table-cell>
          <table:table-cell table:style-name="ce4" table:formula="of:=(1+[.E3])*[.I2]" office:value-type="float" office:value="1.00286084875573">
            <text:p>1.0028608488</text:p>
          </table:table-cell>
          <table:table-cell table:style-name="ce4" table:formula="of:=(1+[.F3])*[.J2]" office:value-type="float" office:value="1.00045309668146">
            <text:p>1.0004530967</text:p>
          </table:table-cell>
          <table:table-cell table:formula="of:=MAX([.$I$2:.I3])" office:value-type="float" office:value="1.00286084875573">
            <text:p>1.0028608488</text:p>
          </table:table-cell>
          <table:table-cell table:style-name="ce1" table:formula="of:=[.I3]/[.K3]-1" office:value-type="percentage" office:value="0">
            <text:p>0.00%</text:p>
          </table:table-cell>
          <table:table-cell table:formula="of:=MAX([.$J$2:.J3])" office:value-type="float" office:value="1.00045309668146">
            <text:p>1.0004530967</text:p>
          </table:table-cell>
          <table:table-cell table:style-name="ce1" table:formula="of:=[.J3]/[.M3]-1" office:value-type="percentage" office:value="0">
            <text:p>0.00%</text:p>
          </table:table-cell>
        </table:table-row>
        <table:table-row table:style-name="ro2">
          <table:table-cell office:value-type="float" office:value="2006.3">
            <text:p>2006.3</text:p>
          </table:table-cell>
          <table:table-cell table:formula="of:=INT([.A4])" office:value-type="float" office:value="2006">
            <text:p>2006</text:p>
          </table:table-cell>
          <table:table-cell table:formula="of:=IF(AND(([.A4]-[.B4])&lt;0.2;([.A4]-[.B4])&gt;0.1);([.A4]-[.B4])*100;([.A4]-[.B4])*10)" office:value-type="float" office:value="2.99999999999955">
            <text:p>3</text:p>
          </table:table-cell>
          <table:table-cell table:style-name="ce3" office:value-type="date" office:date-value="2006-03-01">
            <text:p>03/01/06</text:p>
          </table:table-cell>
          <table:table-cell table:style-name="ce1" office:value-type="percentage" office:value="0.0417326273571257">
            <text:p>4.17%</text:p>
          </table:table-cell>
          <table:table-cell table:style-name="ce1" office:value-type="percentage" office:value="0.0110958412068776">
            <text:p>1.11%</text:p>
          </table:table-cell>
          <table:table-cell table:formula="of:=IF([.E4]&gt;[.F4];1;0)" office:value-type="float" office:value="1">
            <text:p>1</text:p>
          </table:table-cell>
          <table:table-cell table:style-name="ce3" office:value-type="date" office:date-value="2006-03-01">
            <text:p>03/01/06</text:p>
          </table:table-cell>
          <table:table-cell table:style-name="ce4" table:formula="of:=(1+[.E4])*[.I3]" office:value-type="float" office:value="1.0447128668479">
            <text:p>1.0447128668</text:p>
          </table:table-cell>
          <table:table-cell table:style-name="ce4" table:formula="of:=(1+[.F4])*[.J3]" office:value-type="float" office:value="1.01155396537716">
            <text:p>1.0115539654</text:p>
          </table:table-cell>
          <table:table-cell table:formula="of:=MAX([.$I$2:.I4])" office:value-type="float" office:value="1.0447128668479">
            <text:p>1.0447128668</text:p>
          </table:table-cell>
          <table:table-cell table:style-name="ce1" table:formula="of:=[.I4]/[.K4]-1" office:value-type="percentage" office:value="0">
            <text:p>0.00%</text:p>
          </table:table-cell>
          <table:table-cell table:formula="of:=MAX([.$J$2:.J4])" office:value-type="float" office:value="1.01155396537716">
            <text:p>1.0115539654</text:p>
          </table:table-cell>
          <table:table-cell table:style-name="ce1" table:formula="of:=[.J4]/[.M4]-1" office:value-type="percentage" office:value="0">
            <text:p>0.00%</text:p>
          </table:table-cell>
        </table:table-row>
        <table:table-row table:style-name="ro2">
          <table:table-cell office:value-type="float" office:value="2006.4">
            <text:p>2006.4</text:p>
          </table:table-cell>
          <table:table-cell table:formula="of:=INT([.A5])" office:value-type="float" office:value="2006">
            <text:p>2006</text:p>
          </table:table-cell>
          <table:table-cell table:formula="of:=IF(AND(([.A5]-[.B5])&lt;0.2;([.A5]-[.B5])&gt;0.1);([.A5]-[.B5])*100;([.A5]-[.B5])*10)" office:value-type="float" office:value="4.00000000000091">
            <text:p>4</text:p>
          </table:table-cell>
          <table:table-cell table:style-name="ce3" office:value-type="date" office:date-value="2006-04-01">
            <text:p>04/01/06</text:p>
          </table:table-cell>
          <table:table-cell table:style-name="ce1" office:value-type="percentage" office:value="0.0431728721138913">
            <text:p>4.32%</text:p>
          </table:table-cell>
          <table:table-cell table:style-name="ce1" office:value-type="percentage" office:value="0.0121556604137867">
            <text:p>1.22%</text:p>
          </table:table-cell>
          <table:table-cell table:formula="of:=IF([.E5]&gt;[.F5];1;0)" office:value-type="float" office:value="1">
            <text:p>1</text:p>
          </table:table-cell>
          <table:table-cell table:style-name="ce3" office:value-type="date" office:date-value="2006-04-01">
            <text:p>04/01/06</text:p>
          </table:table-cell>
          <table:table-cell table:style-name="ce4" table:formula="of:=(1+[.E5])*[.I4]" office:value-type="float" office:value="1.08981612184407">
            <text:p>1.0898161218</text:p>
          </table:table-cell>
          <table:table-cell table:style-name="ce4" table:formula="of:=(1+[.F5])*[.J4]" office:value-type="float" office:value="1.02385007187051">
            <text:p>1.0238500719</text:p>
          </table:table-cell>
          <table:table-cell table:formula="of:=MAX([.$I$2:.I5])" office:value-type="float" office:value="1.08981612184407">
            <text:p>1.0898161218</text:p>
          </table:table-cell>
          <table:table-cell table:style-name="ce1" table:formula="of:=[.I5]/[.K5]-1" office:value-type="percentage" office:value="0">
            <text:p>0.00%</text:p>
          </table:table-cell>
          <table:table-cell table:formula="of:=MAX([.$J$2:.J5])" office:value-type="float" office:value="1.02385007187051">
            <text:p>1.0238500719</text:p>
          </table:table-cell>
          <table:table-cell table:style-name="ce1" table:formula="of:=[.J5]/[.M5]-1" office:value-type="percentage" office:value="0">
            <text:p>0.00%</text:p>
          </table:table-cell>
        </table:table-row>
        <table:table-row table:style-name="ro2">
          <table:table-cell office:value-type="float" office:value="2006.5">
            <text:p>2006.5</text:p>
          </table:table-cell>
          <table:table-cell table:formula="of:=INT([.A6])" office:value-type="float" office:value="2006">
            <text:p>2006</text:p>
          </table:table-cell>
          <table:table-cell table:formula="of:=IF(AND(([.A6]-[.B6])&lt;0.2;([.A6]-[.B6])&gt;0.1);([.A6]-[.B6])*100;([.A6]-[.B6])*10)" office:value-type="float" office:value="5">
            <text:p>5</text:p>
          </table:table-cell>
          <table:table-cell table:style-name="ce3" office:value-type="date" office:date-value="2006-05-01">
            <text:p>05/01/06</text:p>
          </table:table-cell>
          <table:table-cell table:style-name="ce1" office:value-type="percentage" office:value="-0.0825337398490221">
            <text:p>-8.25%</text:p>
          </table:table-cell>
          <table:table-cell table:style-name="ce1" office:value-type="percentage" office:value="-0.0309169012902388">
            <text:p>-3.09%</text:p>
          </table:table-cell>
          <table:table-cell table:formula="of:=IF([.E6]&gt;[.F6];1;0)" office:value-type="float" office:value="0">
            <text:p>0</text:p>
          </table:table-cell>
          <table:table-cell table:style-name="ce3" office:value-type="date" office:date-value="2006-05-01">
            <text:p>05/01/06</text:p>
          </table:table-cell>
          <table:table-cell table:style-name="ce4" table:formula="of:=(1+[.E6])*[.I5]" office:value-type="float" office:value="0.999869521560517">
            <text:p>0.9998695216</text:p>
          </table:table-cell>
          <table:table-cell table:style-name="ce4" table:formula="of:=(1+[.F6])*[.J5]" office:value-type="float" office:value="0.992195800262484">
            <text:p>0.9921958003</text:p>
          </table:table-cell>
          <table:table-cell table:formula="of:=MAX([.$I$2:.I6])" office:value-type="float" office:value="1.08981612184407">
            <text:p>1.0898161218</text:p>
          </table:table-cell>
          <table:table-cell table:style-name="ce1" table:formula="of:=[.I6]/[.K6]-1" office:value-type="percentage" office:value="-0.0825337398490221">
            <text:p>-8.25%</text:p>
          </table:table-cell>
          <table:table-cell table:formula="of:=MAX([.$J$2:.J6])" office:value-type="float" office:value="1.02385007187051">
            <text:p>1.0238500719</text:p>
          </table:table-cell>
          <table:table-cell table:style-name="ce1" table:formula="of:=[.J6]/[.M6]-1" office:value-type="percentage" office:value="-0.0309169012902388">
            <text:p>-3.09%</text:p>
          </table:table-cell>
        </table:table-row>
        <table:table-row table:style-name="ro2">
          <table:table-cell office:value-type="float" office:value="2006.6">
            <text:p>2006.6</text:p>
          </table:table-cell>
          <table:table-cell table:formula="of:=INT([.A7])" office:value-type="float" office:value="2006">
            <text:p>2006</text:p>
          </table:table-cell>
          <table:table-cell table:formula="of:=IF(AND(([.A7]-[.B7])&lt;0.2;([.A7]-[.B7])&gt;0.1);([.A7]-[.B7])*100;([.A7]-[.B7])*10)" office:value-type="float" office:value="5.99999999999909">
            <text:p>6</text:p>
          </table:table-cell>
          <table:table-cell table:style-name="ce3" office:value-type="date" office:date-value="2006-06-01">
            <text:p>06/01/06</text:p>
          </table:table-cell>
          <table:table-cell table:style-name="ce1" office:value-type="percentage" office:value="-0.0452655333687052">
            <text:p>-4.53%</text:p>
          </table:table-cell>
          <table:table-cell table:style-name="ce1" office:value-type="percentage" office:value="0.0000866080356511922">
            <text:p>0.01%</text:p>
          </table:table-cell>
          <table:table-cell table:formula="of:=IF([.E7]&gt;[.F7];1;0)" office:value-type="float" office:value="0">
            <text:p>0</text:p>
          </table:table-cell>
          <table:table-cell table:style-name="ce3" office:value-type="date" office:date-value="2006-06-01">
            <text:p>06/01/06</text:p>
          </table:table-cell>
          <table:table-cell table:style-name="ce4" table:formula="of:=(1+[.E7])*[.I6]" office:value-type="float" office:value="0.954609894367968">
            <text:p>0.9546098944</text:p>
          </table:table-cell>
          <table:table-cell table:style-name="ce4" table:formula="of:=(1+[.F7])*[.J6]" office:value-type="float" office:value="0.992281732391726">
            <text:p>0.9922817324</text:p>
          </table:table-cell>
          <table:table-cell table:formula="of:=MAX([.$I$2:.I7])" office:value-type="float" office:value="1.08981612184407">
            <text:p>1.0898161218</text:p>
          </table:table-cell>
          <table:table-cell table:style-name="ce1" table:formula="of:=[.I7]/[.K7]-1" office:value-type="percentage" office:value="-0.124063339462547">
            <text:p>-12.41%</text:p>
          </table:table-cell>
          <table:table-cell table:formula="of:=MAX([.$J$2:.J7])" office:value-type="float" office:value="1.02385007187051">
            <text:p>1.0238500719</text:p>
          </table:table-cell>
          <table:table-cell table:style-name="ce1" table:formula="of:=[.J7]/[.M7]-1" office:value-type="percentage" office:value="-0.0308329709066768">
            <text:p>-3.08%</text:p>
          </table:table-cell>
        </table:table-row>
        <table:table-row table:style-name="ro2">
          <table:table-cell office:value-type="float" office:value="2006.7">
            <text:p>2006.7</text:p>
          </table:table-cell>
          <table:table-cell table:formula="of:=INT([.A8])" office:value-type="float" office:value="2006">
            <text:p>2006</text:p>
          </table:table-cell>
          <table:table-cell table:formula="of:=IF(AND(([.A8]-[.B8])&lt;0.2;([.A8]-[.B8])&gt;0.1);([.A8]-[.B8])*100;([.A8]-[.B8])*10)" office:value-type="float" office:value="7.00000000000046">
            <text:p>7</text:p>
          </table:table-cell>
          <table:table-cell table:style-name="ce3" office:value-type="date" office:date-value="2006-07-01">
            <text:p>07/01/06</text:p>
          </table:table-cell>
          <table:table-cell table:style-name="ce1" office:value-type="percentage" office:value="0.0203837585464279">
            <text:p>2.04%</text:p>
          </table:table-cell>
          <table:table-cell table:style-name="ce1" office:value-type="percentage" office:value="0.0050858132577547">
            <text:p>0.51%</text:p>
          </table:table-cell>
          <table:table-cell table:formula="of:=IF([.E8]&gt;[.F8];1;0)" office:value-type="float" office:value="1">
            <text:p>1</text:p>
          </table:table-cell>
          <table:table-cell table:style-name="ce3" office:value-type="date" office:date-value="2006-07-01">
            <text:p>07/01/06</text:p>
          </table:table-cell>
          <table:table-cell table:style-name="ce4" table:formula="of:=(1+[.E8])*[.I7]" office:value-type="float" office:value="0.974068431960796">
            <text:p>0.974068432</text:p>
          </table:table-cell>
          <table:table-cell table:style-name="ce4" table:formula="of:=(1+[.F8])*[.J7]" office:value-type="float" office:value="0.997328291981751">
            <text:p>0.997328292</text:p>
          </table:table-cell>
          <table:table-cell table:formula="of:=MAX([.$I$2:.I8])" office:value-type="float" office:value="1.08981612184407">
            <text:p>1.0898161218</text:p>
          </table:table-cell>
          <table:table-cell table:style-name="ce1" table:formula="of:=[.I8]/[.K8]-1" office:value-type="percentage" office:value="-0.106208458072187">
            <text:p>-10.62%</text:p>
          </table:table-cell>
          <table:table-cell table:formula="of:=MAX([.$J$2:.J8])" office:value-type="float" office:value="1.02385007187051">
            <text:p>1.0238500719</text:p>
          </table:table-cell>
          <table:table-cell table:style-name="ce1" table:formula="of:=[.J8]/[.M8]-1" office:value-type="percentage" office:value="-0.0259039683811353">
            <text:p>-2.59%</text:p>
          </table:table-cell>
        </table:table-row>
        <table:table-row table:style-name="ro2">
          <table:table-cell office:value-type="float" office:value="2006.8">
            <text:p>2006.8</text:p>
          </table:table-cell>
          <table:table-cell table:formula="of:=INT([.A9])" office:value-type="float" office:value="2006">
            <text:p>2006</text:p>
          </table:table-cell>
          <table:table-cell table:formula="of:=IF(AND(([.A9]-[.B9])&lt;0.2;([.A9]-[.B9])&gt;0.1);([.A9]-[.B9])*100;([.A9]-[.B9])*10)" office:value-type="float" office:value="7.99999999999955">
            <text:p>8</text:p>
          </table:table-cell>
          <table:table-cell table:style-name="ce3" office:value-type="date" office:date-value="2006-08-01">
            <text:p>08/01/06</text:p>
          </table:table-cell>
          <table:table-cell table:style-name="ce1" office:value-type="percentage" office:value="-0.0192521265455852">
            <text:p>-1.93%</text:p>
          </table:table-cell>
          <table:table-cell table:style-name="ce1" office:value-type="percentage" office:value="0.0212742625287858">
            <text:p>2.13%</text:p>
          </table:table-cell>
          <table:table-cell table:formula="of:=IF([.E9]&gt;[.F9];1;0)" office:value-type="float" office:value="0">
            <text:p>0</text:p>
          </table:table-cell>
          <table:table-cell table:style-name="ce3" office:value-type="date" office:date-value="2006-08-01">
            <text:p>08/01/06</text:p>
          </table:table-cell>
          <table:table-cell table:style-name="ce4" table:formula="of:=(1+[.E9])*[.I8]" office:value-type="float" office:value="0.955315543244627">
            <text:p>0.9553155432</text:p>
          </table:table-cell>
          <table:table-cell table:style-name="ce4" table:formula="of:=(1+[.F9])*[.J8]" office:value-type="float" office:value="1.01854571589276">
            <text:p>1.0185457159</text:p>
          </table:table-cell>
          <table:table-cell table:formula="of:=MAX([.$I$2:.I9])" office:value-type="float" office:value="1.08981612184407">
            <text:p>1.0898161218</text:p>
          </table:table-cell>
          <table:table-cell table:style-name="ce1" table:formula="of:=[.I9]/[.K9]-1" office:value-type="percentage" office:value="-0.123415845942755">
            <text:p>-12.34%</text:p>
          </table:table-cell>
          <table:table-cell table:formula="of:=MAX([.$J$2:.J9])" office:value-type="float" office:value="1.02385007187051">
            <text:p>1.0238500719</text:p>
          </table:table-cell>
          <table:table-cell table:style-name="ce1" table:formula="of:=[.J9]/[.M9]-1" office:value-type="percentage" office:value="-0.00518079367622692">
            <text:p>-0.52%</text:p>
          </table:table-cell>
        </table:table-row>
        <table:table-row table:style-name="ro2">
          <table:table-cell office:value-type="float" office:value="2006.9">
            <text:p>2006.9</text:p>
          </table:table-cell>
          <table:table-cell table:formula="of:=INT([.A10])" office:value-type="float" office:value="2006">
            <text:p>2006</text:p>
          </table:table-cell>
          <table:table-cell table:formula="of:=IF(AND(([.A10]-[.B10])&lt;0.2;([.A10]-[.B10])&gt;0.1);([.A10]-[.B10])*100;([.A10]-[.B10])*10)" office:value-type="float" office:value="9.00000000000091">
            <text:p>9</text:p>
          </table:table-cell>
          <table:table-cell table:style-name="ce3" office:value-type="date" office:date-value="2006-09-01">
            <text:p>09/01/06</text:p>
          </table:table-cell>
          <table:table-cell table:style-name="ce1" office:value-type="percentage" office:value="-0.0282901961848242">
            <text:p>-2.83%</text:p>
          </table:table-cell>
          <table:table-cell table:style-name="ce1" office:value-type="percentage" office:value="0.0245662744857418">
            <text:p>2.46%</text:p>
          </table:table-cell>
          <table:table-cell table:formula="of:=IF([.E10]&gt;[.F10];1;0)" office:value-type="float" office:value="0">
            <text:p>0</text:p>
          </table:table-cell>
          <table:table-cell table:style-name="ce3" office:value-type="date" office:date-value="2006-09-01">
            <text:p>09/01/06</text:p>
          </table:table-cell>
          <table:table-cell table:style-name="ce4" table:formula="of:=(1+[.E10])*[.I9]" office:value-type="float" office:value="0.928289479107824">
            <text:p>0.9282894791</text:p>
          </table:table-cell>
          <table:table-cell table:style-name="ce4" table:formula="of:=(1+[.F10])*[.J9]" office:value-type="float" office:value="1.04356758952565">
            <text:p>1.0435675895</text:p>
          </table:table-cell>
          <table:table-cell table:formula="of:=MAX([.$I$2:.I10])" office:value-type="float" office:value="1.08981612184407">
            <text:p>1.0898161218</text:p>
          </table:table-cell>
          <table:table-cell table:style-name="ce1" table:formula="of:=[.I10]/[.K10]-1" office:value-type="percentage" office:value="-0.148214583633543">
            <text:p>-14.82%</text:p>
          </table:table-cell>
          <table:table-cell table:formula="of:=MAX([.$J$2:.J10])" office:value-type="float" office:value="1.04356758952565">
            <text:p>1.0435675895</text:p>
          </table:table-cell>
          <table:table-cell table:style-name="ce1" table:formula="of:=[.J10]/[.M10]-1" office:value-type="percentage" office:value="0">
            <text:p>0.00%</text:p>
          </table:table-cell>
        </table:table-row>
        <table:table-row table:style-name="ro2">
          <table:table-cell office:value-type="float" office:value="2006.1">
            <text:p>2006.1</text:p>
          </table:table-cell>
          <table:table-cell table:formula="of:=INT([.A11])" office:value-type="float" office:value="2006">
            <text:p>2006</text:p>
          </table:table-cell>
          <table:table-cell table:formula="of:=IF(AND(([.A11]-[.B11])&lt;0.2;([.A11]-[.B11])&gt;0.1);([.A11]-[.B11])*100;([.A11]-[.B11])*10)" office:value-type="float" office:value="0.999999999999091">
            <text:p>1</text:p>
          </table:table-cell>
          <table:table-cell table:style-name="ce3" office:value-type="date" office:date-value="2006-10-01">
            <text:p>10/01/06</text:p>
          </table:table-cell>
          <table:table-cell table:style-name="ce1" office:value-type="percentage" office:value="0.0164632529839865">
            <text:p>1.65%</text:p>
          </table:table-cell>
          <table:table-cell table:style-name="ce1" office:value-type="percentage" office:value="0.0315080285960252">
            <text:p>3.15%</text:p>
          </table:table-cell>
          <table:table-cell table:formula="of:=IF([.E11]&gt;[.F11];1;0)" office:value-type="float" office:value="0">
            <text:p>0</text:p>
          </table:table-cell>
          <table:table-cell table:style-name="ce3" office:value-type="date" office:date-value="2006-10-01">
            <text:p>10/01/06</text:p>
          </table:table-cell>
          <table:table-cell table:style-name="ce4" table:formula="of:=(1+[.E11])*[.I10]" office:value-type="float" office:value="0.94357214364475">
            <text:p>0.9435721436</text:p>
          </table:table-cell>
          <table:table-cell table:style-name="ce4" table:formula="of:=(1+[.F11])*[.J10]" office:value-type="float" office:value="1.07644834697831">
            <text:p>1.076448347</text:p>
          </table:table-cell>
          <table:table-cell table:formula="of:=MAX([.$I$2:.I11])" office:value-type="float" office:value="1.08981612184407">
            <text:p>1.0898161218</text:p>
          </table:table-cell>
          <table:table-cell table:style-name="ce1" table:formula="of:=[.I11]/[.K11]-1" office:value-type="percentage" office:value="-0.134191424835832">
            <text:p>-13.42%</text:p>
          </table:table-cell>
          <table:table-cell table:formula="of:=MAX([.$J$2:.J11])" office:value-type="float" office:value="1.07644834697831">
            <text:p>1.076448347</text:p>
          </table:table-cell>
          <table:table-cell table:style-name="ce1" table:formula="of:=[.J11]/[.M11]-1" office:value-type="percentage" office:value="0">
            <text:p>0.00%</text:p>
          </table:table-cell>
        </table:table-row>
        <table:table-row table:style-name="ro2">
          <table:table-cell office:value-type="float" office:value="2006.11">
            <text:p>2006.11</text:p>
          </table:table-cell>
          <table:table-cell table:formula="of:=INT([.A12])" office:value-type="float" office:value="2006">
            <text:p>2006</text:p>
          </table:table-cell>
          <table:table-cell table:formula="of:=IF(AND(([.A12]-[.B12])&lt;0.2;([.A12]-[.B12])&gt;0.1);([.A12]-[.B12])*100;([.A12]-[.B12])*10)" office:value-type="float" office:value="10.99999999999">
            <text:p>11</text:p>
          </table:table-cell>
          <table:table-cell table:style-name="ce3" office:value-type="date" office:date-value="2006-11-01">
            <text:p>11/01/06</text:p>
          </table:table-cell>
          <table:table-cell table:style-name="ce1" office:value-type="percentage" office:value="0.0289736899411548">
            <text:p>2.90%</text:p>
          </table:table-cell>
          <table:table-cell table:style-name="ce1" office:value-type="percentage" office:value="0.0164666095766144">
            <text:p>1.65%</text:p>
          </table:table-cell>
          <table:table-cell table:formula="of:=IF([.E12]&gt;[.F12];1;0)" office:value-type="float" office:value="1">
            <text:p>1</text:p>
          </table:table-cell>
          <table:table-cell table:style-name="ce3" office:value-type="date" office:date-value="2006-11-01">
            <text:p>11/01/06</text:p>
          </table:table-cell>
          <table:table-cell table:style-name="ce4" table:formula="of:=(1+[.E12])*[.I11]" office:value-type="float" office:value="0.970910910371823">
            <text:p>0.9709109104</text:p>
          </table:table-cell>
          <table:table-cell table:style-name="ce4" table:formula="of:=(1+[.F12])*[.J11]" office:value-type="float" office:value="1.0941738016374">
            <text:p>1.0941738016</text:p>
          </table:table-cell>
          <table:table-cell table:formula="of:=MAX([.$I$2:.I12])" office:value-type="float" office:value="1.08981612184407">
            <text:p>1.0898161218</text:p>
          </table:table-cell>
          <table:table-cell table:style-name="ce1" table:formula="of:=[.I12]/[.K12]-1" office:value-type="percentage" office:value="-0.109105755630632">
            <text:p>-10.91%</text:p>
          </table:table-cell>
          <table:table-cell table:formula="of:=MAX([.$J$2:.J12])" office:value-type="float" office:value="1.0941738016374">
            <text:p>1.0941738016</text:p>
          </table:table-cell>
          <table:table-cell table:style-name="ce1" table:formula="of:=[.J12]/[.M12]-1" office:value-type="percentage" office:value="0">
            <text:p>0.00%</text:p>
          </table:table-cell>
        </table:table-row>
        <table:table-row table:style-name="ro2">
          <table:table-cell office:value-type="float" office:value="2006.12">
            <text:p>2006.12</text:p>
          </table:table-cell>
          <table:table-cell table:formula="of:=INT([.A13])" office:value-type="float" office:value="2006">
            <text:p>2006</text:p>
          </table:table-cell>
          <table:table-cell table:formula="of:=IF(AND(([.A13]-[.B13])&lt;0.2;([.A13]-[.B13])&gt;0.1);([.A13]-[.B13])*100;([.A13]-[.B13])*10)" office:value-type="float" office:value="11.9999999999891">
            <text:p>12</text:p>
          </table:table-cell>
          <table:table-cell table:style-name="ce3" office:value-type="date" office:date-value="2006-12-01">
            <text:p>12/01/06</text:p>
          </table:table-cell>
          <table:table-cell table:style-name="ce1" office:value-type="percentage" office:value="-0.0117343197244912">
            <text:p>-1.17%</text:p>
          </table:table-cell>
          <table:table-cell table:style-name="ce1" office:value-type="percentage" office:value="0.012615751483261">
            <text:p>1.26%</text:p>
          </table:table-cell>
          <table:table-cell table:formula="of:=IF([.E13]&gt;[.F13];1;0)" office:value-type="float" office:value="0">
            <text:p>0</text:p>
          </table:table-cell>
          <table:table-cell table:style-name="ce3" office:value-type="date" office:date-value="2006-12-01">
            <text:p>12/01/06</text:p>
          </table:table-cell>
          <table:table-cell table:style-name="ce4" table:formula="of:=(1+[.E13])*[.I12]" office:value-type="float" office:value="0.959517931325523">
            <text:p>0.9595179313</text:p>
          </table:table-cell>
          <table:table-cell table:style-name="ce4" table:formula="of:=(1+[.F13])*[.J12]" office:value-type="float" office:value="1.10797762639835">
            <text:p>1.1079776264</text:p>
          </table:table-cell>
          <table:table-cell table:formula="of:=MAX([.$I$2:.I13])" office:value-type="float" office:value="1.08981612184407">
            <text:p>1.0898161218</text:p>
          </table:table-cell>
          <table:table-cell table:style-name="ce1" table:formula="of:=[.I13]/[.K13]-1" office:value-type="percentage" office:value="-0.119559793534771">
            <text:p>-11.96%</text:p>
          </table:table-cell>
          <table:table-cell table:formula="of:=MAX([.$J$2:.J13])" office:value-type="float" office:value="1.10797762639835">
            <text:p>1.1079776264</text:p>
          </table:table-cell>
          <table:table-cell table:style-name="ce1" table:formula="of:=[.J13]/[.M13]-1" office:value-type="percentage" office:value="0">
            <text:p>0.00%</text:p>
          </table:table-cell>
        </table:table-row>
        <table:table-row table:style-name="ro2">
          <table:table-cell office:value-type="float" office:value="2007.1">
            <text:p>2007.1</text:p>
          </table:table-cell>
          <table:table-cell table:formula="of:=INT([.A14])" office:value-type="float" office:value="2007">
            <text:p>2007</text:p>
          </table:table-cell>
          <table:table-cell table:formula="of:=IF(AND(([.A14]-[.B14])&lt;0.2;([.A14]-[.B14])&gt;0.1);([.A14]-[.B14])*100;([.A14]-[.B14])*10)" office:value-type="float" office:value="0.999999999999091">
            <text:p>1</text:p>
          </table:table-cell>
          <table:table-cell table:style-name="ce3" office:value-type="date" office:date-value="2007-01-01">
            <text:p>01/01/07</text:p>
          </table:table-cell>
          <table:table-cell table:style-name="ce1" office:value-type="percentage" office:value="0.0142101506396413">
            <text:p>1.42%</text:p>
          </table:table-cell>
          <table:table-cell table:style-name="ce1" office:value-type="percentage" office:value="0.0140590848198547">
            <text:p>1.41%</text:p>
          </table:table-cell>
          <table:table-cell table:formula="of:=IF([.E14]&gt;[.F14];1;0)" office:value-type="float" office:value="1">
            <text:p>1</text:p>
          </table:table-cell>
          <table:table-cell table:style-name="ce3" office:value-type="date" office:date-value="2007-01-01">
            <text:p>01/01/07</text:p>
          </table:table-cell>
          <table:table-cell table:style-name="ce4" table:formula="of:=(1+[.E14])*[.I13]" office:value-type="float" office:value="0.973152825671096">
            <text:p>0.9731528257</text:p>
          </table:table-cell>
          <table:table-cell table:style-name="ce4" table:formula="of:=(1+[.F14])*[.J13]" office:value-type="float" office:value="1.12355477782639">
            <text:p>1.1235547778</text:p>
          </table:table-cell>
          <table:table-cell table:formula="of:=MAX([.$I$2:.I14])" office:value-type="float" office:value="1.08981612184407">
            <text:p>1.0898161218</text:p>
          </table:table-cell>
          <table:table-cell table:style-name="ce1" table:formula="of:=[.I14]/[.K14]-1" office:value-type="percentage" office:value="-0.107048605571704">
            <text:p>-10.70%</text:p>
          </table:table-cell>
          <table:table-cell table:formula="of:=MAX([.$J$2:.J14])" office:value-type="float" office:value="1.12355477782639">
            <text:p>1.1235547778</text:p>
          </table:table-cell>
          <table:table-cell table:style-name="ce1" table:formula="of:=[.J14]/[.M14]-1" office:value-type="percentage" office:value="0">
            <text:p>0.00%</text:p>
          </table:table-cell>
        </table:table-row>
        <table:table-row table:style-name="ro2">
          <table:table-cell office:value-type="float" office:value="2007.2">
            <text:p>2007.2</text:p>
          </table:table-cell>
          <table:table-cell table:formula="of:=INT([.A15])" office:value-type="float" office:value="2007">
            <text:p>2007</text:p>
          </table:table-cell>
          <table:table-cell table:formula="of:=IF(AND(([.A15]-[.B15])&lt;0.2;([.A15]-[.B15])&gt;0.1);([.A15]-[.B15])*100;([.A15]-[.B15])*10)" office:value-type="float" office:value="2.00000000000045">
            <text:p>2</text:p>
          </table:table-cell>
          <table:table-cell table:style-name="ce3" office:value-type="date" office:date-value="2007-02-01">
            <text:p>02/01/07</text:p>
          </table:table-cell>
          <table:table-cell table:style-name="ce1" office:value-type="percentage" office:value="-0.0178236774087561">
            <text:p>-1.78%</text:p>
          </table:table-cell>
          <table:table-cell table:style-name="ce1" office:value-type="percentage" office:value="-0.0218461452886862">
            <text:p>-2.18%</text:p>
          </table:table-cell>
          <table:table-cell table:formula="of:=IF([.E15]&gt;[.F15];1;0)" office:value-type="float" office:value="1">
            <text:p>1</text:p>
          </table:table-cell>
          <table:table-cell table:style-name="ce3" office:value-type="date" office:date-value="2007-02-01">
            <text:p>02/01/07</text:p>
          </table:table-cell>
          <table:table-cell table:style-name="ce4" table:formula="of:=(1+[.E15])*[.I14]" office:value-type="float" office:value="0.955807663636915">
            <text:p>0.9558076636</text:p>
          </table:table-cell>
          <table:table-cell table:style-name="ce4" table:formula="of:=(1+[.F15])*[.J14]" office:value-type="float" office:value="1.09900943691019">
            <text:p>1.0990094369</text:p>
          </table:table-cell>
          <table:table-cell table:formula="of:=MAX([.$I$2:.I15])" office:value-type="float" office:value="1.08981612184407">
            <text:p>1.0898161218</text:p>
          </table:table-cell>
          <table:table-cell table:style-name="ce1" table:formula="of:=[.I15]/[.K15]-1" office:value-type="percentage" office:value="-0.122964283167693">
            <text:p>-12.30%</text:p>
          </table:table-cell>
          <table:table-cell table:formula="of:=MAX([.$J$2:.J15])" office:value-type="float" office:value="1.12355477782639">
            <text:p>1.1235547778</text:p>
          </table:table-cell>
          <table:table-cell table:style-name="ce1" table:formula="of:=[.J15]/[.M15]-1" office:value-type="percentage" office:value="-0.0218461452886862">
            <text:p>-2.18%</text:p>
          </table:table-cell>
        </table:table-row>
        <table:table-row table:style-name="ro2">
          <table:table-cell office:value-type="float" office:value="2007.3">
            <text:p>2007.3</text:p>
          </table:table-cell>
          <table:table-cell table:formula="of:=INT([.A16])" office:value-type="float" office:value="2007">
            <text:p>2007</text:p>
          </table:table-cell>
          <table:table-cell table:formula="of:=IF(AND(([.A16]-[.B16])&lt;0.2;([.A16]-[.B16])&gt;0.1);([.A16]-[.B16])*100;([.A16]-[.B16])*10)" office:value-type="float" office:value="2.99999999999955">
            <text:p>3</text:p>
          </table:table-cell>
          <table:table-cell table:style-name="ce3" office:value-type="date" office:date-value="2007-03-01">
            <text:p>03/01/07</text:p>
          </table:table-cell>
          <table:table-cell table:style-name="ce1" office:value-type="percentage" office:value="0.0105557210603662">
            <text:p>1.06%</text:p>
          </table:table-cell>
          <table:table-cell table:style-name="ce1" office:value-type="percentage" office:value="0.0099799547916577">
            <text:p>1.00%</text:p>
          </table:table-cell>
          <table:table-cell table:formula="of:=IF([.E16]&gt;[.F16];1;0)" office:value-type="float" office:value="1">
            <text:p>1</text:p>
          </table:table-cell>
          <table:table-cell table:style-name="ce3" office:value-type="date" office:date-value="2007-03-01">
            <text:p>03/01/07</text:p>
          </table:table-cell>
          <table:table-cell table:style-name="ce4" table:formula="of:=(1+[.E16])*[.I15]" office:value-type="float" office:value="0.965896902721627">
            <text:p>0.9658969027</text:p>
          </table:table-cell>
          <table:table-cell table:style-name="ce4" table:formula="of:=(1+[.F16])*[.J15]" office:value-type="float" office:value="1.10997750140616">
            <text:p>1.1099775014</text:p>
          </table:table-cell>
          <table:table-cell table:formula="of:=MAX([.$I$2:.I16])" office:value-type="float" office:value="1.08981612184407">
            <text:p>1.0898161218</text:p>
          </table:table-cell>
          <table:table-cell table:style-name="ce1" table:formula="of:=[.I16]/[.K16]-1" office:value-type="percentage" office:value="-0.113706538780832">
            <text:p>-11.37%</text:p>
          </table:table-cell>
          <table:table-cell table:formula="of:=MAX([.$J$2:.J16])" office:value-type="float" office:value="1.12355477782639">
            <text:p>1.1235547778</text:p>
          </table:table-cell>
          <table:table-cell table:style-name="ce1" table:formula="of:=[.J16]/[.M16]-1" office:value-type="percentage" office:value="-0.0120842140393816">
            <text:p>-1.21%</text:p>
          </table:table-cell>
        </table:table-row>
        <table:table-row table:style-name="ro2">
          <table:table-cell office:value-type="float" office:value="2007.4">
            <text:p>2007.4</text:p>
          </table:table-cell>
          <table:table-cell table:formula="of:=INT([.A17])" office:value-type="float" office:value="2007">
            <text:p>2007</text:p>
          </table:table-cell>
          <table:table-cell table:formula="of:=IF(AND(([.A17]-[.B17])&lt;0.2;([.A17]-[.B17])&gt;0.1);([.A17]-[.B17])*100;([.A17]-[.B17])*10)" office:value-type="float" office:value="4.00000000000091">
            <text:p>4</text:p>
          </table:table-cell>
          <table:table-cell table:style-name="ce3" office:value-type="date" office:date-value="2007-04-01">
            <text:p>04/01/07</text:p>
          </table:table-cell>
          <table:table-cell table:style-name="ce1" office:value-type="percentage" office:value="0.0302209021026762">
            <text:p>3.02%</text:p>
          </table:table-cell>
          <table:table-cell table:style-name="ce1" office:value-type="percentage" office:value="0.0432906831074138">
            <text:p>4.33%</text:p>
          </table:table-cell>
          <table:table-cell table:formula="of:=IF([.E17]&gt;[.F17];1;0)" office:value-type="float" office:value="0">
            <text:p>0</text:p>
          </table:table-cell>
          <table:table-cell table:style-name="ce3" office:value-type="date" office:date-value="2007-04-01">
            <text:p>04/01/07</text:p>
          </table:table-cell>
          <table:table-cell table:style-name="ce4" table:formula="of:=(1+[.E17])*[.I16]" office:value-type="float" office:value="0.995087178460055">
            <text:p>0.9950871785</text:p>
          </table:table-cell>
          <table:table-cell table:style-name="ce4" table:formula="of:=(1+[.F17])*[.J16]" office:value-type="float" office:value="1.1580291856759">
            <text:p>1.1580291857</text:p>
          </table:table-cell>
          <table:table-cell table:formula="of:=MAX([.$I$2:.I17])" office:value-type="float" office:value="1.08981612184407">
            <text:p>1.0898161218</text:p>
          </table:table-cell>
          <table:table-cell table:style-name="ce1" table:formula="of:=[.I17]/[.K17]-1" office:value-type="percentage" office:value="-0.0869219508550859">
            <text:p>-8.69%</text:p>
          </table:table-cell>
          <table:table-cell table:formula="of:=MAX([.$J$2:.J17])" office:value-type="float" office:value="1.1580291856759">
            <text:p>1.1580291857</text:p>
          </table:table-cell>
          <table:table-cell table:style-name="ce1" table:formula="of:=[.J17]/[.M17]-1" office:value-type="percentage" office:value="0">
            <text:p>0.00%</text:p>
          </table:table-cell>
        </table:table-row>
        <table:table-row table:style-name="ro2">
          <table:table-cell office:value-type="float" office:value="2007.5">
            <text:p>2007.5</text:p>
          </table:table-cell>
          <table:table-cell table:formula="of:=INT([.A18])" office:value-type="float" office:value="2007">
            <text:p>2007</text:p>
          </table:table-cell>
          <table:table-cell table:formula="of:=IF(AND(([.A18]-[.B18])&lt;0.2;([.A18]-[.B18])&gt;0.1);([.A18]-[.B18])*100;([.A18]-[.B18])*10)" office:value-type="float" office:value="5">
            <text:p>5</text:p>
          </table:table-cell>
          <table:table-cell table:style-name="ce3" office:value-type="date" office:date-value="2007-05-01">
            <text:p>05/01/07</text:p>
          </table:table-cell>
          <table:table-cell table:style-name="ce1" office:value-type="percentage" office:value="0.0242114899812857">
            <text:p>2.42%</text:p>
          </table:table-cell>
          <table:table-cell table:style-name="ce1" office:value-type="percentage" office:value="0.032549228600147">
            <text:p>3.25%</text:p>
          </table:table-cell>
          <table:table-cell table:formula="of:=IF([.E18]&gt;[.F18];1;0)" office:value-type="float" office:value="0">
            <text:p>0</text:p>
          </table:table-cell>
          <table:table-cell table:style-name="ce3" office:value-type="date" office:date-value="2007-05-01">
            <text:p>05/01/07</text:p>
          </table:table-cell>
          <table:table-cell table:style-name="ce4" table:formula="of:=(1+[.E18])*[.I17]" office:value-type="float" office:value="1.01917972171185">
            <text:p>1.0191797217</text:p>
          </table:table-cell>
          <table:table-cell table:style-name="ce4" table:formula="of:=(1+[.F18])*[.J17]" office:value-type="float" office:value="1.1957221423661">
            <text:p>1.1957221424</text:p>
          </table:table-cell>
          <table:table-cell table:formula="of:=MAX([.$I$2:.I18])" office:value-type="float" office:value="1.08981612184407">
            <text:p>1.0898161218</text:p>
          </table:table-cell>
          <table:table-cell table:style-name="ce1" table:formula="of:=[.I18]/[.K18]-1" office:value-type="percentage" office:value="-0.0648149708160819">
            <text:p>-6.48%</text:p>
          </table:table-cell>
          <table:table-cell table:formula="of:=MAX([.$J$2:.J18])" office:value-type="float" office:value="1.1957221423661">
            <text:p>1.1957221424</text:p>
          </table:table-cell>
          <table:table-cell table:style-name="ce1" table:formula="of:=[.J18]/[.M18]-1" office:value-type="percentage" office:value="0">
            <text:p>0.00%</text:p>
          </table:table-cell>
        </table:table-row>
        <table:table-row table:style-name="ro2">
          <table:table-cell office:value-type="float" office:value="2007.6">
            <text:p>2007.6</text:p>
          </table:table-cell>
          <table:table-cell table:formula="of:=INT([.A19])" office:value-type="float" office:value="2007">
            <text:p>2007</text:p>
          </table:table-cell>
          <table:table-cell table:formula="of:=IF(AND(([.A19]-[.B19])&lt;0.2;([.A19]-[.B19])&gt;0.1);([.A19]-[.B19])*100;([.A19]-[.B19])*10)" office:value-type="float" office:value="5.99999999999909">
            <text:p>6</text:p>
          </table:table-cell>
          <table:table-cell table:style-name="ce3" office:value-type="date" office:date-value="2007-06-01">
            <text:p>06/01/07</text:p>
          </table:table-cell>
          <table:table-cell table:style-name="ce1" office:value-type="percentage" office:value="-0.0221633789247055">
            <text:p>-2.22%</text:p>
          </table:table-cell>
          <table:table-cell table:style-name="ce1" office:value-type="percentage" office:value="-0.0178163097306974">
            <text:p>-1.78%</text:p>
          </table:table-cell>
          <table:table-cell table:formula="of:=IF([.E19]&gt;[.F19];1;0)" office:value-type="float" office:value="0">
            <text:p>0</text:p>
          </table:table-cell>
          <table:table-cell table:style-name="ce3" office:value-type="date" office:date-value="2007-06-01">
            <text:p>06/01/07</text:p>
          </table:table-cell>
          <table:table-cell table:style-name="ce4" table:formula="of:=(1+[.E19])*[.I18]" office:value-type="float" office:value="0.996591255347171">
            <text:p>0.9965912553</text:p>
          </table:table-cell>
          <table:table-cell table:style-name="ce4" table:formula="of:=(1+[.F19])*[.J18]" office:value-type="float" office:value="1.17441878632585">
            <text:p>1.1744187863</text:p>
          </table:table-cell>
          <table:table-cell table:formula="of:=MAX([.$I$2:.I19])" office:value-type="float" office:value="1.08981612184407">
            <text:p>1.0898161218</text:p>
          </table:table-cell>
          <table:table-cell table:style-name="ce1" table:formula="of:=[.I19]/[.K19]-1" office:value-type="percentage" office:value="-0.0855418309825968">
            <text:p>-8.55%</text:p>
          </table:table-cell>
          <table:table-cell table:formula="of:=MAX([.$J$2:.J19])" office:value-type="float" office:value="1.1957221423661">
            <text:p>1.1957221424</text:p>
          </table:table-cell>
          <table:table-cell table:style-name="ce1" table:formula="of:=[.J19]/[.M19]-1" office:value-type="percentage" office:value="-0.0178163097306975">
            <text:p>-1.78%</text:p>
          </table:table-cell>
        </table:table-row>
        <table:table-row table:style-name="ro2">
          <table:table-cell office:value-type="float" office:value="2007.7">
            <text:p>2007.7</text:p>
          </table:table-cell>
          <table:table-cell table:formula="of:=INT([.A20])" office:value-type="float" office:value="2007">
            <text:p>2007</text:p>
          </table:table-cell>
          <table:table-cell table:formula="of:=IF(AND(([.A20]-[.B20])&lt;0.2;([.A20]-[.B20])&gt;0.1);([.A20]-[.B20])*100;([.A20]-[.B20])*10)" office:value-type="float" office:value="7.00000000000046">
            <text:p>7</text:p>
          </table:table-cell>
          <table:table-cell table:style-name="ce3" office:value-type="date" office:date-value="2007-07-01">
            <text:p>07/01/07</text:p>
          </table:table-cell>
          <table:table-cell table:style-name="ce1" office:value-type="percentage" office:value="-0.0102453666396698">
            <text:p>-1.02%</text:p>
          </table:table-cell>
          <table:table-cell table:style-name="ce1" office:value-type="percentage" office:value="-0.0319819070742009">
            <text:p>-3.20%</text:p>
          </table:table-cell>
          <table:table-cell table:formula="of:=IF([.E20]&gt;[.F20];1;0)" office:value-type="float" office:value="1">
            <text:p>1</text:p>
          </table:table-cell>
          <table:table-cell table:style-name="ce3" office:value-type="date" office:date-value="2007-07-01">
            <text:p>07/01/07</text:p>
          </table:table-cell>
          <table:table-cell table:style-name="ce4" table:formula="of:=(1+[.E20])*[.I19]" office:value-type="float" office:value="0.98638081254625">
            <text:p>0.9863808125</text:p>
          </table:table-cell>
          <table:table-cell table:style-name="ce4" table:formula="of:=(1+[.F20])*[.J19]" office:value-type="float" office:value="1.13685863383539">
            <text:p>1.1368586338</text:p>
          </table:table-cell>
          <table:table-cell table:formula="of:=MAX([.$I$2:.I20])" office:value-type="float" office:value="1.08981612184407">
            <text:p>1.0898161218</text:p>
          </table:table-cell>
          <table:table-cell table:style-name="ce1" table:formula="of:=[.I20]/[.K20]-1" office:value-type="percentage" office:value="-0.0949107902008213">
            <text:p>-9.49%</text:p>
          </table:table-cell>
          <table:table-cell table:formula="of:=MAX([.$J$2:.J20])" office:value-type="float" office:value="1.1957221423661">
            <text:p>1.1957221424</text:p>
          </table:table-cell>
          <table:table-cell table:style-name="ce1" table:formula="of:=[.J20]/[.M20]-1" office:value-type="percentage" office:value="-0.0492284172426859">
            <text:p>-4.92%</text:p>
          </table:table-cell>
        </table:table-row>
        <table:table-row table:style-name="ro2">
          <table:table-cell office:value-type="float" office:value="2007.8">
            <text:p>2007.8</text:p>
          </table:table-cell>
          <table:table-cell table:formula="of:=INT([.A21])" office:value-type="float" office:value="2007">
            <text:p>2007</text:p>
          </table:table-cell>
          <table:table-cell table:formula="of:=IF(AND(([.A21]-[.B21])&lt;0.2;([.A21]-[.B21])&gt;0.1);([.A21]-[.B21])*100;([.A21]-[.B21])*10)" office:value-type="float" office:value="7.99999999999955">
            <text:p>8</text:p>
          </table:table-cell>
          <table:table-cell table:style-name="ce3" office:value-type="date" office:date-value="2007-08-01">
            <text:p>08/01/07</text:p>
          </table:table-cell>
          <table:table-cell table:style-name="ce1" office:value-type="percentage" office:value="-0.00674050515307356">
            <text:p>-0.67%</text:p>
          </table:table-cell>
          <table:table-cell table:style-name="ce1" office:value-type="percentage" office:value="0.012863592323074">
            <text:p>1.29%</text:p>
          </table:table-cell>
          <table:table-cell table:formula="of:=IF([.E21]&gt;[.F21];1;0)" office:value-type="float" office:value="0">
            <text:p>0</text:p>
          </table:table-cell>
          <table:table-cell table:style-name="ce3" office:value-type="date" office:date-value="2007-08-01">
            <text:p>08/01/07</text:p>
          </table:table-cell>
          <table:table-cell table:style-name="ce4" table:formula="of:=(1+[.E21])*[.I20]" office:value-type="float" office:value="0.97973210759639">
            <text:p>0.9797321076</text:p>
          </table:table-cell>
          <table:table-cell table:style-name="ce4" table:formula="of:=(1+[.F21])*[.J20]" office:value-type="float" office:value="1.15148271983001">
            <text:p>1.1514827198</text:p>
          </table:table-cell>
          <table:table-cell table:formula="of:=MAX([.$I$2:.I21])" office:value-type="float" office:value="1.08981612184407">
            <text:p>1.0898161218</text:p>
          </table:table-cell>
          <table:table-cell table:style-name="ce1" table:formula="of:=[.I21]/[.K21]-1" office:value-type="percentage" office:value="-0.101011548683464">
            <text:p>-10.10%</text:p>
          </table:table-cell>
          <table:table-cell table:formula="of:=MAX([.$J$2:.J21])" office:value-type="float" office:value="1.1957221423661">
            <text:p>1.1957221424</text:p>
          </table:table-cell>
          <table:table-cell table:style-name="ce1" table:formula="of:=[.J21]/[.M21]-1" office:value-type="percentage" office:value="-0.0369980792097321">
            <text:p>-3.70%</text:p>
          </table:table-cell>
        </table:table-row>
        <table:table-row table:style-name="ro2">
          <table:table-cell office:value-type="float" office:value="2007.9">
            <text:p>2007.9</text:p>
          </table:table-cell>
          <table:table-cell table:formula="of:=INT([.A22])" office:value-type="float" office:value="2007">
            <text:p>2007</text:p>
          </table:table-cell>
          <table:table-cell table:formula="of:=IF(AND(([.A22]-[.B22])&lt;0.2;([.A22]-[.B22])&gt;0.1);([.A22]-[.B22])*100;([.A22]-[.B22])*10)" office:value-type="float" office:value="9.00000000000091">
            <text:p>9</text:p>
          </table:table-cell>
          <table:table-cell table:style-name="ce3" office:value-type="date" office:date-value="2007-09-01">
            <text:p>09/01/07</text:p>
          </table:table-cell>
          <table:table-cell table:style-name="ce1" office:value-type="percentage" office:value="0.0651545131186149">
            <text:p>6.52%</text:p>
          </table:table-cell>
          <table:table-cell table:style-name="ce1" office:value-type="percentage" office:value="0.0357940013161555">
            <text:p>3.58%</text:p>
          </table:table-cell>
          <table:table-cell table:formula="of:=IF([.E22]&gt;[.F22];1;0)" office:value-type="float" office:value="1">
            <text:p>1</text:p>
          </table:table-cell>
          <table:table-cell table:style-name="ce3" office:value-type="date" office:date-value="2007-09-01">
            <text:p>09/01/07</text:p>
          </table:table-cell>
          <table:table-cell table:style-name="ce4" table:formula="of:=(1+[.E22])*[.I21]" office:value-type="float" office:value="1.04356607605351">
            <text:p>1.0435660761</text:p>
          </table:table-cell>
          <table:table-cell table:style-name="ce4" table:formula="of:=(1+[.F22])*[.J21]" office:value-type="float" office:value="1.19269889381914">
            <text:p>1.1926988938</text:p>
          </table:table-cell>
          <table:table-cell table:formula="of:=MAX([.$I$2:.I22])" office:value-type="float" office:value="1.08981612184407">
            <text:p>1.0898161218</text:p>
          </table:table-cell>
          <table:table-cell table:style-name="ce1" table:formula="of:=[.I22]/[.K22]-1" office:value-type="percentage" office:value="-0.0424383938386775">
            <text:p>-4.24%</text:p>
          </table:table-cell>
          <table:table-cell table:formula="of:=MAX([.$J$2:.J22])" office:value-type="float" office:value="1.1957221423661">
            <text:p>1.1957221424</text:p>
          </table:table-cell>
          <table:table-cell table:style-name="ce1" table:formula="of:=[.J22]/[.M22]-1" office:value-type="percentage" office:value="-0.00252838718950499">
            <text:p>-0.25%</text:p>
          </table:table-cell>
        </table:table-row>
        <table:table-row table:style-name="ro2">
          <table:table-cell office:value-type="float" office:value="2007.1">
            <text:p>2007.1</text:p>
          </table:table-cell>
          <table:table-cell table:formula="of:=INT([.A23])" office:value-type="float" office:value="2007">
            <text:p>2007</text:p>
          </table:table-cell>
          <table:table-cell table:formula="of:=IF(AND(([.A23]-[.B23])&lt;0.2;([.A23]-[.B23])&gt;0.1);([.A23]-[.B23])*100;([.A23]-[.B23])*10)" office:value-type="float" office:value="0.999999999999091">
            <text:p>1</text:p>
          </table:table-cell>
          <table:table-cell table:style-name="ce3" office:value-type="date" office:date-value="2007-10-01">
            <text:p>10/01/07</text:p>
          </table:table-cell>
          <table:table-cell table:style-name="ce1" office:value-type="percentage" office:value="0.0566513130387822">
            <text:p>5.67%</text:p>
          </table:table-cell>
          <table:table-cell table:style-name="ce1" office:value-type="percentage" office:value="0.0148223350253809">
            <text:p>1.48%</text:p>
          </table:table-cell>
          <table:table-cell table:formula="of:=IF([.E23]&gt;[.F23];1;0)" office:value-type="float" office:value="1">
            <text:p>1</text:p>
          </table:table-cell>
          <table:table-cell table:style-name="ce3" office:value-type="date" office:date-value="2007-10-01">
            <text:p>10/01/07</text:p>
          </table:table-cell>
          <table:table-cell table:style-name="ce4" table:formula="of:=(1+[.E23])*[.I22]" office:value-type="float" office:value="1.10268546450467">
            <text:p>1.1026854645</text:p>
          </table:table-cell>
          <table:table-cell table:style-name="ce4" table:formula="of:=(1+[.F23])*[.J22]" office:value-type="float" office:value="1.21037747640772">
            <text:p>1.2103774764</text:p>
          </table:table-cell>
          <table:table-cell table:formula="of:=MAX([.$I$2:.I23])" office:value-type="float" office:value="1.10268546450467">
            <text:p>1.1026854645</text:p>
          </table:table-cell>
          <table:table-cell table:style-name="ce1" table:formula="of:=[.I23]/[.K23]-1" office:value-type="percentage" office:value="0">
            <text:p>0.00%</text:p>
          </table:table-cell>
          <table:table-cell table:formula="of:=MAX([.$J$2:.J23])" office:value-type="float" office:value="1.21037747640772">
            <text:p>1.2103774764</text:p>
          </table:table-cell>
          <table:table-cell table:style-name="ce1" table:formula="of:=[.J23]/[.M23]-1" office:value-type="percentage" office:value="0">
            <text:p>0.00%</text:p>
          </table:table-cell>
        </table:table-row>
        <table:table-row table:style-name="ro2">
          <table:table-cell office:value-type="float" office:value="2007.11">
            <text:p>2007.11</text:p>
          </table:table-cell>
          <table:table-cell table:formula="of:=INT([.A24])" office:value-type="float" office:value="2007">
            <text:p>2007</text:p>
          </table:table-cell>
          <table:table-cell table:formula="of:=IF(AND(([.A24]-[.B24])&lt;0.2;([.A24]-[.B24])&gt;0.1);([.A24]-[.B24])*100;([.A24]-[.B24])*10)" office:value-type="float" office:value="10.99999999999">
            <text:p>11</text:p>
          </table:table-cell>
          <table:table-cell table:style-name="ce3" office:value-type="date" office:date-value="2007-11-01">
            <text:p>11/01/07</text:p>
          </table:table-cell>
          <table:table-cell table:style-name="ce1" office:value-type="percentage" office:value="0.00666154929887441">
            <text:p>0.67%</text:p>
          </table:table-cell>
          <table:table-cell table:style-name="ce1" office:value-type="percentage" office:value="-0.0440434238211414">
            <text:p>-4.40%</text:p>
          </table:table-cell>
          <table:table-cell table:formula="of:=IF([.E24]&gt;[.F24];1;0)" office:value-type="float" office:value="1">
            <text:p>1</text:p>
          </table:table-cell>
          <table:table-cell table:style-name="ce3" office:value-type="date" office:date-value="2007-11-01">
            <text:p>11/01/07</text:p>
          </table:table-cell>
          <table:table-cell table:style-name="ce4" table:formula="of:=(1+[.E24])*[.I23]" office:value-type="float" office:value="1.11003105808762">
            <text:p>1.1100310581</text:p>
          </table:table-cell>
          <table:table-cell table:style-name="ce4" table:formula="of:=(1+[.F24])*[.J23]" office:value-type="float" office:value="1.15706830823074">
            <text:p>1.1570683082</text:p>
          </table:table-cell>
          <table:table-cell table:formula="of:=MAX([.$I$2:.I24])" office:value-type="float" office:value="1.11003105808762">
            <text:p>1.1100310581</text:p>
          </table:table-cell>
          <table:table-cell table:style-name="ce1" table:formula="of:=[.I24]/[.K24]-1" office:value-type="percentage" office:value="0">
            <text:p>0.00%</text:p>
          </table:table-cell>
          <table:table-cell table:formula="of:=MAX([.$J$2:.J24])" office:value-type="float" office:value="1.21037747640772">
            <text:p>1.2103774764</text:p>
          </table:table-cell>
          <table:table-cell table:style-name="ce1" table:formula="of:=[.J24]/[.M24]-1" office:value-type="percentage" office:value="-0.0440434238211412">
            <text:p>-4.40%</text:p>
          </table:table-cell>
        </table:table-row>
        <table:table-row table:style-name="ro2">
          <table:table-cell office:value-type="float" office:value="2007.12">
            <text:p>2007.12</text:p>
          </table:table-cell>
          <table:table-cell table:formula="of:=INT([.A25])" office:value-type="float" office:value="2007">
            <text:p>2007</text:p>
          </table:table-cell>
          <table:table-cell table:formula="of:=IF(AND(([.A25]-[.B25])&lt;0.2;([.A25]-[.B25])&gt;0.1);([.A25]-[.B25])*100;([.A25]-[.B25])*10)" office:value-type="float" office:value="11.9999999999891">
            <text:p>12</text:p>
          </table:table-cell>
          <table:table-cell table:style-name="ce3" office:value-type="date" office:date-value="2007-12-01">
            <text:p>12/01/07</text:p>
          </table:table-cell>
          <table:table-cell table:style-name="ce1" office:value-type="percentage" office:value="0.0263396806057186">
            <text:p>2.63%</text:p>
          </table:table-cell>
          <table:table-cell table:style-name="ce1" office:value-type="percentage" office:value="-0.00862848886668388">
            <text:p>-0.86%</text:p>
          </table:table-cell>
          <table:table-cell table:formula="of:=IF([.E25]&gt;[.F25];1;0)" office:value-type="float" office:value="1">
            <text:p>1</text:p>
          </table:table-cell>
          <table:table-cell table:style-name="ce3" office:value-type="date" office:date-value="2007-12-01">
            <text:p>12/01/07</text:p>
          </table:table-cell>
          <table:table-cell table:style-name="ce4" table:formula="of:=(1+[.E25])*[.I24]" office:value-type="float" office:value="1.13926892162007">
            <text:p>1.1392689216</text:p>
          </table:table-cell>
          <table:table-cell table:style-name="ce4" table:formula="of:=(1+[.F25])*[.J24]" office:value-type="float" office:value="1.14708455721517">
            <text:p>1.1470845572</text:p>
          </table:table-cell>
          <table:table-cell table:formula="of:=MAX([.$I$2:.I25])" office:value-type="float" office:value="1.13926892162007">
            <text:p>1.1392689216</text:p>
          </table:table-cell>
          <table:table-cell table:style-name="ce1" table:formula="of:=[.I25]/[.K25]-1" office:value-type="percentage" office:value="0">
            <text:p>0.00%</text:p>
          </table:table-cell>
          <table:table-cell table:formula="of:=MAX([.$J$2:.J25])" office:value-type="float" office:value="1.21037747640772">
            <text:p>1.2103774764</text:p>
          </table:table-cell>
          <table:table-cell table:style-name="ce1" table:formula="of:=[.J25]/[.M25]-1" office:value-type="percentage" office:value="-0.0522918844957337">
            <text:p>-5.23%</text:p>
          </table:table-cell>
        </table:table-row>
        <table:table-row table:style-name="ro2">
          <table:table-cell office:value-type="float" office:value="2008.1">
            <text:p>2008.1</text:p>
          </table:table-cell>
          <table:table-cell table:formula="of:=INT([.A26])" office:value-type="float" office:value="2008">
            <text:p>2008</text:p>
          </table:table-cell>
          <table:table-cell table:formula="of:=IF(AND(([.A26]-[.B26])&lt;0.2;([.A26]-[.B26])&gt;0.1);([.A26]-[.B26])*100;([.A26]-[.B26])*10)" office:value-type="float" office:value="0.999999999999091">
            <text:p>1</text:p>
          </table:table-cell>
          <table:table-cell table:style-name="ce3" office:value-type="date" office:date-value="2008-01-01">
            <text:p>01/01/08</text:p>
          </table:table-cell>
          <table:table-cell table:style-name="ce1" office:value-type="percentage" office:value="0.021195396040234">
            <text:p>2.12%</text:p>
          </table:table-cell>
          <table:table-cell table:style-name="ce1" office:value-type="percentage" office:value="-0.0611634748971641">
            <text:p>-6.12%</text:p>
          </table:table-cell>
          <table:table-cell table:formula="of:=IF([.E26]&gt;[.F26];1;0)" office:value-type="float" office:value="1">
            <text:p>1</text:p>
          </table:table-cell>
          <table:table-cell table:style-name="ce3" office:value-type="date" office:date-value="2008-01-01">
            <text:p>01/01/08</text:p>
          </table:table-cell>
          <table:table-cell table:style-name="ce4" table:formula="of:=(1+[.E26])*[.I25]" office:value-type="float" office:value="1.16341617761014">
            <text:p>1.1634161776</text:p>
          </table:table-cell>
          <table:table-cell table:style-name="ce4" table:formula="of:=(1+[.F26])*[.J25]" office:value-type="float" office:value="1.07692487969502">
            <text:p>1.0769248797</text:p>
          </table:table-cell>
          <table:table-cell table:formula="of:=MAX([.$I$2:.I26])" office:value-type="float" office:value="1.16341617761014">
            <text:p>1.1634161776</text:p>
          </table:table-cell>
          <table:table-cell table:style-name="ce1" table:formula="of:=[.I26]/[.K26]-1" office:value-type="percentage" office:value="0">
            <text:p>0.00%</text:p>
          </table:table-cell>
          <table:table-cell table:formula="of:=MAX([.$J$2:.J26])" office:value-type="float" office:value="1.21037747640772">
            <text:p>1.2103774764</text:p>
          </table:table-cell>
          <table:table-cell table:style-name="ce1" table:formula="of:=[.J26]/[.M26]-1" office:value-type="percentage" office:value="-0.110257006028218">
            <text:p>-11.03%</text:p>
          </table:table-cell>
        </table:table-row>
        <table:table-row table:style-name="ro2">
          <table:table-cell office:value-type="float" office:value="2008.2">
            <text:p>2008.2</text:p>
          </table:table-cell>
          <table:table-cell table:formula="of:=INT([.A27])" office:value-type="float" office:value="2008">
            <text:p>2008</text:p>
          </table:table-cell>
          <table:table-cell table:formula="of:=IF(AND(([.A27]-[.B27])&lt;0.2;([.A27]-[.B27])&gt;0.1);([.A27]-[.B27])*100;([.A27]-[.B27])*10)" office:value-type="float" office:value="2.00000000000045">
            <text:p>2</text:p>
          </table:table-cell>
          <table:table-cell table:style-name="ce3" office:value-type="date" office:date-value="2008-02-01">
            <text:p>02/01/08</text:p>
          </table:table-cell>
          <table:table-cell table:style-name="ce1" office:value-type="percentage" office:value="0.0647710185964414">
            <text:p>6.48%</text:p>
          </table:table-cell>
          <table:table-cell table:style-name="ce1" office:value-type="percentage" office:value="-0.0347611620906023">
            <text:p>-3.48%</text:p>
          </table:table-cell>
          <table:table-cell table:formula="of:=IF([.E27]&gt;[.F27];1;0)" office:value-type="float" office:value="1">
            <text:p>1</text:p>
          </table:table-cell>
          <table:table-cell table:style-name="ce3" office:value-type="date" office:date-value="2008-02-01">
            <text:p>02/01/08</text:p>
          </table:table-cell>
          <table:table-cell table:style-name="ce4" table:formula="of:=(1+[.E27])*[.I26]" office:value-type="float" office:value="1.23877182848553">
            <text:p>1.2387718285</text:p>
          </table:table-cell>
          <table:table-cell table:style-name="ce4" table:formula="of:=(1+[.F27])*[.J26]" office:value-type="float" office:value="1.03948971939254">
            <text:p>1.0394897194</text:p>
          </table:table-cell>
          <table:table-cell table:formula="of:=MAX([.$I$2:.I27])" office:value-type="float" office:value="1.23877182848553">
            <text:p>1.2387718285</text:p>
          </table:table-cell>
          <table:table-cell table:style-name="ce1" table:formula="of:=[.I27]/[.K27]-1" office:value-type="percentage" office:value="0">
            <text:p>0.00%</text:p>
          </table:table-cell>
          <table:table-cell table:formula="of:=MAX([.$J$2:.J27])" office:value-type="float" office:value="1.21037747640772">
            <text:p>1.2103774764</text:p>
          </table:table-cell>
          <table:table-cell table:style-name="ce1" table:formula="of:=[.J27]/[.M27]-1" office:value-type="percentage" office:value="-0.141185506460649">
            <text:p>-14.12%</text:p>
          </table:table-cell>
        </table:table-row>
        <table:table-row table:style-name="ro2">
          <table:table-cell office:value-type="float" office:value="2008.3">
            <text:p>2008.3</text:p>
          </table:table-cell>
          <table:table-cell table:formula="of:=INT([.A28])" office:value-type="float" office:value="2008">
            <text:p>2008</text:p>
          </table:table-cell>
          <table:table-cell table:formula="of:=IF(AND(([.A28]-[.B28])&lt;0.2;([.A28]-[.B28])&gt;0.1);([.A28]-[.B28])*100;([.A28]-[.B28])*10)" office:value-type="float" office:value="2.99999999999955">
            <text:p>3</text:p>
          </table:table-cell>
          <table:table-cell table:style-name="ce3" office:value-type="date" office:date-value="2008-03-01">
            <text:p>03/01/08</text:p>
          </table:table-cell>
          <table:table-cell table:style-name="ce1" office:value-type="percentage" office:value="-0.00221385976892119">
            <text:p>-0.22%</text:p>
          </table:table-cell>
          <table:table-cell table:style-name="ce1" office:value-type="percentage" office:value="-0.00595958305464339">
            <text:p>-0.60%</text:p>
          </table:table-cell>
          <table:table-cell table:formula="of:=IF([.E28]&gt;[.F28];1;0)" office:value-type="float" office:value="1">
            <text:p>1</text:p>
          </table:table-cell>
          <table:table-cell table:style-name="ce3" office:value-type="date" office:date-value="2008-03-01">
            <text:p>03/01/08</text:p>
          </table:table-cell>
          <table:table-cell table:style-name="ce4" table:formula="of:=(1+[.E28])*[.I27]" office:value-type="float" office:value="1.23602936137157">
            <text:p>1.2360293614</text:p>
          </table:table-cell>
          <table:table-cell table:style-name="ce4" table:formula="of:=(1+[.F28])*[.J27]" office:value-type="float" office:value="1.03329479407537">
            <text:p>1.0332947941</text:p>
          </table:table-cell>
          <table:table-cell table:formula="of:=MAX([.$I$2:.I28])" office:value-type="float" office:value="1.23877182848553">
            <text:p>1.2387718285</text:p>
          </table:table-cell>
          <table:table-cell table:style-name="ce1" table:formula="of:=[.I28]/[.K28]-1" office:value-type="percentage" office:value="-0.00221385976892119">
            <text:p>-0.22%</text:p>
          </table:table-cell>
          <table:table-cell table:formula="of:=MAX([.$J$2:.J28])" office:value-type="float" office:value="1.21037747640772">
            <text:p>1.2103774764</text:p>
          </table:table-cell>
          <table:table-cell table:style-name="ce1" table:formula="of:=[.J28]/[.M28]-1" office:value-type="percentage" office:value="-0.146303682763428">
            <text:p>-14.63%</text:p>
          </table:table-cell>
        </table:table-row>
        <table:table-row table:style-name="ro2">
          <table:table-cell office:value-type="float" office:value="2008.4">
            <text:p>2008.4</text:p>
          </table:table-cell>
          <table:table-cell table:formula="of:=INT([.A29])" office:value-type="float" office:value="2008">
            <text:p>2008</text:p>
          </table:table-cell>
          <table:table-cell table:formula="of:=IF(AND(([.A29]-[.B29])&lt;0.2;([.A29]-[.B29])&gt;0.1);([.A29]-[.B29])*100;([.A29]-[.B29])*10)" office:value-type="float" office:value="4.00000000000091">
            <text:p>4</text:p>
          </table:table-cell>
          <table:table-cell table:style-name="ce3" office:value-type="date" office:date-value="2008-04-01">
            <text:p>04/01/08</text:p>
          </table:table-cell>
          <table:table-cell table:style-name="ce1" office:value-type="percentage" office:value="-0.00481737825013018">
            <text:p>-0.48%</text:p>
          </table:table-cell>
          <table:table-cell table:style-name="ce1" office:value-type="percentage" office:value="0.0475466848113706">
            <text:p>4.75%</text:p>
          </table:table-cell>
          <table:table-cell table:formula="of:=IF([.E29]&gt;[.F29];1;0)" office:value-type="float" office:value="0">
            <text:p>0</text:p>
          </table:table-cell>
          <table:table-cell table:style-name="ce3" office:value-type="date" office:date-value="2008-04-01">
            <text:p>04/01/08</text:p>
          </table:table-cell>
          <table:table-cell table:style-name="ce4" table:formula="of:=(1+[.E29])*[.I28]" office:value-type="float" office:value="1.23007494040958">
            <text:p>1.2300749404</text:p>
          </table:table-cell>
          <table:table-cell table:style-name="ce4" table:formula="of:=(1+[.F29])*[.J28]" office:value-type="float" office:value="1.0824245359665">
            <text:p>1.082424536</text:p>
          </table:table-cell>
          <table:table-cell table:formula="of:=MAX([.$I$2:.I29])" office:value-type="float" office:value="1.23877182848553">
            <text:p>1.2387718285</text:p>
          </table:table-cell>
          <table:table-cell table:style-name="ce1" table:formula="of:=[.I29]/[.K29]-1" office:value-type="percentage" office:value="-0.00702057301915182">
            <text:p>-0.70%</text:p>
          </table:table-cell>
          <table:table-cell table:formula="of:=MAX([.$J$2:.J29])" office:value-type="float" office:value="1.21037747640772">
            <text:p>1.2103774764</text:p>
          </table:table-cell>
          <table:table-cell table:style-name="ce1" table:formula="of:=[.J29]/[.M29]-1" office:value-type="percentage" office:value="-0.105713253043153">
            <text:p>-10.57%</text:p>
          </table:table-cell>
        </table:table-row>
        <table:table-row table:style-name="ro2">
          <table:table-cell office:value-type="float" office:value="2008.5">
            <text:p>2008.5</text:p>
          </table:table-cell>
          <table:table-cell table:formula="of:=INT([.A30])" office:value-type="float" office:value="2008">
            <text:p>2008</text:p>
          </table:table-cell>
          <table:table-cell table:formula="of:=IF(AND(([.A30]-[.B30])&lt;0.2;([.A30]-[.B30])&gt;0.1);([.A30]-[.B30])*100;([.A30]-[.B30])*10)" office:value-type="float" office:value="5">
            <text:p>5</text:p>
          </table:table-cell>
          <table:table-cell table:style-name="ce3" office:value-type="date" office:date-value="2008-05-01">
            <text:p>05/01/08</text:p>
          </table:table-cell>
          <table:table-cell table:style-name="ce1" office:value-type="percentage" office:value="0.0093809951148669">
            <text:p>0.94%</text:p>
          </table:table-cell>
          <table:table-cell table:style-name="ce1" office:value-type="percentage" office:value="0.0106741532487966">
            <text:p>1.07%</text:p>
          </table:table-cell>
          <table:table-cell table:formula="of:=IF([.E30]&gt;[.F30];1;0)" office:value-type="float" office:value="0">
            <text:p>0</text:p>
          </table:table-cell>
          <table:table-cell table:style-name="ce3" office:value-type="date" office:date-value="2008-05-01">
            <text:p>05/01/08</text:p>
          </table:table-cell>
          <table:table-cell table:style-name="ce4" table:formula="of:=(1+[.E30])*[.I29]" office:value-type="float" office:value="1.24161426741648">
            <text:p>1.2416142674</text:p>
          </table:table-cell>
          <table:table-cell table:style-name="ce4" table:formula="of:=(1+[.F30])*[.J29]" office:value-type="float" office:value="1.09397850134367">
            <text:p>1.0939785013</text:p>
          </table:table-cell>
          <table:table-cell table:formula="of:=MAX([.$I$2:.I30])" office:value-type="float" office:value="1.24161426741648">
            <text:p>1.2416142674</text:p>
          </table:table-cell>
          <table:table-cell table:style-name="ce1" table:formula="of:=[.I30]/[.K30]-1" office:value-type="percentage" office:value="0">
            <text:p>0.00%</text:p>
          </table:table-cell>
          <table:table-cell table:formula="of:=MAX([.$J$2:.J30])" office:value-type="float" office:value="1.21037747640772">
            <text:p>1.2103774764</text:p>
          </table:table-cell>
          <table:table-cell table:style-name="ce1" table:formula="of:=[.J30]/[.M30]-1" office:value-type="percentage" office:value="-0.0961674992577677">
            <text:p>-9.62%</text:p>
          </table:table-cell>
        </table:table-row>
        <table:table-row table:style-name="ro2">
          <table:table-cell office:value-type="float" office:value="2008.6">
            <text:p>2008.6</text:p>
          </table:table-cell>
          <table:table-cell table:formula="of:=INT([.A31])" office:value-type="float" office:value="2008">
            <text:p>2008</text:p>
          </table:table-cell>
          <table:table-cell table:formula="of:=IF(AND(([.A31]-[.B31])&lt;0.2;([.A31]-[.B31])&gt;0.1);([.A31]-[.B31])*100;([.A31]-[.B31])*10)" office:value-type="float" office:value="5.99999999999909">
            <text:p>6</text:p>
          </table:table-cell>
          <table:table-cell table:style-name="ce3" office:value-type="date" office:date-value="2008-06-01">
            <text:p>06/01/08</text:p>
          </table:table-cell>
          <table:table-cell table:style-name="ce1" office:value-type="percentage" office:value="0.0626005555415621">
            <text:p>6.26%</text:p>
          </table:table-cell>
          <table:table-cell table:style-name="ce1" office:value-type="percentage" office:value="-0.0859623816392694">
            <text:p>-8.60%</text:p>
          </table:table-cell>
          <table:table-cell table:formula="of:=IF([.E31]&gt;[.F31];1;0)" office:value-type="float" office:value="1">
            <text:p>1</text:p>
          </table:table-cell>
          <table:table-cell table:style-name="ce3" office:value-type="date" office:date-value="2008-06-01">
            <text:p>06/01/08</text:p>
          </table:table-cell>
          <table:table-cell table:style-name="ce4" table:formula="of:=(1+[.E31])*[.I30]" office:value-type="float" office:value="1.31934001032508">
            <text:p>1.3193400103</text:p>
          </table:table-cell>
          <table:table-cell table:style-name="ce4" table:formula="of:=(1+[.F31])*[.J30]" office:value-type="float" office:value="0.999937503906006">
            <text:p>0.9999375039</text:p>
          </table:table-cell>
          <table:table-cell table:formula="of:=MAX([.$I$2:.I31])" office:value-type="float" office:value="1.31934001032508">
            <text:p>1.3193400103</text:p>
          </table:table-cell>
          <table:table-cell table:style-name="ce1" table:formula="of:=[.I31]/[.K31]-1" office:value-type="percentage" office:value="0">
            <text:p>0.00%</text:p>
          </table:table-cell>
          <table:table-cell table:formula="of:=MAX([.$J$2:.J31])" office:value-type="float" office:value="1.21037747640772">
            <text:p>1.2103774764</text:p>
          </table:table-cell>
          <table:table-cell table:style-name="ce1" table:formula="of:=[.J31]/[.M31]-1" office:value-type="percentage" office:value="-0.173863093624547">
            <text:p>-17.39%</text:p>
          </table:table-cell>
        </table:table-row>
        <table:table-row table:style-name="ro2">
          <table:table-cell office:value-type="float" office:value="2008.7">
            <text:p>2008.7</text:p>
          </table:table-cell>
          <table:table-cell table:formula="of:=INT([.A32])" office:value-type="float" office:value="2008">
            <text:p>2008</text:p>
          </table:table-cell>
          <table:table-cell table:formula="of:=IF(AND(([.A32]-[.B32])&lt;0.2;([.A32]-[.B32])&gt;0.1);([.A32]-[.B32])*100;([.A32]-[.B32])*10)" office:value-type="float" office:value="7.00000000000046">
            <text:p>7</text:p>
          </table:table-cell>
          <table:table-cell table:style-name="ce3" office:value-type="date" office:date-value="2008-07-01">
            <text:p>07/01/08</text:p>
          </table:table-cell>
          <table:table-cell table:style-name="ce1" office:value-type="percentage" office:value="-0.0549384777678967">
            <text:p>-5.49%</text:p>
          </table:table-cell>
          <table:table-cell table:style-name="ce1" office:value-type="percentage" office:value="-0.00985937499999989">
            <text:p>-0.99%</text:p>
          </table:table-cell>
          <table:table-cell table:formula="of:=IF([.E32]&gt;[.F32];1;0)" office:value-type="float" office:value="0">
            <text:p>0</text:p>
          </table:table-cell>
          <table:table-cell table:style-name="ce3" office:value-type="date" office:date-value="2008-07-01">
            <text:p>07/01/08</text:p>
          </table:table-cell>
          <table:table-cell table:style-name="ce4" table:formula="of:=(1+[.E32])*[.I31]" office:value-type="float" office:value="1.24685747849954">
            <text:p>1.2468574785</text:p>
          </table:table-cell>
          <table:table-cell table:style-name="ce4" table:formula="of:=(1+[.F32])*[.J31]" office:value-type="float" office:value="0.990078745078433">
            <text:p>0.9900787451</text:p>
          </table:table-cell>
          <table:table-cell table:formula="of:=MAX([.$I$2:.I32])" office:value-type="float" office:value="1.31934001032508">
            <text:p>1.3193400103</text:p>
          </table:table-cell>
          <table:table-cell table:style-name="ce1" table:formula="of:=[.I32]/[.K32]-1" office:value-type="percentage" office:value="-0.0549384777678967">
            <text:p>-5.49%</text:p>
          </table:table-cell>
          <table:table-cell table:formula="of:=MAX([.$J$2:.J32])" office:value-type="float" office:value="1.21037747640772">
            <text:p>1.2103774764</text:p>
          </table:table-cell>
          <table:table-cell table:style-name="ce1" table:formula="of:=[.J32]/[.M32]-1" office:value-type="percentage" office:value="-0.182008287185842">
            <text:p>-18.20%</text:p>
          </table:table-cell>
        </table:table-row>
        <table:table-row table:style-name="ro2">
          <table:table-cell office:value-type="float" office:value="2008.8">
            <text:p>2008.8</text:p>
          </table:table-cell>
          <table:table-cell table:formula="of:=INT([.A33])" office:value-type="float" office:value="2008">
            <text:p>2008</text:p>
          </table:table-cell>
          <table:table-cell table:formula="of:=IF(AND(([.A33]-[.B33])&lt;0.2;([.A33]-[.B33])&gt;0.1);([.A33]-[.B33])*100;([.A33]-[.B33])*10)" office:value-type="float" office:value="7.99999999999955">
            <text:p>8</text:p>
          </table:table-cell>
          <table:table-cell table:style-name="ce3" office:value-type="date" office:date-value="2008-08-01">
            <text:p>08/01/08</text:p>
          </table:table-cell>
          <table:table-cell table:style-name="ce1" office:value-type="percentage" office:value="0.0102237151901146">
            <text:p>1.02%</text:p>
          </table:table-cell>
          <table:table-cell table:style-name="ce1" office:value-type="percentage" office:value="0.0121905032429104">
            <text:p>1.22%</text:p>
          </table:table-cell>
          <table:table-cell table:formula="of:=IF([.E33]&gt;[.F33];1;0)" office:value-type="float" office:value="0">
            <text:p>0</text:p>
          </table:table-cell>
          <table:table-cell table:style-name="ce3" office:value-type="date" office:date-value="2008-08-01">
            <text:p>08/01/08</text:p>
          </table:table-cell>
          <table:table-cell table:style-name="ce4" table:formula="of:=(1+[.E33])*[.I32]" office:value-type="float" office:value="1.25960499424238">
            <text:p>1.2596049942</text:p>
          </table:table-cell>
          <table:table-cell table:style-name="ce4" table:formula="of:=(1+[.F33])*[.J32]" office:value-type="float" office:value="1.00214830323105">
            <text:p>1.0021483032</text:p>
          </table:table-cell>
          <table:table-cell table:formula="of:=MAX([.$I$2:.I33])" office:value-type="float" office:value="1.31934001032508">
            <text:p>1.3193400103</text:p>
          </table:table-cell>
          <table:table-cell table:style-name="ce1" table:formula="of:=[.I33]/[.K33]-1" office:value-type="percentage" office:value="-0.0452764379274596">
            <text:p>-4.53%</text:p>
          </table:table-cell>
          <table:table-cell table:formula="of:=MAX([.$J$2:.J33])" office:value-type="float" office:value="1.21037747640772">
            <text:p>1.2103774764</text:p>
          </table:table-cell>
          <table:table-cell table:style-name="ce1" table:formula="of:=[.J33]/[.M33]-1" office:value-type="percentage" office:value="-0.172036556558107">
            <text:p>-17.20%</text:p>
          </table:table-cell>
        </table:table-row>
        <table:table-row table:style-name="ro2">
          <table:table-cell office:value-type="float" office:value="2008.9">
            <text:p>2008.9</text:p>
          </table:table-cell>
          <table:table-cell table:formula="of:=INT([.A34])" office:value-type="float" office:value="2008">
            <text:p>2008</text:p>
          </table:table-cell>
          <table:table-cell table:formula="of:=IF(AND(([.A34]-[.B34])&lt;0.2;([.A34]-[.B34])&gt;0.1);([.A34]-[.B34])*100;([.A34]-[.B34])*10)" office:value-type="float" office:value="9.00000000000091">
            <text:p>9</text:p>
          </table:table-cell>
          <table:table-cell table:style-name="ce3" office:value-type="date" office:date-value="2008-09-01">
            <text:p>09/01/08</text:p>
          </table:table-cell>
          <table:table-cell table:style-name="ce1" office:value-type="percentage" office:value="-0.0197726102218189">
            <text:p>-1.98%</text:p>
          </table:table-cell>
          <table:table-cell table:style-name="ce1" office:value-type="percentage" office:value="-0.090791453271283">
            <text:p>-9.08%</text:p>
          </table:table-cell>
          <table:table-cell table:formula="of:=IF([.E34]&gt;[.F34];1;0)" office:value-type="float" office:value="1">
            <text:p>1</text:p>
          </table:table-cell>
          <table:table-cell table:style-name="ce3" office:value-type="date" office:date-value="2008-09-01">
            <text:p>09/01/08</text:p>
          </table:table-cell>
          <table:table-cell table:style-name="ce4" table:formula="of:=(1+[.E34])*[.I33]" office:value-type="float" office:value="1.23469931565777">
            <text:p>1.2346993157</text:p>
          </table:table-cell>
          <table:table-cell table:style-name="ce4" table:formula="of:=(1+[.F34])*[.J33]" office:value-type="float" office:value="0.911161802387351">
            <text:p>0.9111618024</text:p>
          </table:table-cell>
          <table:table-cell table:formula="of:=MAX([.$I$2:.I34])" office:value-type="float" office:value="1.31934001032508">
            <text:p>1.3193400103</text:p>
          </table:table-cell>
          <table:table-cell table:style-name="ce1" table:formula="of:=[.I34]/[.K34]-1" office:value-type="percentage" office:value="-0.0641538147899066">
            <text:p>-6.42%</text:p>
          </table:table-cell>
          <table:table-cell table:formula="of:=MAX([.$J$2:.J34])" office:value-type="float" office:value="1.21037747640772">
            <text:p>1.2103774764</text:p>
          </table:table-cell>
          <table:table-cell table:style-name="ce1" table:formula="of:=[.J34]/[.M34]-1" office:value-type="percentage" office:value="-0.247208560843692">
            <text:p>-24.72%</text:p>
          </table:table-cell>
        </table:table-row>
        <table:table-row table:style-name="ro2">
          <table:table-cell office:value-type="float" office:value="2008.1">
            <text:p>2008.1</text:p>
          </table:table-cell>
          <table:table-cell table:formula="of:=INT([.A35])" office:value-type="float" office:value="2008">
            <text:p>2008</text:p>
          </table:table-cell>
          <table:table-cell table:formula="of:=IF(AND(([.A35]-[.B35])&lt;0.2;([.A35]-[.B35])&gt;0.1);([.A35]-[.B35])*100;([.A35]-[.B35])*10)" office:value-type="float" office:value="0.999999999999091">
            <text:p>1</text:p>
          </table:table-cell>
          <table:table-cell table:style-name="ce3" office:value-type="date" office:date-value="2008-10-01">
            <text:p>10/01/08</text:p>
          </table:table-cell>
          <table:table-cell table:style-name="ce1" office:value-type="percentage" office:value="-0.0528325640882866">
            <text:p>-5.28%</text:p>
          </table:table-cell>
          <table:table-cell table:style-name="ce1" office:value-type="percentage" office:value="-0.169424534449055">
            <text:p>-16.94%</text:p>
          </table:table-cell>
          <table:table-cell table:formula="of:=IF([.E35]&gt;[.F35];1;0)" office:value-type="float" office:value="1">
            <text:p>1</text:p>
          </table:table-cell>
          <table:table-cell table:style-name="ce3" office:value-type="date" office:date-value="2008-10-01">
            <text:p>10/01/08</text:p>
          </table:table-cell>
          <table:table-cell table:style-name="ce4" table:formula="of:=(1+[.E35])*[.I34]" office:value-type="float" office:value="1.16946698493352">
            <text:p>1.1694669849</text:p>
          </table:table-cell>
          <table:table-cell table:style-name="ce4" table:formula="of:=(1+[.F35])*[.J34]" office:value-type="float" office:value="0.756788638210112">
            <text:p>0.7567886382</text:p>
          </table:table-cell>
          <table:table-cell table:formula="of:=MAX([.$I$2:.I35])" office:value-type="float" office:value="1.31934001032508">
            <text:p>1.3193400103</text:p>
          </table:table-cell>
          <table:table-cell table:style-name="ce1" table:formula="of:=[.I35]/[.K35]-1" office:value-type="percentage" office:value="-0.113596968346797">
            <text:p>-11.36%</text:p>
          </table:table-cell>
          <table:table-cell table:formula="of:=MAX([.$J$2:.J35])" office:value-type="float" office:value="1.21037747640772">
            <text:p>1.2103774764</text:p>
          </table:table-cell>
          <table:table-cell table:style-name="ce1" table:formula="of:=[.J35]/[.M35]-1" office:value-type="percentage" office:value="-0.374749899959984">
            <text:p>-37.47%</text:p>
          </table:table-cell>
        </table:table-row>
        <table:table-row table:style-name="ro2">
          <table:table-cell office:value-type="float" office:value="2008.11">
            <text:p>2008.11</text:p>
          </table:table-cell>
          <table:table-cell table:formula="of:=INT([.A36])" office:value-type="float" office:value="2008">
            <text:p>2008</text:p>
          </table:table-cell>
          <table:table-cell table:formula="of:=IF(AND(([.A36]-[.B36])&lt;0.2;([.A36]-[.B36])&gt;0.1);([.A36]-[.B36])*100;([.A36]-[.B36])*10)" office:value-type="float" office:value="10.99999999999">
            <text:p>11</text:p>
          </table:table-cell>
          <table:table-cell table:style-name="ce3" office:value-type="date" office:date-value="2008-11-01">
            <text:p>11/01/08</text:p>
          </table:table-cell>
          <table:table-cell table:style-name="ce1" office:value-type="percentage" office:value="0.0765115970421415">
            <text:p>7.65%</text:p>
          </table:table-cell>
          <table:table-cell table:style-name="ce1" office:value-type="percentage" office:value="-0.0748490322580645">
            <text:p>-7.48%</text:p>
          </table:table-cell>
          <table:table-cell table:formula="of:=IF([.E36]&gt;[.F36];1;0)" office:value-type="float" office:value="1">
            <text:p>1</text:p>
          </table:table-cell>
          <table:table-cell table:style-name="ce3" office:value-type="date" office:date-value="2008-11-01">
            <text:p>11/01/08</text:p>
          </table:table-cell>
          <table:table-cell table:style-name="ce4" table:formula="of:=(1+[.E36])*[.I35]" office:value-type="float" office:value="1.25894477163884">
            <text:p>1.2589447716</text:p>
          </table:table-cell>
          <table:table-cell table:style-name="ce4" table:formula="of:=(1+[.F36])*[.J35]" office:value-type="float" office:value="0.700143741016186">
            <text:p>0.700143741</text:p>
          </table:table-cell>
          <table:table-cell table:formula="of:=MAX([.$I$2:.I36])" office:value-type="float" office:value="1.31934001032508">
            <text:p>1.3193400103</text:p>
          </table:table-cell>
          <table:table-cell table:style-name="ce1" table:formula="of:=[.I36]/[.K36]-1" office:value-type="percentage" office:value="-0.0457768567720148">
            <text:p>-4.58%</text:p>
          </table:table-cell>
          <table:table-cell table:formula="of:=MAX([.$J$2:.J36])" office:value-type="float" office:value="1.21037747640772">
            <text:p>1.2103774764</text:p>
          </table:table-cell>
          <table:table-cell table:style-name="ce1" table:formula="of:=[.J36]/[.M36]-1" office:value-type="percentage" office:value="-0.421549264867237">
            <text:p>-42.15%</text:p>
          </table:table-cell>
        </table:table-row>
        <table:table-row table:style-name="ro2">
          <table:table-cell office:value-type="float" office:value="2008.12">
            <text:p>2008.12</text:p>
          </table:table-cell>
          <table:table-cell table:formula="of:=INT([.A37])" office:value-type="float" office:value="2008">
            <text:p>2008</text:p>
          </table:table-cell>
          <table:table-cell table:formula="of:=IF(AND(([.A37]-[.B37])&lt;0.2;([.A37]-[.B37])&gt;0.1);([.A37]-[.B37])*100;([.A37]-[.B37])*10)" office:value-type="float" office:value="11.9999999999891">
            <text:p>12</text:p>
          </table:table-cell>
          <table:table-cell table:style-name="ce3" office:value-type="date" office:date-value="2008-12-01">
            <text:p>12/01/08</text:p>
          </table:table-cell>
          <table:table-cell table:style-name="ce1" office:value-type="percentage" office:value="0.0910648103513705">
            <text:p>9.11%</text:p>
          </table:table-cell>
          <table:table-cell table:style-name="ce1" office:value-type="percentage" office:value="0.00782156565205749">
            <text:p>0.78%</text:p>
          </table:table-cell>
          <table:table-cell table:formula="of:=IF([.E37]&gt;[.F37];1;0)" office:value-type="float" office:value="1">
            <text:p>1</text:p>
          </table:table-cell>
          <table:table-cell table:style-name="ce3" office:value-type="date" office:date-value="2008-12-01">
            <text:p>12/01/08</text:p>
          </table:table-cell>
          <table:table-cell table:style-name="ce4" table:formula="of:=(1+[.E37])*[.I36]" office:value-type="float" office:value="1.37359033851098">
            <text:p>1.3735903385</text:p>
          </table:table-cell>
          <table:table-cell table:style-name="ce4" table:formula="of:=(1+[.F37])*[.J36]" office:value-type="float" office:value="0.705619961252422">
            <text:p>0.7056199613</text:p>
          </table:table-cell>
          <table:table-cell table:formula="of:=MAX([.$I$2:.I37])" office:value-type="float" office:value="1.37359033851098">
            <text:p>1.3735903385</text:p>
          </table:table-cell>
          <table:table-cell table:style-name="ce1" table:formula="of:=[.I37]/[.K37]-1" office:value-type="percentage" office:value="0">
            <text:p>0.00%</text:p>
          </table:table-cell>
          <table:table-cell table:formula="of:=MAX([.$J$2:.J37])" office:value-type="float" office:value="1.21037747640772">
            <text:p>1.2103774764</text:p>
          </table:table-cell>
          <table:table-cell table:style-name="ce1" table:formula="of:=[.J37]/[.M37]-1" office:value-type="percentage" office:value="-0.417024874465915">
            <text:p>-41.70%</text:p>
          </table:table-cell>
        </table:table-row>
        <table:table-row table:style-name="ro2">
          <table:table-cell office:value-type="float" office:value="2009.1">
            <text:p>2009.1</text:p>
          </table:table-cell>
          <table:table-cell table:formula="of:=INT([.A38])" office:value-type="float" office:value="2009">
            <text:p>2009</text:p>
          </table:table-cell>
          <table:table-cell table:formula="of:=IF(AND(([.A38]-[.B38])&lt;0.2;([.A38]-[.B38])&gt;0.1);([.A38]-[.B38])*100;([.A38]-[.B38])*10)" office:value-type="float" office:value="0.999999999999091">
            <text:p>1</text:p>
          </table:table-cell>
          <table:table-cell table:style-name="ce3" office:value-type="date" office:date-value="2009-01-01">
            <text:p>01/01/09</text:p>
          </table:table-cell>
          <table:table-cell table:style-name="ce1" office:value-type="percentage" office:value="-0.0147225381146738">
            <text:p>-1.47%</text:p>
          </table:table-cell>
          <table:table-cell table:style-name="ce1" office:value-type="percentage" office:value="-0.0856573484638804">
            <text:p>-8.57%</text:p>
          </table:table-cell>
          <table:table-cell table:formula="of:=IF([.E38]&gt;[.F38];1;0)" office:value-type="float" office:value="1">
            <text:p>1</text:p>
          </table:table-cell>
          <table:table-cell table:style-name="ce3" office:value-type="date" office:date-value="2009-01-01">
            <text:p>01/01/09</text:p>
          </table:table-cell>
          <table:table-cell table:style-name="ce4" table:formula="of:=(1+[.E38])*[.I37]" office:value-type="float" office:value="1.35336760239831">
            <text:p>1.3533676024</text:p>
          </table:table-cell>
          <table:table-cell table:style-name="ce4" table:formula="of:=(1+[.F38])*[.J37]" office:value-type="float" office:value="0.645178426348353">
            <text:p>0.6451784263</text:p>
          </table:table-cell>
          <table:table-cell table:formula="of:=MAX([.$I$2:.I38])" office:value-type="float" office:value="1.37359033851098">
            <text:p>1.3735903385</text:p>
          </table:table-cell>
          <table:table-cell table:style-name="ce1" table:formula="of:=[.I38]/[.K38]-1" office:value-type="percentage" office:value="-0.0147225381146738">
            <text:p>-1.47%</text:p>
          </table:table-cell>
          <table:table-cell table:formula="of:=MAX([.$J$2:.J38])" office:value-type="float" office:value="1.21037747640772">
            <text:p>1.2103774764</text:p>
          </table:table-cell>
          <table:table-cell table:style-name="ce1" table:formula="of:=[.J38]/[.M38]-1" office:value-type="percentage" office:value="-0.466960977939563">
            <text:p>-46.70%</text:p>
          </table:table-cell>
        </table:table-row>
        <table:table-row table:style-name="ro2">
          <table:table-cell office:value-type="float" office:value="2009.2">
            <text:p>2009.2</text:p>
          </table:table-cell>
          <table:table-cell table:formula="of:=INT([.A39])" office:value-type="float" office:value="2009">
            <text:p>2009</text:p>
          </table:table-cell>
          <table:table-cell table:formula="of:=IF(AND(([.A39]-[.B39])&lt;0.2;([.A39]-[.B39])&gt;0.1);([.A39]-[.B39])*100;([.A39]-[.B39])*10)" office:value-type="float" office:value="2.00000000000045">
            <text:p>2</text:p>
          </table:table-cell>
          <table:table-cell table:style-name="ce3" office:value-type="date" office:date-value="2009-02-01">
            <text:p>02/01/09</text:p>
          </table:table-cell>
          <table:table-cell table:style-name="ce1" office:value-type="percentage" office:value="0.0142005570691168">
            <text:p>1.42%</text:p>
          </table:table-cell>
          <table:table-cell table:style-name="ce1" office:value-type="percentage" office:value="-0.109931224875285">
            <text:p>-10.99%</text:p>
          </table:table-cell>
          <table:table-cell table:formula="of:=IF([.E39]&gt;[.F39];1;0)" office:value-type="float" office:value="1">
            <text:p>1</text:p>
          </table:table-cell>
          <table:table-cell table:style-name="ce3" office:value-type="date" office:date-value="2009-02-01">
            <text:p>02/01/09</text:p>
          </table:table-cell>
          <table:table-cell table:style-name="ce4" table:formula="of:=(1+[.E39])*[.I38]" office:value-type="float" office:value="1.37258617627166">
            <text:p>1.3725861763</text:p>
          </table:table-cell>
          <table:table-cell table:style-name="ce4" table:formula="of:=(1+[.F39])*[.J38]" office:value-type="float" office:value="0.57425317167677">
            <text:p>0.5742531717</text:p>
          </table:table-cell>
          <table:table-cell table:formula="of:=MAX([.$I$2:.I39])" office:value-type="float" office:value="1.37359033851098">
            <text:p>1.3735903385</text:p>
          </table:table-cell>
          <table:table-cell table:style-name="ce1" table:formula="of:=[.I39]/[.K39]-1" office:value-type="percentage" office:value="-0.000731049288256624">
            <text:p>-0.07%</text:p>
          </table:table-cell>
          <table:table-cell table:formula="of:=MAX([.$J$2:.J39])" office:value-type="float" office:value="1.21037747640772">
            <text:p>1.2103774764</text:p>
          </table:table-cell>
          <table:table-cell table:style-name="ce1" table:formula="of:=[.J39]/[.M39]-1" office:value-type="percentage" office:value="-0.525558610540991">
            <text:p>-52.56%</text:p>
          </table:table-cell>
        </table:table-row>
        <table:table-row table:style-name="ro2">
          <table:table-cell office:value-type="float" office:value="2009.3">
            <text:p>2009.3</text:p>
          </table:table-cell>
          <table:table-cell table:formula="of:=INT([.A40])" office:value-type="float" office:value="2009">
            <text:p>2009</text:p>
          </table:table-cell>
          <table:table-cell table:formula="of:=IF(AND(([.A40]-[.B40])&lt;0.2;([.A40]-[.B40])&gt;0.1);([.A40]-[.B40])*100;([.A40]-[.B40])*10)" office:value-type="float" office:value="2.99999999999955">
            <text:p>3</text:p>
          </table:table-cell>
          <table:table-cell table:style-name="ce3" office:value-type="date" office:date-value="2009-03-01">
            <text:p>03/01/09</text:p>
          </table:table-cell>
          <table:table-cell table:style-name="ce1" office:value-type="percentage" office:value="0.0155605269501333">
            <text:p>1.56%</text:p>
          </table:table-cell>
          <table:table-cell table:style-name="ce1" office:value-type="percentage" office:value="0.0854045082915016">
            <text:p>8.54%</text:p>
          </table:table-cell>
          <table:table-cell table:formula="of:=IF([.E40]&gt;[.F40];1;0)" office:value-type="float" office:value="0">
            <text:p>0</text:p>
          </table:table-cell>
          <table:table-cell table:style-name="ce3" office:value-type="date" office:date-value="2009-03-01">
            <text:p>03/01/09</text:p>
          </table:table-cell>
          <table:table-cell table:style-name="ce4" table:formula="of:=(1+[.E40])*[.I39]" office:value-type="float" office:value="1.39394434045891">
            <text:p>1.3939443405</text:p>
          </table:table-cell>
          <table:table-cell table:style-name="ce4" table:formula="of:=(1+[.F40])*[.J39]" office:value-type="float" office:value="0.62329698143866">
            <text:p>0.6232969814</text:p>
          </table:table-cell>
          <table:table-cell table:formula="of:=MAX([.$I$2:.I40])" office:value-type="float" office:value="1.39394434045891">
            <text:p>1.3939443405</text:p>
          </table:table-cell>
          <table:table-cell table:style-name="ce1" table:formula="of:=[.I40]/[.K40]-1" office:value-type="percentage" office:value="0">
            <text:p>0.00%</text:p>
          </table:table-cell>
          <table:table-cell table:formula="of:=MAX([.$J$2:.J40])" office:value-type="float" office:value="1.21037747640772">
            <text:p>1.2103774764</text:p>
          </table:table-cell>
          <table:table-cell table:style-name="ce1" table:formula="of:=[.J40]/[.M40]-1" office:value-type="percentage" office:value="-0.485039176961107">
            <text:p>-48.50%</text:p>
          </table:table-cell>
        </table:table-row>
        <table:table-row table:style-name="ro2">
          <table:table-cell office:value-type="float" office:value="2009.4">
            <text:p>2009.4</text:p>
          </table:table-cell>
          <table:table-cell table:formula="of:=INT([.A41])" office:value-type="float" office:value="2009">
            <text:p>2009</text:p>
          </table:table-cell>
          <table:table-cell table:formula="of:=IF(AND(([.A41]-[.B41])&lt;0.2;([.A41]-[.B41])&gt;0.1);([.A41]-[.B41])*100;([.A41]-[.B41])*10)" office:value-type="float" office:value="4.00000000000091">
            <text:p>4</text:p>
          </table:table-cell>
          <table:table-cell table:style-name="ce3" office:value-type="date" office:date-value="2009-04-01">
            <text:p>04/01/09</text:p>
          </table:table-cell>
          <table:table-cell table:style-name="ce1" office:value-type="percentage" office:value="-0.0297549802863847">
            <text:p>-2.98%</text:p>
          </table:table-cell>
          <table:table-cell table:style-name="ce1" office:value-type="percentage" office:value="0.0939250755135548">
            <text:p>9.39%</text:p>
          </table:table-cell>
          <table:table-cell table:formula="of:=IF([.E41]&gt;[.F41];1;0)" office:value-type="float" office:value="0">
            <text:p>0</text:p>
          </table:table-cell>
          <table:table-cell table:style-name="ce3" office:value-type="date" office:date-value="2009-04-01">
            <text:p>04/01/09</text:p>
          </table:table-cell>
          <table:table-cell table:style-name="ce4" table:formula="of:=(1+[.E41])*[.I40]" office:value-type="float" office:value="1.35246755408824">
            <text:p>1.3524675541</text:p>
          </table:table-cell>
          <table:table-cell table:style-name="ce4" table:formula="of:=(1+[.F41])*[.J40]" office:value-type="float" office:value="0.681840197487657">
            <text:p>0.6818401975</text:p>
          </table:table-cell>
          <table:table-cell table:formula="of:=MAX([.$I$2:.I41])" office:value-type="float" office:value="1.39394434045891">
            <text:p>1.3939443405</text:p>
          </table:table-cell>
          <table:table-cell table:style-name="ce1" table:formula="of:=[.I41]/[.K41]-1" office:value-type="percentage" office:value="-0.0297549802863847">
            <text:p>-2.98%</text:p>
          </table:table-cell>
          <table:table-cell table:formula="of:=MAX([.$J$2:.J41])" office:value-type="float" office:value="1.21037747640772">
            <text:p>1.2103774764</text:p>
          </table:table-cell>
          <table:table-cell table:style-name="ce1" table:formula="of:=[.J41]/[.M41]-1" office:value-type="percentage" office:value="-0.436671442770657">
            <text:p>-43.67%</text:p>
          </table:table-cell>
        </table:table-row>
        <table:table-row table:style-name="ro2">
          <table:table-cell office:value-type="float" office:value="2009.5">
            <text:p>2009.5</text:p>
          </table:table-cell>
          <table:table-cell table:formula="of:=INT([.A42])" office:value-type="float" office:value="2009">
            <text:p>2009</text:p>
          </table:table-cell>
          <table:table-cell table:formula="of:=IF(AND(([.A42]-[.B42])&lt;0.2;([.A42]-[.B42])&gt;0.1);([.A42]-[.B42])*100;([.A42]-[.B42])*10)" office:value-type="float" office:value="5">
            <text:p>5</text:p>
          </table:table-cell>
          <table:table-cell table:style-name="ce3" office:value-type="date" office:date-value="2009-05-01">
            <text:p>05/01/09</text:p>
          </table:table-cell>
          <table:table-cell table:style-name="ce1" office:value-type="percentage" office:value="-0.00766976375082396">
            <text:p>-0.77%</text:p>
          </table:table-cell>
          <table:table-cell table:style-name="ce1" office:value-type="percentage" office:value="0.0530814266564317">
            <text:p>5.31%</text:p>
          </table:table-cell>
          <table:table-cell table:formula="of:=IF([.E42]&gt;[.F42];1;0)" office:value-type="float" office:value="0">
            <text:p>0</text:p>
          </table:table-cell>
          <table:table-cell table:style-name="ce3" office:value-type="date" office:date-value="2009-05-01">
            <text:p>05/01/09</text:p>
          </table:table-cell>
          <table:table-cell table:style-name="ce4" table:formula="of:=(1+[.E42])*[.I41]" office:value-type="float" office:value="1.34209444746773">
            <text:p>1.3420944475</text:p>
          </table:table-cell>
          <table:table-cell table:style-name="ce4" table:formula="of:=(1+[.F42])*[.J41]" office:value-type="float" office:value="0.718033247922005">
            <text:p>0.7180332479</text:p>
          </table:table-cell>
          <table:table-cell table:formula="of:=MAX([.$I$2:.I42])" office:value-type="float" office:value="1.39394434045891">
            <text:p>1.3939443405</text:p>
          </table:table-cell>
          <table:table-cell table:style-name="ce1" table:formula="of:=[.I42]/[.K42]-1" office:value-type="percentage" office:value="-0.0371965303680016">
            <text:p>-3.72%</text:p>
          </table:table-cell>
          <table:table-cell table:formula="of:=MAX([.$J$2:.J42])" office:value-type="float" office:value="1.21037747640772">
            <text:p>1.2103774764</text:p>
          </table:table-cell>
          <table:table-cell table:style-name="ce1" table:formula="of:=[.J42]/[.M42]-1" office:value-type="percentage" office:value="-0.406769159276614">
            <text:p>-40.68%</text:p>
          </table:table-cell>
        </table:table-row>
        <table:table-row table:style-name="ro2">
          <table:table-cell office:value-type="float" office:value="2009.6">
            <text:p>2009.6</text:p>
          </table:table-cell>
          <table:table-cell table:formula="of:=INT([.A43])" office:value-type="float" office:value="2009">
            <text:p>2009</text:p>
          </table:table-cell>
          <table:table-cell table:formula="of:=IF(AND(([.A43]-[.B43])&lt;0.2;([.A43]-[.B43])&gt;0.1);([.A43]-[.B43])*100;([.A43]-[.B43])*10)" office:value-type="float" office:value="5.99999999999909">
            <text:p>6</text:p>
          </table:table-cell>
          <table:table-cell table:style-name="ce3" office:value-type="date" office:date-value="2009-06-01">
            <text:p>06/01/09</text:p>
          </table:table-cell>
          <table:table-cell table:style-name="ce1" office:value-type="percentage" office:value="-0.0285157429160365">
            <text:p>-2.85%</text:p>
          </table:table-cell>
          <table:table-cell table:style-name="ce1" office:value-type="percentage" office:value="0.000195835237287056">
            <text:p>0.02%</text:p>
          </table:table-cell>
          <table:table-cell table:formula="of:=IF([.E43]&gt;[.F43];1;0)" office:value-type="float" office:value="0">
            <text:p>0</text:p>
          </table:table-cell>
          <table:table-cell table:style-name="ce3" office:value-type="date" office:date-value="2009-06-01">
            <text:p>06/01/09</text:p>
          </table:table-cell>
          <table:table-cell table:style-name="ce4" table:formula="of:=(1+[.E43])*[.I42]" office:value-type="float" office:value="1.3038236272347">
            <text:p>1.3038236272</text:p>
          </table:table-cell>
          <table:table-cell table:style-name="ce4" table:formula="of:=(1+[.F43])*[.J42]" office:value-type="float" office:value="0.718173864133491">
            <text:p>0.7181738641</text:p>
          </table:table-cell>
          <table:table-cell table:formula="of:=MAX([.$I$2:.I43])" office:value-type="float" office:value="1.39394434045891">
            <text:p>1.3939443405</text:p>
          </table:table-cell>
          <table:table-cell table:style-name="ce1" table:formula="of:=[.I43]/[.K43]-1" office:value-type="percentage" office:value="-0.0646515865866956">
            <text:p>-6.47%</text:p>
          </table:table-cell>
          <table:table-cell table:formula="of:=MAX([.$J$2:.J43])" office:value-type="float" office:value="1.21037747640772">
            <text:p>1.2103774764</text:p>
          </table:table-cell>
          <table:table-cell table:style-name="ce1" table:formula="of:=[.J43]/[.M43]-1" office:value-type="percentage" office:value="-0.406652983774155">
            <text:p>-40.67%</text:p>
          </table:table-cell>
        </table:table-row>
        <table:table-row table:style-name="ro2">
          <table:table-cell office:value-type="float" office:value="2009.7">
            <text:p>2009.7</text:p>
          </table:table-cell>
          <table:table-cell table:formula="of:=INT([.A44])" office:value-type="float" office:value="2009">
            <text:p>2009</text:p>
          </table:table-cell>
          <table:table-cell table:formula="of:=IF(AND(([.A44]-[.B44])&lt;0.2;([.A44]-[.B44])&gt;0.1);([.A44]-[.B44])*100;([.A44]-[.B44])*10)" office:value-type="float" office:value="7.00000000000046">
            <text:p>7</text:p>
          </table:table-cell>
          <table:table-cell table:style-name="ce3" office:value-type="date" office:date-value="2009-07-01">
            <text:p>07/01/09</text:p>
          </table:table-cell>
          <table:table-cell table:style-name="ce1" office:value-type="percentage" office:value="0.0464219967411814">
            <text:p>4.64%</text:p>
          </table:table-cell>
          <table:table-cell table:style-name="ce1" office:value-type="percentage" office:value="0.0741417569507896">
            <text:p>7.41%</text:p>
          </table:table-cell>
          <table:table-cell table:formula="of:=IF([.E44]&gt;[.F44];1;0)" office:value-type="float" office:value="0">
            <text:p>0</text:p>
          </table:table-cell>
          <table:table-cell table:style-name="ce3" office:value-type="date" office:date-value="2009-07-01">
            <text:p>07/01/09</text:p>
          </table:table-cell>
          <table:table-cell table:style-name="ce4" table:formula="of:=(1+[.E44])*[.I43]" office:value-type="float" office:value="1.36434972340926">
            <text:p>1.3643497234</text:p>
          </table:table-cell>
          <table:table-cell table:style-name="ce4" table:formula="of:=(1+[.F44])*[.J43]" office:value-type="float" office:value="0.771420536216486">
            <text:p>0.7714205362</text:p>
          </table:table-cell>
          <table:table-cell table:formula="of:=MAX([.$I$2:.I44])" office:value-type="float" office:value="1.39394434045891">
            <text:p>1.3939443405</text:p>
          </table:table-cell>
          <table:table-cell table:style-name="ce1" table:formula="of:=[.I44]/[.K44]-1" office:value-type="percentage" office:value="-0.0212308455873539">
            <text:p>-2.12%</text:p>
          </table:table-cell>
          <table:table-cell table:formula="of:=MAX([.$J$2:.J44])" office:value-type="float" office:value="1.21037747640772">
            <text:p>1.2103774764</text:p>
          </table:table-cell>
          <table:table-cell table:style-name="ce1" table:formula="of:=[.J44]/[.M44]-1" office:value-type="percentage" office:value="-0.362661193509662">
            <text:p>-36.27%</text:p>
          </table:table-cell>
        </table:table-row>
        <table:table-row table:style-name="ro2">
          <table:table-cell office:value-type="float" office:value="2009.8">
            <text:p>2009.8</text:p>
          </table:table-cell>
          <table:table-cell table:formula="of:=INT([.A45])" office:value-type="float" office:value="2009">
            <text:p>2009</text:p>
          </table:table-cell>
          <table:table-cell table:formula="of:=IF(AND(([.A45]-[.B45])&lt;0.2;([.A45]-[.B45])&gt;0.1);([.A45]-[.B45])*100;([.A45]-[.B45])*10)" office:value-type="float" office:value="7.99999999999955">
            <text:p>8</text:p>
          </table:table-cell>
          <table:table-cell table:style-name="ce3" office:value-type="date" office:date-value="2009-08-01">
            <text:p>08/01/09</text:p>
          </table:table-cell>
          <table:table-cell table:style-name="ce1" office:value-type="percentage" office:value="-0.00248405892774772">
            <text:p>-0.25%</text:p>
          </table:table-cell>
          <table:table-cell table:style-name="ce1" office:value-type="percentage" office:value="0.0335601733705999">
            <text:p>3.36%</text:p>
          </table:table-cell>
          <table:table-cell table:formula="of:=IF([.E45]&gt;[.F45];1;0)" office:value-type="float" office:value="0">
            <text:p>0</text:p>
          </table:table-cell>
          <table:table-cell table:style-name="ce3" office:value-type="date" office:date-value="2009-08-01">
            <text:p>08/01/09</text:p>
          </table:table-cell>
          <table:table-cell table:style-name="ce4" table:formula="of:=(1+[.E45])*[.I44]" office:value-type="float" office:value="1.36096059829826">
            <text:p>1.3609605983</text:p>
          </table:table-cell>
          <table:table-cell table:style-name="ce4" table:formula="of:=(1+[.F45])*[.J44]" office:value-type="float" office:value="0.797309543153552">
            <text:p>0.7973095432</text:p>
          </table:table-cell>
          <table:table-cell table:formula="of:=MAX([.$I$2:.I45])" office:value-type="float" office:value="1.39394434045891">
            <text:p>1.3939443405</text:p>
          </table:table-cell>
          <table:table-cell table:style-name="ce1" table:formula="of:=[.I45]/[.K45]-1" office:value-type="percentage" office:value="-0.0236621658435767">
            <text:p>-2.37%</text:p>
          </table:table-cell>
          <table:table-cell table:formula="of:=MAX([.$J$2:.J45])" office:value-type="float" office:value="1.21037747640772">
            <text:p>1.2103774764</text:p>
          </table:table-cell>
          <table:table-cell table:style-name="ce1" table:formula="of:=[.J45]/[.M45]-1" office:value-type="percentage" office:value="-0.341271992668035">
            <text:p>-34.13%</text:p>
          </table:table-cell>
        </table:table-row>
        <table:table-row table:style-name="ro2">
          <table:table-cell office:value-type="float" office:value="2009.9">
            <text:p>2009.9</text:p>
          </table:table-cell>
          <table:table-cell table:formula="of:=INT([.A46])" office:value-type="float" office:value="2009">
            <text:p>2009</text:p>
          </table:table-cell>
          <table:table-cell table:formula="of:=IF(AND(([.A46]-[.B46])&lt;0.2;([.A46]-[.B46])&gt;0.1);([.A46]-[.B46])*100;([.A46]-[.B46])*10)" office:value-type="float" office:value="9.00000000000091">
            <text:p>9</text:p>
          </table:table-cell>
          <table:table-cell table:style-name="ce3" office:value-type="date" office:date-value="2009-09-01">
            <text:p>09/01/09</text:p>
          </table:table-cell>
          <table:table-cell table:style-name="ce1" office:value-type="percentage" office:value="0.111378438586266">
            <text:p>11.14%</text:p>
          </table:table-cell>
          <table:table-cell table:style-name="ce1" office:value-type="percentage" office:value="0.0357233838255178">
            <text:p>3.57%</text:p>
          </table:table-cell>
          <table:table-cell table:formula="of:=IF([.E46]&gt;[.F46];1;0)" office:value-type="float" office:value="1">
            <text:p>1</text:p>
          </table:table-cell>
          <table:table-cell table:style-name="ce3" office:value-type="date" office:date-value="2009-09-01">
            <text:p>09/01/09</text:p>
          </table:table-cell>
          <table:table-cell table:style-name="ce4" table:formula="of:=(1+[.E46])*[.I45]" office:value-type="float" office:value="1.51254226471415">
            <text:p>1.5125422647</text:p>
          </table:table-cell>
          <table:table-cell table:style-name="ce4" table:formula="of:=(1+[.F46])*[.J45]" office:value-type="float" office:value="0.825792137991375">
            <text:p>0.825792138</text:p>
          </table:table-cell>
          <table:table-cell table:formula="of:=MAX([.$I$2:.I46])" office:value-type="float" office:value="1.51254226471415">
            <text:p>1.5125422647</text:p>
          </table:table-cell>
          <table:table-cell table:style-name="ce1" table:formula="of:=[.I46]/[.K46]-1" office:value-type="percentage" office:value="0">
            <text:p>0.00%</text:p>
          </table:table-cell>
          <table:table-cell table:formula="of:=MAX([.$J$2:.J46])" office:value-type="float" office:value="1.21037747640772">
            <text:p>1.2103774764</text:p>
          </table:table-cell>
          <table:table-cell table:style-name="ce1" table:formula="of:=[.J46]/[.M46]-1" office:value-type="percentage" office:value="-0.317739999225497">
            <text:p>-31.77%</text:p>
          </table:table-cell>
        </table:table-row>
        <table:table-row table:style-name="ro2">
          <table:table-cell office:value-type="float" office:value="2009.1">
            <text:p>2009.1</text:p>
          </table:table-cell>
          <table:table-cell table:formula="of:=INT([.A47])" office:value-type="float" office:value="2009">
            <text:p>2009</text:p>
          </table:table-cell>
          <table:table-cell table:formula="of:=IF(AND(([.A47]-[.B47])&lt;0.2;([.A47]-[.B47])&gt;0.1);([.A47]-[.B47])*100;([.A47]-[.B47])*10)" office:value-type="float" office:value="0.999999999999091">
            <text:p>1</text:p>
          </table:table-cell>
          <table:table-cell table:style-name="ce3" office:value-type="date" office:date-value="2009-10-01">
            <text:p>10/01/09</text:p>
          </table:table-cell>
          <table:table-cell table:style-name="ce1" office:value-type="percentage" office:value="0.031621410207012">
            <text:p>3.16%</text:p>
          </table:table-cell>
          <table:table-cell table:style-name="ce1" office:value-type="percentage" office:value="-0.0197619858478071">
            <text:p>-1.98%</text:p>
          </table:table-cell>
          <table:table-cell table:formula="of:=IF([.E47]&gt;[.F47];1;0)" office:value-type="float" office:value="1">
            <text:p>1</text:p>
          </table:table-cell>
          <table:table-cell table:style-name="ce3" office:value-type="date" office:date-value="2009-10-01">
            <text:p>10/01/09</text:p>
          </table:table-cell>
          <table:table-cell table:style-name="ce4" table:formula="of:=(1+[.E47])*[.I46]" office:value-type="float" office:value="1.56037098412212">
            <text:p>1.5603709841</text:p>
          </table:table-cell>
          <table:table-cell table:style-name="ce4" table:formula="of:=(1+[.F47])*[.J46]" office:value-type="float" office:value="0.809472845447159">
            <text:p>0.8094728454</text:p>
          </table:table-cell>
          <table:table-cell table:formula="of:=MAX([.$I$2:.I47])" office:value-type="float" office:value="1.56037098412212">
            <text:p>1.5603709841</text:p>
          </table:table-cell>
          <table:table-cell table:style-name="ce1" table:formula="of:=[.I47]/[.K47]-1" office:value-type="percentage" office:value="0">
            <text:p>0.00%</text:p>
          </table:table-cell>
          <table:table-cell table:formula="of:=MAX([.$J$2:.J47])" office:value-type="float" office:value="1.21037747640772">
            <text:p>1.2103774764</text:p>
          </table:table-cell>
          <table:table-cell table:style-name="ce1" table:formula="of:=[.J47]/[.M47]-1" office:value-type="percentage" office:value="-0.331222811705328">
            <text:p>-33.12%</text:p>
          </table:table-cell>
        </table:table-row>
        <table:table-row table:style-name="ro2">
          <table:table-cell office:value-type="float" office:value="2009.11">
            <text:p>2009.11</text:p>
          </table:table-cell>
          <table:table-cell table:formula="of:=INT([.A48])" office:value-type="float" office:value="2009">
            <text:p>2009</text:p>
          </table:table-cell>
          <table:table-cell table:formula="of:=IF(AND(([.A48]-[.B48])&lt;0.2;([.A48]-[.B48])&gt;0.1);([.A48]-[.B48])*100;([.A48]-[.B48])*10)" office:value-type="float" office:value="10.99999999999">
            <text:p>11</text:p>
          </table:table-cell>
          <table:table-cell table:style-name="ce3" office:value-type="date" office:date-value="2009-11-01">
            <text:p>11/01/09</text:p>
          </table:table-cell>
          <table:table-cell table:style-name="ce1" office:value-type="percentage" office:value="0.0310321443082129">
            <text:p>3.10%</text:p>
          </table:table-cell>
          <table:table-cell table:style-name="ce1" office:value-type="percentage" office:value="0.0573639969503663">
            <text:p>5.74%</text:p>
          </table:table-cell>
          <table:table-cell table:formula="of:=IF([.E48]&gt;[.F48];1;0)" office:value-type="float" office:value="0">
            <text:p>0</text:p>
          </table:table-cell>
          <table:table-cell table:style-name="ce3" office:value-type="date" office:date-value="2009-11-01">
            <text:p>11/01/09</text:p>
          </table:table-cell>
          <table:table-cell table:style-name="ce4" table:formula="of:=(1+[.E48])*[.I47]" office:value-type="float" office:value="1.60879264167574">
            <text:p>1.6087926417</text:p>
          </table:table-cell>
          <table:table-cell table:style-name="ce4" table:formula="of:=(1+[.F48])*[.J47]" office:value-type="float" office:value="0.855907443284794">
            <text:p>0.8559074433</text:p>
          </table:table-cell>
          <table:table-cell table:formula="of:=MAX([.$I$2:.I48])" office:value-type="float" office:value="1.60879264167574">
            <text:p>1.6087926417</text:p>
          </table:table-cell>
          <table:table-cell table:style-name="ce1" table:formula="of:=[.I48]/[.K48]-1" office:value-type="percentage" office:value="0">
            <text:p>0.00%</text:p>
          </table:table-cell>
          <table:table-cell table:formula="of:=MAX([.$J$2:.J48])" office:value-type="float" office:value="1.21037747640772">
            <text:p>1.2103774764</text:p>
          </table:table-cell>
          <table:table-cell table:style-name="ce1" table:formula="of:=[.J48]/[.M48]-1" office:value-type="percentage" office:value="-0.292859079115518">
            <text:p>-29.29%</text:p>
          </table:table-cell>
        </table:table-row>
        <table:table-row table:style-name="ro2">
          <table:table-cell office:value-type="float" office:value="2009.12">
            <text:p>2009.12</text:p>
          </table:table-cell>
          <table:table-cell table:formula="of:=INT([.A49])" office:value-type="float" office:value="2009">
            <text:p>2009</text:p>
          </table:table-cell>
          <table:table-cell table:formula="of:=IF(AND(([.A49]-[.B49])&lt;0.2;([.A49]-[.B49])&gt;0.1);([.A49]-[.B49])*100;([.A49]-[.B49])*10)" office:value-type="float" office:value="11.9999999999891">
            <text:p>12</text:p>
          </table:table-cell>
          <table:table-cell table:style-name="ce3" office:value-type="date" office:date-value="2009-12-01">
            <text:p>12/01/09</text:p>
          </table:table-cell>
          <table:table-cell table:style-name="ce1" office:value-type="percentage" office:value="-0.0308218868491158">
            <text:p>-3.08%</text:p>
          </table:table-cell>
          <table:table-cell table:style-name="ce1" office:value-type="percentage" office:value="0.0177705977382874">
            <text:p>1.78%</text:p>
          </table:table-cell>
          <table:table-cell table:formula="of:=IF([.E49]&gt;[.F49];1;0)" office:value-type="float" office:value="0">
            <text:p>0</text:p>
          </table:table-cell>
          <table:table-cell table:style-name="ce3" office:value-type="date" office:date-value="2009-12-01">
            <text:p>12/01/09</text:p>
          </table:table-cell>
          <table:table-cell table:style-name="ce4" table:formula="of:=(1+[.E49])*[.I48]" office:value-type="float" office:value="1.55920661691032">
            <text:p>1.5592066169</text:p>
          </table:table-cell>
          <table:table-cell table:style-name="ce4" table:formula="of:=(1+[.F49])*[.J48]" office:value-type="float" office:value="0.871117430160614">
            <text:p>0.8711174302</text:p>
          </table:table-cell>
          <table:table-cell table:formula="of:=MAX([.$I$2:.I49])" office:value-type="float" office:value="1.60879264167574">
            <text:p>1.6087926417</text:p>
          </table:table-cell>
          <table:table-cell table:style-name="ce1" table:formula="of:=[.I49]/[.K49]-1" office:value-type="percentage" office:value="-0.0308218868491158">
            <text:p>-3.08%</text:p>
          </table:table-cell>
          <table:table-cell table:formula="of:=MAX([.$J$2:.J49])" office:value-type="float" office:value="1.21037747640772">
            <text:p>1.2103774764</text:p>
          </table:table-cell>
          <table:table-cell table:style-name="ce1" table:formula="of:=[.J49]/[.M49]-1" office:value-type="percentage" office:value="-0.280292762266197">
            <text:p>-28.03%</text:p>
          </table:table-cell>
        </table:table-row>
        <table:table-row table:style-name="ro2">
          <table:table-cell office:value-type="float" office:value="2010.1">
            <text:p>2010.1</text:p>
          </table:table-cell>
          <table:table-cell table:formula="of:=INT([.A50])" office:value-type="float" office:value="2010">
            <text:p>2010</text:p>
          </table:table-cell>
          <table:table-cell table:formula="of:=IF(AND(([.A50]-[.B50])&lt;0.2;([.A50]-[.B50])&gt;0.1);([.A50]-[.B50])*100;([.A50]-[.B50])*10)" office:value-type="float" office:value="0.999999999999091">
            <text:p>1</text:p>
          </table:table-cell>
          <table:table-cell table:style-name="ce3" office:value-type="date" office:date-value="2010-01-01">
            <text:p>01/01/10</text:p>
          </table:table-cell>
          <table:table-cell table:style-name="ce1" office:value-type="percentage" office:value="-0.0555348793798722">
            <text:p>-5.55%</text:p>
          </table:table-cell>
          <table:table-cell table:style-name="ce1" office:value-type="percentage" office:value="-0.0369742623979912">
            <text:p>-3.70%</text:p>
          </table:table-cell>
          <table:table-cell table:formula="of:=IF([.E50]&gt;[.F50];1;0)" office:value-type="float" office:value="0">
            <text:p>0</text:p>
          </table:table-cell>
          <table:table-cell table:style-name="ce3" office:value-type="date" office:date-value="2010-01-01">
            <text:p>01/01/10</text:p>
          </table:table-cell>
          <table:table-cell table:style-name="ce4" table:formula="of:=(1+[.E50])*[.I49]" office:value-type="float" office:value="1.47261626551191">
            <text:p>1.4726162655</text:p>
          </table:table-cell>
          <table:table-cell table:style-name="ce4" table:formula="of:=(1+[.F50])*[.J49]" office:value-type="float" office:value="0.838908505718392">
            <text:p>0.8389085057</text:p>
          </table:table-cell>
          <table:table-cell table:formula="of:=MAX([.$I$2:.I50])" office:value-type="float" office:value="1.60879264167574">
            <text:p>1.6087926417</text:p>
          </table:table-cell>
          <table:table-cell table:style-name="ce1" table:formula="of:=[.I50]/[.K50]-1" office:value-type="percentage" office:value="-0.0846450764605622">
            <text:p>-8.46%</text:p>
          </table:table-cell>
          <table:table-cell table:formula="of:=MAX([.$J$2:.J50])" office:value-type="float" office:value="1.21037747640772">
            <text:p>1.2103774764</text:p>
          </table:table-cell>
          <table:table-cell table:style-name="ce1" table:formula="of:=[.J50]/[.M50]-1" office:value-type="percentage" office:value="-0.3069034065239">
            <text:p>-30.69%</text:p>
          </table:table-cell>
        </table:table-row>
        <table:table-row table:style-name="ro2">
          <table:table-cell office:value-type="float" office:value="2010.2">
            <text:p>2010.2</text:p>
          </table:table-cell>
          <table:table-cell table:formula="of:=INT([.A51])" office:value-type="float" office:value="2010">
            <text:p>2010</text:p>
          </table:table-cell>
          <table:table-cell table:formula="of:=IF(AND(([.A51]-[.B51])&lt;0.2;([.A51]-[.B51])&gt;0.1);([.A51]-[.B51])*100;([.A51]-[.B51])*10)" office:value-type="float" office:value="2.00000000000045">
            <text:p>2</text:p>
          </table:table-cell>
          <table:table-cell table:style-name="ce3" office:value-type="date" office:date-value="2010-02-01">
            <text:p>02/01/10</text:p>
          </table:table-cell>
          <table:table-cell table:style-name="ce1" office:value-type="percentage" office:value="0.00626446337765429">
            <text:p>0.63%</text:p>
          </table:table-cell>
          <table:table-cell table:style-name="ce1" office:value-type="percentage" office:value="0.0285136934638273">
            <text:p>2.85%</text:p>
          </table:table-cell>
          <table:table-cell table:formula="of:=IF([.E51]&gt;[.F51];1;0)" office:value-type="float" office:value="0">
            <text:p>0</text:p>
          </table:table-cell>
          <table:table-cell table:style-name="ce3" office:value-type="date" office:date-value="2010-02-01">
            <text:p>02/01/10</text:p>
          </table:table-cell>
          <table:table-cell table:style-name="ce4" table:formula="of:=(1+[.E51])*[.I50]" office:value-type="float" office:value="1.48184141617655">
            <text:p>1.4818414162</text:p>
          </table:table-cell>
          <table:table-cell table:style-name="ce4" table:formula="of:=(1+[.F51])*[.J50]" office:value-type="float" office:value="0.862828885694644">
            <text:p>0.8628288857</text:p>
          </table:table-cell>
          <table:table-cell table:formula="of:=MAX([.$I$2:.I51])" office:value-type="float" office:value="1.60879264167574">
            <text:p>1.6087926417</text:p>
          </table:table-cell>
          <table:table-cell table:style-name="ce1" table:formula="of:=[.I51]/[.K51]-1" office:value-type="percentage" office:value="-0.0789108690644938">
            <text:p>-7.89%</text:p>
          </table:table-cell>
          <table:table-cell table:formula="of:=MAX([.$J$2:.J51])" office:value-type="float" office:value="1.21037747640772">
            <text:p>1.2103774764</text:p>
          </table:table-cell>
          <table:table-cell table:style-name="ce1" table:formula="of:=[.J51]/[.M51]-1" office:value-type="percentage" office:value="-0.2871406627167">
            <text:p>-28.71%</text:p>
          </table:table-cell>
        </table:table-row>
        <table:table-row table:style-name="ro2">
          <table:table-cell office:value-type="float" office:value="2010.3">
            <text:p>2010.3</text:p>
          </table:table-cell>
          <table:table-cell table:formula="of:=INT([.A52])" office:value-type="float" office:value="2010">
            <text:p>2010</text:p>
          </table:table-cell>
          <table:table-cell table:formula="of:=IF(AND(([.A52]-[.B52])&lt;0.2;([.A52]-[.B52])&gt;0.1);([.A52]-[.B52])*100;([.A52]-[.B52])*10)" office:value-type="float" office:value="2.99999999999955">
            <text:p>3</text:p>
          </table:table-cell>
          <table:table-cell table:style-name="ce3" office:value-type="date" office:date-value="2010-03-01">
            <text:p>03/01/10</text:p>
          </table:table-cell>
          <table:table-cell table:style-name="ce1" office:value-type="percentage" office:value="0.0423284415635654">
            <text:p>4.23%</text:p>
          </table:table-cell>
          <table:table-cell table:style-name="ce1" office:value-type="percentage" office:value="0.0587963675542558">
            <text:p>5.88%</text:p>
          </table:table-cell>
          <table:table-cell table:formula="of:=IF([.E52]&gt;[.F52];1;0)" office:value-type="float" office:value="0">
            <text:p>0</text:p>
          </table:table-cell>
          <table:table-cell table:style-name="ce3" office:value-type="date" office:date-value="2010-03-01">
            <text:p>03/01/10</text:p>
          </table:table-cell>
          <table:table-cell table:style-name="ce4" table:formula="of:=(1+[.E52])*[.I51]" office:value-type="float" office:value="1.54456545396765">
            <text:p>1.544565454</text:p>
          </table:table-cell>
          <table:table-cell table:style-name="ce4" table:formula="of:=(1+[.F52])*[.J51]" office:value-type="float" office:value="0.913560089994375">
            <text:p>0.91356009</text:p>
          </table:table-cell>
          <table:table-cell table:formula="of:=MAX([.$I$2:.I52])" office:value-type="float" office:value="1.60879264167574">
            <text:p>1.6087926417</text:p>
          </table:table-cell>
          <table:table-cell table:style-name="ce1" table:formula="of:=[.I52]/[.K52]-1" office:value-type="percentage" office:value="-0.039922601610855">
            <text:p>-3.99%</text:p>
          </table:table-cell>
          <table:table-cell table:formula="of:=MAX([.$J$2:.J52])" office:value-type="float" office:value="1.21037747640772">
            <text:p>1.2103774764</text:p>
          </table:table-cell>
          <table:table-cell table:style-name="ce1" table:formula="of:=[.J52]/[.M52]-1" office:value-type="percentage" office:value="-0.245227123107308">
            <text:p>-24.52%</text:p>
          </table:table-cell>
        </table:table-row>
        <table:table-row table:style-name="ro2">
          <table:table-cell office:value-type="float" office:value="2010.4">
            <text:p>2010.4</text:p>
          </table:table-cell>
          <table:table-cell table:formula="of:=INT([.A53])" office:value-type="float" office:value="2010">
            <text:p>2010</text:p>
          </table:table-cell>
          <table:table-cell table:formula="of:=IF(AND(([.A53]-[.B53])&lt;0.2;([.A53]-[.B53])&gt;0.1);([.A53]-[.B53])*100;([.A53]-[.B53])*10)" office:value-type="float" office:value="4.00000000000091">
            <text:p>4</text:p>
          </table:table-cell>
          <table:table-cell table:style-name="ce3" office:value-type="date" office:date-value="2010-04-01">
            <text:p>04/01/10</text:p>
          </table:table-cell>
          <table:table-cell table:style-name="ce1" office:value-type="percentage" office:value="0.0286578570036842">
            <text:p>2.87%</text:p>
          </table:table-cell>
          <table:table-cell table:style-name="ce1" office:value-type="percentage" office:value="0.01475932719359">
            <text:p>1.48%</text:p>
          </table:table-cell>
          <table:table-cell table:formula="of:=IF([.E53]&gt;[.F53];1;0)" office:value-type="float" office:value="1">
            <text:p>1</text:p>
          </table:table-cell>
          <table:table-cell table:style-name="ce3" office:value-type="date" office:date-value="2010-04-01">
            <text:p>04/01/10</text:p>
          </table:table-cell>
          <table:table-cell table:style-name="ce4" table:formula="of:=(1+[.E53])*[.I52]" office:value-type="float" office:value="1.58882938988028">
            <text:p>1.5888293899</text:p>
          </table:table-cell>
          <table:table-cell table:style-name="ce4" table:formula="of:=(1+[.F53])*[.J52]" office:value-type="float" office:value="0.927043622273607">
            <text:p>0.9270436223</text:p>
          </table:table-cell>
          <table:table-cell table:formula="of:=MAX([.$I$2:.I53])" office:value-type="float" office:value="1.60879264167574">
            <text:p>1.6087926417</text:p>
          </table:table-cell>
          <table:table-cell table:style-name="ce1" table:formula="of:=[.I53]/[.K53]-1" office:value-type="percentage" office:value="-0.0124088408153499">
            <text:p>-1.24%</text:p>
          </table:table-cell>
          <table:table-cell table:formula="of:=MAX([.$J$2:.J53])" office:value-type="float" office:value="1.21037747640772">
            <text:p>1.2103774764</text:p>
          </table:table-cell>
          <table:table-cell table:style-name="ce1" table:formula="of:=[.J53]/[.M53]-1" office:value-type="percentage" office:value="-0.234087183260402">
            <text:p>-23.41%</text:p>
          </table:table-cell>
        </table:table-row>
        <table:table-row table:style-name="ro2">
          <table:table-cell office:value-type="float" office:value="2010.5">
            <text:p>2010.5</text:p>
          </table:table-cell>
          <table:table-cell table:formula="of:=INT([.A54])" office:value-type="float" office:value="2010">
            <text:p>2010</text:p>
          </table:table-cell>
          <table:table-cell table:formula="of:=IF(AND(([.A54]-[.B54])&lt;0.2;([.A54]-[.B54])&gt;0.1);([.A54]-[.B54])*100;([.A54]-[.B54])*10)" office:value-type="float" office:value="5">
            <text:p>5</text:p>
          </table:table-cell>
          <table:table-cell table:style-name="ce3" office:value-type="date" office:date-value="2010-05-01">
            <text:p>05/01/10</text:p>
          </table:table-cell>
          <table:table-cell table:style-name="ce1" office:value-type="percentage" office:value="-0.0504949035031036">
            <text:p>-5.05%</text:p>
          </table:table-cell>
          <table:table-cell table:style-name="ce1" office:value-type="percentage" office:value="-0.0819759162038949">
            <text:p>-8.20%</text:p>
          </table:table-cell>
          <table:table-cell table:formula="of:=IF([.E54]&gt;[.F54];1;0)" office:value-type="float" office:value="1">
            <text:p>1</text:p>
          </table:table-cell>
          <table:table-cell table:style-name="ce3" office:value-type="date" office:date-value="2010-05-01">
            <text:p>05/01/10</text:p>
          </table:table-cell>
          <table:table-cell table:style-name="ce4" table:formula="of:=(1+[.E54])*[.I53]" office:value-type="float" office:value="1.50860160315538">
            <text:p>1.5086016032</text:p>
          </table:table-cell>
          <table:table-cell table:style-name="ce4" table:formula="of:=(1+[.F54])*[.J53]" office:value-type="float" office:value="0.851048371976751">
            <text:p>0.851048372</text:p>
          </table:table-cell>
          <table:table-cell table:formula="of:=MAX([.$I$2:.I54])" office:value-type="float" office:value="1.60879264167574">
            <text:p>1.6087926417</text:p>
          </table:table-cell>
          <table:table-cell table:style-name="ce1" table:formula="of:=[.I54]/[.K54]-1" office:value-type="percentage" office:value="-0.062277161098897">
            <text:p>-6.23%</text:p>
          </table:table-cell>
          <table:table-cell table:formula="of:=MAX([.$J$2:.J54])" office:value-type="float" office:value="1.21037747640772">
            <text:p>1.2103774764</text:p>
          </table:table-cell>
          <table:table-cell table:style-name="ce1" table:formula="of:=[.J54]/[.M54]-1" office:value-type="percentage" office:value="-0.296873588144936">
            <text:p>-29.69%</text:p>
          </table:table-cell>
        </table:table-row>
        <table:table-row table:style-name="ro2">
          <table:table-cell office:value-type="float" office:value="2010.6">
            <text:p>2010.6</text:p>
          </table:table-cell>
          <table:table-cell table:formula="of:=INT([.A55])" office:value-type="float" office:value="2010">
            <text:p>2010</text:p>
          </table:table-cell>
          <table:table-cell table:formula="of:=IF(AND(([.A55]-[.B55])&lt;0.2;([.A55]-[.B55])&gt;0.1);([.A55]-[.B55])*100;([.A55]-[.B55])*10)" office:value-type="float" office:value="5.99999999999909">
            <text:p>6</text:p>
          </table:table-cell>
          <table:table-cell table:style-name="ce3" office:value-type="date" office:date-value="2010-06-01">
            <text:p>06/01/10</text:p>
          </table:table-cell>
          <table:table-cell table:style-name="ce1" office:value-type="percentage" office:value="0.0150912096872944">
            <text:p>1.51%</text:p>
          </table:table-cell>
          <table:table-cell table:style-name="ce1" office:value-type="percentage" office:value="-0.0538823766993144">
            <text:p>-5.39%</text:p>
          </table:table-cell>
          <table:table-cell table:formula="of:=IF([.E55]&gt;[.F55];1;0)" office:value-type="float" office:value="1">
            <text:p>1</text:p>
          </table:table-cell>
          <table:table-cell table:style-name="ce3" office:value-type="date" office:date-value="2010-06-01">
            <text:p>06/01/10</text:p>
          </table:table-cell>
          <table:table-cell table:style-name="ce4" table:formula="of:=(1+[.E55])*[.I54]" office:value-type="float" office:value="1.53136822628319">
            <text:p>1.5313682263</text:p>
          </table:table-cell>
          <table:table-cell table:style-name="ce4" table:formula="of:=(1+[.F55])*[.J54]" office:value-type="float" office:value="0.805191863008561">
            <text:p>0.805191863</text:p>
          </table:table-cell>
          <table:table-cell table:formula="of:=MAX([.$I$2:.I55])" office:value-type="float" office:value="1.60879264167574">
            <text:p>1.6087926417</text:p>
          </table:table-cell>
          <table:table-cell table:style-name="ce1" table:formula="of:=[.I55]/[.K55]-1" office:value-type="percentage" office:value="-0.0481257891084755">
            <text:p>-4.81%</text:p>
          </table:table-cell>
          <table:table-cell table:formula="of:=MAX([.$J$2:.J55])" office:value-type="float" office:value="1.21037747640772">
            <text:p>1.2103774764</text:p>
          </table:table-cell>
          <table:table-cell table:style-name="ce1" table:formula="of:=[.J55]/[.M55]-1" office:value-type="percentage" office:value="-0.334759710335748">
            <text:p>-33.48%</text:p>
          </table:table-cell>
        </table:table-row>
        <table:table-row table:style-name="ro2">
          <table:table-cell office:value-type="float" office:value="2010.7">
            <text:p>2010.7</text:p>
          </table:table-cell>
          <table:table-cell table:formula="of:=INT([.A56])" office:value-type="float" office:value="2010">
            <text:p>2010</text:p>
          </table:table-cell>
          <table:table-cell table:formula="of:=IF(AND(([.A56]-[.B56])&lt;0.2;([.A56]-[.B56])&gt;0.1);([.A56]-[.B56])*100;([.A56]-[.B56])*10)" office:value-type="float" office:value="7.00000000000046">
            <text:p>7</text:p>
          </table:table-cell>
          <table:table-cell table:style-name="ce3" office:value-type="date" office:date-value="2010-07-01">
            <text:p>07/01/10</text:p>
          </table:table-cell>
          <table:table-cell table:style-name="ce1" office:value-type="percentage" office:value="-0.0161744409131808">
            <text:p>-1.62%</text:p>
          </table:table-cell>
          <table:table-cell table:style-name="ce1" office:value-type="percentage" office:value="0.0687778327560613">
            <text:p>6.88%</text:p>
          </table:table-cell>
          <table:table-cell table:formula="of:=IF([.E56]&gt;[.F56];1;0)" office:value-type="float" office:value="0">
            <text:p>0</text:p>
          </table:table-cell>
          <table:table-cell table:style-name="ce3" office:value-type="date" office:date-value="2010-07-01">
            <text:p>07/01/10</text:p>
          </table:table-cell>
          <table:table-cell table:style-name="ce4" table:formula="of:=(1+[.E56])*[.I55]" office:value-type="float" office:value="1.50659920139085">
            <text:p>1.5065992014</text:p>
          </table:table-cell>
          <table:table-cell table:style-name="ce4" table:formula="of:=(1+[.F56])*[.J55]" office:value-type="float" office:value="0.860571214299106">
            <text:p>0.8605712143</text:p>
          </table:table-cell>
          <table:table-cell table:formula="of:=MAX([.$I$2:.I56])" office:value-type="float" office:value="1.60879264167574">
            <text:p>1.6087926417</text:p>
          </table:table-cell>
          <table:table-cell table:style-name="ce1" table:formula="of:=[.I56]/[.K56]-1" office:value-type="percentage" office:value="-0.063521822289321">
            <text:p>-6.35%</text:p>
          </table:table-cell>
          <table:table-cell table:formula="of:=MAX([.$J$2:.J56])" office:value-type="float" office:value="1.21037747640772">
            <text:p>1.2103774764</text:p>
          </table:table-cell>
          <table:table-cell table:style-name="ce1" table:formula="of:=[.J56]/[.M56]-1" office:value-type="percentage" office:value="-0.289005924950626">
            <text:p>-28.90%</text:p>
          </table:table-cell>
        </table:table-row>
        <table:table-row table:style-name="ro2">
          <table:table-cell office:value-type="float" office:value="2010.8">
            <text:p>2010.8</text:p>
          </table:table-cell>
          <table:table-cell table:formula="of:=INT([.A57])" office:value-type="float" office:value="2010">
            <text:p>2010</text:p>
          </table:table-cell>
          <table:table-cell table:formula="of:=IF(AND(([.A57]-[.B57])&lt;0.2;([.A57]-[.B57])&gt;0.1);([.A57]-[.B57])*100;([.A57]-[.B57])*10)" office:value-type="float" office:value="7.99999999999955">
            <text:p>8</text:p>
          </table:table-cell>
          <table:table-cell table:style-name="ce3" office:value-type="date" office:date-value="2010-08-01">
            <text:p>08/01/10</text:p>
          </table:table-cell>
          <table:table-cell table:style-name="ce1" office:value-type="percentage" office:value="0.0271630500207907">
            <text:p>2.72%</text:p>
          </table:table-cell>
          <table:table-cell table:style-name="ce1" office:value-type="percentage" office:value="-0.0474491648511256">
            <text:p>-4.74%</text:p>
          </table:table-cell>
          <table:table-cell table:formula="of:=IF([.E57]&gt;[.F57];1;0)" office:value-type="float" office:value="1">
            <text:p>1</text:p>
          </table:table-cell>
          <table:table-cell table:style-name="ce3" office:value-type="date" office:date-value="2010-08-01">
            <text:p>08/01/10</text:p>
          </table:table-cell>
          <table:table-cell table:style-name="ce4" table:formula="of:=(1+[.E57])*[.I56]" office:value-type="float" office:value="1.54752303085951">
            <text:p>1.5475230309</text:p>
          </table:table-cell>
          <table:table-cell table:style-name="ce4" table:formula="of:=(1+[.F57])*[.J56]" office:value-type="float" office:value="0.819737828885694">
            <text:p>0.8197378289</text:p>
          </table:table-cell>
          <table:table-cell table:formula="of:=MAX([.$I$2:.I57])" office:value-type="float" office:value="1.60879264167574">
            <text:p>1.6087926417</text:p>
          </table:table-cell>
          <table:table-cell table:style-name="ce1" table:formula="of:=[.I57]/[.K57]-1" office:value-type="percentage" office:value="-0.038084218704787">
            <text:p>-3.81%</text:p>
          </table:table-cell>
          <table:table-cell table:formula="of:=MAX([.$J$2:.J57])" office:value-type="float" office:value="1.21037747640772">
            <text:p>1.2103774764</text:p>
          </table:table-cell>
          <table:table-cell table:style-name="ce1" table:formula="of:=[.J57]/[.M57]-1" office:value-type="percentage" office:value="-0.322742000025817">
            <text:p>-32.27%</text:p>
          </table:table-cell>
        </table:table-row>
        <table:table-row table:style-name="ro2">
          <table:table-cell office:value-type="float" office:value="2010.9">
            <text:p>2010.9</text:p>
          </table:table-cell>
          <table:table-cell table:formula="of:=INT([.A58])" office:value-type="float" office:value="2010">
            <text:p>2010</text:p>
          </table:table-cell>
          <table:table-cell table:formula="of:=IF(AND(([.A58]-[.B58])&lt;0.2;([.A58]-[.B58])&gt;0.1);([.A58]-[.B58])*100;([.A58]-[.B58])*10)" office:value-type="float" office:value="9.00000000000091">
            <text:p>9</text:p>
          </table:table-cell>
          <table:table-cell table:style-name="ce3" office:value-type="date" office:date-value="2010-09-01">
            <text:p>09/01/10</text:p>
          </table:table-cell>
          <table:table-cell table:style-name="ce1" office:value-type="percentage" office:value="0.0218073568350876">
            <text:p>2.18%</text:p>
          </table:table-cell>
          <table:table-cell table:style-name="ce1" office:value-type="percentage" office:value="0.0875511040378147">
            <text:p>8.76%</text:p>
          </table:table-cell>
          <table:table-cell table:formula="of:=IF([.E58]&gt;[.F58];1;0)" office:value-type="float" office:value="0">
            <text:p>0</text:p>
          </table:table-cell>
          <table:table-cell table:style-name="ce3" office:value-type="date" office:date-value="2010-09-01">
            <text:p>09/01/10</text:p>
          </table:table-cell>
          <table:table-cell table:style-name="ce4" table:formula="of:=(1+[.E58])*[.I57]" office:value-type="float" office:value="1.58127041780398">
            <text:p>1.5812704178</text:p>
          </table:table-cell>
          <table:table-cell table:style-name="ce4" table:formula="of:=(1+[.F58])*[.J57]" office:value-type="float" office:value="0.891506780826198">
            <text:p>0.8915067808</text:p>
          </table:table-cell>
          <table:table-cell table:formula="of:=MAX([.$I$2:.I58])" office:value-type="float" office:value="1.60879264167574">
            <text:p>1.6087926417</text:p>
          </table:table-cell>
          <table:table-cell table:style-name="ce1" table:formula="of:=[.I58]/[.K58]-1" office:value-type="percentage" office:value="-0.0171073780167801">
            <text:p>-1.71%</text:p>
          </table:table-cell>
          <table:table-cell table:formula="of:=MAX([.$J$2:.J58])" office:value-type="float" office:value="1.21037747640772">
            <text:p>1.2103774764</text:p>
          </table:table-cell>
          <table:table-cell table:style-name="ce1" table:formula="of:=[.J58]/[.M58]-1" office:value-type="percentage" office:value="-0.263447314409635">
            <text:p>-26.34%</text:p>
          </table:table-cell>
        </table:table-row>
        <table:table-row table:style-name="ro2">
          <table:table-cell office:value-type="float" office:value="2010.1">
            <text:p>2010.1</text:p>
          </table:table-cell>
          <table:table-cell table:formula="of:=INT([.A59])" office:value-type="float" office:value="2010">
            <text:p>2010</text:p>
          </table:table-cell>
          <table:table-cell table:formula="of:=IF(AND(([.A59]-[.B59])&lt;0.2;([.A59]-[.B59])&gt;0.1);([.A59]-[.B59])*100;([.A59]-[.B59])*10)" office:value-type="float" office:value="0.999999999999091">
            <text:p>1</text:p>
          </table:table-cell>
          <table:table-cell table:style-name="ce3" office:value-type="date" office:date-value="2010-10-01">
            <text:p>10/01/10</text:p>
          </table:table-cell>
          <table:table-cell table:style-name="ce1" office:value-type="percentage" office:value="-0.0130492825194295">
            <text:p>-1.30%</text:p>
          </table:table-cell>
          <table:table-cell table:style-name="ce1" office:value-type="percentage" office:value="0.0368559411146161">
            <text:p>3.69%</text:p>
          </table:table-cell>
          <table:table-cell table:formula="of:=IF([.E59]&gt;[.F59];1;0)" office:value-type="float" office:value="0">
            <text:p>0</text:p>
          </table:table-cell>
          <table:table-cell table:style-name="ce3" office:value-type="date" office:date-value="2010-10-01">
            <text:p>10/01/10</text:p>
          </table:table-cell>
          <table:table-cell table:style-name="ce4" table:formula="of:=(1+[.E59])*[.I58]" office:value-type="float" office:value="1.56063597338244">
            <text:p>1.5606359734</text:p>
          </table:table-cell>
          <table:table-cell table:style-name="ce4" table:formula="of:=(1+[.F59])*[.J58]" office:value-type="float" office:value="0.924364102243609">
            <text:p>0.9243641022</text:p>
          </table:table-cell>
          <table:table-cell table:formula="of:=MAX([.$I$2:.I59])" office:value-type="float" office:value="1.60879264167574">
            <text:p>1.6087926417</text:p>
          </table:table-cell>
          <table:table-cell table:style-name="ce1" table:formula="of:=[.I59]/[.K59]-1" office:value-type="percentage" office:value="-0.0299334215273019">
            <text:p>-2.99%</text:p>
          </table:table-cell>
          <table:table-cell table:formula="of:=MAX([.$J$2:.J59])" office:value-type="float" office:value="1.21037747640772">
            <text:p>1.2103774764</text:p>
          </table:table-cell>
          <table:table-cell table:style-name="ce1" table:formula="of:=[.J59]/[.M59]-1" office:value-type="percentage" office:value="-0.236300972001704">
            <text:p>-23.63%</text:p>
          </table:table-cell>
        </table:table-row>
        <table:table-row table:style-name="ro2">
          <table:table-cell office:value-type="float" office:value="2010.11">
            <text:p>2010.11</text:p>
          </table:table-cell>
          <table:table-cell table:formula="of:=INT([.A60])" office:value-type="float" office:value="2010">
            <text:p>2010</text:p>
          </table:table-cell>
          <table:table-cell table:formula="of:=IF(AND(([.A60]-[.B60])&lt;0.2;([.A60]-[.B60])&gt;0.1);([.A60]-[.B60])*100;([.A60]-[.B60])*10)" office:value-type="float" office:value="10.99999999999">
            <text:p>11</text:p>
          </table:table-cell>
          <table:table-cell table:style-name="ce3" office:value-type="date" office:date-value="2010-11-01">
            <text:p>11/01/10</text:p>
          </table:table-cell>
          <table:table-cell table:style-name="ce1" office:value-type="percentage" office:value="-0.0120615286637278">
            <text:p>-1.21%</text:p>
          </table:table-cell>
          <table:table-cell table:style-name="ce1" office:value-type="percentage" office:value="-0.00229028277808774">
            <text:p>-0.23%</text:p>
          </table:table-cell>
          <table:table-cell table:formula="of:=IF([.E60]&gt;[.F60];1;0)" office:value-type="float" office:value="0">
            <text:p>0</text:p>
          </table:table-cell>
          <table:table-cell table:style-name="ce3" office:value-type="date" office:date-value="2010-11-01">
            <text:p>11/01/10</text:p>
          </table:table-cell>
          <table:table-cell table:style-name="ce4" table:formula="of:=(1+[.E60])*[.I59]" office:value-type="float" office:value="1.54181231785585">
            <text:p>1.5418123179</text:p>
          </table:table-cell>
          <table:table-cell table:style-name="ce4" table:formula="of:=(1+[.F60])*[.J59]" office:value-type="float" office:value="0.922247047059558">
            <text:p>0.9222470471</text:p>
          </table:table-cell>
          <table:table-cell table:formula="of:=MAX([.$I$2:.I60])" office:value-type="float" office:value="1.60879264167574">
            <text:p>1.6087926417</text:p>
          </table:table-cell>
          <table:table-cell table:style-name="ce1" table:formula="of:=[.I60]/[.K60]-1" office:value-type="percentage" office:value="-0.0416339073692747">
            <text:p>-4.16%</text:p>
          </table:table-cell>
          <table:table-cell table:formula="of:=MAX([.$J$2:.J60])" office:value-type="float" office:value="1.21037747640772">
            <text:p>1.2103774764</text:p>
          </table:table-cell>
          <table:table-cell table:style-name="ce1" table:formula="of:=[.J60]/[.M60]-1" office:value-type="percentage" office:value="-0.238050058733171">
            <text:p>-23.81%</text:p>
          </table:table-cell>
        </table:table-row>
        <table:table-row table:style-name="ro2">
          <table:table-cell office:value-type="float" office:value="2010.12">
            <text:p>2010.12</text:p>
          </table:table-cell>
          <table:table-cell table:formula="of:=INT([.A61])" office:value-type="float" office:value="2010">
            <text:p>2010</text:p>
          </table:table-cell>
          <table:table-cell table:formula="of:=IF(AND(([.A61]-[.B61])&lt;0.2;([.A61]-[.B61])&gt;0.1);([.A61]-[.B61])*100;([.A61]-[.B61])*10)" office:value-type="float" office:value="11.9999999999891">
            <text:p>12</text:p>
          </table:table-cell>
          <table:table-cell table:style-name="ce3" office:value-type="date" office:date-value="2010-12-01">
            <text:p>12/01/10</text:p>
          </table:table-cell>
          <table:table-cell table:style-name="ce1" office:value-type="percentage" office:value="0.0311176102064341">
            <text:p>3.11%</text:p>
          </table:table-cell>
          <table:table-cell table:style-name="ce1" office:value-type="percentage" office:value="0.0653000720003389">
            <text:p>6.53%</text:p>
          </table:table-cell>
          <table:table-cell table:formula="of:=IF([.E61]&gt;[.F61];1;0)" office:value-type="float" office:value="0">
            <text:p>0</text:p>
          </table:table-cell>
          <table:table-cell table:style-name="ce3" office:value-type="date" office:date-value="2010-12-01">
            <text:p>12/01/10</text:p>
          </table:table-cell>
          <table:table-cell table:style-name="ce4" table:formula="of:=(1+[.E61])*[.I60]" office:value-type="float" office:value="1.58978983257436">
            <text:p>1.5897898326</text:p>
          </table:table-cell>
          <table:table-cell table:style-name="ce4" table:formula="of:=(1+[.F61])*[.J60]" office:value-type="float" office:value="0.982469845634647">
            <text:p>0.9824698456</text:p>
          </table:table-cell>
          <table:table-cell table:formula="of:=MAX([.$I$2:.I61])" office:value-type="float" office:value="1.60879264167574">
            <text:p>1.6087926417</text:p>
          </table:table-cell>
          <table:table-cell table:style-name="ce1" table:formula="of:=[.I61]/[.K61]-1" office:value-type="percentage" office:value="-0.0118118448637286">
            <text:p>-1.18%</text:p>
          </table:table-cell>
          <table:table-cell table:formula="of:=MAX([.$J$2:.J61])" office:value-type="float" office:value="1.21037747640772">
            <text:p>1.2103774764</text:p>
          </table:table-cell>
          <table:table-cell table:style-name="ce1" table:formula="of:=[.J61]/[.M61]-1" office:value-type="percentage" office:value="-0.188294672707793">
            <text:p>-18.83%</text:p>
          </table:table-cell>
        </table:table-row>
        <table:table-row table:style-name="ro2">
          <table:table-cell office:value-type="float" office:value="2011.1">
            <text:p>2011.1</text:p>
          </table:table-cell>
          <table:table-cell table:formula="of:=INT([.A62])" office:value-type="float" office:value="2011">
            <text:p>2011</text:p>
          </table:table-cell>
          <table:table-cell table:formula="of:=IF(AND(([.A62]-[.B62])&lt;0.2;([.A62]-[.B62])&gt;0.1);([.A62]-[.B62])*100;([.A62]-[.B62])*10)" office:value-type="float" office:value="0.999999999999091">
            <text:p>1</text:p>
          </table:table-cell>
          <table:table-cell table:style-name="ce3" office:value-type="date" office:date-value="2011-01-01">
            <text:p>01/01/11</text:p>
          </table:table-cell>
          <table:table-cell table:style-name="ce1" office:value-type="percentage" office:value="-0.00699966468013147">
            <text:p>-0.70%</text:p>
          </table:table-cell>
          <table:table-cell table:style-name="ce1" office:value-type="percentage" office:value="0.0226455901529847">
            <text:p>2.26%</text:p>
          </table:table-cell>
          <table:table-cell table:formula="of:=IF([.E62]&gt;[.F62];1;0)" office:value-type="float" office:value="0">
            <text:p>0</text:p>
          </table:table-cell>
          <table:table-cell table:style-name="ce3" office:value-type="date" office:date-value="2011-01-01">
            <text:p>01/01/11</text:p>
          </table:table-cell>
          <table:table-cell table:style-name="ce4" table:formula="of:=(1+[.E62])*[.I61]" office:value-type="float" office:value="1.57866183683446">
            <text:p>1.5786618368</text:p>
          </table:table-cell>
          <table:table-cell table:style-name="ce4" table:formula="of:=(1+[.F62])*[.J61]" office:value-type="float" office:value="1.00471845509656">
            <text:p>1.0047184551</text:p>
          </table:table-cell>
          <table:table-cell table:formula="of:=MAX([.$I$2:.I62])" office:value-type="float" office:value="1.60879264167574">
            <text:p>1.6087926417</text:p>
          </table:table-cell>
          <table:table-cell table:style-name="ce1" table:formula="of:=[.I62]/[.K62]-1" office:value-type="percentage" office:value="-0.0187288305905602">
            <text:p>-1.87%</text:p>
          </table:table-cell>
          <table:table-cell table:formula="of:=MAX([.$J$2:.J62])" office:value-type="float" office:value="1.21037747640772">
            <text:p>1.2103774764</text:p>
          </table:table-cell>
          <table:table-cell table:style-name="ce1" table:formula="of:=[.J62]/[.M62]-1" office:value-type="percentage" office:value="-0.16991312654094">
            <text:p>-16.99%</text:p>
          </table:table-cell>
        </table:table-row>
        <table:table-row table:style-name="ro2">
          <table:table-cell office:value-type="float" office:value="2011.2">
            <text:p>2011.2</text:p>
          </table:table-cell>
          <table:table-cell table:formula="of:=INT([.A63])" office:value-type="float" office:value="2011">
            <text:p>2011</text:p>
          </table:table-cell>
          <table:table-cell table:formula="of:=IF(AND(([.A63]-[.B63])&lt;0.2;([.A63]-[.B63])&gt;0.1);([.A63]-[.B63])*100;([.A63]-[.B63])*10)" office:value-type="float" office:value="2.00000000000045">
            <text:p>2</text:p>
          </table:table-cell>
          <table:table-cell table:style-name="ce3" office:value-type="date" office:date-value="2011-02-01">
            <text:p>02/01/11</text:p>
          </table:table-cell>
          <table:table-cell table:style-name="ce1" office:value-type="percentage" office:value="0.0191672905785181">
            <text:p>1.92%</text:p>
          </table:table-cell>
          <table:table-cell table:style-name="ce1" office:value-type="percentage" office:value="0.0319565825894941">
            <text:p>3.20%</text:p>
          </table:table-cell>
          <table:table-cell table:formula="of:=IF([.E63]&gt;[.F63];1;0)" office:value-type="float" office:value="0">
            <text:p>0</text:p>
          </table:table-cell>
          <table:table-cell table:style-name="ce3" office:value-type="date" office:date-value="2011-02-01">
            <text:p>02/01/11</text:p>
          </table:table-cell>
          <table:table-cell table:style-name="ce4" table:formula="of:=(1+[.E63])*[.I62]" office:value-type="float" office:value="1.60892050698628">
            <text:p>1.608920507</text:p>
          </table:table-cell>
          <table:table-cell table:style-name="ce4" table:formula="of:=(1+[.F63])*[.J62]" office:value-type="float" office:value="1.03682582338604">
            <text:p>1.0368258234</text:p>
          </table:table-cell>
          <table:table-cell table:formula="of:=MAX([.$I$2:.I63])" office:value-type="float" office:value="1.60892050698628">
            <text:p>1.608920507</text:p>
          </table:table-cell>
          <table:table-cell table:style-name="ce1" table:formula="of:=[.I63]/[.K63]-1" office:value-type="percentage" office:value="0">
            <text:p>0.00%</text:p>
          </table:table-cell>
          <table:table-cell table:formula="of:=MAX([.$J$2:.J63])" office:value-type="float" office:value="1.21037747640772">
            <text:p>1.2103774764</text:p>
          </table:table-cell>
          <table:table-cell table:style-name="ce1" table:formula="of:=[.J63]/[.M63]-1" office:value-type="percentage" office:value="-0.14338638681279">
            <text:p>-14.34%</text:p>
          </table:table-cell>
        </table:table-row>
        <table:table-row table:style-name="ro2">
          <table:table-cell office:value-type="float" office:value="2011.3">
            <text:p>2011.3</text:p>
          </table:table-cell>
          <table:table-cell table:formula="of:=INT([.A64])" office:value-type="float" office:value="2011">
            <text:p>2011</text:p>
          </table:table-cell>
          <table:table-cell table:formula="of:=IF(AND(([.A64]-[.B64])&lt;0.2;([.A64]-[.B64])&gt;0.1);([.A64]-[.B64])*100;([.A64]-[.B64])*10)" office:value-type="float" office:value="2.99999999999955">
            <text:p>3</text:p>
          </table:table-cell>
          <table:table-cell table:style-name="ce3" office:value-type="date" office:date-value="2011-03-01">
            <text:p>03/01/11</text:p>
          </table:table-cell>
          <table:table-cell table:style-name="ce1" office:value-type="percentage" office:value="-0.024172390673293">
            <text:p>-2.42%</text:p>
          </table:table-cell>
          <table:table-cell table:style-name="ce1" office:value-type="percentage" office:value="-0.00104730187911584">
            <text:p>-0.10%</text:p>
          </table:table-cell>
          <table:table-cell table:formula="of:=IF([.E64]&gt;[.F64];1;0)" office:value-type="float" office:value="0">
            <text:p>0</text:p>
          </table:table-cell>
          <table:table-cell table:style-name="ce3" office:value-type="date" office:date-value="2011-03-01">
            <text:p>03/01/11</text:p>
          </table:table-cell>
          <table:table-cell table:style-name="ce4" table:formula="of:=(1+[.E64])*[.I63]" office:value-type="float" office:value="1.57002905192914">
            <text:p>1.5700290519</text:p>
          </table:table-cell>
          <table:table-cell table:style-name="ce4" table:formula="of:=(1+[.F64])*[.J63]" office:value-type="float" office:value="1.03573995375289">
            <text:p>1.0357399538</text:p>
          </table:table-cell>
          <table:table-cell table:formula="of:=MAX([.$I$2:.I64])" office:value-type="float" office:value="1.60892050698628">
            <text:p>1.608920507</text:p>
          </table:table-cell>
          <table:table-cell table:style-name="ce1" table:formula="of:=[.I64]/[.K64]-1" office:value-type="percentage" office:value="-0.024172390673293">
            <text:p>-2.42%</text:p>
          </table:table-cell>
          <table:table-cell table:formula="of:=MAX([.$J$2:.J64])" office:value-type="float" office:value="1.21037747640772">
            <text:p>1.2103774764</text:p>
          </table:table-cell>
          <table:table-cell table:style-name="ce1" table:formula="of:=[.J64]/[.M64]-1" office:value-type="percentage" office:value="-0.144283519859558">
            <text:p>-14.43%</text:p>
          </table:table-cell>
        </table:table-row>
        <table:table-row table:style-name="ro2">
          <table:table-cell office:value-type="float" office:value="2011.4">
            <text:p>2011.4</text:p>
          </table:table-cell>
          <table:table-cell table:formula="of:=INT([.A65])" office:value-type="float" office:value="2011">
            <text:p>2011</text:p>
          </table:table-cell>
          <table:table-cell table:formula="of:=IF(AND(([.A65]-[.B65])&lt;0.2;([.A65]-[.B65])&gt;0.1);([.A65]-[.B65])*100;([.A65]-[.B65])*10)" office:value-type="float" office:value="4.00000000000091">
            <text:p>4</text:p>
          </table:table-cell>
          <table:table-cell table:style-name="ce3" office:value-type="date" office:date-value="2011-04-01">
            <text:p>04/01/11</text:p>
          </table:table-cell>
          <table:table-cell table:style-name="ce1" office:value-type="percentage" office:value="0.0338512838255032">
            <text:p>3.39%</text:p>
          </table:table-cell>
          <table:table-cell table:style-name="ce1" office:value-type="percentage" office:value="0.0284953576250349">
            <text:p>2.85%</text:p>
          </table:table-cell>
          <table:table-cell table:formula="of:=IF([.E65]&gt;[.F65];1;0)" office:value-type="float" office:value="1">
            <text:p>1</text:p>
          </table:table-cell>
          <table:table-cell table:style-name="ce3" office:value-type="date" office:date-value="2011-04-01">
            <text:p>04/01/11</text:p>
          </table:table-cell>
          <table:table-cell table:style-name="ce4" table:formula="of:=(1+[.E65])*[.I64]" office:value-type="float" office:value="1.62317655098028">
            <text:p>1.623176551</text:p>
          </table:table-cell>
          <table:table-cell table:style-name="ce4" table:formula="of:=(1+[.F65])*[.J64]" office:value-type="float" office:value="1.06525373414162">
            <text:p>1.0652537341</text:p>
          </table:table-cell>
          <table:table-cell table:formula="of:=MAX([.$I$2:.I65])" office:value-type="float" office:value="1.62317655098028">
            <text:p>1.623176551</text:p>
          </table:table-cell>
          <table:table-cell table:style-name="ce1" table:formula="of:=[.I65]/[.K65]-1" office:value-type="percentage" office:value="0">
            <text:p>0.00%</text:p>
          </table:table-cell>
          <table:table-cell table:formula="of:=MAX([.$J$2:.J65])" office:value-type="float" office:value="1.21037747640772">
            <text:p>1.2103774764</text:p>
          </table:table-cell>
          <table:table-cell table:style-name="ce1" table:formula="of:=[.J65]/[.M65]-1" office:value-type="percentage" office:value="-0.11989957273232">
            <text:p>-11.99%</text:p>
          </table:table-cell>
        </table:table-row>
        <table:table-row table:style-name="ro2">
          <table:table-cell office:value-type="float" office:value="2011.5">
            <text:p>2011.5</text:p>
          </table:table-cell>
          <table:table-cell table:formula="of:=INT([.A66])" office:value-type="float" office:value="2011">
            <text:p>2011</text:p>
          </table:table-cell>
          <table:table-cell table:formula="of:=IF(AND(([.A66]-[.B66])&lt;0.2;([.A66]-[.B66])&gt;0.1);([.A66]-[.B66])*100;([.A66]-[.B66])*10)" office:value-type="float" office:value="5">
            <text:p>5</text:p>
          </table:table-cell>
          <table:table-cell table:style-name="ce3" office:value-type="date" office:date-value="2011-05-01">
            <text:p>05/01/11</text:p>
          </table:table-cell>
          <table:table-cell table:style-name="ce1" office:value-type="percentage" office:value="-0.017108282147468">
            <text:p>-1.71%</text:p>
          </table:table-cell>
          <table:table-cell table:style-name="ce1" office:value-type="percentage" office:value="-0.0135009276846018">
            <text:p>-1.35%</text:p>
          </table:table-cell>
          <table:table-cell table:formula="of:=IF([.E66]&gt;[.F66];1;0)" office:value-type="float" office:value="0">
            <text:p>0</text:p>
          </table:table-cell>
          <table:table-cell table:style-name="ce3" office:value-type="date" office:date-value="2011-05-01">
            <text:p>05/01/11</text:p>
          </table:table-cell>
          <table:table-cell table:style-name="ce4" table:formula="of:=(1+[.E66])*[.I65]" office:value-type="float" office:value="1.59540678857095">
            <text:p>1.5954067886</text:p>
          </table:table-cell>
          <table:table-cell table:style-name="ce4" table:formula="of:=(1+[.F66])*[.J65]" office:value-type="float" office:value="1.05087182051122">
            <text:p>1.0508718205</text:p>
          </table:table-cell>
          <table:table-cell table:formula="of:=MAX([.$I$2:.I66])" office:value-type="float" office:value="1.62317655098028">
            <text:p>1.623176551</text:p>
          </table:table-cell>
          <table:table-cell table:style-name="ce1" table:formula="of:=[.I66]/[.K66]-1" office:value-type="percentage" office:value="-0.017108282147468">
            <text:p>-1.71%</text:p>
          </table:table-cell>
          <table:table-cell table:formula="of:=MAX([.$J$2:.J66])" office:value-type="float" office:value="1.21037747640772">
            <text:p>1.2103774764</text:p>
          </table:table-cell>
          <table:table-cell table:style-name="ce1" table:formula="of:=[.J66]/[.M66]-1" office:value-type="percentage" office:value="-0.131781744956048">
            <text:p>-13.18%</text:p>
          </table:table-cell>
        </table:table-row>
        <table:table-row table:style-name="ro2">
          <table:table-cell office:value-type="float" office:value="2011.6">
            <text:p>2011.6</text:p>
          </table:table-cell>
          <table:table-cell table:formula="of:=INT([.A67])" office:value-type="float" office:value="2011">
            <text:p>2011</text:p>
          </table:table-cell>
          <table:table-cell table:formula="of:=IF(AND(([.A67]-[.B67])&lt;0.2;([.A67]-[.B67])&gt;0.1);([.A67]-[.B67])*100;([.A67]-[.B67])*10)" office:value-type="float" office:value="5.99999999999909">
            <text:p>6</text:p>
          </table:table-cell>
          <table:table-cell table:style-name="ce3" office:value-type="date" office:date-value="2011-06-01">
            <text:p>06/01/11</text:p>
          </table:table-cell>
          <table:table-cell table:style-name="ce1" office:value-type="percentage" office:value="-0.0102534657029102">
            <text:p>-1.03%</text:p>
          </table:table-cell>
          <table:table-cell table:style-name="ce1" office:value-type="percentage" office:value="-0.0182575081772227">
            <text:p>-1.83%</text:p>
          </table:table-cell>
          <table:table-cell table:formula="of:=IF([.E67]&gt;[.F67];1;0)" office:value-type="float" office:value="1">
            <text:p>1</text:p>
          </table:table-cell>
          <table:table-cell table:style-name="ce3" office:value-type="date" office:date-value="2011-06-01">
            <text:p>06/01/11</text:p>
          </table:table-cell>
          <table:table-cell table:style-name="ce4" table:formula="of:=(1+[.E67])*[.I66]" office:value-type="float" office:value="1.57904833978215">
            <text:p>1.5790483398</text:p>
          </table:table-cell>
          <table:table-cell table:style-name="ce4" table:formula="of:=(1+[.F67])*[.J66]" office:value-type="float" office:value="1.03168551965502">
            <text:p>1.0316855197</text:p>
          </table:table-cell>
          <table:table-cell table:formula="of:=MAX([.$I$2:.I67])" office:value-type="float" office:value="1.62317655098028">
            <text:p>1.623176551</text:p>
          </table:table-cell>
          <table:table-cell table:style-name="ce1" table:formula="of:=[.I67]/[.K67]-1" office:value-type="percentage" office:value="-0.0271863286661435">
            <text:p>-2.72%</text:p>
          </table:table-cell>
          <table:table-cell table:formula="of:=MAX([.$J$2:.J67])" office:value-type="float" office:value="1.21037747640772">
            <text:p>1.2103774764</text:p>
          </table:table-cell>
          <table:table-cell table:style-name="ce1" table:formula="of:=[.J67]/[.M67]-1" office:value-type="percentage" office:value="-0.147633246847127">
            <text:p>-14.76%</text:p>
          </table:table-cell>
        </table:table-row>
        <table:table-row table:style-name="ro2">
          <table:table-cell office:value-type="float" office:value="2011.7">
            <text:p>2011.7</text:p>
          </table:table-cell>
          <table:table-cell table:formula="of:=INT([.A68])" office:value-type="float" office:value="2011">
            <text:p>2011</text:p>
          </table:table-cell>
          <table:table-cell table:formula="of:=IF(AND(([.A68]-[.B68])&lt;0.2;([.A68]-[.B68])&gt;0.1);([.A68]-[.B68])*100;([.A68]-[.B68])*10)" office:value-type="float" office:value="7.00000000000046">
            <text:p>7</text:p>
          </table:table-cell>
          <table:table-cell table:style-name="ce3" office:value-type="date" office:date-value="2011-07-01">
            <text:p>07/01/11</text:p>
          </table:table-cell>
          <table:table-cell table:style-name="ce1" office:value-type="percentage" office:value="0.00284170320012578">
            <text:p>0.28%</text:p>
          </table:table-cell>
          <table:table-cell table:style-name="ce1" office:value-type="percentage" office:value="-0.0214744366367823">
            <text:p>-2.15%</text:p>
          </table:table-cell>
          <table:table-cell table:formula="of:=IF([.E68]&gt;[.F68];1;0)" office:value-type="float" office:value="1">
            <text:p>1</text:p>
          </table:table-cell>
          <table:table-cell table:style-name="ce3" office:value-type="date" office:date-value="2011-07-01">
            <text:p>07/01/11</text:p>
          </table:table-cell>
          <table:table-cell table:style-name="ce4" table:formula="of:=(1+[.E68])*[.I67]" office:value-type="float" office:value="1.58353552650246">
            <text:p>1.5835355265</text:p>
          </table:table-cell>
          <table:table-cell table:style-name="ce4" table:formula="of:=(1+[.F68])*[.J67]" office:value-type="float" office:value="1.0095306543341">
            <text:p>1.0095306543</text:p>
          </table:table-cell>
          <table:table-cell table:formula="of:=MAX([.$I$2:.I68])" office:value-type="float" office:value="1.62317655098028">
            <text:p>1.623176551</text:p>
          </table:table-cell>
          <table:table-cell table:style-name="ce1" table:formula="of:=[.I68]/[.K68]-1" office:value-type="percentage" office:value="-0.0244218809431879">
            <text:p>-2.44%</text:p>
          </table:table-cell>
          <table:table-cell table:formula="of:=MAX([.$J$2:.J68])" office:value-type="float" office:value="1.21037747640772">
            <text:p>1.2103774764</text:p>
          </table:table-cell>
          <table:table-cell table:style-name="ce1" table:formula="of:=[.J68]/[.M68]-1" office:value-type="percentage" office:value="-0.165937342679008">
            <text:p>-16.59%</text:p>
          </table:table-cell>
        </table:table-row>
        <table:table-row table:style-name="ro2">
          <table:table-cell office:value-type="float" office:value="2011.8">
            <text:p>2011.8</text:p>
          </table:table-cell>
          <table:table-cell table:formula="of:=INT([.A69])" office:value-type="float" office:value="2011">
            <text:p>2011</text:p>
          </table:table-cell>
          <table:table-cell table:formula="of:=IF(AND(([.A69]-[.B69])&lt;0.2;([.A69]-[.B69])&gt;0.1);([.A69]-[.B69])*100;([.A69]-[.B69])*10)" office:value-type="float" office:value="7.99999999999955">
            <text:p>8</text:p>
          </table:table-cell>
          <table:table-cell table:style-name="ce3" office:value-type="date" office:date-value="2011-08-01">
            <text:p>08/01/11</text:p>
          </table:table-cell>
          <table:table-cell table:style-name="ce1" office:value-type="percentage" office:value="0.0724706281081295">
            <text:p>7.25%</text:p>
          </table:table-cell>
          <table:table-cell table:style-name="ce1" office:value-type="percentage" office:value="-0.0567910979044788">
            <text:p>-5.68%</text:p>
          </table:table-cell>
          <table:table-cell table:formula="of:=IF([.E69]&gt;[.F69];1;0)" office:value-type="float" office:value="1">
            <text:p>1</text:p>
          </table:table-cell>
          <table:table-cell table:style-name="ce3" office:value-type="date" office:date-value="2011-08-01">
            <text:p>08/01/11</text:p>
          </table:table-cell>
          <table:table-cell table:style-name="ce4" table:formula="of:=(1+[.E69])*[.I68]" office:value-type="float" office:value="1.69829534073963">
            <text:p>1.6982953407</text:p>
          </table:table-cell>
          <table:table-cell table:style-name="ce4" table:formula="of:=(1+[.F69])*[.J68]" office:value-type="float" office:value="0.952198300106242">
            <text:p>0.9521983001</text:p>
          </table:table-cell>
          <table:table-cell table:formula="of:=MAX([.$I$2:.I69])" office:value-type="float" office:value="1.69829534073963">
            <text:p>1.6982953407</text:p>
          </table:table-cell>
          <table:table-cell table:style-name="ce1" table:formula="of:=[.I69]/[.K69]-1" office:value-type="percentage" office:value="0">
            <text:p>0.00%</text:p>
          </table:table-cell>
          <table:table-cell table:formula="of:=MAX([.$J$2:.J69])" office:value-type="float" office:value="1.21037747640772">
            <text:p>1.2103774764</text:p>
          </table:table-cell>
          <table:table-cell table:style-name="ce1" table:formula="of:=[.J69]/[.M69]-1" office:value-type="percentage" office:value="-0.213304676709394">
            <text:p>-21.33%</text:p>
          </table:table-cell>
        </table:table-row>
        <table:table-row table:style-name="ro2">
          <table:table-cell office:value-type="float" office:value="2011.9">
            <text:p>2011.9</text:p>
          </table:table-cell>
          <table:table-cell table:formula="of:=INT([.A70])" office:value-type="float" office:value="2011">
            <text:p>2011</text:p>
          </table:table-cell>
          <table:table-cell table:formula="of:=IF(AND(([.A70]-[.B70])&lt;0.2;([.A70]-[.B70])&gt;0.1);([.A70]-[.B70])*100;([.A70]-[.B70])*10)" office:value-type="float" office:value="9.00000000000091">
            <text:p>9</text:p>
          </table:table-cell>
          <table:table-cell table:style-name="ce3" office:value-type="date" office:date-value="2011-09-01">
            <text:p>09/01/11</text:p>
          </table:table-cell>
          <table:table-cell table:style-name="ce1" office:value-type="percentage" office:value="-0.0312101909126851">
            <text:p>-3.12%</text:p>
          </table:table-cell>
          <table:table-cell table:style-name="ce1" office:value-type="percentage" office:value="-0.071762012979022">
            <text:p>-7.18%</text:p>
          </table:table-cell>
          <table:table-cell table:formula="of:=IF([.E70]&gt;[.F70];1;0)" office:value-type="float" office:value="1">
            <text:p>1</text:p>
          </table:table-cell>
          <table:table-cell table:style-name="ce3" office:value-type="date" office:date-value="2011-09-01">
            <text:p>09/01/11</text:p>
          </table:table-cell>
          <table:table-cell table:style-name="ce4" table:formula="of:=(1+[.E70])*[.I69]" office:value-type="float" office:value="1.64529121892903">
            <text:p>1.6452912189</text:p>
          </table:table-cell>
          <table:table-cell table:style-name="ce4" table:formula="of:=(1+[.F70])*[.J69]" office:value-type="float" office:value="0.883866633335416">
            <text:p>0.8838666333</text:p>
          </table:table-cell>
          <table:table-cell table:formula="of:=MAX([.$I$2:.I70])" office:value-type="float" office:value="1.69829534073963">
            <text:p>1.6982953407</text:p>
          </table:table-cell>
          <table:table-cell table:style-name="ce1" table:formula="of:=[.I70]/[.K70]-1" office:value-type="percentage" office:value="-0.0312101909126851">
            <text:p>-3.12%</text:p>
          </table:table-cell>
          <table:table-cell table:formula="of:=MAX([.$J$2:.J70])" office:value-type="float" office:value="1.21037747640772">
            <text:p>1.2103774764</text:p>
          </table:table-cell>
          <table:table-cell table:style-name="ce1" table:formula="of:=[.J70]/[.M70]-1" office:value-type="percentage" office:value="-0.269759516709911">
            <text:p>-26.98%</text:p>
          </table:table-cell>
        </table:table-row>
        <table:table-row table:style-name="ro2">
          <table:table-cell office:value-type="float" office:value="2011.1">
            <text:p>2011.1</text:p>
          </table:table-cell>
          <table:table-cell table:formula="of:=INT([.A71])" office:value-type="float" office:value="2011">
            <text:p>2011</text:p>
          </table:table-cell>
          <table:table-cell table:formula="of:=IF(AND(([.A71]-[.B71])&lt;0.2;([.A71]-[.B71])&gt;0.1);([.A71]-[.B71])*100;([.A71]-[.B71])*10)" office:value-type="float" office:value="0.999999999999091">
            <text:p>1</text:p>
          </table:table-cell>
          <table:table-cell table:style-name="ce3" office:value-type="date" office:date-value="2011-10-01">
            <text:p>10/01/11</text:p>
          </table:table-cell>
          <table:table-cell table:style-name="ce1" office:value-type="percentage" office:value="-0.0143395945556396">
            <text:p>-1.43%</text:p>
          </table:table-cell>
          <table:table-cell table:style-name="ce1" office:value-type="percentage" office:value="0.107723038305846">
            <text:p>10.77%</text:p>
          </table:table-cell>
          <table:table-cell table:formula="of:=IF([.E71]&gt;[.F71];1;0)" office:value-type="float" office:value="0">
            <text:p>0</text:p>
          </table:table-cell>
          <table:table-cell table:style-name="ce3" office:value-type="date" office:date-value="2011-10-01">
            <text:p>10/01/11</text:p>
          </table:table-cell>
          <table:table-cell table:style-name="ce4" table:formula="of:=(1+[.E71])*[.I70]" office:value-type="float" office:value="1.62169840992363">
            <text:p>1.6216984099</text:p>
          </table:table-cell>
          <table:table-cell table:style-name="ce4" table:formula="of:=(1+[.F71])*[.J70]" office:value-type="float" office:value="0.979079432535466">
            <text:p>0.9790794325</text:p>
          </table:table-cell>
          <table:table-cell table:formula="of:=MAX([.$I$2:.I71])" office:value-type="float" office:value="1.69829534073963">
            <text:p>1.6982953407</text:p>
          </table:table-cell>
          <table:table-cell table:style-name="ce1" table:formula="of:=[.I71]/[.K71]-1" office:value-type="percentage" office:value="-0.0451022439846326">
            <text:p>-4.51%</text:p>
          </table:table-cell>
          <table:table-cell table:formula="of:=MAX([.$J$2:.J71])" office:value-type="float" office:value="1.21037747640772">
            <text:p>1.2103774764</text:p>
          </table:table-cell>
          <table:table-cell table:style-name="ce1" table:formula="of:=[.J71]/[.M71]-1" office:value-type="percentage" office:value="-0.191095793155973">
            <text:p>-19.11%</text:p>
          </table:table-cell>
        </table:table-row>
        <table:table-row table:style-name="ro2">
          <table:table-cell office:value-type="float" office:value="2011.11">
            <text:p>2011.11</text:p>
          </table:table-cell>
          <table:table-cell table:formula="of:=INT([.A72])" office:value-type="float" office:value="2011">
            <text:p>2011</text:p>
          </table:table-cell>
          <table:table-cell table:formula="of:=IF(AND(([.A72]-[.B72])&lt;0.2;([.A72]-[.B72])&gt;0.1);([.A72]-[.B72])*100;([.A72]-[.B72])*10)" office:value-type="float" office:value="10.99999999999">
            <text:p>11</text:p>
          </table:table-cell>
          <table:table-cell table:style-name="ce3" office:value-type="date" office:date-value="2011-11-01">
            <text:p>11/01/11</text:p>
          </table:table-cell>
          <table:table-cell table:style-name="ce1" office:value-type="percentage" office:value="0.00130046162347086">
            <text:p>0.13%</text:p>
          </table:table-cell>
          <table:table-cell table:style-name="ce1" office:value-type="percentage" office:value="-0.00505864517673338">
            <text:p>-0.51%</text:p>
          </table:table-cell>
          <table:table-cell table:formula="of:=IF([.E72]&gt;[.F72];1;0)" office:value-type="float" office:value="1">
            <text:p>1</text:p>
          </table:table-cell>
          <table:table-cell table:style-name="ce3" office:value-type="date" office:date-value="2011-11-01">
            <text:p>11/01/11</text:p>
          </table:table-cell>
          <table:table-cell table:style-name="ce4" table:formula="of:=(1+[.E72])*[.I71]" office:value-type="float" office:value="1.62380736647058">
            <text:p>1.6238073665</text:p>
          </table:table-cell>
          <table:table-cell table:style-name="ce4" table:formula="of:=(1+[.F72])*[.J71]" office:value-type="float" office:value="0.974126617086431">
            <text:p>0.9741266171</text:p>
          </table:table-cell>
          <table:table-cell table:formula="of:=MAX([.$I$2:.I72])" office:value-type="float" office:value="1.69829534073963">
            <text:p>1.6982953407</text:p>
          </table:table-cell>
          <table:table-cell table:style-name="ce1" table:formula="of:=[.I72]/[.K72]-1" office:value-type="percentage" office:value="-0.0438604360985961">
            <text:p>-4.39%</text:p>
          </table:table-cell>
          <table:table-cell table:formula="of:=MAX([.$J$2:.J72])" office:value-type="float" office:value="1.21037747640772">
            <text:p>1.2103774764</text:p>
          </table:table-cell>
          <table:table-cell table:style-name="ce1" table:formula="of:=[.J72]/[.M72]-1" office:value-type="percentage" office:value="-0.195187752520364">
            <text:p>-19.52%</text:p>
          </table:table-cell>
        </table:table-row>
        <table:table-row table:style-name="ro2">
          <table:table-cell office:value-type="float" office:value="2011.12">
            <text:p>2011.12</text:p>
          </table:table-cell>
          <table:table-cell table:formula="of:=INT([.A73])" office:value-type="float" office:value="2011">
            <text:p>2011</text:p>
          </table:table-cell>
          <table:table-cell table:formula="of:=IF(AND(([.A73]-[.B73])&lt;0.2;([.A73]-[.B73])&gt;0.1);([.A73]-[.B73])*100;([.A73]-[.B73])*10)" office:value-type="float" office:value="11.9999999999891">
            <text:p>12</text:p>
          </table:table-cell>
          <table:table-cell table:style-name="ce3" office:value-type="date" office:date-value="2011-12-01">
            <text:p>12/01/11</text:p>
          </table:table-cell>
          <table:table-cell table:style-name="ce1" office:value-type="percentage" office:value="-0.0267143249434191">
            <text:p>-2.67%</text:p>
          </table:table-cell>
          <table:table-cell table:style-name="ce1" office:value-type="percentage" office:value="0.0085327516520175">
            <text:p>0.85%</text:p>
          </table:table-cell>
          <table:table-cell table:formula="of:=IF([.E73]&gt;[.F73];1;0)" office:value-type="float" office:value="0">
            <text:p>0</text:p>
          </table:table-cell>
          <table:table-cell table:style-name="ce3" office:value-type="date" office:date-value="2011-12-01">
            <text:p>12/01/11</text:p>
          </table:table-cell>
          <table:table-cell table:style-name="ce4" table:formula="of:=(1+[.E73])*[.I72]" office:value-type="float" office:value="1.58042844883717">
            <text:p>1.5804284488</text:p>
          </table:table-cell>
          <table:table-cell table:style-name="ce4" table:formula="of:=(1+[.F73])*[.J72]" office:value-type="float" office:value="0.98243859758765">
            <text:p>0.9824385976</text:p>
          </table:table-cell>
          <table:table-cell table:formula="of:=MAX([.$I$2:.I73])" office:value-type="float" office:value="1.69829534073963">
            <text:p>1.6982953407</text:p>
          </table:table-cell>
          <table:table-cell table:style-name="ce1" table:formula="of:=[.I73]/[.K73]-1" office:value-type="percentage" office:value="-0.0694030590999174">
            <text:p>-6.94%</text:p>
          </table:table-cell>
          <table:table-cell table:formula="of:=MAX([.$J$2:.J73])" office:value-type="float" office:value="1.21037747640772">
            <text:p>1.2103774764</text:p>
          </table:table-cell>
          <table:table-cell table:style-name="ce1" table:formula="of:=[.J73]/[.M73]-1" office:value-type="percentage" office:value="-0.188320489486118">
            <text:p>-18.83%</text:p>
          </table:table-cell>
        </table:table-row>
        <table:table-row table:style-name="ro2">
          <table:table-cell office:value-type="float" office:value="2012.1">
            <text:p>2012.1</text:p>
          </table:table-cell>
          <table:table-cell table:formula="of:=INT([.A74])" office:value-type="float" office:value="2012">
            <text:p>2012</text:p>
          </table:table-cell>
          <table:table-cell table:formula="of:=IF(AND(([.A74]-[.B74])&lt;0.2;([.A74]-[.B74])&gt;0.1);([.A74]-[.B74])*100;([.A74]-[.B74])*10)" office:value-type="float" office:value="0.999999999999091">
            <text:p>1</text:p>
          </table:table-cell>
          <table:table-cell table:style-name="ce3" office:value-type="date" office:date-value="2012-01-01">
            <text:p>01/01/12</text:p>
          </table:table-cell>
          <table:table-cell table:style-name="ce1" office:value-type="percentage" office:value="0.0332299038548816">
            <text:p>3.32%</text:p>
          </table:table-cell>
          <table:table-cell table:style-name="ce1" office:value-type="percentage" office:value="0.0435830152671757">
            <text:p>4.36%</text:p>
          </table:table-cell>
          <table:table-cell table:formula="of:=IF([.E74]&gt;[.F74];1;0)" office:value-type="float" office:value="0">
            <text:p>0</text:p>
          </table:table-cell>
          <table:table-cell table:style-name="ce3" office:value-type="date" office:date-value="2012-01-01">
            <text:p>01/01/12</text:p>
          </table:table-cell>
          <table:table-cell table:style-name="ce4" table:formula="of:=(1+[.E74])*[.I73]" office:value-type="float" office:value="1.63294593424154">
            <text:p>1.6329459342</text:p>
          </table:table-cell>
          <table:table-cell table:style-name="ce4" table:formula="of:=(1+[.F74])*[.J73]" office:value-type="float" office:value="1.02525623398538">
            <text:p>1.025256234</text:p>
          </table:table-cell>
          <table:table-cell table:formula="of:=MAX([.$I$2:.I74])" office:value-type="float" office:value="1.69829534073963">
            <text:p>1.6982953407</text:p>
          </table:table-cell>
          <table:table-cell table:style-name="ce1" table:formula="of:=[.I74]/[.K74]-1" office:value-type="percentage" office:value="-0.0384794122261607">
            <text:p>-3.85%</text:p>
          </table:table-cell>
          <table:table-cell table:formula="of:=MAX([.$J$2:.J74])" office:value-type="float" office:value="1.21037747640772">
            <text:p>1.2103774764</text:p>
          </table:table-cell>
          <table:table-cell table:style-name="ce1" table:formula="of:=[.J74]/[.M74]-1" office:value-type="percentage" office:value="-0.152945048987338">
            <text:p>-15.29%</text:p>
          </table:table-cell>
        </table:table-row>
        <table:table-row table:style-name="ro2">
          <table:table-cell office:value-type="float" office:value="2012.2">
            <text:p>2012.2</text:p>
          </table:table-cell>
          <table:table-cell table:formula="of:=INT([.A75])" office:value-type="float" office:value="2012">
            <text:p>2012</text:p>
          </table:table-cell>
          <table:table-cell table:formula="of:=IF(AND(([.A75]-[.B75])&lt;0.2;([.A75]-[.B75])&gt;0.1);([.A75]-[.B75])*100;([.A75]-[.B75])*10)" office:value-type="float" office:value="2.00000000000045">
            <text:p>2</text:p>
          </table:table-cell>
          <table:table-cell table:style-name="ce3" office:value-type="date" office:date-value="2012-02-01">
            <text:p>02/01/12</text:p>
          </table:table-cell>
          <table:table-cell table:style-name="ce1" office:value-type="percentage" office:value="-0.0108965687417631">
            <text:p>-1.09%</text:p>
          </table:table-cell>
          <table:table-cell table:style-name="ce1" office:value-type="percentage" office:value="0.0405894499432342">
            <text:p>4.06%</text:p>
          </table:table-cell>
          <table:table-cell table:formula="of:=IF([.E75]&gt;[.F75];1;0)" office:value-type="float" office:value="0">
            <text:p>0</text:p>
          </table:table-cell>
          <table:table-cell table:style-name="ce3" office:value-type="date" office:date-value="2012-02-01">
            <text:p>02/01/12</text:p>
          </table:table-cell>
          <table:table-cell table:style-name="ce4" table:formula="of:=(1+[.E75])*[.I74]" office:value-type="float" office:value="1.6151524266175">
            <text:p>1.6151524266</text:p>
          </table:table-cell>
          <table:table-cell table:style-name="ce4" table:formula="of:=(1+[.F75])*[.J74]" office:value-type="float" office:value="1.06687082057371">
            <text:p>1.0668708206</text:p>
          </table:table-cell>
          <table:table-cell table:formula="of:=MAX([.$I$2:.I75])" office:value-type="float" office:value="1.69829534073963">
            <text:p>1.6982953407</text:p>
          </table:table-cell>
          <table:table-cell table:style-name="ce1" table:formula="of:=[.I75]/[.K75]-1" office:value-type="percentage" office:value="-0.0489566874074588">
            <text:p>-4.90%</text:p>
          </table:table-cell>
          <table:table-cell table:formula="of:=MAX([.$J$2:.J75])" office:value-type="float" office:value="1.21037747640772">
            <text:p>1.2103774764</text:p>
          </table:table-cell>
          <table:table-cell table:style-name="ce1" table:formula="of:=[.J75]/[.M75]-1" office:value-type="percentage" office:value="-0.11856355445404">
            <text:p>-11.86%</text:p>
          </table:table-cell>
        </table:table-row>
        <table:table-row table:style-name="ro2">
          <table:table-cell office:value-type="float" office:value="2012.3">
            <text:p>2012.3</text:p>
          </table:table-cell>
          <table:table-cell table:formula="of:=INT([.A76])" office:value-type="float" office:value="2012">
            <text:p>2012</text:p>
          </table:table-cell>
          <table:table-cell table:formula="of:=IF(AND(([.A76]-[.B76])&lt;0.2;([.A76]-[.B76])&gt;0.1);([.A76]-[.B76])*100;([.A76]-[.B76])*10)" office:value-type="float" office:value="2.99999999999955">
            <text:p>3</text:p>
          </table:table-cell>
          <table:table-cell table:style-name="ce3" office:value-type="date" office:date-value="2012-03-01">
            <text:p>03/01/12</text:p>
          </table:table-cell>
          <table:table-cell table:style-name="ce1" office:value-type="percentage" office:value="0.0125312232195636">
            <text:p>1.25%</text:p>
          </table:table-cell>
          <table:table-cell table:style-name="ce1" office:value-type="percentage" office:value="0.0313323765450177">
            <text:p>3.13%</text:p>
          </table:table-cell>
          <table:table-cell table:formula="of:=IF([.E76]&gt;[.F76];1;0)" office:value-type="float" office:value="0">
            <text:p>0</text:p>
          </table:table-cell>
          <table:table-cell table:style-name="ce3" office:value-type="date" office:date-value="2012-03-01">
            <text:p>03/01/12</text:p>
          </table:table-cell>
          <table:table-cell table:style-name="ce4" table:formula="of:=(1+[.E76])*[.I75]" office:value-type="float" office:value="1.63539226220906">
            <text:p>1.6353922622</text:p>
          </table:table-cell>
          <table:table-cell table:style-name="ce4" table:formula="of:=(1+[.F76])*[.J75]" office:value-type="float" office:value="1.10029841884882">
            <text:p>1.1002984188</text:p>
          </table:table-cell>
          <table:table-cell table:formula="of:=MAX([.$I$2:.I76])" office:value-type="float" office:value="1.69829534073963">
            <text:p>1.6982953407</text:p>
          </table:table-cell>
          <table:table-cell table:style-name="ce1" table:formula="of:=[.I76]/[.K76]-1" office:value-type="percentage" office:value="-0.0370389513658885">
            <text:p>-3.70%</text:p>
          </table:table-cell>
          <table:table-cell table:formula="of:=MAX([.$J$2:.J76])" office:value-type="float" office:value="1.21037747640772">
            <text:p>1.2103774764</text:p>
          </table:table-cell>
          <table:table-cell table:style-name="ce1" table:formula="of:=[.J76]/[.M76]-1" office:value-type="percentage" office:value="-0.0909460558416925">
            <text:p>-9.09%</text:p>
          </table:table-cell>
        </table:table-row>
        <table:table-row table:style-name="ro2">
          <table:table-cell office:value-type="float" office:value="2012.4">
            <text:p>2012.4</text:p>
          </table:table-cell>
          <table:table-cell table:formula="of:=INT([.A77])" office:value-type="float" office:value="2012">
            <text:p>2012</text:p>
          </table:table-cell>
          <table:table-cell table:formula="of:=IF(AND(([.A77]-[.B77])&lt;0.2;([.A77]-[.B77])&gt;0.1);([.A77]-[.B77])*100;([.A77]-[.B77])*10)" office:value-type="float" office:value="4.00000000000091">
            <text:p>4</text:p>
          </table:table-cell>
          <table:table-cell table:style-name="ce3" office:value-type="date" office:date-value="2012-04-01">
            <text:p>04/01/12</text:p>
          </table:table-cell>
          <table:table-cell table:style-name="ce1" office:value-type="percentage" office:value="-0.00126883399199174">
            <text:p>-0.13%</text:p>
          </table:table-cell>
          <table:table-cell table:style-name="ce1" office:value-type="percentage" office:value="-0.00749749728428717">
            <text:p>-0.75%</text:p>
          </table:table-cell>
          <table:table-cell table:formula="of:=IF([.E77]&gt;[.F77];1;0)" office:value-type="float" office:value="1">
            <text:p>1</text:p>
          </table:table-cell>
          <table:table-cell table:style-name="ce3" office:value-type="date" office:date-value="2012-04-01">
            <text:p>04/01/12</text:p>
          </table:table-cell>
          <table:table-cell table:style-name="ce4" table:formula="of:=(1+[.E77])*[.I76]" office:value-type="float" office:value="1.63331722091653">
            <text:p>1.6333172209</text:p>
          </table:table-cell>
          <table:table-cell table:style-name="ce4" table:formula="of:=(1+[.F77])*[.J76]" office:value-type="float" office:value="1.0920489344416">
            <text:p>1.0920489344</text:p>
          </table:table-cell>
          <table:table-cell table:formula="of:=MAX([.$I$2:.I77])" office:value-type="float" office:value="1.69829534073963">
            <text:p>1.6982953407</text:p>
          </table:table-cell>
          <table:table-cell table:style-name="ce1" table:formula="of:=[.I77]/[.K77]-1" office:value-type="percentage" office:value="-0.0382607890773596">
            <text:p>-3.83%</text:p>
          </table:table-cell>
          <table:table-cell table:formula="of:=MAX([.$J$2:.J77])" office:value-type="float" office:value="1.21037747640772">
            <text:p>1.2103774764</text:p>
          </table:table-cell>
          <table:table-cell table:style-name="ce1" table:formula="of:=[.J77]/[.M77]-1" office:value-type="percentage" office:value="-0.0977616853192899">
            <text:p>-9.78%</text:p>
          </table:table-cell>
        </table:table-row>
        <table:table-row table:style-name="ro2">
          <table:table-cell office:value-type="float" office:value="2012.5">
            <text:p>2012.5</text:p>
          </table:table-cell>
          <table:table-cell table:formula="of:=INT([.A78])" office:value-type="float" office:value="2012">
            <text:p>2012</text:p>
          </table:table-cell>
          <table:table-cell table:formula="of:=IF(AND(([.A78]-[.B78])&lt;0.2;([.A78]-[.B78])&gt;0.1);([.A78]-[.B78])*100;([.A78]-[.B78])*10)" office:value-type="float" office:value="5">
            <text:p>5</text:p>
          </table:table-cell>
          <table:table-cell table:style-name="ce3" office:value-type="date" office:date-value="2012-05-01">
            <text:p>05/01/12</text:p>
          </table:table-cell>
          <table:table-cell table:style-name="ce1" office:value-type="percentage" office:value="-0.0690502734812183">
            <text:p>-6.91%</text:p>
          </table:table-cell>
          <table:table-cell table:style-name="ce1" office:value-type="percentage" office:value="-0.0626506713593866">
            <text:p>-6.27%</text:p>
          </table:table-cell>
          <table:table-cell table:formula="of:=IF([.E78]&gt;[.F78];1;0)" office:value-type="float" office:value="0">
            <text:p>0</text:p>
          </table:table-cell>
          <table:table-cell table:style-name="ce3" office:value-type="date" office:date-value="2012-05-01">
            <text:p>05/01/12</text:p>
          </table:table-cell>
          <table:table-cell table:style-name="ce4" table:formula="of:=(1+[.E78])*[.I77]" office:value-type="float" office:value="1.52053622013066">
            <text:p>1.5205362201</text:p>
          </table:table-cell>
          <table:table-cell table:style-name="ce4" table:formula="of:=(1+[.F78])*[.J77]" office:value-type="float" office:value="1.02363133554153">
            <text:p>1.0236313355</text:p>
          </table:table-cell>
          <table:table-cell table:formula="of:=MAX([.$I$2:.I78])" office:value-type="float" office:value="1.69829534073963">
            <text:p>1.6982953407</text:p>
          </table:table-cell>
          <table:table-cell table:style-name="ce1" table:formula="of:=[.I78]/[.K78]-1" office:value-type="percentage" office:value="-0.104669144609179">
            <text:p>-10.47%</text:p>
          </table:table-cell>
          <table:table-cell table:formula="of:=MAX([.$J$2:.J78])" office:value-type="float" office:value="1.21037747640772">
            <text:p>1.2103774764</text:p>
          </table:table-cell>
          <table:table-cell table:style-name="ce1" table:formula="of:=[.J78]/[.M78]-1" office:value-type="percentage" office:value="-0.154287521460198">
            <text:p>-15.43%</text:p>
          </table:table-cell>
        </table:table-row>
        <table:table-row table:style-name="ro2">
          <table:table-cell office:value-type="float" office:value="2012.6">
            <text:p>2012.6</text:p>
          </table:table-cell>
          <table:table-cell table:formula="of:=INT([.A79])" office:value-type="float" office:value="2012">
            <text:p>2012</text:p>
          </table:table-cell>
          <table:table-cell table:formula="of:=IF(AND(([.A79]-[.B79])&lt;0.2;([.A79]-[.B79])&gt;0.1);([.A79]-[.B79])*100;([.A79]-[.B79])*10)" office:value-type="float" office:value="5.99999999999909">
            <text:p>6</text:p>
          </table:table-cell>
          <table:table-cell table:style-name="ce3" office:value-type="date" office:date-value="2012-06-01">
            <text:p>06/01/12</text:p>
          </table:table-cell>
          <table:table-cell table:style-name="ce1" office:value-type="percentage" office:value="0.0135165845809884">
            <text:p>1.35%</text:p>
          </table:table-cell>
          <table:table-cell table:style-name="ce1" office:value-type="percentage" office:value="0.0395549212793724">
            <text:p>3.96%</text:p>
          </table:table-cell>
          <table:table-cell table:formula="of:=IF([.E79]&gt;[.F79];1;0)" office:value-type="float" office:value="0">
            <text:p>0</text:p>
          </table:table-cell>
          <table:table-cell table:style-name="ce3" office:value-type="date" office:date-value="2012-06-01">
            <text:p>06/01/12</text:p>
          </table:table-cell>
          <table:table-cell table:style-name="ce4" table:formula="of:=(1+[.E79])*[.I78]" office:value-type="float" office:value="1.54108867655851">
            <text:p>1.5410886766</text:p>
          </table:table-cell>
          <table:table-cell table:style-name="ce4" table:formula="of:=(1+[.F79])*[.J78]" office:value-type="float" office:value="1.06412099243797">
            <text:p>1.0641209924</text:p>
          </table:table-cell>
          <table:table-cell table:formula="of:=MAX([.$I$2:.I79])" office:value-type="float" office:value="1.69829534073963">
            <text:p>1.6982953407</text:p>
          </table:table-cell>
          <table:table-cell table:style-name="ce1" table:formula="of:=[.I79]/[.K79]-1" office:value-type="percentage" office:value="-0.0925673293743202">
            <text:p>-9.26%</text:p>
          </table:table-cell>
          <table:table-cell table:formula="of:=MAX([.$J$2:.J79])" office:value-type="float" office:value="1.21037747640772">
            <text:p>1.2103774764</text:p>
          </table:table-cell>
          <table:table-cell table:style-name="ce1" table:formula="of:=[.J79]/[.M79]-1" office:value-type="percentage" office:value="-0.120835430946573">
            <text:p>-12.08%</text:p>
          </table:table-cell>
        </table:table-row>
        <table:table-row table:style-name="ro2">
          <table:table-cell office:value-type="float" office:value="2012.7">
            <text:p>2012.7</text:p>
          </table:table-cell>
          <table:table-cell table:formula="of:=INT([.A80])" office:value-type="float" office:value="2012">
            <text:p>2012</text:p>
          </table:table-cell>
          <table:table-cell table:formula="of:=IF(AND(([.A80]-[.B80])&lt;0.2;([.A80]-[.B80])&gt;0.1);([.A80]-[.B80])*100;([.A80]-[.B80])*10)" office:value-type="float" office:value="7.00000000000046">
            <text:p>7</text:p>
          </table:table-cell>
          <table:table-cell table:style-name="ce3" office:value-type="date" office:date-value="2012-07-01">
            <text:p>07/01/12</text:p>
          </table:table-cell>
          <table:table-cell table:style-name="ce1" office:value-type="percentage" office:value="0.0137216470710309">
            <text:p>1.37%</text:p>
          </table:table-cell>
          <table:table-cell table:style-name="ce1" office:value-type="percentage" office:value="0.0125976390438713">
            <text:p>1.26%</text:p>
          </table:table-cell>
          <table:table-cell table:formula="of:=IF([.E80]&gt;[.F80];1;0)" office:value-type="float" office:value="1">
            <text:p>1</text:p>
          </table:table-cell>
          <table:table-cell table:style-name="ce3" office:value-type="date" office:date-value="2012-07-01">
            <text:p>07/01/12</text:p>
          </table:table-cell>
          <table:table-cell table:style-name="ce4" table:formula="of:=(1+[.E80])*[.I79]" office:value-type="float" office:value="1.56223495148341">
            <text:p>1.5622349515</text:p>
          </table:table-cell>
          <table:table-cell table:style-name="ce4" table:formula="of:=(1+[.F80])*[.J79]" office:value-type="float" office:value="1.07752640459971">
            <text:p>1.0775264046</text:p>
          </table:table-cell>
          <table:table-cell table:formula="of:=MAX([.$I$2:.I80])" office:value-type="float" office:value="1.69829534073963">
            <text:p>1.6982953407</text:p>
          </table:table-cell>
          <table:table-cell table:style-name="ce1" table:formula="of:=[.I80]/[.K80]-1" office:value-type="percentage" office:value="-0.0801158585272717">
            <text:p>-8.01%</text:p>
          </table:table-cell>
          <table:table-cell table:formula="of:=MAX([.$J$2:.J80])" office:value-type="float" office:value="1.21037747640772">
            <text:p>1.2103774764</text:p>
          </table:table-cell>
          <table:table-cell table:style-name="ce1" table:formula="of:=[.J80]/[.M80]-1" office:value-type="percentage" office:value="-0.109760033045477">
            <text:p>-10.98%</text:p>
          </table:table-cell>
        </table:table-row>
        <table:table-row table:style-name="ro2">
          <table:table-cell office:value-type="float" office:value="2012.8">
            <text:p>2012.8</text:p>
          </table:table-cell>
          <table:table-cell table:formula="of:=INT([.A81])" office:value-type="float" office:value="2012">
            <text:p>2012</text:p>
          </table:table-cell>
          <table:table-cell table:formula="of:=IF(AND(([.A81]-[.B81])&lt;0.2;([.A81]-[.B81])&gt;0.1);([.A81]-[.B81])*100;([.A81]-[.B81])*10)" office:value-type="float" office:value="7.99999999999955">
            <text:p>8</text:p>
          </table:table-cell>
          <table:table-cell table:style-name="ce3" office:value-type="date" office:date-value="2012-08-01">
            <text:p>08/01/12</text:p>
          </table:table-cell>
          <table:table-cell table:style-name="ce1" office:value-type="percentage" office:value="-0.0117738739817144">
            <text:p>-1.18%</text:p>
          </table:table-cell>
          <table:table-cell table:style-name="ce1" office:value-type="percentage" office:value="0.0197633616564683">
            <text:p>1.98%</text:p>
          </table:table-cell>
          <table:table-cell table:formula="of:=IF([.E81]&gt;[.F81];1;0)" office:value-type="float" office:value="0">
            <text:p>0</text:p>
          </table:table-cell>
          <table:table-cell table:style-name="ce3" office:value-type="date" office:date-value="2012-08-01">
            <text:p>08/01/12</text:p>
          </table:table-cell>
          <table:table-cell table:style-name="ce4" table:formula="of:=(1+[.E81])*[.I80]" office:value-type="float" office:value="1.54384139403482">
            <text:p>1.543841394</text:p>
          </table:table-cell>
          <table:table-cell table:style-name="ce4" table:formula="of:=(1+[.F81])*[.J80]" office:value-type="float" office:value="1.09882194862821">
            <text:p>1.0988219486</text:p>
          </table:table-cell>
          <table:table-cell table:formula="of:=MAX([.$I$2:.I81])" office:value-type="float" office:value="1.69829534073963">
            <text:p>1.6982953407</text:p>
          </table:table-cell>
          <table:table-cell table:style-name="ce1" table:formula="of:=[.I81]/[.K81]-1" office:value-type="percentage" office:value="-0.0909464584867491">
            <text:p>-9.09%</text:p>
          </table:table-cell>
          <table:table-cell table:formula="of:=MAX([.$J$2:.J81])" office:value-type="float" office:value="1.21037747640772">
            <text:p>1.2103774764</text:p>
          </table:table-cell>
          <table:table-cell table:style-name="ce1" table:formula="of:=[.J81]/[.M81]-1" office:value-type="percentage" office:value="-0.0921658986175128">
            <text:p>-9.22%</text:p>
          </table:table-cell>
        </table:table-row>
        <table:table-row table:style-name="ro2">
          <table:table-cell office:value-type="float" office:value="2012.9">
            <text:p>2012.9</text:p>
          </table:table-cell>
          <table:table-cell table:formula="of:=INT([.A82])" office:value-type="float" office:value="2012">
            <text:p>2012</text:p>
          </table:table-cell>
          <table:table-cell table:formula="of:=IF(AND(([.A82]-[.B82])&lt;0.2;([.A82]-[.B82])&gt;0.1);([.A82]-[.B82])*100;([.A82]-[.B82])*10)" office:value-type="float" office:value="9.00000000000091">
            <text:p>9</text:p>
          </table:table-cell>
          <table:table-cell table:style-name="ce3" office:value-type="date" office:date-value="2012-09-01">
            <text:p>09/01/12</text:p>
          </table:table-cell>
          <table:table-cell table:style-name="ce1" office:value-type="percentage" office:value="-0.0144637890678893">
            <text:p>-1.45%</text:p>
          </table:table-cell>
          <table:table-cell table:style-name="ce1" office:value-type="percentage" office:value="0.0242360903752366">
            <text:p>2.42%</text:p>
          </table:table-cell>
          <table:table-cell table:formula="of:=IF([.E82]&gt;[.F82];1;0)" office:value-type="float" office:value="0">
            <text:p>0</text:p>
          </table:table-cell>
          <table:table-cell table:style-name="ce3" office:value-type="date" office:date-value="2012-09-01">
            <text:p>09/01/12</text:p>
          </table:table-cell>
          <table:table-cell table:style-name="ce4" table:formula="of:=(1+[.E82])*[.I81]" office:value-type="float" office:value="1.52151159775722">
            <text:p>1.5215115978</text:p>
          </table:table-cell>
          <table:table-cell table:style-name="ce4" table:formula="of:=(1+[.F82])*[.J81]" office:value-type="float" office:value="1.12545309668146">
            <text:p>1.1254530967</text:p>
          </table:table-cell>
          <table:table-cell table:formula="of:=MAX([.$I$2:.I82])" office:value-type="float" office:value="1.69829534073963">
            <text:p>1.6982953407</text:p>
          </table:table-cell>
          <table:table-cell table:style-name="ce1" table:formula="of:=[.I82]/[.K82]-1" office:value-type="percentage" office:value="-0.104094817162614">
            <text:p>-10.41%</text:p>
          </table:table-cell>
          <table:table-cell table:formula="of:=MAX([.$J$2:.J82])" office:value-type="float" office:value="1.21037747640772">
            <text:p>1.2103774764</text:p>
          </table:table-cell>
          <table:table-cell table:style-name="ce1" table:formula="of:=[.J82]/[.M82]-1" office:value-type="percentage" office:value="-0.0701635492906851">
            <text:p>-7.02%</text:p>
          </table:table-cell>
        </table:table-row>
        <table:table-row table:style-name="ro2">
          <table:table-cell office:value-type="float" office:value="2012.1">
            <text:p>2012.1</text:p>
          </table:table-cell>
          <table:table-cell table:formula="of:=INT([.A83])" office:value-type="float" office:value="2012">
            <text:p>2012</text:p>
          </table:table-cell>
          <table:table-cell table:formula="of:=IF(AND(([.A83]-[.B83])&lt;0.2;([.A83]-[.B83])&gt;0.1);([.A83]-[.B83])*100;([.A83]-[.B83])*10)" office:value-type="float" office:value="0.999999999999091">
            <text:p>1</text:p>
          </table:table-cell>
          <table:table-cell table:style-name="ce3" office:value-type="date" office:date-value="2012-10-01">
            <text:p>10/01/12</text:p>
          </table:table-cell>
          <table:table-cell table:style-name="ce1" office:value-type="percentage" office:value="-0.00156765241605428">
            <text:p>-0.16%</text:p>
          </table:table-cell>
          <table:table-cell table:style-name="ce1" office:value-type="percentage" office:value="-0.0197894035414078">
            <text:p>-1.98%</text:p>
          </table:table-cell>
          <table:table-cell table:formula="of:=IF([.E83]&gt;[.F83];1;0)" office:value-type="float" office:value="1">
            <text:p>1</text:p>
          </table:table-cell>
          <table:table-cell table:style-name="ce3" office:value-type="date" office:date-value="2012-10-01">
            <text:p>10/01/12</text:p>
          </table:table-cell>
          <table:table-cell table:style-name="ce4" table:formula="of:=(1+[.E83])*[.I82]" office:value-type="float" office:value="1.51912639642494">
            <text:p>1.5191263964</text:p>
          </table:table-cell>
          <table:table-cell table:style-name="ce4" table:formula="of:=(1+[.F83])*[.J82]" office:value-type="float" office:value="1.1031810511843">
            <text:p>1.1031810512</text:p>
          </table:table-cell>
          <table:table-cell table:formula="of:=MAX([.$I$2:.I83])" office:value-type="float" office:value="1.69829534073963">
            <text:p>1.6982953407</text:p>
          </table:table-cell>
          <table:table-cell table:style-name="ce1" table:formula="of:=[.I83]/[.K83]-1" office:value-type="percentage" office:value="-0.105499285087045">
            <text:p>-10.55%</text:p>
          </table:table-cell>
          <table:table-cell table:formula="of:=MAX([.$J$2:.J83])" office:value-type="float" office:value="1.21037747640772">
            <text:p>1.2103774764</text:p>
          </table:table-cell>
          <table:table-cell table:style-name="ce1" table:formula="of:=[.J83]/[.M83]-1" office:value-type="percentage" office:value="-0.088564458041282">
            <text:p>-8.86%</text:p>
          </table:table-cell>
        </table:table-row>
        <table:table-row table:style-name="ro2">
          <table:table-cell office:value-type="float" office:value="2012.11">
            <text:p>2012.11</text:p>
          </table:table-cell>
          <table:table-cell table:formula="of:=INT([.A84])" office:value-type="float" office:value="2012">
            <text:p>2012</text:p>
          </table:table-cell>
          <table:table-cell table:formula="of:=IF(AND(([.A84]-[.B84])&lt;0.2;([.A84]-[.B84])&gt;0.1);([.A84]-[.B84])*100;([.A84]-[.B84])*10)" office:value-type="float" office:value="10.99999999999">
            <text:p>11</text:p>
          </table:table-cell>
          <table:table-cell table:style-name="ce3" office:value-type="date" office:date-value="2012-11-01">
            <text:p>11/01/12</text:p>
          </table:table-cell>
          <table:table-cell table:style-name="ce1" office:value-type="percentage" office:value="0.0214838256532783">
            <text:p>2.15%</text:p>
          </table:table-cell>
          <table:table-cell table:style-name="ce1" office:value-type="percentage" office:value="0.00284670292318157">
            <text:p>0.28%</text:p>
          </table:table-cell>
          <table:table-cell table:formula="of:=IF([.E84]&gt;[.F84];1;0)" office:value-type="float" office:value="1">
            <text:p>1</text:p>
          </table:table-cell>
          <table:table-cell table:style-name="ce3" office:value-type="date" office:date-value="2012-11-01">
            <text:p>11/01/12</text:p>
          </table:table-cell>
          <table:table-cell table:style-name="ce4" table:formula="of:=(1+[.E84])*[.I83]" office:value-type="float" office:value="1.55176304307103">
            <text:p>1.5517630431</text:p>
          </table:table-cell>
          <table:table-cell table:style-name="ce4" table:formula="of:=(1+[.F84])*[.J83]" office:value-type="float" office:value="1.1063214799075">
            <text:p>1.1063214799</text:p>
          </table:table-cell>
          <table:table-cell table:formula="of:=MAX([.$I$2:.I84])" office:value-type="float" office:value="1.69829534073963">
            <text:p>1.6982953407</text:p>
          </table:table-cell>
          <table:table-cell table:style-name="ce1" table:formula="of:=[.I84]/[.K84]-1" office:value-type="percentage" office:value="-0.0862819876811224">
            <text:p>-8.63%</text:p>
          </table:table-cell>
          <table:table-cell table:formula="of:=MAX([.$J$2:.J84])" office:value-type="float" office:value="1.21037747640772">
            <text:p>1.2103774764</text:p>
          </table:table-cell>
          <table:table-cell table:style-name="ce1" table:formula="of:=[.J84]/[.M84]-1" office:value-type="percentage" office:value="-0.0859698718196966">
            <text:p>-8.60%</text:p>
          </table:table-cell>
        </table:table-row>
        <table:table-row table:style-name="ro2">
          <table:table-cell office:value-type="float" office:value="2012.12">
            <text:p>2012.12</text:p>
          </table:table-cell>
          <table:table-cell table:formula="of:=INT([.A85])" office:value-type="float" office:value="2012">
            <text:p>2012</text:p>
          </table:table-cell>
          <table:table-cell table:formula="of:=IF(AND(([.A85]-[.B85])&lt;0.2;([.A85]-[.B85])&gt;0.1);([.A85]-[.B85])*100;([.A85]-[.B85])*10)" office:value-type="float" office:value="11.9999999999891">
            <text:p>12</text:p>
          </table:table-cell>
          <table:table-cell table:style-name="ce3" office:value-type="date" office:date-value="2012-12-01">
            <text:p>12/01/12</text:p>
          </table:table-cell>
          <table:table-cell table:style-name="ce1" office:value-type="percentage" office:value="0.00929757629682371">
            <text:p>0.93%</text:p>
          </table:table-cell>
          <table:table-cell table:style-name="ce1" office:value-type="percentage" office:value="0.00706831052549806">
            <text:p>0.71%</text:p>
          </table:table-cell>
          <table:table-cell table:formula="of:=IF([.E85]&gt;[.F85];1;0)" office:value-type="float" office:value="1">
            <text:p>1</text:p>
          </table:table-cell>
          <table:table-cell table:style-name="ce3" office:value-type="date" office:date-value="2012-12-01">
            <text:p>12/01/12</text:p>
          </table:table-cell>
          <table:table-cell table:style-name="ce4" table:formula="of:=(1+[.E85])*[.I84]" office:value-type="float" office:value="1.56619067835857">
            <text:p>1.5661906784</text:p>
          </table:table-cell>
          <table:table-cell table:style-name="ce4" table:formula="of:=(1+[.F85])*[.J84]" office:value-type="float" office:value="1.11414130366852">
            <text:p>1.1141413037</text:p>
          </table:table-cell>
          <table:table-cell table:formula="of:=MAX([.$I$2:.I85])" office:value-type="float" office:value="1.69829534073963">
            <text:p>1.6982953407</text:p>
          </table:table-cell>
          <table:table-cell table:style-name="ce1" table:formula="of:=[.I85]/[.K85]-1" office:value-type="percentage" office:value="-0.0777866247478055">
            <text:p>-7.78%</text:p>
          </table:table-cell>
          <table:table-cell table:formula="of:=MAX([.$J$2:.J85])" office:value-type="float" office:value="1.21037747640772">
            <text:p>1.2103774764</text:p>
          </table:table-cell>
          <table:table-cell table:style-name="ce1" table:formula="of:=[.J85]/[.M85]-1" office:value-type="percentage" office:value="-0.0795092230440574">
            <text:p>-7.95%</text:p>
          </table:table-cell>
        </table:table-row>
        <table:table-row table:style-name="ro2">
          <table:table-cell office:value-type="float" office:value="2013.1">
            <text:p>2013.1</text:p>
          </table:table-cell>
          <table:table-cell table:formula="of:=INT([.A86])" office:value-type="float" office:value="2013">
            <text:p>2013</text:p>
          </table:table-cell>
          <table:table-cell table:formula="of:=IF(AND(([.A86]-[.B86])&lt;0.2;([.A86]-[.B86])&gt;0.1);([.A86]-[.B86])*100;([.A86]-[.B86])*10)" office:value-type="float" office:value="0.999999999999091">
            <text:p>1</text:p>
          </table:table-cell>
          <table:table-cell table:style-name="ce3" office:value-type="date" office:date-value="2013-01-01">
            <text:p>01/01/13</text:p>
          </table:table-cell>
          <table:table-cell table:style-name="ce1" office:value-type="percentage" office:value="0.0286114700001898">
            <text:p>2.86%</text:p>
          </table:table-cell>
          <table:table-cell table:style-name="ce1" office:value-type="percentage" office:value="0.0504280635819911">
            <text:p>5.04%</text:p>
          </table:table-cell>
          <table:table-cell table:formula="of:=IF([.E86]&gt;[.F86];1;0)" office:value-type="float" office:value="0">
            <text:p>0</text:p>
          </table:table-cell>
          <table:table-cell table:style-name="ce3" office:value-type="date" office:date-value="2013-01-01">
            <text:p>01/01/13</text:p>
          </table:table-cell>
          <table:table-cell table:style-name="ce4" table:formula="of:=(1+[.E86])*[.I85]" office:value-type="float" office:value="1.61100169596701">
            <text:p>1.611001696</text:p>
          </table:table-cell>
          <table:table-cell table:style-name="ce4" table:formula="of:=(1+[.F86])*[.J85]" office:value-type="float" office:value="1.17032529216924">
            <text:p>1.1703252922</text:p>
          </table:table-cell>
          <table:table-cell table:formula="of:=MAX([.$I$2:.I86])" office:value-type="float" office:value="1.69829534073963">
            <text:p>1.6982953407</text:p>
          </table:table-cell>
          <table:table-cell table:style-name="ce1" table:formula="of:=[.I86]/[.K86]-1" office:value-type="percentage" office:value="-0.0514007444280035">
            <text:p>-5.14%</text:p>
          </table:table-cell>
          <table:table-cell table:formula="of:=MAX([.$J$2:.J86])" office:value-type="float" office:value="1.21037747640772">
            <text:p>1.2103774764</text:p>
          </table:table-cell>
          <table:table-cell table:style-name="ce1" table:formula="of:=[.J86]/[.M86]-1" office:value-type="percentage" office:value="-0.0330906556170867">
            <text:p>-3.31%</text:p>
          </table:table-cell>
        </table:table-row>
        <table:table-row table:style-name="ro2">
          <table:table-cell office:value-type="float" office:value="2013.2">
            <text:p>2013.2</text:p>
          </table:table-cell>
          <table:table-cell table:formula="of:=INT([.A87])" office:value-type="float" office:value="2013">
            <text:p>2013</text:p>
          </table:table-cell>
          <table:table-cell table:formula="of:=IF(AND(([.A87]-[.B87])&lt;0.2;([.A87]-[.B87])&gt;0.1);([.A87]-[.B87])*100;([.A87]-[.B87])*10)" office:value-type="float" office:value="2.00000000000045">
            <text:p>2</text:p>
          </table:table-cell>
          <table:table-cell table:style-name="ce3" office:value-type="date" office:date-value="2013-02-01">
            <text:p>02/01/13</text:p>
          </table:table-cell>
          <table:table-cell table:style-name="ce1" office:value-type="percentage" office:value="0.00465397467361339">
            <text:p>0.47%</text:p>
          </table:table-cell>
          <table:table-cell table:style-name="ce1" office:value-type="percentage" office:value="0.0110606030264802">
            <text:p>1.11%</text:p>
          </table:table-cell>
          <table:table-cell table:formula="of:=IF([.E87]&gt;[.F87];1;0)" office:value-type="float" office:value="0">
            <text:p>0</text:p>
          </table:table-cell>
          <table:table-cell table:style-name="ce3" office:value-type="date" office:date-value="2013-02-01">
            <text:p>02/01/13</text:p>
          </table:table-cell>
          <table:table-cell table:style-name="ce4" table:formula="of:=(1+[.E87])*[.I86]" office:value-type="float" office:value="1.61849925705918">
            <text:p>1.6184992571</text:p>
          </table:table-cell>
          <table:table-cell table:style-name="ce4" table:formula="of:=(1+[.F87])*[.J86]" office:value-type="float" office:value="1.18326979563777">
            <text:p>1.1832697956</text:p>
          </table:table-cell>
          <table:table-cell table:formula="of:=MAX([.$I$2:.I87])" office:value-type="float" office:value="1.69829534073963">
            <text:p>1.6982953407</text:p>
          </table:table-cell>
          <table:table-cell table:style-name="ce1" table:formula="of:=[.I87]/[.K87]-1" office:value-type="percentage" office:value="-0.0469859875171629">
            <text:p>-4.70%</text:p>
          </table:table-cell>
          <table:table-cell table:formula="of:=MAX([.$J$2:.J87])" office:value-type="float" office:value="1.21037747640772">
            <text:p>1.2103774764</text:p>
          </table:table-cell>
          <table:table-cell table:style-name="ce1" table:formula="of:=[.J87]/[.M87]-1" office:value-type="percentage" office:value="-0.0223960551962731">
            <text:p>-2.24%</text:p>
          </table:table-cell>
        </table:table-row>
        <table:table-row table:style-name="ro2">
          <table:table-cell office:value-type="float" office:value="2013.3">
            <text:p>2013.3</text:p>
          </table:table-cell>
          <table:table-cell table:formula="of:=INT([.A88])" office:value-type="float" office:value="2013">
            <text:p>2013</text:p>
          </table:table-cell>
          <table:table-cell table:formula="of:=IF(AND(([.A88]-[.B88])&lt;0.2;([.A88]-[.B88])&gt;0.1);([.A88]-[.B88])*100;([.A88]-[.B88])*10)" office:value-type="float" office:value="2.99999999999955">
            <text:p>3</text:p>
          </table:table-cell>
          <table:table-cell table:style-name="ce3" office:value-type="date" office:date-value="2013-03-01">
            <text:p>03/01/13</text:p>
          </table:table-cell>
          <table:table-cell table:style-name="ce1" office:value-type="percentage" office:value="0.0229508788958512">
            <text:p>2.30%</text:p>
          </table:table-cell>
          <table:table-cell table:style-name="ce1" office:value-type="percentage" office:value="0.0359877994031743">
            <text:p>3.60%</text:p>
          </table:table-cell>
          <table:table-cell table:formula="of:=IF([.E88]&gt;[.F88];1;0)" office:value-type="float" office:value="0">
            <text:p>0</text:p>
          </table:table-cell>
          <table:table-cell table:style-name="ce3" office:value-type="date" office:date-value="2013-03-01">
            <text:p>03/01/13</text:p>
          </table:table-cell>
          <table:table-cell table:style-name="ce4" table:formula="of:=(1+[.E88])*[.I87]" office:value-type="float" office:value="1.65564523750098">
            <text:p>1.6556452375</text:p>
          </table:table-cell>
          <table:table-cell table:style-name="ce4" table:formula="of:=(1+[.F88])*[.J87]" office:value-type="float" office:value="1.22585307168302">
            <text:p>1.2258530717</text:p>
          </table:table-cell>
          <table:table-cell table:formula="of:=MAX([.$I$2:.I88])" office:value-type="float" office:value="1.69829534073963">
            <text:p>1.6982953407</text:p>
          </table:table-cell>
          <table:table-cell table:style-name="ce1" table:formula="of:=[.I88]/[.K88]-1" office:value-type="percentage" office:value="-0.0251134783306201">
            <text:p>-2.51%</text:p>
          </table:table-cell>
          <table:table-cell table:formula="of:=MAX([.$J$2:.J88])" office:value-type="float" office:value="1.22585307168302">
            <text:p>1.2258530717</text:p>
          </table:table-cell>
          <table:table-cell table:style-name="ce1" table:formula="of:=[.J88]/[.M88]-1" office:value-type="percentage" office:value="0">
            <text:p>0.00%</text:p>
          </table:table-cell>
        </table:table-row>
        <table:table-row table:style-name="ro2">
          <table:table-cell office:value-type="float" office:value="2013.4">
            <text:p>2013.4</text:p>
          </table:table-cell>
          <table:table-cell table:formula="of:=INT([.A89])" office:value-type="float" office:value="2013">
            <text:p>2013</text:p>
          </table:table-cell>
          <table:table-cell table:formula="of:=IF(AND(([.A89]-[.B89])&lt;0.2;([.A89]-[.B89])&gt;0.1);([.A89]-[.B89])*100;([.A89]-[.B89])*10)" office:value-type="float" office:value="4.00000000000091">
            <text:p>4</text:p>
          </table:table-cell>
          <table:table-cell table:style-name="ce3" office:value-type="date" office:date-value="2013-04-01">
            <text:p>04/01/13</text:p>
          </table:table-cell>
          <table:table-cell table:style-name="ce1" office:value-type="percentage" office:value="0.0737126255719471">
            <text:p>7.37%</text:p>
          </table:table-cell>
          <table:table-cell table:style-name="ce1" office:value-type="percentage" office:value="0.018085763992888">
            <text:p>1.81%</text:p>
          </table:table-cell>
          <table:table-cell table:formula="of:=IF([.E89]&gt;[.F89];1;0)" office:value-type="float" office:value="1">
            <text:p>1</text:p>
          </table:table-cell>
          <table:table-cell table:style-name="ce3" office:value-type="date" office:date-value="2013-04-01">
            <text:p>04/01/13</text:p>
          </table:table-cell>
          <table:table-cell table:style-name="ce4" table:formula="of:=(1+[.E89])*[.I88]" office:value-type="float" office:value="1.77768719497286">
            <text:p>1.777687195</text:p>
          </table:table-cell>
          <table:table-cell table:style-name="ce4" table:formula="of:=(1+[.F89])*[.J88]" office:value-type="float" office:value="1.24802356102743">
            <text:p>1.248023561</text:p>
          </table:table-cell>
          <table:table-cell table:formula="of:=MAX([.$I$2:.I89])" office:value-type="float" office:value="1.77768719497286">
            <text:p>1.777687195</text:p>
          </table:table-cell>
          <table:table-cell table:style-name="ce1" table:formula="of:=[.I89]/[.K89]-1" office:value-type="percentage" office:value="0">
            <text:p>0.00%</text:p>
          </table:table-cell>
          <table:table-cell table:formula="of:=MAX([.$J$2:.J89])" office:value-type="float" office:value="1.24802356102743">
            <text:p>1.248023561</text:p>
          </table:table-cell>
          <table:table-cell table:style-name="ce1" table:formula="of:=[.J89]/[.M89]-1" office:value-type="percentage" office:value="0">
            <text:p>0.00%</text:p>
          </table:table-cell>
        </table:table-row>
        <table:table-row table:style-name="ro2">
          <table:table-cell office:value-type="float" office:value="2013.5">
            <text:p>2013.5</text:p>
          </table:table-cell>
          <table:table-cell table:formula="of:=INT([.A90])" office:value-type="float" office:value="2013">
            <text:p>2013</text:p>
          </table:table-cell>
          <table:table-cell table:formula="of:=IF(AND(([.A90]-[.B90])&lt;0.2;([.A90]-[.B90])&gt;0.1);([.A90]-[.B90])*100;([.A90]-[.B90])*10)" office:value-type="float" office:value="5">
            <text:p>5</text:p>
          </table:table-cell>
          <table:table-cell table:style-name="ce3" office:value-type="date" office:date-value="2013-05-01">
            <text:p>05/01/13</text:p>
          </table:table-cell>
          <table:table-cell table:style-name="ce1" office:value-type="percentage" office:value="-0.0410199784786726">
            <text:p>-4.10%</text:p>
          </table:table-cell>
          <table:table-cell table:style-name="ce1" office:value-type="percentage" office:value="0.0207627834774065">
            <text:p>2.08%</text:p>
          </table:table-cell>
          <table:table-cell table:formula="of:=IF([.E90]&gt;[.F90];1;0)" office:value-type="float" office:value="0">
            <text:p>0</text:p>
          </table:table-cell>
          <table:table-cell table:style-name="ce3" office:value-type="date" office:date-value="2013-05-01">
            <text:p>05/01/13</text:p>
          </table:table-cell>
          <table:table-cell table:style-name="ce4" table:formula="of:=(1+[.E90])*[.I89]" office:value-type="float" office:value="1.70476650449326">
            <text:p>1.7047665045</text:p>
          </table:table-cell>
          <table:table-cell table:style-name="ce4" table:formula="of:=(1+[.F90])*[.J89]" office:value-type="float" office:value="1.27393600399975">
            <text:p>1.273936004</text:p>
          </table:table-cell>
          <table:table-cell table:formula="of:=MAX([.$I$2:.I90])" office:value-type="float" office:value="1.77768719497286">
            <text:p>1.777687195</text:p>
          </table:table-cell>
          <table:table-cell table:style-name="ce1" table:formula="of:=[.I90]/[.K90]-1" office:value-type="percentage" office:value="-0.0410199784786725">
            <text:p>-4.10%</text:p>
          </table:table-cell>
          <table:table-cell table:formula="of:=MAX([.$J$2:.J90])" office:value-type="float" office:value="1.27393600399975">
            <text:p>1.273936004</text:p>
          </table:table-cell>
          <table:table-cell table:style-name="ce1" table:formula="of:=[.J90]/[.M90]-1" office:value-type="percentage" office:value="0">
            <text:p>0.00%</text:p>
          </table:table-cell>
        </table:table-row>
        <table:table-row table:style-name="ro2">
          <table:table-cell office:value-type="float" office:value="2013.6">
            <text:p>2013.6</text:p>
          </table:table-cell>
          <table:table-cell table:formula="of:=INT([.A91])" office:value-type="float" office:value="2013">
            <text:p>2013</text:p>
          </table:table-cell>
          <table:table-cell table:formula="of:=IF(AND(([.A91]-[.B91])&lt;0.2;([.A91]-[.B91])&gt;0.1);([.A91]-[.B91])*100;([.A91]-[.B91])*10)" office:value-type="float" office:value="5.99999999999909">
            <text:p>6</text:p>
          </table:table-cell>
          <table:table-cell table:style-name="ce3" office:value-type="date" office:date-value="2013-06-01">
            <text:p>06/01/13</text:p>
          </table:table-cell>
          <table:table-cell table:style-name="ce1" office:value-type="percentage" office:value="0.00039488409716304">
            <text:p>0.04%</text:p>
          </table:table-cell>
          <table:table-cell table:style-name="ce1" office:value-type="percentage" office:value="-0.0149993254596074">
            <text:p>-1.50%</text:p>
          </table:table-cell>
          <table:table-cell table:formula="of:=IF([.E91]&gt;[.F91];1;0)" office:value-type="float" office:value="1">
            <text:p>1</text:p>
          </table:table-cell>
          <table:table-cell table:style-name="ce3" office:value-type="date" office:date-value="2013-06-01">
            <text:p>06/01/13</text:p>
          </table:table-cell>
          <table:table-cell table:style-name="ce4" table:formula="of:=(1+[.E91])*[.I90]" office:value-type="float" office:value="1.70543968967526">
            <text:p>1.7054396897</text:p>
          </table:table-cell>
          <table:table-cell table:style-name="ce4" table:formula="of:=(1+[.F91])*[.J90]" office:value-type="float" office:value="1.25482782326105">
            <text:p>1.2548278233</text:p>
          </table:table-cell>
          <table:table-cell table:formula="of:=MAX([.$I$2:.I91])" office:value-type="float" office:value="1.77768719497286">
            <text:p>1.777687195</text:p>
          </table:table-cell>
          <table:table-cell table:style-name="ce1" table:formula="of:=[.I91]/[.K91]-1" office:value-type="percentage" office:value="-0.0406412925186767">
            <text:p>-4.06%</text:p>
          </table:table-cell>
          <table:table-cell table:formula="of:=MAX([.$J$2:.J91])" office:value-type="float" office:value="1.27393600399975">
            <text:p>1.273936004</text:p>
          </table:table-cell>
          <table:table-cell table:style-name="ce1" table:formula="of:=[.J91]/[.M91]-1" office:value-type="percentage" office:value="-0.0149993254596074">
            <text:p>-1.50%</text:p>
          </table:table-cell>
        </table:table-row>
        <table:table-row table:style-name="ro2">
          <table:table-cell office:value-type="float" office:value="2013.7">
            <text:p>2013.7</text:p>
          </table:table-cell>
          <table:table-cell table:formula="of:=INT([.A92])" office:value-type="float" office:value="2013">
            <text:p>2013</text:p>
          </table:table-cell>
          <table:table-cell table:formula="of:=IF(AND(([.A92]-[.B92])&lt;0.2;([.A92]-[.B92])&gt;0.1);([.A92]-[.B92])*100;([.A92]-[.B92])*10)" office:value-type="float" office:value="7.00000000000046">
            <text:p>7</text:p>
          </table:table-cell>
          <table:table-cell table:style-name="ce3" office:value-type="date" office:date-value="2013-07-01">
            <text:p>07/01/13</text:p>
          </table:table-cell>
          <table:table-cell table:style-name="ce1" office:value-type="percentage" office:value="0.00842260635826508">
            <text:p>0.84%</text:p>
          </table:table-cell>
          <table:table-cell table:style-name="ce1" office:value-type="percentage" office:value="0.0494621112134872">
            <text:p>4.95%</text:p>
          </table:table-cell>
          <table:table-cell table:formula="of:=IF([.E92]&gt;[.F92];1;0)" office:value-type="float" office:value="0">
            <text:p>0</text:p>
          </table:table-cell>
          <table:table-cell table:style-name="ce3" office:value-type="date" office:date-value="2013-07-01">
            <text:p>07/01/13</text:p>
          </table:table-cell>
          <table:table-cell table:style-name="ce4" table:formula="of:=(1+[.E92])*[.I91]" office:value-type="float" office:value="1.71980393684916">
            <text:p>1.7198039368</text:p>
          </table:table-cell>
          <table:table-cell table:style-name="ce4" table:formula="of:=(1+[.F92])*[.J91]" office:value-type="float" office:value="1.31689425660896">
            <text:p>1.3168942566</text:p>
          </table:table-cell>
          <table:table-cell table:formula="of:=MAX([.$I$2:.I92])" office:value-type="float" office:value="1.77768719497286">
            <text:p>1.777687195</text:p>
          </table:table-cell>
          <table:table-cell table:style-name="ce1" table:formula="of:=[.I92]/[.K92]-1" office:value-type="percentage" office:value="-0.0325609917691875">
            <text:p>-3.26%</text:p>
          </table:table-cell>
          <table:table-cell table:formula="of:=MAX([.$J$2:.J92])" office:value-type="float" office:value="1.31689425660896">
            <text:p>1.3168942566</text:p>
          </table:table-cell>
          <table:table-cell table:style-name="ce1" table:formula="of:=[.J92]/[.M92]-1" office:value-type="percentage" office:value="0">
            <text:p>0.00%</text:p>
          </table:table-cell>
        </table:table-row>
        <table:table-row table:style-name="ro2">
          <table:table-cell office:value-type="float" office:value="2013.8">
            <text:p>2013.8</text:p>
          </table:table-cell>
          <table:table-cell table:formula="of:=INT([.A93])" office:value-type="float" office:value="2013">
            <text:p>2013</text:p>
          </table:table-cell>
          <table:table-cell table:formula="of:=IF(AND(([.A93]-[.B93])&lt;0.2;([.A93]-[.B93])&gt;0.1);([.A93]-[.B93])*100;([.A93]-[.B93])*10)" office:value-type="float" office:value="7.99999999999955">
            <text:p>8</text:p>
          </table:table-cell>
          <table:table-cell table:style-name="ce3" office:value-type="date" office:date-value="2013-08-01">
            <text:p>08/01/13</text:p>
          </table:table-cell>
          <table:table-cell table:style-name="ce1" office:value-type="percentage" office:value="-0.0364050436666764">
            <text:p>-3.64%</text:p>
          </table:table-cell>
          <table:table-cell table:style-name="ce1" office:value-type="percentage" office:value="-0.0312980133236046">
            <text:p>-3.13%</text:p>
          </table:table-cell>
          <table:table-cell table:formula="of:=IF([.E93]&gt;[.F93];1;0)" office:value-type="float" office:value="0">
            <text:p>0</text:p>
          </table:table-cell>
          <table:table-cell table:style-name="ce3" office:value-type="date" office:date-value="2013-08-01">
            <text:p>08/01/13</text:p>
          </table:table-cell>
          <table:table-cell table:style-name="ce4" table:formula="of:=(1+[.E93])*[.I92]" office:value-type="float" office:value="1.65719439943004">
            <text:p>1.6571943994</text:p>
          </table:table-cell>
          <table:table-cell table:style-name="ce4" table:formula="of:=(1+[.F93])*[.J92]" office:value-type="float" office:value="1.27567808261984">
            <text:p>1.2756780826</text:p>
          </table:table-cell>
          <table:table-cell table:formula="of:=MAX([.$I$2:.I93])" office:value-type="float" office:value="1.77768719497286">
            <text:p>1.777687195</text:p>
          </table:table-cell>
          <table:table-cell table:style-name="ce1" table:formula="of:=[.I93]/[.K93]-1" office:value-type="percentage" office:value="-0.0677806511086765">
            <text:p>-6.78%</text:p>
          </table:table-cell>
          <table:table-cell table:formula="of:=MAX([.$J$2:.J93])" office:value-type="float" office:value="1.31689425660896">
            <text:p>1.3168942566</text:p>
          </table:table-cell>
          <table:table-cell table:style-name="ce1" table:formula="of:=[.J93]/[.M93]-1" office:value-type="percentage" office:value="-0.0312980133236046">
            <text:p>-3.13%</text:p>
          </table:table-cell>
        </table:table-row>
        <table:table-row table:style-name="ro2">
          <table:table-cell office:value-type="string">
            <text:p>pct positive</text:p>
          </table:table-cell>
          <table:table-cell table:number-columns-repeated="3"/>
          <table:table-cell table:style-name="ce1" table:formula="of:=COUNTIF([.E2:.E93];&quot;&gt;0&quot;)/COUNT([.E2:.E93])" office:value-type="percentage" office:value="0.565217391304348">
            <text:p>56.52%</text:p>
          </table:table-cell>
          <table:table-cell table:style-name="ce1" table:formula="of:=COUNTIF([.F2:.F93];&quot;&gt;0&quot;)/COUNT([.F2:.F93])" office:value-type="percentage" office:value="0.630434782608696">
            <text:p>63.04%</text:p>
          </table:table-cell>
          <table:table-cell table:style-name="ce1" table:formula="of:=SUM([.G2:.G93])/COUNT([.G2:.G93])" office:value-type="percentage" office:value="0.467391304347826">
            <text:p>46.74%</text:p>
          </table:table-cell>
          <table:table-cell table:style-name="ce1" table:number-columns-repeated="3"/>
          <table:table-cell table:number-columns-repeated="4"/>
        </table:table-row>
        <table:table-row table:style-name="ro2">
          <table:table-cell office:value-type="string">
            <text:p>average</text:p>
          </table:table-cell>
          <table:table-cell table:number-columns-repeated="3"/>
          <table:table-cell table:formula="of:=AVERAGE([.E2:.E93])" office:value-type="percentage" office:value="0.00655132404167632">
            <text:p>0.66%</text:p>
          </table:table-cell>
          <table:table-cell table:formula="of:=AVERAGE([.F2:.F93])" office:value-type="percentage" office:value="0.00402985218281915">
            <text:p>0.40%</text:p>
          </table:table-cell>
          <table:table-cell table:number-columns-repeated="8"/>
        </table:table-row>
        <table:table-row table:style-name="ro2">
          <table:table-cell office:value-type="string">
            <text:p>std</text:p>
          </table:table-cell>
          <table:table-cell table:number-columns-repeated="3"/>
          <table:table-cell table:style-name="ce1" table:formula="of:=STDEV([.E2:.E93])" office:value-type="percentage" office:value="0.0349828720458667">
            <text:p>3.50%</text:p>
          </table:table-cell>
          <table:table-cell table:style-name="ce1" table:formula="of:=STDEV([.F2:.F93])" office:value-type="percentage" office:value="0.0467232688622592">
            <text:p>4.67%</text:p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>
            <text:p>SR</text:p>
          </table:table-cell>
          <table:table-cell table:number-columns-repeated="3"/>
          <table:table-cell table:style-name="ce2" table:formula="of:=[.E95]/[.E96]*12/SQRT(12)" office:value-type="float" office:value="0.64873038909746">
            <text:p>0.65</text:p>
          </table:table-cell>
          <table:table-cell table:style-name="ce2" table:formula="of:=[.F95]/[.F96]*12/SQRT(12)" office:value-type="float" office:value="0.298776558130466">
            <text:p>0.30</text:p>
          </table:table-cell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2">
          <table:table-cell office:value-type="string">
            <text:p>CAGR</text:p>
          </table:table-cell>
          <table:table-cell table:number-columns-repeated="3"/>
          <table:table-cell table:style-name="ce1" table:formula="of:=(1+[.E95])^12-1" office:value-type="percentage" office:value="0.0815113798610319">
            <text:p>8.15%</text:p>
          </table:table-cell>
          <table:table-cell table:style-name="ce1" table:formula="of:=(1+[.F95])^12-1" office:value-type="percentage" office:value="0.049444575951114">
            <text:p>4.94%</text:p>
          </table:table-cell>
          <table:table-cell table:number-columns-repeated="8"/>
        </table:table-row>
        <table:table-row table:style-name="ro2">
          <table:table-cell office:value-type="string">
            <text:p>Worst Month</text:p>
          </table:table-cell>
          <table:table-cell table:number-columns-repeated="3"/>
          <table:table-cell table:formula="of:=MIN([.L2:.L93])" office:value-type="percentage" office:value="-0.148214583633543">
            <text:p>-14.82%</text:p>
          </table:table-cell>
          <table:table-cell table:formula="of:=MIN([.N2:.N93])" office:value-type="percentage" office:value="-0.525558610540991">
            <text:p>-52.56%</text:p>
          </table:table-cell>
          <table:table-cell table:number-columns-repeated="8"/>
        </table:table-row>
        <table:table-row table:style-name="ro2" table:number-rows-repeated="104847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8T09:33:40</dc:date>
    <dc:creator>Troy Shu</dc:creator>
    <meta:generator>LibreOffice/3.5$Linux_X86_64 LibreOffice_project/350m1$Build-2</meta:generator>
    <meta:editing-duration>PT13H52M32S</meta:editing-duration>
    <meta:editing-cycles>32</meta:editing-cycles>
    <meta:document-statistic meta:table-count="3" meta:cell-count="35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8.991cm" xlink:href=".." xlink:type="simple" chart:class="chart:bar" chart:style-name="ch1">
        <chart:legend chart:legend-position="end" svg:x="13.882cm" svg:y="3.947cm" style:legend-expansion="high" chart:style-name="ch2"/>
        <chart:plot-area chart:style-name="ch3" table:cell-range-address="'non gc'.D1:'non gc'.F93" chart:data-source-has-labels="both" svg:x="0.77cm" svg:y="0.851cm" svg:width="12.472cm" svg:height="7.541cm">
          <chartooo:coordinate-region svg:x="2.291cm" svg:y="1.051cm" svg:width="10.951cm" svg:height="7.142cm"/>
          <chart:axis chart:dimension="x" chart:name="primary-x" chart:style-name="ch4" chartooo:axis-type="auto">
            <chartooo:date-scale/>
            <chart:categories table:cell-range-address="'non gc'.D2:'non gc'.D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n gc'.E2:'non gc'.E93" chart:label-cell-address="'non gc'.E1:'non gc'.E1" chart:class="chart:bar">
            <chart:data-point chart:repeated="92"/>
          </chart:series>
          <chart:series chart:style-name="ch8" chart:values-cell-range-address="'non gc'.F2:'non gc'.F93" chart:label-cell-address="'non gc'.F1:'non gc'.F1" chart:class="chart:bar">
            <chart:data-point chart:repeated="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A</text:p>
                <draw:g>
                  <svg:desc>'non gc'.E1:'non gc'.E1</svg:desc>
                </draw:g>
              </table:table-cell>
              <table:table-cell office:value-type="string">
                <text:p>S&amp;P 500</text:p>
                <draw:g>
                  <svg:desc>'non gc'.F1:'non gc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on gc'.D2:'non gc'.D93</svg:desc>
                </draw:g>
              </table:table-cell>
              <table:table-cell office:value-type="float" office:value="0.0417293914089472">
                <text:p>0.0417293914089472</text:p>
                <draw:g>
                  <svg:desc>'non gc'.E2:'non gc'.E93</svg:desc>
                </draw:g>
              </table:table-cell>
              <table:table-cell office:value-type="float" office:value="0.025466838635253">
                <text:p>0.025466838635253</text:p>
                <draw:g>
                  <svg:desc>'non gc'.F2:'non gc'.F93</svg:desc>
                </draw:g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0.00286084875573001">
                <text:p>0.00286084875573001</text:p>
              </table:table-cell>
              <table:table-cell office:value-type="float" office:value="0.000453096681457543">
                <text:p>0.000453096681457543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0.0417326273571257">
                <text:p>0.0417326273571257</text:p>
              </table:table-cell>
              <table:table-cell office:value-type="float" office:value="0.0110958412068776">
                <text:p>0.0110958412068776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0.0431728721138913">
                <text:p>0.0431728721138913</text:p>
              </table:table-cell>
              <table:table-cell office:value-type="float" office:value="0.0121556604137867">
                <text:p>0.0121556604137867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-0.0825337398490221">
                <text:p>-0.0825337398490221</text:p>
              </table:table-cell>
              <table:table-cell office:value-type="float" office:value="-0.0309169012902388">
                <text:p>-0.0309169012902388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-0.0452655333687052">
                <text:p>-0.0452655333687052</text:p>
              </table:table-cell>
              <table:table-cell office:value-type="float" office:value="0.0000866080356511922">
                <text:p>0.0000866080356511922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0.0203837585464279">
                <text:p>0.0203837585464279</text:p>
              </table:table-cell>
              <table:table-cell office:value-type="float" office:value="0.0050858132577547">
                <text:p>0.005085813257754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-0.0192521265455852">
                <text:p>-0.0192521265455852</text:p>
              </table:table-cell>
              <table:table-cell office:value-type="float" office:value="0.0212742625287858">
                <text:p>0.0212742625287858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-0.0282901961848242">
                <text:p>-0.0282901961848242</text:p>
              </table:table-cell>
              <table:table-cell office:value-type="float" office:value="0.0245662744857418">
                <text:p>0.0245662744857418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0.0164632529839865">
                <text:p>0.0164632529839865</text:p>
              </table:table-cell>
              <table:table-cell office:value-type="float" office:value="0.0315080285960252">
                <text:p>0.0315080285960252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0.0289736899411548">
                <text:p>0.0289736899411548</text:p>
              </table:table-cell>
              <table:table-cell office:value-type="float" office:value="0.0164666095766144">
                <text:p>0.0164666095766144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-0.0117343197244912">
                <text:p>-0.0117343197244912</text:p>
              </table:table-cell>
              <table:table-cell office:value-type="float" office:value="0.012615751483261">
                <text:p>0.012615751483261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0.0142101506396413">
                <text:p>0.0142101506396413</text:p>
              </table:table-cell>
              <table:table-cell office:value-type="float" office:value="0.0140590848198547">
                <text:p>0.0140590848198547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-0.0178236774087561">
                <text:p>-0.0178236774087561</text:p>
              </table:table-cell>
              <table:table-cell office:value-type="float" office:value="-0.0218461452886862">
                <text:p>-0.0218461452886862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0.0105557210603662">
                <text:p>0.0105557210603662</text:p>
              </table:table-cell>
              <table:table-cell office:value-type="float" office:value="0.0099799547916577">
                <text:p>0.0099799547916577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0.0302209021026762">
                <text:p>0.0302209021026762</text:p>
              </table:table-cell>
              <table:table-cell office:value-type="float" office:value="0.0432906831074138">
                <text:p>0.0432906831074138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0.0242114899812857">
                <text:p>0.0242114899812857</text:p>
              </table:table-cell>
              <table:table-cell office:value-type="float" office:value="0.032549228600147">
                <text:p>0.032549228600147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-0.0221633789247055">
                <text:p>-0.0221633789247055</text:p>
              </table:table-cell>
              <table:table-cell office:value-type="float" office:value="-0.0178163097306974">
                <text:p>-0.0178163097306974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-0.0102453666396698">
                <text:p>-0.0102453666396698</text:p>
              </table:table-cell>
              <table:table-cell office:value-type="float" office:value="-0.0319819070742009">
                <text:p>-0.0319819070742009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-0.00674050515307356">
                <text:p>-0.00674050515307356</text:p>
              </table:table-cell>
              <table:table-cell office:value-type="float" office:value="0.012863592323074">
                <text:p>0.012863592323074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0.0651545131186149">
                <text:p>0.0651545131186149</text:p>
              </table:table-cell>
              <table:table-cell office:value-type="float" office:value="0.0357940013161555">
                <text:p>0.0357940013161555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0.0566513130387822">
                <text:p>0.0566513130387822</text:p>
              </table:table-cell>
              <table:table-cell office:value-type="float" office:value="0.0148223350253809">
                <text:p>0.0148223350253809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0.00666154929887441">
                <text:p>0.00666154929887441</text:p>
              </table:table-cell>
              <table:table-cell office:value-type="float" office:value="-0.0440434238211414">
                <text:p>-0.0440434238211414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0.0263396806057186">
                <text:p>0.0263396806057186</text:p>
              </table:table-cell>
              <table:table-cell office:value-type="float" office:value="-0.00862848886668388">
                <text:p>-0.00862848886668388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0.021195396040234">
                <text:p>0.021195396040234</text:p>
              </table:table-cell>
              <table:table-cell office:value-type="float" office:value="-0.0611634748971641">
                <text:p>-0.0611634748971641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0.0647710185964414">
                <text:p>0.0647710185964414</text:p>
              </table:table-cell>
              <table:table-cell office:value-type="float" office:value="-0.0347611620906023">
                <text:p>-0.0347611620906023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-0.00221385976892119">
                <text:p>-0.00221385976892119</text:p>
              </table:table-cell>
              <table:table-cell office:value-type="float" office:value="-0.00595958305464339">
                <text:p>-0.00595958305464339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-0.00481737825013018">
                <text:p>-0.00481737825013018</text:p>
              </table:table-cell>
              <table:table-cell office:value-type="float" office:value="0.0475466848113706">
                <text:p>0.0475466848113706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0.0093809951148669">
                <text:p>0.0093809951148669</text:p>
              </table:table-cell>
              <table:table-cell office:value-type="float" office:value="0.0106741532487966">
                <text:p>0.0106741532487966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.0626005555415621">
                <text:p>0.0626005555415621</text:p>
              </table:table-cell>
              <table:table-cell office:value-type="float" office:value="-0.0859623816392694">
                <text:p>-0.0859623816392694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-0.0549384777678967">
                <text:p>-0.0549384777678967</text:p>
              </table:table-cell>
              <table:table-cell office:value-type="float" office:value="-0.00985937499999989">
                <text:p>-0.00985937499999989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0.0102237151901146">
                <text:p>0.0102237151901146</text:p>
              </table:table-cell>
              <table:table-cell office:value-type="float" office:value="0.0121905032429104">
                <text:p>0.0121905032429104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-0.0197726102218189">
                <text:p>-0.0197726102218189</text:p>
              </table:table-cell>
              <table:table-cell office:value-type="float" office:value="-0.090791453271283">
                <text:p>-0.090791453271283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-0.0528325640882866">
                <text:p>-0.0528325640882866</text:p>
              </table:table-cell>
              <table:table-cell office:value-type="float" office:value="-0.169424534449055">
                <text:p>-0.169424534449055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0.0765115970421415">
                <text:p>0.0765115970421415</text:p>
              </table:table-cell>
              <table:table-cell office:value-type="float" office:value="-0.0748490322580645">
                <text:p>-0.0748490322580645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0.0910648103513705">
                <text:p>0.0910648103513705</text:p>
              </table:table-cell>
              <table:table-cell office:value-type="float" office:value="0.00782156565205749">
                <text:p>0.00782156565205749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-0.0147225381146738">
                <text:p>-0.0147225381146738</text:p>
              </table:table-cell>
              <table:table-cell office:value-type="float" office:value="-0.0856573484638804">
                <text:p>-0.0856573484638804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0.0142005570691168">
                <text:p>0.0142005570691168</text:p>
              </table:table-cell>
              <table:table-cell office:value-type="float" office:value="-0.109931224875285">
                <text:p>-0.109931224875285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0.0155605269501333">
                <text:p>0.0155605269501333</text:p>
              </table:table-cell>
              <table:table-cell office:value-type="float" office:value="0.0854045082915016">
                <text:p>0.0854045082915016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-0.0297549802863847">
                <text:p>-0.0297549802863847</text:p>
              </table:table-cell>
              <table:table-cell office:value-type="float" office:value="0.0939250755135548">
                <text:p>0.0939250755135548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-0.00766976375082396">
                <text:p>-0.00766976375082396</text:p>
              </table:table-cell>
              <table:table-cell office:value-type="float" office:value="0.0530814266564317">
                <text:p>0.0530814266564317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-0.0285157429160365">
                <text:p>-0.0285157429160365</text:p>
              </table:table-cell>
              <table:table-cell office:value-type="float" office:value="0.000195835237287056">
                <text:p>0.000195835237287056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0.0464219967411814">
                <text:p>0.0464219967411814</text:p>
              </table:table-cell>
              <table:table-cell office:value-type="float" office:value="0.0741417569507896">
                <text:p>0.0741417569507896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-0.00248405892774772">
                <text:p>-0.00248405892774772</text:p>
              </table:table-cell>
              <table:table-cell office:value-type="float" office:value="0.0335601733705999">
                <text:p>0.0335601733705999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0.111378438586266">
                <text:p>0.111378438586266</text:p>
              </table:table-cell>
              <table:table-cell office:value-type="float" office:value="0.0357233838255178">
                <text:p>0.0357233838255178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0.031621410207012">
                <text:p>0.031621410207012</text:p>
              </table:table-cell>
              <table:table-cell office:value-type="float" office:value="-0.0197619858478071">
                <text:p>-0.0197619858478071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0.0310321443082129">
                <text:p>0.0310321443082129</text:p>
              </table:table-cell>
              <table:table-cell office:value-type="float" office:value="0.0573639969503663">
                <text:p>0.0573639969503663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-0.0308218868491158">
                <text:p>-0.0308218868491158</text:p>
              </table:table-cell>
              <table:table-cell office:value-type="float" office:value="0.0177705977382874">
                <text:p>0.0177705977382874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-0.0555348793798722">
                <text:p>-0.0555348793798722</text:p>
              </table:table-cell>
              <table:table-cell office:value-type="float" office:value="-0.0369742623979912">
                <text:p>-0.0369742623979912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0.00626446337765429">
                <text:p>0.00626446337765429</text:p>
              </table:table-cell>
              <table:table-cell office:value-type="float" office:value="0.0285136934638273">
                <text:p>0.0285136934638273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0.0423284415635654">
                <text:p>0.0423284415635654</text:p>
              </table:table-cell>
              <table:table-cell office:value-type="float" office:value="0.0587963675542558">
                <text:p>0.0587963675542558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0.0286578570036842">
                <text:p>0.0286578570036842</text:p>
              </table:table-cell>
              <table:table-cell office:value-type="float" office:value="0.01475932719359">
                <text:p>0.01475932719359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-0.0504949035031036">
                <text:p>-0.0504949035031036</text:p>
              </table:table-cell>
              <table:table-cell office:value-type="float" office:value="-0.0819759162038949">
                <text:p>-0.0819759162038949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0.0150912096872944">
                <text:p>0.0150912096872944</text:p>
              </table:table-cell>
              <table:table-cell office:value-type="float" office:value="-0.0538823766993144">
                <text:p>-0.0538823766993144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-0.0161744409131808">
                <text:p>-0.0161744409131808</text:p>
              </table:table-cell>
              <table:table-cell office:value-type="float" office:value="0.0687778327560613">
                <text:p>0.0687778327560613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0.0271630500207907">
                <text:p>0.0271630500207907</text:p>
              </table:table-cell>
              <table:table-cell office:value-type="float" office:value="-0.0474491648511256">
                <text:p>-0.0474491648511256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0.0218073568350876">
                <text:p>0.0218073568350876</text:p>
              </table:table-cell>
              <table:table-cell office:value-type="float" office:value="0.0875511040378147">
                <text:p>0.0875511040378147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-0.0130492825194295">
                <text:p>-0.0130492825194295</text:p>
              </table:table-cell>
              <table:table-cell office:value-type="float" office:value="0.0368559411146161">
                <text:p>0.0368559411146161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-0.0120615286637278">
                <text:p>-0.0120615286637278</text:p>
              </table:table-cell>
              <table:table-cell office:value-type="float" office:value="-0.00229028277808774">
                <text:p>-0.00229028277808774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0.0311176102064341">
                <text:p>0.0311176102064341</text:p>
              </table:table-cell>
              <table:table-cell office:value-type="float" office:value="0.0653000720003389">
                <text:p>0.0653000720003389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-0.00699966468013147">
                <text:p>-0.00699966468013147</text:p>
              </table:table-cell>
              <table:table-cell office:value-type="float" office:value="0.0226455901529847">
                <text:p>0.0226455901529847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0.0191672905785181">
                <text:p>0.0191672905785181</text:p>
              </table:table-cell>
              <table:table-cell office:value-type="float" office:value="0.0319565825894941">
                <text:p>0.0319565825894941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-0.024172390673293">
                <text:p>-0.024172390673293</text:p>
              </table:table-cell>
              <table:table-cell office:value-type="float" office:value="-0.00104730187911584">
                <text:p>-0.00104730187911584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0.0338512838255032">
                <text:p>0.0338512838255032</text:p>
              </table:table-cell>
              <table:table-cell office:value-type="float" office:value="0.0284953576250349">
                <text:p>0.0284953576250349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-0.017108282147468">
                <text:p>-0.017108282147468</text:p>
              </table:table-cell>
              <table:table-cell office:value-type="float" office:value="-0.0135009276846018">
                <text:p>-0.0135009276846018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-0.0102534657029102">
                <text:p>-0.0102534657029102</text:p>
              </table:table-cell>
              <table:table-cell office:value-type="float" office:value="-0.0182575081772227">
                <text:p>-0.018257508177222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0.00284170320012578">
                <text:p>0.00284170320012578</text:p>
              </table:table-cell>
              <table:table-cell office:value-type="float" office:value="-0.0214744366367823">
                <text:p>-0.0214744366367823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0.0724706281081295">
                <text:p>0.0724706281081295</text:p>
              </table:table-cell>
              <table:table-cell office:value-type="float" office:value="-0.0567910979044788">
                <text:p>-0.0567910979044788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-0.0312101909126851">
                <text:p>-0.0312101909126851</text:p>
              </table:table-cell>
              <table:table-cell office:value-type="float" office:value="-0.071762012979022">
                <text:p>-0.071762012979022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-0.0143395945556396">
                <text:p>-0.0143395945556396</text:p>
              </table:table-cell>
              <table:table-cell office:value-type="float" office:value="0.107723038305846">
                <text:p>0.107723038305846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0.00130046162347086">
                <text:p>0.00130046162347086</text:p>
              </table:table-cell>
              <table:table-cell office:value-type="float" office:value="-0.00505864517673338">
                <text:p>-0.00505864517673338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-0.0267143249434191">
                <text:p>-0.0267143249434191</text:p>
              </table:table-cell>
              <table:table-cell office:value-type="float" office:value="0.0085327516520175">
                <text:p>0.008532751652017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0.0332299038548816">
                <text:p>0.0332299038548816</text:p>
              </table:table-cell>
              <table:table-cell office:value-type="float" office:value="0.0435830152671757">
                <text:p>0.043583015267175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-0.0108965687417631">
                <text:p>-0.0108965687417631</text:p>
              </table:table-cell>
              <table:table-cell office:value-type="float" office:value="0.0405894499432342">
                <text:p>0.0405894499432342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0.0125312232195636">
                <text:p>0.0125312232195636</text:p>
              </table:table-cell>
              <table:table-cell office:value-type="float" office:value="0.0313323765450177">
                <text:p>0.031332376545017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-0.00126883399199174">
                <text:p>-0.00126883399199174</text:p>
              </table:table-cell>
              <table:table-cell office:value-type="float" office:value="-0.00749749728428717">
                <text:p>-0.0074974972842871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-0.0690502734812183">
                <text:p>-0.0690502734812183</text:p>
              </table:table-cell>
              <table:table-cell office:value-type="float" office:value="-0.0626506713593866">
                <text:p>-0.0626506713593866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0.0135165845809884">
                <text:p>0.0135165845809884</text:p>
              </table:table-cell>
              <table:table-cell office:value-type="float" office:value="0.0395549212793724">
                <text:p>0.0395549212793724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0.0137216470710309">
                <text:p>0.0137216470710309</text:p>
              </table:table-cell>
              <table:table-cell office:value-type="float" office:value="0.0125976390438713">
                <text:p>0.0125976390438713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-0.0117738739817144">
                <text:p>-0.0117738739817144</text:p>
              </table:table-cell>
              <table:table-cell office:value-type="float" office:value="0.0197633616564683">
                <text:p>0.019763361656468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-0.0144637890678893">
                <text:p>-0.0144637890678893</text:p>
              </table:table-cell>
              <table:table-cell office:value-type="float" office:value="0.0242360903752366">
                <text:p>0.024236090375236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-0.00156765241605428">
                <text:p>-0.00156765241605428</text:p>
              </table:table-cell>
              <table:table-cell office:value-type="float" office:value="-0.0197894035414078">
                <text:p>-0.0197894035414078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0.0214838256532783">
                <text:p>0.0214838256532783</text:p>
              </table:table-cell>
              <table:table-cell office:value-type="float" office:value="0.00284670292318157">
                <text:p>0.00284670292318157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0.00929757629682371">
                <text:p>0.00929757629682371</text:p>
              </table:table-cell>
              <table:table-cell office:value-type="float" office:value="0.00706831052549806">
                <text:p>0.00706831052549806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0.0286114700001898">
                <text:p>0.0286114700001898</text:p>
              </table:table-cell>
              <table:table-cell office:value-type="float" office:value="0.0504280635819911">
                <text:p>0.0504280635819911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0.00465397467361339">
                <text:p>0.00465397467361339</text:p>
              </table:table-cell>
              <table:table-cell office:value-type="float" office:value="0.0110606030264802">
                <text:p>0.0110606030264802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0.0229508788958512">
                <text:p>0.0229508788958512</text:p>
              </table:table-cell>
              <table:table-cell office:value-type="float" office:value="0.0359877994031743">
                <text:p>0.035987799403174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0.0737126255719471">
                <text:p>0.0737126255719471</text:p>
              </table:table-cell>
              <table:table-cell office:value-type="float" office:value="0.018085763992888">
                <text:p>0.018085763992888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-0.0410199784786726">
                <text:p>-0.0410199784786726</text:p>
              </table:table-cell>
              <table:table-cell office:value-type="float" office:value="0.0207627834774065">
                <text:p>0.020762783477406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0.00039488409716304">
                <text:p>0.00039488409716304</text:p>
              </table:table-cell>
              <table:table-cell office:value-type="float" office:value="-0.0149993254596074">
                <text:p>-0.0149993254596074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0.00842260635826508">
                <text:p>0.00842260635826508</text:p>
              </table:table-cell>
              <table:table-cell office:value-type="float" office:value="0.0494621112134872">
                <text:p>0.0494621112134872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-0.0364050436666764">
                <text:p>-0.0364050436666764</text:p>
              </table:table-cell>
              <table:table-cell office:value-type="float" office:value="-0.0312980133236046">
                <text:p>-0.0312980133236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95cm" svg:y="3.952cm" style:legend-expansion="high" chart:style-name="ch2"/>
        <chart:plot-area chart:style-name="ch3" table:cell-range-address="'non gc'.H1:'non gc'.J93" chart:data-source-has-labels="both" svg:x="0.77cm" svg:y="0.855cm" svg:width="10.785cm" svg:height="7.545cm">
          <chartooo:coordinate-region svg:x="1.497cm" svg:y="1.054cm" svg:width="10.058cm" svg:height="6.699cm"/>
          <chart:axis chart:dimension="x" chart:name="primary-x" chart:style-name="ch4" chartooo:axis-type="auto">
            <chartooo:date-scale/>
            <chart:categories table:cell-range-address="'non gc'.H2:'non gc'.H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n gc'.I2:'non gc'.I93" chart:label-cell-address="'non gc'.I1:'non gc'.I1" chart:class="chart:line">
            <chart:data-point chart:repeated="92"/>
          </chart:series>
          <chart:series chart:style-name="ch8" chart:values-cell-range-address="'non gc'.J2:'non gc'.J93" chart:label-cell-address="'non gc'.J1:'non gc'.J1" chart:class="chart:line">
            <chart:data-point chart:repeated="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ty LAA</text:p>
                <draw:g>
                  <svg:desc>'non gc'.I1:'non gc'.I1</svg:desc>
                </draw:g>
              </table:table-cell>
              <table:table-cell office:value-type="string">
                <text:p>Equity S&amp;P 500</text:p>
                <draw:g>
                  <svg:desc>'non gc'.J1:'non gc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on gc'.H2:'non gc'.H93</svg:desc>
                </draw:g>
              </table:table-cell>
              <table:table-cell office:value-type="float" office:value="1">
                <text:p>1</text:p>
                <draw:g>
                  <svg:desc>'non gc'.I2:'non gc'.I93</svg:desc>
                </draw:g>
              </table:table-cell>
              <table:table-cell office:value-type="float" office:value="1">
                <text:p>1</text:p>
                <draw:g>
                  <svg:desc>'non gc'.J2:'non gc'.J93</svg:desc>
                </draw:g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1.00286084875573">
                <text:p>1.00286084875573</text:p>
              </table:table-cell>
              <table:table-cell office:value-type="float" office:value="1.00045309668146">
                <text:p>1.00045309668146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.0447128668479">
                <text:p>1.0447128668479</text:p>
              </table:table-cell>
              <table:table-cell office:value-type="float" office:value="1.01155396537716">
                <text:p>1.01155396537716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1.08981612184407">
                <text:p>1.08981612184407</text:p>
              </table:table-cell>
              <table:table-cell office:value-type="float" office:value="1.02385007187051">
                <text:p>1.02385007187051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0.999869521560517">
                <text:p>0.999869521560517</text:p>
              </table:table-cell>
              <table:table-cell office:value-type="float" office:value="0.992195800262484">
                <text:p>0.992195800262484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0.954609894367968">
                <text:p>0.954609894367968</text:p>
              </table:table-cell>
              <table:table-cell office:value-type="float" office:value="0.992281732391726">
                <text:p>0.992281732391726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0.974068431960796">
                <text:p>0.974068431960796</text:p>
              </table:table-cell>
              <table:table-cell office:value-type="float" office:value="0.997328291981751">
                <text:p>0.997328291981751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0.955315543244627">
                <text:p>0.955315543244627</text:p>
              </table:table-cell>
              <table:table-cell office:value-type="float" office:value="1.01854571589276">
                <text:p>1.01854571589276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0.928289479107824">
                <text:p>0.928289479107824</text:p>
              </table:table-cell>
              <table:table-cell office:value-type="float" office:value="1.04356758952565">
                <text:p>1.04356758952565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0.94357214364475">
                <text:p>0.94357214364475</text:p>
              </table:table-cell>
              <table:table-cell office:value-type="float" office:value="1.07644834697831">
                <text:p>1.07644834697831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0.970910910371823">
                <text:p>0.970910910371823</text:p>
              </table:table-cell>
              <table:table-cell office:value-type="float" office:value="1.0941738016374">
                <text:p>1.0941738016374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0.959517931325523">
                <text:p>0.959517931325523</text:p>
              </table:table-cell>
              <table:table-cell office:value-type="float" office:value="1.10797762639835">
                <text:p>1.10797762639835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0.973152825671096">
                <text:p>0.973152825671096</text:p>
              </table:table-cell>
              <table:table-cell office:value-type="float" office:value="1.12355477782639">
                <text:p>1.12355477782639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0.955807663636915">
                <text:p>0.955807663636915</text:p>
              </table:table-cell>
              <table:table-cell office:value-type="float" office:value="1.09900943691019">
                <text:p>1.09900943691019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0.965896902721627">
                <text:p>0.965896902721627</text:p>
              </table:table-cell>
              <table:table-cell office:value-type="float" office:value="1.10997750140616">
                <text:p>1.10997750140616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0.995087178460055">
                <text:p>0.995087178460055</text:p>
              </table:table-cell>
              <table:table-cell office:value-type="float" office:value="1.1580291856759">
                <text:p>1.1580291856759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.01917972171185">
                <text:p>1.01917972171185</text:p>
              </table:table-cell>
              <table:table-cell office:value-type="float" office:value="1.1957221423661">
                <text:p>1.1957221423661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0.996591255347171">
                <text:p>0.996591255347171</text:p>
              </table:table-cell>
              <table:table-cell office:value-type="float" office:value="1.17441878632585">
                <text:p>1.17441878632585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0.98638081254625">
                <text:p>0.98638081254625</text:p>
              </table:table-cell>
              <table:table-cell office:value-type="float" office:value="1.13685863383539">
                <text:p>1.13685863383539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0.97973210759639">
                <text:p>0.97973210759639</text:p>
              </table:table-cell>
              <table:table-cell office:value-type="float" office:value="1.15148271983001">
                <text:p>1.15148271983001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.04356607605351">
                <text:p>1.04356607605351</text:p>
              </table:table-cell>
              <table:table-cell office:value-type="float" office:value="1.19269889381914">
                <text:p>1.19269889381914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.10268546450467">
                <text:p>1.10268546450467</text:p>
              </table:table-cell>
              <table:table-cell office:value-type="float" office:value="1.21037747640772">
                <text:p>1.21037747640772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.11003105808762">
                <text:p>1.11003105808762</text:p>
              </table:table-cell>
              <table:table-cell office:value-type="float" office:value="1.15706830823074">
                <text:p>1.15706830823074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.13926892162007">
                <text:p>1.13926892162007</text:p>
              </table:table-cell>
              <table:table-cell office:value-type="float" office:value="1.14708455721517">
                <text:p>1.14708455721517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.16341617761014">
                <text:p>1.16341617761014</text:p>
              </table:table-cell>
              <table:table-cell office:value-type="float" office:value="1.07692487969502">
                <text:p>1.07692487969502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.23877182848553">
                <text:p>1.23877182848553</text:p>
              </table:table-cell>
              <table:table-cell office:value-type="float" office:value="1.03948971939254">
                <text:p>1.03948971939254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.23602936137157">
                <text:p>1.23602936137157</text:p>
              </table:table-cell>
              <table:table-cell office:value-type="float" office:value="1.03329479407537">
                <text:p>1.03329479407537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.23007494040958">
                <text:p>1.23007494040958</text:p>
              </table:table-cell>
              <table:table-cell office:value-type="float" office:value="1.0824245359665">
                <text:p>1.0824245359665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.24161426741648">
                <text:p>1.24161426741648</text:p>
              </table:table-cell>
              <table:table-cell office:value-type="float" office:value="1.09397850134367">
                <text:p>1.093978501343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.31934001032508">
                <text:p>1.31934001032508</text:p>
              </table:table-cell>
              <table:table-cell office:value-type="float" office:value="0.999937503906006">
                <text:p>0.999937503906006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.24685747849954">
                <text:p>1.24685747849954</text:p>
              </table:table-cell>
              <table:table-cell office:value-type="float" office:value="0.990078745078433">
                <text:p>0.990078745078433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.25960499424238">
                <text:p>1.25960499424238</text:p>
              </table:table-cell>
              <table:table-cell office:value-type="float" office:value="1.00214830323105">
                <text:p>1.00214830323105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.23469931565777">
                <text:p>1.23469931565777</text:p>
              </table:table-cell>
              <table:table-cell office:value-type="float" office:value="0.911161802387351">
                <text:p>0.911161802387351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.16946698493352">
                <text:p>1.16946698493352</text:p>
              </table:table-cell>
              <table:table-cell office:value-type="float" office:value="0.756788638210112">
                <text:p>0.756788638210112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.25894477163884">
                <text:p>1.25894477163884</text:p>
              </table:table-cell>
              <table:table-cell office:value-type="float" office:value="0.700143741016186">
                <text:p>0.700143741016186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.37359033851098">
                <text:p>1.37359033851098</text:p>
              </table:table-cell>
              <table:table-cell office:value-type="float" office:value="0.705619961252422">
                <text:p>0.705619961252422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.35336760239831">
                <text:p>1.35336760239831</text:p>
              </table:table-cell>
              <table:table-cell office:value-type="float" office:value="0.645178426348353">
                <text:p>0.64517842634835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.37258617627166">
                <text:p>1.37258617627166</text:p>
              </table:table-cell>
              <table:table-cell office:value-type="float" office:value="0.57425317167677">
                <text:p>0.5742531716767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.39394434045891">
                <text:p>1.39394434045891</text:p>
              </table:table-cell>
              <table:table-cell office:value-type="float" office:value="0.62329698143866">
                <text:p>0.62329698143866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.35246755408824">
                <text:p>1.35246755408824</text:p>
              </table:table-cell>
              <table:table-cell office:value-type="float" office:value="0.681840197487657">
                <text:p>0.681840197487657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.34209444746773">
                <text:p>1.34209444746773</text:p>
              </table:table-cell>
              <table:table-cell office:value-type="float" office:value="0.718033247922005">
                <text:p>0.718033247922005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.3038236272347">
                <text:p>1.3038236272347</text:p>
              </table:table-cell>
              <table:table-cell office:value-type="float" office:value="0.718173864133491">
                <text:p>0.718173864133491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.36434972340926">
                <text:p>1.36434972340926</text:p>
              </table:table-cell>
              <table:table-cell office:value-type="float" office:value="0.771420536216486">
                <text:p>0.771420536216486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.36096059829826">
                <text:p>1.36096059829826</text:p>
              </table:table-cell>
              <table:table-cell office:value-type="float" office:value="0.797309543153552">
                <text:p>0.797309543153552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.51254226471415">
                <text:p>1.51254226471415</text:p>
              </table:table-cell>
              <table:table-cell office:value-type="float" office:value="0.825792137991375">
                <text:p>0.825792137991375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.56037098412212">
                <text:p>1.56037098412212</text:p>
              </table:table-cell>
              <table:table-cell office:value-type="float" office:value="0.809472845447159">
                <text:p>0.809472845447159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.60879264167574">
                <text:p>1.60879264167574</text:p>
              </table:table-cell>
              <table:table-cell office:value-type="float" office:value="0.855907443284794">
                <text:p>0.855907443284794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.55920661691032">
                <text:p>1.55920661691032</text:p>
              </table:table-cell>
              <table:table-cell office:value-type="float" office:value="0.871117430160614">
                <text:p>0.871117430160614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.47261626551191">
                <text:p>1.47261626551191</text:p>
              </table:table-cell>
              <table:table-cell office:value-type="float" office:value="0.838908505718392">
                <text:p>0.838908505718392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.48184141617655">
                <text:p>1.48184141617655</text:p>
              </table:table-cell>
              <table:table-cell office:value-type="float" office:value="0.862828885694644">
                <text:p>0.862828885694644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.54456545396765">
                <text:p>1.54456545396765</text:p>
              </table:table-cell>
              <table:table-cell office:value-type="float" office:value="0.913560089994375">
                <text:p>0.91356008999437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.58882938988028">
                <text:p>1.58882938988028</text:p>
              </table:table-cell>
              <table:table-cell office:value-type="float" office:value="0.927043622273607">
                <text:p>0.927043622273607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.50860160315538">
                <text:p>1.50860160315538</text:p>
              </table:table-cell>
              <table:table-cell office:value-type="float" office:value="0.851048371976751">
                <text:p>0.851048371976751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.53136822628319">
                <text:p>1.53136822628319</text:p>
              </table:table-cell>
              <table:table-cell office:value-type="float" office:value="0.805191863008561">
                <text:p>0.80519186300856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.50659920139085">
                <text:p>1.50659920139085</text:p>
              </table:table-cell>
              <table:table-cell office:value-type="float" office:value="0.860571214299106">
                <text:p>0.860571214299106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.54752303085951">
                <text:p>1.54752303085951</text:p>
              </table:table-cell>
              <table:table-cell office:value-type="float" office:value="0.819737828885694">
                <text:p>0.819737828885694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.58127041780398">
                <text:p>1.58127041780398</text:p>
              </table:table-cell>
              <table:table-cell office:value-type="float" office:value="0.891506780826198">
                <text:p>0.891506780826198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.56063597338244">
                <text:p>1.56063597338244</text:p>
              </table:table-cell>
              <table:table-cell office:value-type="float" office:value="0.924364102243609">
                <text:p>0.924364102243609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.54181231785585">
                <text:p>1.54181231785585</text:p>
              </table:table-cell>
              <table:table-cell office:value-type="float" office:value="0.922247047059558">
                <text:p>0.922247047059558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.58978983257436">
                <text:p>1.58978983257436</text:p>
              </table:table-cell>
              <table:table-cell office:value-type="float" office:value="0.982469845634647">
                <text:p>0.982469845634647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.57866183683446">
                <text:p>1.57866183683446</text:p>
              </table:table-cell>
              <table:table-cell office:value-type="float" office:value="1.00471845509656">
                <text:p>1.00471845509656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.60892050698628">
                <text:p>1.60892050698628</text:p>
              </table:table-cell>
              <table:table-cell office:value-type="float" office:value="1.03682582338604">
                <text:p>1.03682582338604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.57002905192914">
                <text:p>1.57002905192914</text:p>
              </table:table-cell>
              <table:table-cell office:value-type="float" office:value="1.03573995375289">
                <text:p>1.03573995375289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.62317655098028">
                <text:p>1.62317655098028</text:p>
              </table:table-cell>
              <table:table-cell office:value-type="float" office:value="1.06525373414162">
                <text:p>1.06525373414162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.59540678857095">
                <text:p>1.59540678857095</text:p>
              </table:table-cell>
              <table:table-cell office:value-type="float" office:value="1.05087182051122">
                <text:p>1.05087182051122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.57904833978215">
                <text:p>1.57904833978215</text:p>
              </table:table-cell>
              <table:table-cell office:value-type="float" office:value="1.03168551965502">
                <text:p>1.03168551965502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.58353552650246">
                <text:p>1.58353552650246</text:p>
              </table:table-cell>
              <table:table-cell office:value-type="float" office:value="1.0095306543341">
                <text:p>1.0095306543341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.69829534073963">
                <text:p>1.69829534073963</text:p>
              </table:table-cell>
              <table:table-cell office:value-type="float" office:value="0.952198300106242">
                <text:p>0.952198300106242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.64529121892903">
                <text:p>1.64529121892903</text:p>
              </table:table-cell>
              <table:table-cell office:value-type="float" office:value="0.883866633335416">
                <text:p>0.883866633335416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.62169840992363">
                <text:p>1.62169840992363</text:p>
              </table:table-cell>
              <table:table-cell office:value-type="float" office:value="0.979079432535466">
                <text:p>0.979079432535466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.62380736647058">
                <text:p>1.62380736647058</text:p>
              </table:table-cell>
              <table:table-cell office:value-type="float" office:value="0.974126617086431">
                <text:p>0.974126617086431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.58042844883717">
                <text:p>1.58042844883717</text:p>
              </table:table-cell>
              <table:table-cell office:value-type="float" office:value="0.98243859758765">
                <text:p>0.9824385975876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.63294593424154">
                <text:p>1.63294593424154</text:p>
              </table:table-cell>
              <table:table-cell office:value-type="float" office:value="1.02525623398538">
                <text:p>1.02525623398538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.6151524266175">
                <text:p>1.6151524266175</text:p>
              </table:table-cell>
              <table:table-cell office:value-type="float" office:value="1.06687082057371">
                <text:p>1.06687082057371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.63539226220906">
                <text:p>1.63539226220906</text:p>
              </table:table-cell>
              <table:table-cell office:value-type="float" office:value="1.10029841884882">
                <text:p>1.1002984188488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.63331722091653">
                <text:p>1.63331722091653</text:p>
              </table:table-cell>
              <table:table-cell office:value-type="float" office:value="1.0920489344416">
                <text:p>1.092048934441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.52053622013066">
                <text:p>1.52053622013066</text:p>
              </table:table-cell>
              <table:table-cell office:value-type="float" office:value="1.02363133554153">
                <text:p>1.0236313355415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.54108867655851">
                <text:p>1.54108867655851</text:p>
              </table:table-cell>
              <table:table-cell office:value-type="float" office:value="1.06412099243797">
                <text:p>1.06412099243797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.56223495148341">
                <text:p>1.56223495148341</text:p>
              </table:table-cell>
              <table:table-cell office:value-type="float" office:value="1.07752640459971">
                <text:p>1.07752640459971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1.54384139403482">
                <text:p>1.54384139403482</text:p>
              </table:table-cell>
              <table:table-cell office:value-type="float" office:value="1.09882194862821">
                <text:p>1.09882194862821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.52151159775722">
                <text:p>1.52151159775722</text:p>
              </table:table-cell>
              <table:table-cell office:value-type="float" office:value="1.12545309668146">
                <text:p>1.1254530966814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.51912639642494">
                <text:p>1.51912639642494</text:p>
              </table:table-cell>
              <table:table-cell office:value-type="float" office:value="1.1031810511843">
                <text:p>1.1031810511843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.55176304307103">
                <text:p>1.55176304307103</text:p>
              </table:table-cell>
              <table:table-cell office:value-type="float" office:value="1.1063214799075">
                <text:p>1.1063214799075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.56619067835857">
                <text:p>1.56619067835857</text:p>
              </table:table-cell>
              <table:table-cell office:value-type="float" office:value="1.11414130366852">
                <text:p>1.11414130366852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.61100169596701">
                <text:p>1.61100169596701</text:p>
              </table:table-cell>
              <table:table-cell office:value-type="float" office:value="1.17032529216924">
                <text:p>1.17032529216924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.61849925705918">
                <text:p>1.61849925705918</text:p>
              </table:table-cell>
              <table:table-cell office:value-type="float" office:value="1.18326979563777">
                <text:p>1.18326979563777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.65564523750098">
                <text:p>1.65564523750098</text:p>
              </table:table-cell>
              <table:table-cell office:value-type="float" office:value="1.22585307168302">
                <text:p>1.22585307168302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.77768719497286">
                <text:p>1.77768719497286</text:p>
              </table:table-cell>
              <table:table-cell office:value-type="float" office:value="1.24802356102743">
                <text:p>1.24802356102743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1.70476650449326">
                <text:p>1.70476650449326</text:p>
              </table:table-cell>
              <table:table-cell office:value-type="float" office:value="1.27393600399975">
                <text:p>1.2739360039997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1.70543968967526">
                <text:p>1.70543968967526</text:p>
              </table:table-cell>
              <table:table-cell office:value-type="float" office:value="1.25482782326105">
                <text:p>1.25482782326105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1.71980393684916">
                <text:p>1.71980393684916</text:p>
              </table:table-cell>
              <table:table-cell office:value-type="float" office:value="1.31689425660896">
                <text:p>1.31689425660896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1.65719439943004">
                <text:p>1.65719439943004</text:p>
              </table:table-cell>
              <table:table-cell office:value-type="float" office:value="1.27567808261984">
                <text:p>1.275678082619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2.855cm" svg:y="3.948cm" style:legend-expansion="high" chart:style-name="ch2"/>
        <chart:plot-area chart:style-name="ch3" table:cell-range-address="gc.F1:gc.H93" chart:data-source-has-labels="both" svg:x="0.769cm" svg:y="0.851cm" svg:width="11.448cm" svg:height="7.542cm">
          <chartooo:coordinate-region svg:x="1.496cm" svg:y="1.051cm" svg:width="10.721cm" svg:height="6.695cm"/>
          <chart:axis chart:dimension="x" chart:name="primary-x" chart:style-name="ch4" chartooo:axis-type="auto">
            <chartooo:date-scale/>
            <chart:categories table:cell-range-address="gc.F2:gc.F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c.G2:gc.G93" chart:label-cell-address="gc.G1:gc.G1" chart:class="chart:line">
            <chart:data-point chart:repeated="92"/>
          </chart:series>
          <chart:series chart:style-name="ch8" chart:values-cell-range-address="gc.H2:gc.H93" chart:label-cell-address="gc.H1:gc.H1" chart:class="chart:line">
            <chart:data-point chart:repeated="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ty LAA</text:p>
                <draw:g>
                  <svg:desc>gc.G1:gc.G1</svg:desc>
                </draw:g>
              </table:table-cell>
              <table:table-cell office:value-type="string">
                <text:p>Equity SPX</text:p>
                <draw:g>
                  <svg:desc>gc.H1:gc.H1</svg:desc>
                </draw:g>
              </table:table-cell>
            </table:table-row>
          </table:table-header-rows>
          <table:table-rows>
            <table:table-row>
              <table:table-cell office:value-type="float" office:value="38718">
                <text:p>38720</text:p>
                <draw:g>
                  <svg:desc>gc.F2:gc.F93</svg:desc>
                </draw:g>
              </table:table-cell>
              <table:table-cell office:value-type="float" office:value="1.01484876260312">
                <text:p>1.01484876260312</text:p>
                <draw:g>
                  <svg:desc>gc.G2:gc.G93</svg:desc>
                </draw:g>
              </table:table-cell>
              <table:table-cell office:value-type="float" office:value="1.00025466838635">
                <text:p>1.00025466838635</text:p>
                <draw:g>
                  <svg:desc>gc.H2:gc.H93</svg:desc>
                </draw:g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1.03262713508668">
                <text:p>1.03262713508668</text:p>
              </table:table-cell>
              <table:table-cell office:value-type="float" office:value="1.00070788045721">
                <text:p>1.00070788045721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.04487392590711">
                <text:p>1.04487392590711</text:p>
              </table:table-cell>
              <table:table-cell office:value-type="float" office:value="1.01181157619324">
                <text:p>1.01181157619324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1.04801223981885">
                <text:p>1.04801223981885</text:p>
              </table:table-cell>
              <table:table-cell office:value-type="float" office:value="1.02411081411618">
                <text:p>1.02411081411618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1.00126213287927">
                <text:p>1.00126213287927</text:p>
              </table:table-cell>
              <table:table-cell office:value-type="float" office:value="0.992448481165882">
                <text:p>0.992448481165882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0.988533464762089">
                <text:p>0.988533464762089</text:p>
              </table:table-cell>
              <table:table-cell office:value-type="float" office:value="0.992534435179321">
                <text:p>0.992534435179321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1.00871400708375">
                <text:p>1.00871400708375</text:p>
              </table:table-cell>
              <table:table-cell office:value-type="float" office:value="0.997582279968534">
                <text:p>0.997582279968534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0.98929411737107">
                <text:p>0.98929411737107</text:p>
              </table:table-cell>
              <table:table-cell office:value-type="float" office:value="1.01880510728665">
                <text:p>1.01880510728665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.00689783580914">
                <text:p>1.00689783580914</text:p>
              </table:table-cell>
              <table:table-cell office:value-type="float" office:value="1.04383335319973">
                <text:p>1.04383335319973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.04505912374488">
                <text:p>1.04505912374488</text:p>
              </table:table-cell>
              <table:table-cell office:value-type="float" office:value="1.07672248434183">
                <text:p>1.07672248434183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.07705974993297">
                <text:p>1.07705974993297</text:p>
              </table:table-cell>
              <table:table-cell office:value-type="float" office:value="1.09445245311385">
                <text:p>1.09445245311385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.08670139808504">
                <text:p>1.08670139808504</text:p>
              </table:table-cell>
              <table:table-cell office:value-type="float" office:value="1.10825979327258">
                <text:p>1.10825979327258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.09884429629847">
                <text:p>1.09884429629847</text:p>
              </table:table-cell>
              <table:table-cell office:value-type="float" office:value="1.12384091170863">
                <text:p>1.12384091170863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.0651831888483">
                <text:p>1.0651831888483</text:p>
              </table:table-cell>
              <table:table-cell office:value-type="float" office:value="1.09928931987008">
                <text:p>1.09928931987008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.09635757352686">
                <text:p>1.09635757352686</text:p>
              </table:table-cell>
              <table:table-cell office:value-type="float" office:value="1.11026017758533">
                <text:p>1.11026017758533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.13741251821415">
                <text:p>1.13741251821415</text:p>
              </table:table-cell>
              <table:table-cell office:value-type="float" office:value="1.15832409909996">
                <text:p>1.15832409909996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.1666657088363">
                <text:p>1.1666657088363</text:p>
              </table:table-cell>
              <table:table-cell office:value-type="float" office:value="1.19602665499462">
                <text:p>1.19602665499462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.14226350959418">
                <text:p>1.14226350959418</text:p>
              </table:table-cell>
              <table:table-cell office:value-type="float" office:value="1.17471787366307">
                <text:p>1.1747178736630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.09970626736349">
                <text:p>1.09970626736349</text:p>
              </table:table-cell>
              <table:table-cell office:value-type="float" office:value="1.13714815578918">
                <text:p>1.13714815578918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.08920059886172">
                <text:p>1.08920059886172</text:p>
              </table:table-cell>
              <table:table-cell office:value-type="float" office:value="1.15177596607618">
                <text:p>1.15177596607618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.1320390307727">
                <text:p>1.1320390307727</text:p>
              </table:table-cell>
              <table:table-cell office:value-type="float" office:value="1.19300263652183">
                <text:p>1.19300263652183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.12489840024267">
                <text:p>1.12489840024267</text:p>
              </table:table-cell>
              <table:table-cell office:value-type="float" office:value="1.21068572128652">
                <text:p>1.21068572128652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.09445027545668">
                <text:p>1.09445027545668</text:p>
              </table:table-cell>
              <table:table-cell office:value-type="float" office:value="1.15736297694969">
                <text:p>1.15736297694969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.12327774615105">
                <text:p>1.12327774615105</text:p>
              </table:table-cell>
              <table:table-cell office:value-type="float" office:value="1.14737668338837">
                <text:p>1.14737668338837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.1470860628439">
                <text:p>1.1470860628439</text:p>
              </table:table-cell>
              <table:table-cell office:value-type="float" office:value="1.07719913841635">
                <text:p>1.07719913841635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.22138399555207">
                <text:p>1.22138399555207</text:p>
              </table:table-cell>
              <table:table-cell office:value-type="float" office:value="1.03975444456201">
                <text:p>1.03975444456201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.21868002266192">
                <text:p>1.21868002266192</text:p>
              </table:table-cell>
              <table:table-cell office:value-type="float" office:value="1.0335579415932">
                <text:p>1.0335579415932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.21280918002688">
                <text:p>1.21280918002688</text:p>
              </table:table-cell>
              <table:table-cell office:value-type="float" office:value="1.08270019527643">
                <text:p>1.08270019527643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.22418653701998">
                <text:p>1.22418653701998</text:p>
              </table:table-cell>
              <table:table-cell office:value-type="float" office:value="1.09425710308331">
                <text:p>1.09425710308331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.30082129432393">
                <text:p>1.30082129432393</text:p>
              </table:table-cell>
              <table:table-cell office:value-type="float" office:value="1.00019215637658">
                <text:p>1.00019215637658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.22935615256571">
                <text:p>1.22935615256571</text:p>
              </table:table-cell>
              <table:table-cell office:value-type="float" office:value="0.990330886834804">
                <text:p>0.990330886834804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.22177078595462">
                <text:p>1.22177078595462</text:p>
              </table:table-cell>
              <table:table-cell office:value-type="float" office:value="1.00240351872232">
                <text:p>1.00240351872232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.19761318842354">
                <text:p>1.19761318842354</text:p>
              </table:table-cell>
              <table:table-cell office:value-type="float" office:value="0.911393846493271">
                <text:p>0.911393846493271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.18720859408264">
                <text:p>1.18720859408264</text:p>
              </table:table-cell>
              <table:table-cell office:value-type="float" office:value="0.756981368351415">
                <text:p>0.756981368351415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.25352965259517">
                <text:p>1.25352965259517</text:p>
              </table:table-cell>
              <table:table-cell office:value-type="float" office:value="0.700322045492926">
                <text:p>0.700322045492926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.31936905795107">
                <text:p>1.31936905795107</text:p>
              </table:table-cell>
              <table:table-cell office:value-type="float" office:value="0.705799660349332">
                <text:p>0.705799660349332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.27388767355708">
                <text:p>1.27388767355708</text:p>
              </table:table-cell>
              <table:table-cell office:value-type="float" office:value="0.645342732897101">
                <text:p>0.645342732897101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.29197758816508">
                <text:p>1.29197758816508</text:p>
              </table:table-cell>
              <table:table-cell office:value-type="float" office:value="0.574399415805359">
                <text:p>0.574399415805359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.31208144024469">
                <text:p>1.31208144024469</text:p>
              </table:table-cell>
              <table:table-cell office:value-type="float" office:value="0.623455715475141">
                <text:p>0.623455715475141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.27304048285607">
                <text:p>1.27304048285607</text:p>
              </table:table-cell>
              <table:table-cell office:value-type="float" office:value="0.682013840630501">
                <text:p>0.682013840630501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.26327656310733">
                <text:p>1.26327656310733</text:p>
              </table:table-cell>
              <table:table-cell office:value-type="float" office:value="0.7182161082906">
                <text:p>0.7182161082906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.23427203187891">
                <text:p>1.23427203187891</text:p>
              </table:table-cell>
              <table:table-cell office:value-type="float" office:value="0.718356760312591">
                <text:p>0.718356760312591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.35527909382782">
                <text:p>1.35527909382782</text:p>
              </table:table-cell>
              <table:table-cell office:value-type="float" office:value="0.771616992639644">
                <text:p>0.771616992639644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.39049614376327">
                <text:p>1.39049614376327</text:p>
              </table:table-cell>
              <table:table-cell office:value-type="float" office:value="0.797512592688331">
                <text:p>0.797512592688331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.49225436349627">
                <text:p>1.49225436349627</text:p>
              </table:table-cell>
              <table:table-cell office:value-type="float" office:value="0.82600244114262">
                <text:p>0.82600244114262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.54316547554399">
                <text:p>1.54316547554399</text:p>
              </table:table-cell>
              <table:table-cell office:value-type="float" office:value="0.809678992590506">
                <text:p>0.809678992590506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.61043814158796">
                <text:p>1.61043814158796</text:p>
              </table:table-cell>
              <table:table-cell office:value-type="float" office:value="0.856125415852243">
                <text:p>0.856125415852243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.64798400192171">
                <text:p>1.64798400192171</text:p>
              </table:table-cell>
              <table:table-cell office:value-type="float" office:value="0.871339276230877">
                <text:p>0.87133927623087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.57582520921599">
                <text:p>1.57582520921599</text:p>
              </table:table-cell>
              <table:table-cell office:value-type="float" office:value="0.839122149193841">
                <text:p>0.839122149193841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.58489035902931">
                <text:p>1.58489035902931</text:p>
              </table:table-cell>
              <table:table-cell office:value-type="float" office:value="0.863048620934662">
                <text:p>0.863048620934662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.66614389292884">
                <text:p>1.66614389292884</text:p>
              </table:table-cell>
              <table:table-cell office:value-type="float" office:value="0.91379274486833">
                <text:p>0.91379274486833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.7031301738501">
                <text:p>1.7031301738501</text:p>
              </table:table-cell>
              <table:table-cell office:value-type="float" office:value="0.927279710976971">
                <text:p>0.927279710976971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.60376329546799">
                <text:p>1.60376329546799</text:p>
              </table:table-cell>
              <table:table-cell office:value-type="float" office:value="0.85126510709235">
                <text:p>0.8512651070923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.51959458897981">
                <text:p>1.51959458897981</text:p>
              </table:table-cell>
              <table:table-cell office:value-type="float" office:value="0.805396919921018">
                <text:p>0.805396919921018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.49501599608837">
                <text:p>1.49501599608837</text:p>
              </table:table-cell>
              <table:table-cell office:value-type="float" office:value="0.860790374581593">
                <text:p>0.860790374581593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.535625190372">
                <text:p>1.535625190372</text:p>
              </table:table-cell>
              <table:table-cell office:value-type="float" office:value="0.819946590195809">
                <text:p>0.819946590195809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.56911311686339">
                <text:p>1.56911311686339</text:p>
              </table:table-cell>
              <table:table-cell office:value-type="float" office:value="0.891733819419494">
                <text:p>0.891733819419494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.63733542629223">
                <text:p>1.63733542629223</text:p>
              </table:table-cell>
              <table:table-cell office:value-type="float" office:value="0.92459950855793">
                <text:p>0.92459950855793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.64270837501408">
                <text:p>1.64270837501408</text:p>
              </table:table-cell>
              <table:table-cell office:value-type="float" office:value="0.922481914226851">
                <text:p>0.922481914226851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.69908795259284">
                <text:p>1.69908795259284</text:p>
              </table:table-cell>
              <table:table-cell office:value-type="float" office:value="0.982720049644875">
                <text:p>0.982720049644875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.70863952315833">
                <text:p>1.70863952315833</text:p>
              </table:table-cell>
              <table:table-cell office:value-type="float" office:value="1.00497432512425">
                <text:p>1.00497432512425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.73561241966332">
                <text:p>1.73561241966332</text:p>
              </table:table-cell>
              <table:table-cell office:value-type="float" office:value="1.03708987014541">
                <text:p>1.03708987014541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.76931624946881">
                <text:p>1.76931624946881</text:p>
              </table:table-cell>
              <table:table-cell office:value-type="float" office:value="1.03600372397559">
                <text:p>1.03600372397559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.8057804122098">
                <text:p>1.8057804122098</text:p>
              </table:table-cell>
              <table:table-cell office:value-type="float" office:value="1.06552502059115">
                <text:p>1.06552502059115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.78045692142243">
                <text:p>1.78045692142243</text:p>
              </table:table-cell>
              <table:table-cell office:value-type="float" office:value="1.05113944434201">
                <text:p>1.05113944434201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.77663150753356">
                <text:p>1.77663150753356</text:p>
              </table:table-cell>
              <table:table-cell office:value-type="float" office:value="1.03194825734154">
                <text:p>1.03194825734154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.72162082204552">
                <text:p>1.72162082204552</text:p>
              </table:table-cell>
              <table:table-cell office:value-type="float" office:value="1.00978774987682">
                <text:p>1.00978774987682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.84638776438319">
                <text:p>1.84638776438319</text:p>
              </table:table-cell>
              <table:table-cell office:value-type="float" office:value="0.952440794910819">
                <text:p>0.952440794910819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.78876164975795">
                <text:p>1.78876164975795</text:p>
              </table:table-cell>
              <table:table-cell office:value-type="float" office:value="0.884091726224679">
                <text:p>0.884091726224679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.76311153294374">
                <text:p>1.76311153294374</text:p>
              </table:table-cell>
              <table:table-cell office:value-type="float" office:value="0.979328773114661">
                <text:p>0.979328773114661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.76540439183023">
                <text:p>1.76540439183023</text:p>
              </table:table-cell>
              <table:table-cell office:value-type="float" office:value="0.974374696340108">
                <text:p>0.974374696340108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.71824280525034">
                <text:p>1.71824280525034</text:p>
              </table:table-cell>
              <table:table-cell office:value-type="float" office:value="0.982688793639989">
                <text:p>0.982688793639989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.78017125286291">
                <text:p>1.78017125286291</text:p>
              </table:table-cell>
              <table:table-cell office:value-type="float" office:value="1.02551733433608">
                <text:p>1.02551733433608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.84292510540433">
                <text:p>1.84292510540433</text:p>
              </table:table-cell>
              <table:table-cell office:value-type="float" office:value="1.06714251884404">
                <text:p>1.06714251884404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.88922705079282">
                <text:p>1.88922705079282</text:p>
              </table:table-cell>
              <table:table-cell office:value-type="float" office:value="1.10057863007166">
                <text:p>1.1005786300716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.87720736787388">
                <text:p>1.87720736787388</text:p>
              </table:table-cell>
              <table:table-cell office:value-type="float" office:value="1.09232704478155">
                <text:p>1.0923270447815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.75742544210725">
                <text:p>1.75742544210725</text:p>
              </table:table-cell>
              <table:table-cell office:value-type="float" office:value="1.02389202208197">
                <text:p>1.02389202208197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.83067444987919">
                <text:p>1.83067444987919</text:p>
              </table:table-cell>
              <table:table-cell office:value-type="float" office:value="1.064391990414">
                <text:p>1.064391990414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.83704570666531">
                <text:p>1.83704570666531</text:p>
              </table:table-cell>
              <table:table-cell office:value-type="float" office:value="1.07780081651042">
                <text:p>1.07780081651042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1.89587866744877">
                <text:p>1.89587866744877</text:p>
              </table:table-cell>
              <table:table-cell office:value-type="float" office:value="1.09910178384076">
                <text:p>1.09910178384076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.95332140209892">
                <text:p>1.95332140209892</text:p>
              </table:table-cell>
              <table:table-cell office:value-type="float" office:value="1.1257397140055">
                <text:p>1.125739714005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.91085205002356">
                <text:p>1.91085205002356</text:p>
              </table:table-cell>
              <table:table-cell office:value-type="float" office:value="1.10346199652246">
                <text:p>1.10346199652246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.92211127927455">
                <text:p>1.92211127927455</text:p>
              </table:table-cell>
              <table:table-cell office:value-type="float" office:value="1.10660322501358">
                <text:p>1.10660322501358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.92345975077679">
                <text:p>1.92345975077679</text:p>
              </table:table-cell>
              <table:table-cell office:value-type="float" office:value="1.11442504023649">
                <text:p>1.11442504023649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.9840044886947">
                <text:p>1.9840044886947</text:p>
              </table:table-cell>
              <table:table-cell office:value-type="float" office:value="1.1706233370229">
                <text:p>1.1706233370229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.01306274719264">
                <text:p>2.01306274719264</text:p>
              </table:table-cell>
              <table:table-cell office:value-type="float" office:value="1.18357113704725">
                <text:p>1.1835711370472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2.07109466495283">
                <text:p>2.07109466495283</text:p>
              </table:table-cell>
              <table:table-cell office:value-type="float" office:value="1.22616525770669">
                <text:p>1.22616525770669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.10304089439109">
                <text:p>2.10304089439109</text:p>
              </table:table-cell>
              <table:table-cell office:value-type="float" office:value="1.24834139317385">
                <text:p>1.2483413931738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2.1834331513457">
                <text:p>2.1834331513457</text:p>
              </table:table-cell>
              <table:table-cell office:value-type="float" office:value="1.2742604352262">
                <text:p>1.2742604352262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.16493610400701">
                <text:p>2.16493610400701</text:p>
              </table:table-cell>
              <table:table-cell office:value-type="float" office:value="1.25514738823795">
                <text:p>1.25514738823795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.27049201348542">
                <text:p>2.27049201348542</text:p>
              </table:table-cell>
              <table:table-cell office:value-type="float" office:value="1.31722962794429">
                <text:p>1.31722962794429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2.18589651112004">
                <text:p>2.18589651112004</text:p>
              </table:table-cell>
              <table:table-cell office:value-type="float" office:value="1.27600295749864">
                <text:p>1.276002957498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2.855cm" svg:y="3.948cm" style:legend-expansion="high" chart:style-name="ch2"/>
        <chart:plot-area chart:style-name="ch3" table:cell-range-address="'gc 70-3'.F1:'gc 70-3'.H93" chart:data-source-has-labels="both" svg:x="0.769cm" svg:y="0.851cm" svg:width="11.448cm" svg:height="7.542cm">
          <chartooo:coordinate-region svg:x="1.496cm" svg:y="1.051cm" svg:width="10.721cm" svg:height="6.695cm"/>
          <chart:axis chart:dimension="x" chart:name="primary-x" chart:style-name="ch4" chartooo:axis-type="auto">
            <chartooo:date-scale/>
            <chart:categories table:cell-range-address="'gc 70-3'.F2:'gc 70-3'.F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c 70-3'.G2:'gc 70-3'.G93" chart:label-cell-address="'gc 70-3'.G1:'gc 70-3'.G1" chart:class="chart:line">
            <chart:data-point chart:repeated="92"/>
          </chart:series>
          <chart:series chart:style-name="ch8" chart:values-cell-range-address="'gc 70-3'.H2:'gc 70-3'.H93" chart:label-cell-address="'gc 70-3'.H1:'gc 70-3'.H1" chart:class="chart:line">
            <chart:data-point chart:repeated="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ty LAA</text:p>
                <draw:g>
                  <svg:desc>'gc 70-3'.G1:'gc 70-3'.G1</svg:desc>
                </draw:g>
              </table:table-cell>
              <table:table-cell office:value-type="string">
                <text:p>Equity SPX</text:p>
                <draw:g>
                  <svg:desc>'gc 70-3'.H1:'gc 70-3'.H1</svg:desc>
                </draw:g>
              </table:table-cell>
            </table:table-row>
          </table:table-header-rows>
          <table:table-rows>
            <table:table-row>
              <table:table-cell office:value-type="float" office:value="38718">
                <text:p>38720</text:p>
                <draw:g>
                  <svg:desc>'gc 70-3'.F2:'gc 70-3'.F93</svg:desc>
                </draw:g>
              </table:table-cell>
              <table:table-cell office:value-type="float" office:value="1.00657813551984">
                <text:p>1.00657813551984</text:p>
                <draw:g>
                  <svg:desc>'gc 70-3'.G2:'gc 70-3'.G93</svg:desc>
                </draw:g>
              </table:table-cell>
              <table:table-cell office:value-type="float" office:value="1.00025466838635">
                <text:p>1.00025466838635</text:p>
                <draw:g>
                  <svg:desc>'gc 70-3'.H2:'gc 70-3'.H93</svg:desc>
                </draw:g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1.01762188178171">
                <text:p>1.01762188178171</text:p>
              </table:table-cell>
              <table:table-cell office:value-type="float" office:value="1.00070788045721">
                <text:p>1.00070788045721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.02284866679969">
                <text:p>1.02284866679969</text:p>
              </table:table-cell>
              <table:table-cell office:value-type="float" office:value="1.01181157619324">
                <text:p>1.01181157619324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1.02251501860912">
                <text:p>1.02251501860912</text:p>
              </table:table-cell>
              <table:table-cell office:value-type="float" office:value="1.02411081411618">
                <text:p>1.02411081411618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0.994095831004524">
                <text:p>0.994095831004524</text:p>
              </table:table-cell>
              <table:table-cell office:value-type="float" office:value="0.992448481165882">
                <text:p>0.992448481165882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0.982167500848209">
                <text:p>0.982167500848209</text:p>
              </table:table-cell>
              <table:table-cell office:value-type="float" office:value="0.992534435179321">
                <text:p>0.992534435179321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1.00221808438875">
                <text:p>1.00221808438875</text:p>
              </table:table-cell>
              <table:table-cell office:value-type="float" office:value="0.997582279968534">
                <text:p>0.997582279968534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0.982923255001819">
                <text:p>0.982923255001819</text:p>
              </table:table-cell>
              <table:table-cell office:value-type="float" office:value="1.01880510728665">
                <text:p>1.01880510728665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0.999508116279912">
                <text:p>0.999508116279912</text:p>
              </table:table-cell>
              <table:table-cell office:value-type="float" office:value="1.04383335319973">
                <text:p>1.04383335319973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.02452684338195">
                <text:p>1.02452684338195</text:p>
              </table:table-cell>
              <table:table-cell office:value-type="float" office:value="1.07672248434183">
                <text:p>1.07672248434183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.04789208086705">
                <text:p>1.04789208086705</text:p>
              </table:table-cell>
              <table:table-cell office:value-type="float" office:value="1.09445245311385">
                <text:p>1.09445245311385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.04913114862877">
                <text:p>1.04913114862877</text:p>
              </table:table-cell>
              <table:table-cell office:value-type="float" office:value="1.10825979327258">
                <text:p>1.10825979327258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.0520254113757">
                <text:p>1.0520254113757</text:p>
              </table:table-cell>
              <table:table-cell office:value-type="float" office:value="1.12384091170863">
                <text:p>1.12384091170863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.03891998490969">
                <text:p>1.03891998490969</text:p>
              </table:table-cell>
              <table:table-cell office:value-type="float" office:value="1.09928931987008">
                <text:p>1.09928931987008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.05753888370932">
                <text:p>1.05753888370932</text:p>
              </table:table-cell>
              <table:table-cell office:value-type="float" office:value="1.11026017758533">
                <text:p>1.11026017758533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.08454020666214">
                <text:p>1.08454020666214</text:p>
              </table:table-cell>
              <table:table-cell office:value-type="float" office:value="1.15832409909996">
                <text:p>1.15832409909996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.09867864294221">
                <text:p>1.09867864294221</text:p>
              </table:table-cell>
              <table:table-cell office:value-type="float" office:value="1.19602665499462">
                <text:p>1.19602665499462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.08069963739718">
                <text:p>1.08069963739718</text:p>
              </table:table-cell>
              <table:table-cell office:value-type="float" office:value="1.17471787366307">
                <text:p>1.1747178736630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.06088089039449">
                <text:p>1.06088089039449</text:p>
              </table:table-cell>
              <table:table-cell office:value-type="float" office:value="1.13714815578918">
                <text:p>1.13714815578918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.06270595583182">
                <text:p>1.06270595583182</text:p>
              </table:table-cell>
              <table:table-cell office:value-type="float" office:value="1.15177596607618">
                <text:p>1.15177596607618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.0890638198224">
                <text:p>1.0890638198224</text:p>
              </table:table-cell>
              <table:table-cell office:value-type="float" office:value="1.19300263652183">
                <text:p>1.19300263652183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.08963510593541">
                <text:p>1.08963510593541</text:p>
              </table:table-cell>
              <table:table-cell office:value-type="float" office:value="1.21068572128652">
                <text:p>1.21068572128652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.080147138585">
                <text:p>1.080147138585</text:p>
              </table:table-cell>
              <table:table-cell office:value-type="float" office:value="1.15736297694969">
                <text:p>1.15736297694969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.10859786922251">
                <text:p>1.10859786922251</text:p>
              </table:table-cell>
              <table:table-cell office:value-type="float" office:value="1.14737668338837">
                <text:p>1.14737668338837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.13209504011004">
                <text:p>1.13209504011004</text:p>
              </table:table-cell>
              <table:table-cell office:value-type="float" office:value="1.07719913841635">
                <text:p>1.07719913841635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.20542198900594">
                <text:p>1.20542198900594</text:p>
              </table:table-cell>
              <table:table-cell office:value-type="float" office:value="1.03975444456201">
                <text:p>1.03975444456201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.20275335375991">
                <text:p>1.20275335375991</text:p>
              </table:table-cell>
              <table:table-cell office:value-type="float" office:value="1.0335579415932">
                <text:p>1.0335579415932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.19695923591324">
                <text:p>1.19695923591324</text:p>
              </table:table-cell>
              <table:table-cell office:value-type="float" office:value="1.08270019527643">
                <text:p>1.08270019527643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.20818790465804">
                <text:p>1.20818790465804</text:p>
              </table:table-cell>
              <table:table-cell office:value-type="float" office:value="1.09425710308331">
                <text:p>1.09425710308331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.28382113868823">
                <text:p>1.28382113868823</text:p>
              </table:table-cell>
              <table:table-cell office:value-type="float" office:value="1.00019215637658">
                <text:p>1.00019215637658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.21328995960245">
                <text:p>1.21328995960245</text:p>
              </table:table-cell>
              <table:table-cell office:value-type="float" office:value="0.990330886834804">
                <text:p>0.990330886834804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.20580372452734">
                <text:p>1.20580372452734</text:p>
              </table:table-cell>
              <table:table-cell office:value-type="float" office:value="1.00240351872232">
                <text:p>1.00240351872232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.18196183747825">
                <text:p>1.18196183747825</text:p>
              </table:table-cell>
              <table:table-cell office:value-type="float" office:value="0.911393846493271">
                <text:p>0.911393846493271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.17169321855833">
                <text:p>1.17169321855833</text:p>
              </table:table-cell>
              <table:table-cell office:value-type="float" office:value="0.756981368351415">
                <text:p>0.756981368351415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.23714754132357">
                <text:p>1.23714754132357</text:p>
              </table:table-cell>
              <table:table-cell office:value-type="float" office:value="0.700322045492926">
                <text:p>0.700322045492926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.30212650555439">
                <text:p>1.30212650555439</text:p>
              </table:table-cell>
              <table:table-cell office:value-type="float" office:value="0.705799660349332">
                <text:p>0.705799660349332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.25723950765807">
                <text:p>1.25723950765807</text:p>
              </table:table-cell>
              <table:table-cell office:value-type="float" office:value="0.645342732897101">
                <text:p>0.645342732897101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.27509300903612">
                <text:p>1.27509300903612</text:p>
              </table:table-cell>
              <table:table-cell office:value-type="float" office:value="0.574399415805359">
                <text:p>0.574399415805359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.29493412816715">
                <text:p>1.29493412816715</text:p>
              </table:table-cell>
              <table:table-cell office:value-type="float" office:value="0.623455715475141">
                <text:p>0.623455715475141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.25640338871137">
                <text:p>1.25640338871137</text:p>
              </table:table-cell>
              <table:table-cell office:value-type="float" office:value="0.682013840630501">
                <text:p>0.682013840630501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.24676707154422">
                <text:p>1.24676707154422</text:p>
              </table:table-cell>
              <table:table-cell office:value-type="float" office:value="0.7182161082906">
                <text:p>0.7182161082906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.23196308129927">
                <text:p>1.23196308129927</text:p>
              </table:table-cell>
              <table:table-cell office:value-type="float" office:value="0.718356760312591">
                <text:p>0.718356760312591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.30982585264782">
                <text:p>1.30982585264782</text:p>
              </table:table-cell>
              <table:table-cell office:value-type="float" office:value="0.771616992639644">
                <text:p>0.771616992639644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.34059964728742">
                <text:p>1.34059964728742</text:p>
              </table:table-cell>
              <table:table-cell office:value-type="float" office:value="0.797512592688331">
                <text:p>0.797512592688331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.40682286139335">
                <text:p>1.40682286139335</text:p>
              </table:table-cell>
              <table:table-cell office:value-type="float" office:value="0.82600244114262">
                <text:p>0.82600244114262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.43135262901204">
                <text:p>1.43135262901204</text:p>
              </table:table-cell>
              <table:table-cell office:value-type="float" office:value="0.809678992590506">
                <text:p>0.809678992590506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.48423670901809">
                <text:p>1.48423670901809</text:p>
              </table:table-cell>
              <table:table-cell office:value-type="float" office:value="0.856125415852243">
                <text:p>0.856125415852243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.49153251843504">
                <text:p>1.49153251843504</text:p>
              </table:table-cell>
              <table:table-cell office:value-type="float" office:value="0.871339276230877">
                <text:p>0.87133927623087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.45439263867676">
                <text:p>1.45439263867676</text:p>
              </table:table-cell>
              <table:table-cell office:value-type="float" office:value="0.839122149193841">
                <text:p>0.839122149193841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.46167465891798">
                <text:p>1.46167465891798</text:p>
              </table:table-cell>
              <table:table-cell office:value-type="float" office:value="0.863048620934662">
                <text:p>0.863048620934662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.50468323046731">
                <text:p>1.50468323046731</text:p>
              </table:table-cell>
              <table:table-cell office:value-type="float" office:value="0.91379274486833">
                <text:p>0.91379274486833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.53784443915813">
                <text:p>1.53784443915813</text:p>
              </table:table-cell>
              <table:table-cell office:value-type="float" office:value="0.927279710976971">
                <text:p>0.927279710976971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.48936008106433">
                <text:p>1.48936008106433</text:p>
              </table:table-cell>
              <table:table-cell office:value-type="float" office:value="0.85126510709235">
                <text:p>0.8512651070923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.45301699059535">
                <text:p>1.45301699059535</text:p>
              </table:table-cell>
              <table:table-cell office:value-type="float" office:value="0.805396919921018">
                <text:p>0.805396919921018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.42951525313512">
                <text:p>1.42951525313512</text:p>
              </table:table-cell>
              <table:table-cell office:value-type="float" office:value="0.860790374581593">
                <text:p>0.860790374581593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.46834524746151">
                <text:p>1.46834524746151</text:p>
              </table:table-cell>
              <table:table-cell office:value-type="float" office:value="0.819946590195809">
                <text:p>0.819946590195809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.50036597623001">
                <text:p>1.50036597623001</text:p>
              </table:table-cell>
              <table:table-cell office:value-type="float" office:value="0.891733819419494">
                <text:p>0.891733819419494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.5393958180354">
                <text:p>1.5393958180354</text:p>
              </table:table-cell>
              <table:table-cell office:value-type="float" office:value="0.92459950855793">
                <text:p>0.92459950855793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.53648639010445">
                <text:p>1.53648639010445</text:p>
              </table:table-cell>
              <table:table-cell office:value-type="float" office:value="0.922481914226851">
                <text:p>0.922481914226851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.5597117628851">
                <text:p>1.5597117628851</text:p>
              </table:table-cell>
              <table:table-cell office:value-type="float" office:value="0.982720049644875">
                <text:p>0.982720049644875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.56790155515859">
                <text:p>1.56790155515859</text:p>
              </table:table-cell>
              <table:table-cell office:value-type="float" office:value="1.00497432512425">
                <text:p>1.00497432512425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.58719574049169">
                <text:p>1.58719574049169</text:p>
              </table:table-cell>
              <table:table-cell office:value-type="float" office:value="1.03708987014541">
                <text:p>1.03708987014541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.61048115119435">
                <text:p>1.61048115119435</text:p>
              </table:table-cell>
              <table:table-cell office:value-type="float" office:value="1.03600372397559">
                <text:p>1.03600372397559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.63901578955122">
                <text:p>1.63901578955122</text:p>
              </table:table-cell>
              <table:table-cell office:value-type="float" office:value="1.06552502059115">
                <text:p>1.06552502059115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.63530533500227">
                <text:p>1.63530533500227</text:p>
              </table:table-cell>
              <table:table-cell office:value-type="float" office:value="1.05113944434201">
                <text:p>1.05113944434201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.63090180399934">
                <text:p>1.63090180399934</text:p>
              </table:table-cell>
              <table:table-cell office:value-type="float" office:value="1.03194825734154">
                <text:p>1.03194825734154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.60578329666072">
                <text:p>1.60578329666072</text:p>
              </table:table-cell>
              <table:table-cell office:value-type="float" office:value="1.00978774987682">
                <text:p>1.00978774987682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.72215542077526">
                <text:p>1.72215542077526</text:p>
              </table:table-cell>
              <table:table-cell office:value-type="float" office:value="0.952440794910819">
                <text:p>0.952440794910819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.66840662131155">
                <text:p>1.66840662131155</text:p>
              </table:table-cell>
              <table:table-cell office:value-type="float" office:value="0.884091726224679">
                <text:p>0.884091726224679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.644482346808">
                <text:p>1.644482346808</text:p>
              </table:table-cell>
              <table:table-cell office:value-type="float" office:value="0.979328773114661">
                <text:p>0.979328773114661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.6466209329905">
                <text:p>1.6466209329905</text:p>
              </table:table-cell>
              <table:table-cell office:value-type="float" office:value="0.974374696340108">
                <text:p>0.974374696340108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.60263256632795">
                <text:p>1.60263256632795</text:p>
              </table:table-cell>
              <table:table-cell office:value-type="float" office:value="0.982688793639989">
                <text:p>0.982688793639989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.648843391099">
                <text:p>1.648843391099</text:p>
              </table:table-cell>
              <table:table-cell office:value-type="float" office:value="1.02551733433608">
                <text:p>1.02551733433608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.68482820660997">
                <text:p>1.68482820660997</text:p>
              </table:table-cell>
              <table:table-cell office:value-type="float" office:value="1.06714251884404">
                <text:p>1.06714251884404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.70628839586269">
                <text:p>1.70628839586269</text:p>
              </table:table-cell>
              <table:table-cell office:value-type="float" office:value="1.10057863007166">
                <text:p>1.1005786300716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.71568249164808">
                <text:p>1.71568249164808</text:p>
              </table:table-cell>
              <table:table-cell office:value-type="float" office:value="1.09232704478155">
                <text:p>1.0923270447815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.65691141756148">
                <text:p>1.65691141756148</text:p>
              </table:table-cell>
              <table:table-cell office:value-type="float" office:value="1.02389202208197">
                <text:p>1.02389202208197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.70173336005667">
                <text:p>1.70173336005667</text:p>
              </table:table-cell>
              <table:table-cell office:value-type="float" office:value="1.064391990414">
                <text:p>1.064391990414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.71138201794653">
                <text:p>1.71138201794653</text:p>
              </table:table-cell>
              <table:table-cell office:value-type="float" office:value="1.07780081651042">
                <text:p>1.07780081651042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1.74416429254822">
                <text:p>1.74416429254822</text:p>
              </table:table-cell>
              <table:table-cell office:value-type="float" office:value="1.09910178384076">
                <text:p>1.09910178384076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.77890966808341">
                <text:p>1.77890966808341</text:p>
              </table:table-cell>
              <table:table-cell office:value-type="float" office:value="1.1257397140055">
                <text:p>1.125739714005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.74762109139125">
                <text:p>1.74762109139125</text:p>
              </table:table-cell>
              <table:table-cell office:value-type="float" office:value="1.10346199652246">
                <text:p>1.10346199652246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.76103729121212">
                <text:p>1.76103729121212</text:p>
              </table:table-cell>
              <table:table-cell office:value-type="float" office:value="1.10660322501358">
                <text:p>1.10660322501358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.75863184850709">
                <text:p>1.75863184850709</text:p>
              </table:table-cell>
              <table:table-cell office:value-type="float" office:value="1.11442504023649">
                <text:p>1.11442504023649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.79313773820732">
                <text:p>1.79313773820732</text:p>
              </table:table-cell>
              <table:table-cell office:value-type="float" office:value="1.1706233370229">
                <text:p>1.1706233370229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.81508729206287">
                <text:p>1.81508729206287</text:p>
              </table:table-cell>
              <table:table-cell office:value-type="float" office:value="1.18357113704725">
                <text:p>1.1835711370472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.85277261048441">
                <text:p>1.85277261048441</text:p>
              </table:table-cell>
              <table:table-cell office:value-type="float" office:value="1.22616525770669">
                <text:p>1.22616525770669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.880927424572">
                <text:p>1.880927424572</text:p>
              </table:table-cell>
              <table:table-cell office:value-type="float" office:value="1.24834139317385">
                <text:p>1.2483413931738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1.90938833115132">
                <text:p>1.90938833115132</text:p>
              </table:table-cell>
              <table:table-cell office:value-type="float" office:value="1.2742604352262">
                <text:p>1.2742604352262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1.88386745851059">
                <text:p>1.88386745851059</text:p>
              </table:table-cell>
              <table:table-cell office:value-type="float" office:value="1.25514738823795">
                <text:p>1.25514738823795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1.94199494724337">
                <text:p>1.94199494724337</text:p>
              </table:table-cell>
              <table:table-cell office:value-type="float" office:value="1.31722962794429">
                <text:p>1.31722962794429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1.88607758657673">
                <text:p>1.88607758657673</text:p>
              </table:table-cell>
              <table:table-cell office:value-type="float" office:value="1.27600295749864">
                <text:p>1.276002957498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